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1" svg:font-family="Arial1"/>
    <style:font-face style:name="Arial2" svg:font-family="Arial2"/>
    <style:font-face style:name="Arial3" svg:font-family="Arial3"/>
    <style:font-face style:name="Calibri" svg:font-family="Calibri"/>
    <style:font-face style:name="Calibri1" svg:font-family="Calibri1"/>
    <style:font-face style:name="Century Gothic1" svg:font-family="'Century Gothic'"/>
    <style:font-face style:name="D050000L" svg:font-family="D050000L"/>
    <style:font-face style:name="Liberation Sans1" svg:font-family="'Liberation Sans1'"/>
    <style:font-face style:name="Arial1" svg:font-family="Arial" style:font-family-generic="swiss"/>
    <style:font-face style:name="Arial Narrow" svg:font-family="'Arial Narrow'" style:font-family-generic="swiss"/>
    <style:font-face style:name="Calibri2" svg:font-family="Calibri" style:font-family-generic="swiss"/>
    <style:font-face style:name="Century Gothic" svg:font-family="'Century Gothic'"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72cm"/>
    </style:style>
    <style:style style:name="co2" style:family="table-column">
      <style:table-column-properties fo:break-before="auto" style:column-width="6.191cm"/>
    </style:style>
    <style:style style:name="co3" style:family="table-column">
      <style:table-column-properties fo:break-before="auto" style:column-width="2.143cm"/>
    </style:style>
    <style:style style:name="co4" style:family="table-column">
      <style:table-column-properties fo:break-before="auto" style:column-width="2.514cm"/>
    </style:style>
    <style:style style:name="co5" style:family="table-column">
      <style:table-column-properties fo:break-before="auto" style:column-width="5.45cm"/>
    </style:style>
    <style:style style:name="co6" style:family="table-column">
      <style:table-column-properties fo:break-before="auto" style:column-width="2.249cm"/>
    </style:style>
    <style:style style:name="co7" style:family="table-column">
      <style:table-column-properties fo:break-before="auto" style:column-width="2.328cm"/>
    </style:style>
    <style:style style:name="co8" style:family="table-column">
      <style:table-column-properties fo:break-before="auto" style:column-width="1.905cm"/>
    </style:style>
    <style:style style:name="co9" style:family="table-column">
      <style:table-column-properties fo:break-before="auto" style:column-width="5.265cm"/>
    </style:style>
    <style:style style:name="co10" style:family="table-column">
      <style:table-column-properties fo:break-before="auto" style:column-width="2.342cm"/>
    </style:style>
    <style:style style:name="co11" style:family="table-column">
      <style:table-column-properties fo:break-before="auto" style:column-width="2.064cm"/>
    </style:style>
    <style:style style:name="co12" style:family="table-column">
      <style:table-column-properties fo:break-before="auto" style:column-width="0.586cm"/>
    </style:style>
    <style:style style:name="co13" style:family="table-column">
      <style:table-column-properties fo:break-before="auto" style:column-width="2.242cm"/>
    </style:style>
    <style:style style:name="co14" style:family="table-column">
      <style:table-column-properties fo:break-before="auto" style:column-width="3.108cm"/>
    </style:style>
    <style:style style:name="co15" style:family="table-column">
      <style:table-column-properties fo:break-before="auto" style:column-width="3.184cm"/>
    </style:style>
    <style:style style:name="co16" style:family="table-column">
      <style:table-column-properties fo:break-before="auto" style:column-width="0.764cm"/>
    </style:style>
    <style:style style:name="co17" style:family="table-column">
      <style:table-column-properties fo:break-before="auto" style:column-width="6.496cm"/>
    </style:style>
    <style:style style:name="co18" style:family="table-column">
      <style:table-column-properties fo:break-before="auto" style:column-width="1.91cm"/>
    </style:style>
    <style:style style:name="co19" style:family="table-column">
      <style:table-column-properties fo:break-before="auto" style:column-width="0.688cm"/>
    </style:style>
    <style:style style:name="co20" style:family="table-column">
      <style:table-column-properties fo:break-before="auto" style:column-width="2.725cm"/>
    </style:style>
    <style:style style:name="co21" style:family="table-column">
      <style:table-column-properties fo:break-before="auto" style:column-width="2.884cm"/>
    </style:style>
    <style:style style:name="co22" style:family="table-column">
      <style:table-column-properties fo:break-before="auto" style:column-width="2.461cm"/>
    </style:style>
    <style:style style:name="co23" style:family="table-column">
      <style:table-column-properties fo:break-before="auto" style:column-width="2.275cm"/>
    </style:style>
    <style:style style:name="co24" style:family="table-column">
      <style:table-column-properties fo:break-before="auto" style:column-width="3.096cm"/>
    </style:style>
    <style:style style:name="co25" style:family="table-column">
      <style:table-column-properties fo:break-before="auto" style:column-width="2.752cm"/>
    </style:style>
    <style:style style:name="co26" style:family="table-column">
      <style:table-column-properties fo:break-before="auto" style:column-width="1.984cm"/>
    </style:style>
    <style:style style:name="co27" style:family="table-column">
      <style:table-column-properties fo:break-before="auto" style:column-width="2.14cm"/>
    </style:style>
    <style:style style:name="co28" style:family="table-column">
      <style:table-column-properties fo:break-before="auto" style:column-width="2.258cm"/>
    </style:style>
    <style:style style:name="co29" style:family="table-column">
      <style:table-column-properties fo:break-before="auto" style:column-width="1.852cm"/>
    </style:style>
    <style:style style:name="co30" style:family="table-column">
      <style:table-column-properties fo:break-before="auto" style:column-width="6.218cm"/>
    </style:style>
    <style:style style:name="co31" style:family="table-column">
      <style:table-column-properties fo:break-before="auto" style:column-width="2.011cm"/>
    </style:style>
    <style:style style:name="co32" style:family="table-column">
      <style:table-column-properties fo:break-before="auto" style:column-width="2.566cm"/>
    </style:style>
    <style:style style:name="co33" style:family="table-column">
      <style:table-column-properties fo:break-before="auto" style:column-width="7.303cm"/>
    </style:style>
    <style:style style:name="co34" style:family="table-column">
      <style:table-column-properties fo:break-before="auto" style:column-width="0.476cm"/>
    </style:style>
    <style:style style:name="co35" style:family="table-column">
      <style:table-column-properties fo:break-before="auto" style:column-width="0.45cm"/>
    </style:style>
    <style:style style:name="co36" style:family="table-column">
      <style:table-column-properties fo:break-before="auto" style:column-width="1.614cm"/>
    </style:style>
    <style:style style:name="co37" style:family="table-column">
      <style:table-column-properties fo:break-before="auto" style:column-width="1.349cm"/>
    </style:style>
    <style:style style:name="co38" style:family="table-column">
      <style:table-column-properties fo:break-before="auto" style:column-width="0.503cm"/>
    </style:style>
    <style:style style:name="co39" style:family="table-column">
      <style:table-column-properties fo:break-before="auto" style:column-width="2.831cm"/>
    </style:style>
    <style:style style:name="co40" style:family="table-column">
      <style:table-column-properties fo:break-before="auto" style:column-width="2.134cm"/>
    </style:style>
    <style:style style:name="co41" style:family="table-column">
      <style:table-column-properties fo:break-before="auto" style:column-width="1.931cm"/>
    </style:style>
    <style:style style:name="co42" style:family="table-column">
      <style:table-column-properties fo:break-before="auto" style:column-width="5.957cm"/>
    </style:style>
    <style:style style:name="co43" style:family="table-column">
      <style:table-column-properties fo:break-before="auto" style:column-width="3.639cm"/>
    </style:style>
    <style:style style:name="co44" style:family="table-column">
      <style:table-column-properties fo:break-before="auto" style:column-width="1.09cm"/>
    </style:style>
    <style:style style:name="co45" style:family="table-column">
      <style:table-column-properties fo:break-before="auto" style:column-width="4.3cm"/>
    </style:style>
    <style:style style:name="co46" style:family="table-column">
      <style:table-column-properties fo:break-before="auto" style:column-width="2.951cm"/>
    </style:style>
    <style:style style:name="co47" style:family="table-column">
      <style:table-column-properties fo:break-before="auto" style:column-width="7.818cm"/>
    </style:style>
    <style:style style:name="co48" style:family="table-column">
      <style:table-column-properties fo:break-before="auto" style:column-width="20.022cm"/>
    </style:style>
    <style:style style:name="co49" style:family="table-column">
      <style:table-column-properties fo:break-before="auto" style:column-width="1.727cm"/>
    </style:style>
    <style:style style:name="co50" style:family="table-column">
      <style:table-column-properties fo:break-before="auto" style:column-width="1.854cm"/>
    </style:style>
    <style:style style:name="ro1" style:family="table-row">
      <style:table-row-properties style:row-height="0.69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661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49cm" fo:break-before="auto" style:use-optimal-row-height="false"/>
    </style:style>
    <style:style style:name="ro7" style:family="table-row">
      <style:table-row-properties style:row-height="1.552cm" fo:break-before="auto" style:use-optimal-row-height="false"/>
    </style:style>
    <style:style style:name="ro8" style:family="table-row">
      <style:table-row-properties style:row-height="1cm" fo:break-before="auto" style:use-optimal-row-height="true"/>
    </style:style>
    <style:style style:name="ro9" style:family="table-row">
      <style:table-row-properties style:row-height="0.526cm" fo:break-before="auto" style:use-optimal-row-height="true"/>
    </style:style>
    <style:style style:name="ro10" style:family="table-row">
      <style:table-row-properties style:row-height="1.473cm" fo:break-before="auto" style:use-optimal-row-height="true"/>
    </style:style>
    <style:style style:name="ro11" style:family="table-row">
      <style:table-row-properties style:row-height="0.77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 %</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77" style:family="table-cell" style:parent-style-name="Default" style:data-style-name="N0">
      <style:table-cell-properties fo:background-color="#ffffff"/>
    </style:style>
    <style:style style:name="ce78" style:family="table-cell" style:parent-style-name="Default" style:data-style-name="N10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87" style:family="table-cell" style:parent-style-name="Default" style:data-style-name="N121">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8pt" style:font-name-asian="Arial2" style:font-size-asian="8pt" style:font-name-complex="Arial2" style:font-size-complex="8pt"/>
    </style:style>
    <style:style style:name="ce226" style:family="table-cell" style:parent-style-name="Normal_20_2" style:data-style-name="N10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fo:font-weight="bold" style:font-name-asian="Arial" style:font-size-asian="10pt" style:font-weight-asian="bold" style:font-name-complex="Arial" style:font-size-complex="10pt" style:font-weight-complex="bold"/>
    </style:style>
    <style:style style:name="ce227" style:family="table-cell" style:parent-style-name="Normal_20_2" style:data-style-name="N10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228" style:family="table-cell" style:parent-style-name="Normal_20_2" style:data-style-name="N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35" style:family="table-cell" style:parent-style-name="Default" style:data-style-name="N121">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8pt" fo:font-weight="bold" style:font-name-asian="Arial2" style:font-size-asian="8pt" style:font-weight-asian="bold" style:font-name-complex="Arial2" style:font-size-complex="8pt" style:font-weight-complex="bold"/>
    </style:style>
    <style:style style:name="ce45" style:family="table-cell" style:parent-style-name="Default" style:data-style-name="N121">
      <style:table-cell-properties fo:background-color="#ffffff" style:cell-protect="protected" style:print-content="true"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 style:family="table-cell" style:parent-style-name="Default" style:data-style-name="N0">
      <style:table-cell-properties fo:background-color="#ffffff"/>
    </style:style>
    <style:style style:name="ce68" style:family="table-cell" style:parent-style-name="Default" style:data-style-name="N0">
      <style:table-cell-properties fo:border-bottom="none" fo:background-color="#ffffff" style:cell-protect="protected" style:print-content="true" fo:border-left="0.06pt solid #000000" fo:border-right="none" fo:border-top="0.06pt solid #000000" style:vertical-align="automatic"/>
      <style:text-properties style:font-name="Arial11" fo:font-size="10pt" fo:font-weight="bold" style:font-name-asian="Arial11" style:font-size-asian="10pt" style:font-weight-asian="bold" style:font-name-complex="Arial11" style:font-size-complex="10pt" style:font-weight-complex="bold"/>
    </style:style>
    <style:style style:name="ce71"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2" fo:font-size="10pt" style:font-name-asian="Arial2" style:font-size-asian="10pt" style:font-name-complex="Arial2" style:font-size-complex="10pt"/>
    </style:style>
    <style:style style:name="ce73"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11" fo:font-size="10pt" fo:font-weight="bold" style:font-name-asian="Arial11" style:font-size-asian="10pt" style:font-weight-asian="bold" style:font-name-complex="Arial11" style:font-size-complex="10pt" style:font-weight-complex="bold"/>
    </style:style>
    <style:style style:name="ce74"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style:font-name-asian="Arial2" style:font-size-asian="10pt" style:font-name-complex="Arial2" style:font-size-complex="10pt"/>
    </style:style>
    <style:style style:name="ce79"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08"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19" style:family="table-cell" style:parent-style-name="Normal_20_2"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26" style:family="table-cell" style:parent-style-name="Normal_20_2"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353cm"/>
      <style:text-properties style:font-name="Arial" fo:font-size="10pt" style:font-name-asian="Arial" style:font-size-asian="10pt" style:font-name-complex="Arial" style:font-size-complex="10pt"/>
    </style:style>
    <style:style style:name="ce28" style:family="table-cell" style:parent-style-name="Normal_20_2" style:data-style-name="N0">
      <style:table-cell-properties fo:background-color="#ffffff" style:text-align-source="fix" style:repeat-content="false" style:vertical-align="automatic"/>
      <style:paragraph-properties fo:text-align="start" fo:margin-left="0.353cm"/>
      <style:text-properties style:font-name="Arial" fo:font-size="10pt" style:font-name-asian="Arial" style:font-size-asian="10pt" style:font-name-complex="Arial" style:font-size-complex="10pt"/>
    </style:style>
    <style:style style:name="ce29" style:family="table-cell" style:parent-style-name="Normal_20_2" style:data-style-name="N0">
      <style:table-cell-properties fo:background-color="#ffffff" style:vertical-align="automatic"/>
      <style:text-properties style:font-name="Arial1" fo:font-size="10pt" style:font-name-asian="Arial" style:font-size-asian="10pt" style:font-name-complex="Arial" style:font-size-complex="10pt"/>
    </style:style>
    <style:style style:name="ce30" style:family="table-cell" style:parent-style-name="Normal_20_2" style:data-style-name="N0">
      <style:table-cell-properties fo:background-color="#ffffff" style:vertical-align="automatic"/>
      <style:text-properties style:font-name="Arial" fo:font-size="10pt" fo:font-weight="bold" style:font-name-asian="Arial" style:font-size-asian="10pt" style:font-weight-asian="bold" style:font-name-complex="Arial" style:font-size-complex="10pt" style:font-weight-complex="bold"/>
    </style:style>
    <style:style style:name="ce31" style:family="table-cell" style:parent-style-name="Normal_20_2"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353cm"/>
      <style:text-properties style:font-name="Arial" fo:font-size="10pt" style:font-name-asian="Arial" style:font-size-asian="10pt" style:font-name-complex="Arial" style:font-size-complex="10pt"/>
    </style:style>
    <style:style style:name="ce32" style:family="table-cell" style:parent-style-name="Normal_20_2" style:data-style-name="N10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353cm"/>
      <style:text-properties style:font-name="Arial" fo:font-size="10pt" style:font-name-asian="Arial" style:font-size-asian="10pt" style:font-name-complex="Arial" style:font-size-complex="10pt"/>
    </style:style>
    <style:style style:name="ce33" style:family="table-cell" style:parent-style-name="Normal_20_2" style:data-style-name="N0">
      <style:table-cell-properties fo:border-bottom="none" fo:background-color="#ffffff" fo:border-left="0.06pt solid #000000" fo:border-right="0.06pt solid #000000" fo:border-top="none" style:vertical-align="automatic"/>
      <style:text-properties style:font-name="Arial" fo:font-size="10pt" style:font-name-asian="Arial" style:font-size-asian="10pt" style:font-name-complex="Arial" style:font-size-complex="10pt"/>
    </style:style>
    <style:style style:name="ce36"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1"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none" fo:border-top="none"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39"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none" fo:border-top="none"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6" style:family="table-cell" style:parent-style-name="Default" style:data-style-name="N121">
      <style:table-cell-properties fo:border-bottom="0.06pt solid #000000" fo:background-color="#fffff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53"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start" fo:margin-left="0cm"/>
      <style:text-properties style:font-name="Arial11" fo:font-size="10pt" style:font-name-asian="Arial11" style:font-size-asian="10pt" style:font-name-complex="Arial11" style:font-size-complex="10pt"/>
    </style:style>
    <style:style style:name="ce145" style:family="table-cell" style:parent-style-name="Default" style:data-style-name="N0">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59"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62" style:family="table-cell" style:parent-style-name="Normal_20_2" style:data-style-name="N0">
      <style:table-cell-properties fo:border-bottom="none" fo:background-color="#ffffff" fo:border-left="0.06pt solid #000000" fo:border-right="none" fo:border-top="none" style:vertical-align="automatic"/>
      <style:text-properties style:font-name="Arial" fo:font-size="10pt" style:font-name-asian="Arial" style:font-size-asian="10pt" style:font-name-complex="Arial" style:font-size-complex="10pt"/>
    </style:style>
    <style:style style:name="ce63" style:family="table-cell" style:parent-style-name="Normal_20_2" style:data-style-name="N100">
      <style:table-cell-properties fo:border-bottom="none" fo:background-color="#ffffff" style:text-align-source="fix" style:repeat-content="false" fo:border-left="0.06pt solid #000000" fo:border-right="none" fo:border-top="none" style:vertical-align="automatic"/>
      <style:paragraph-properties fo:text-align="start" fo:margin-left="0cm"/>
      <style:text-properties style:font-name="Arial" fo:font-size="10pt" style:font-name-asian="Arial" style:font-size-asian="10pt" style:font-name-complex="Arial" style:font-size-complex="10pt"/>
    </style:style>
    <style:style style:name="ce64" style:family="table-cell" style:parent-style-name="Normal_20_2" style:data-style-name="N0">
      <style:table-cell-properties fo:border-bottom="0.06pt solid #000000" fo:background-color="#ffffff" style:text-align-source="fix" style:repeat-content="false" fo:border-left="0.06pt solid #000000" fo:border-right="none" fo:border-top="none" style:vertical-align="automatic"/>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65" style:family="table-cell" style:parent-style-name="Normal_20_2" style:data-style-name="N0">
      <style:table-cell-properties fo:border-bottom="none" fo:background-color="#ffffff" fo:border-left="0.06pt solid #000000" fo:border-right="0.06pt solid #000000" fo:border-top="0.06pt solid #000000" style:vertical-align="automatic"/>
      <style:text-properties style:font-name="Arial" fo:font-size="10pt" style:font-name-asian="Arial" style:font-size-asian="10pt" style:font-name-complex="Arial" style:font-size-complex="10pt"/>
    </style:style>
    <style:style style:name="ce66" style:family="table-cell" style:parent-style-name="Normal_20_2" style:data-style-name="N0">
      <style:table-cell-properties fo:border-bottom="0.06pt solid #000000" fo:background-color="#ffffff" style:text-align-source="fix" style:repeat-content="false" fo:border-left="0.06pt solid #000000" fo:border-right="0.06pt solid #000000" fo:border-top="none" style:vertical-align="automatic"/>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69" style:family="table-cell" style:parent-style-name="Default" style:data-style-name="N0">
      <style:table-cell-properties fo:border-bottom="none" fo:background-color="#ffffff" fo:border-left="none" fo:border-right="none" fo:border-top="0.06pt solid #000000"/>
    </style:style>
    <style:style style:name="ce232"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20" style:family="table-cell" style:parent-style-name="Default" style:data-style-name="N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font-name-asian="Arial2" style:font-size-asian="10pt" style:font-name-complex="Arial2" style:font-size-complex="10pt"/>
    </style:style>
    <style:style style:name="ce27" style:family="table-cell" style:parent-style-name="Default" style:data-style-name="N0">
      <style:table-cell-properties fo:border-bottom="none" fo:background-color="#ffffff" style:cell-protect="protected" style:print-content="true" fo:border-left="0.06pt solid #000000" fo:border-right="0.06pt solid #000000" fo:border-top="none" style:vertical-align="automatic"/>
      <style:text-properties style:font-name="Arial2" fo:font-size="10pt" style:font-name-asian="Arial2" style:font-size-asian="10pt" style:font-name-complex="Arial2" style:font-size-complex="10pt"/>
    </style:style>
    <style:style style:name="ce37"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 fo:font-size="10pt" style:font-name-asian="Arial" style:font-size-asian="10pt" style:font-name-complex="Arial" style:font-size-complex="10pt"/>
    </style:style>
    <style:style style:name="ce42"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 fo:font-size="10pt" style:font-name-asian="Arial" style:font-size-asian="10pt" style:font-name-complex="Arial" style:font-size-complex="10pt"/>
    </style:style>
    <style:style style:name="ce276"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Arial11" fo:font-size="10pt" fo:font-weight="bold" style:font-name-asian="Arial11" style:font-size-asian="10pt" style:font-weight-asian="bold" style:font-name-complex="Arial11" style:font-size-complex="10pt" style:font-weight-complex="bold"/>
    </style:style>
    <style:style style:name="ce6" style:family="table-cell" style:parent-style-name="Default" style:data-style-name="N0">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9" style:family="table-cell" style:parent-style-name="Default" style:data-style-name="N126">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240" style:family="table-cell" style:parent-style-name="Default" style:data-style-name="N3">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21"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style:font-name-asian="Arial2" style:font-size-asian="10pt" style:font-name-complex="Arial2" style:font-size-complex="10pt"/>
    </style:style>
    <style:style style:name="ce23"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style:font-name-asian="Arial11" style:font-size-asian="10pt" style:font-name-complex="Arial11" style:font-size-complex="10pt"/>
    </style:style>
    <style:style style:name="ce38"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244"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47" style:family="table-cell" style:parent-style-name="Default" style:data-style-name="N3">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54"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7"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60" style:family="table-cell" style:parent-style-name="Default" style:data-style-name="N3">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221" style:family="table-cell" style:parent-style-name="Millares_20_2" style:data-style-name="N125">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222"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style:font-name="Arial" fo:font-size="10pt" style:font-name-asian="Arial" style:font-size-asian="10pt" style:font-name-complex="Arial" style:font-size-complex="10pt"/>
    </style:style>
    <style:style style:name="ce224"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fo:font-weight="bold" style:font-name-asian="Arial" style:font-size-asian="10pt" style:font-weight-asian="bold" style:font-name-complex="Arial" style:font-size-complex="10pt" style:font-weight-complex="bold"/>
    </style:style>
    <style:style style:name="ce225" style:family="table-cell" style:parent-style-name="Normal_20_2" style:data-style-name="N0">
      <style:table-cell-properties fo:border-bottom="none" fo:background-color="#ffffff"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style:font-name="Arial" fo:font-size="10pt" style:font-name-asian="Arial" style:font-size-asian="10pt" style:font-name-complex="Arial" style:font-size-complex="10pt"/>
    </style:style>
    <style:style style:name="ce223"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67" style:family="table-cell" style:parent-style-name="Millares_20_2" style:data-style-name="N125">
      <style:table-cell-properties fo:background-color="#ffffff" fo:border="0.06pt solid #000000" style:vertical-align="automatic"/>
      <style:text-properties style:font-name="Arial" fo:font-size="10pt" fo:font-weight="bold" style:font-name-asian="Arial" style:font-size-asian="10pt" style:font-weight-asian="bold" style:font-name-complex="Arial" style:font-size-complex="10pt" style:font-weight-complex="bold"/>
    </style:style>
    <style:style style:name="ce80"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256" style:family="table-cell" style:parent-style-name="Default" style:data-style-name="N3">
      <style:table-cell-properties fo:border-bottom="none" fo:background-color="#ffffff" style:cell-protect="protected" style:print-content="true" style:text-align-source="fix" style:repeat-content="false" fo:border-left="none"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22" style:family="table-cell" style:parent-style-name="Default" style:data-style-name="N3">
      <style:table-cell-properties fo:border-bottom="none" fo:background-color="#ffffff" style:cell-protect="protected" style:print-content="true" style:text-align-source="fix" style:repeat-content="false" fo:border-left="none" fo:padding-bottom="0.035cm" fo:padding-left="0.035cm" fo:padding-right="0cm" fo:padding-top="0.035cm" fo:border-right="0.06pt solid #000000" fo:border-top="none" style:vertical-align="middle"/>
      <style:paragraph-properties fo:text-align="end"/>
      <style:text-properties style:font-name="Arial11" fo:font-size="10pt" style:font-name-asian="Arial11" style:font-size-asian="10pt" style:font-name-complex="Arial11" style:font-size-complex="10pt"/>
    </style:style>
    <style:style style:name="ce55" style:family="table-cell" style:parent-style-name="Default" style:data-style-name="N121">
      <style:table-cell-properties fo:border-bottom="none" fo:background-color="#ffffff" style:cell-protect="protected" style:print-content="true" style:text-align-source="fix" style:repeat-content="false" fo:wrap-option="wrap" fo:border-left="0.06pt solid #000000" fo:border-right="0.06pt solid #000000"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8"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0.06pt solid #000000"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61" style:family="table-cell" style:parent-style-name="Default" style:data-style-name="N3">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7"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5" style:family="table-cell" style:parent-style-name="Default" style:data-style-name="N3">
      <style:table-cell-properties fo:border-bottom="none" fo:background-color="#ffffff"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1" fo:font-size="10pt" style:font-name-asian="Arial" style:font-size-asian="10pt" style:font-name-complex="Arial" style:font-size-complex="10pt"/>
    </style:style>
    <style:style style:name="ce263" style:family="table-cell" style:parent-style-name="Default" style:data-style-name="N121">
      <style:table-cell-properties fo:background-color="#ffffff" style:cell-protect="protected" style:print-content="true" style:text-align-source="fix" style:repeat-content="false" fo:padding-bottom="0.035cm" fo:padding-left="0.035cm" fo:padding-right="0cm" fo:padding-top="0.035cm" style:vertical-align="middle"/>
      <style:paragraph-properties fo:text-align="end"/>
      <style:text-properties style:font-name="Arial2" fo:font-size="8pt" style:font-name-asian="Arial2" style:font-size-asian="8pt" style:font-name-complex="Arial2" style:font-size-complex="8pt"/>
    </style:style>
    <style:style style:name="ce229" style:family="table-cell" style:parent-style-name="Normal_20_2" style:data-style-name="N10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fo:font-size="10pt" fo:font-weight="bold" style:font-name-asian="Arial" style:font-size-asian="10pt" style:font-weight-asian="bold" style:font-name-complex="Arial" style:font-size-complex="10pt" style:font-weight-complex="bold"/>
    </style:style>
    <style:style style:name="ce230" style:family="table-cell" style:parent-style-name="Normal_20_2" style:data-style-name="N10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231" style:family="table-cell" style:parent-style-name="Normal_20_2" style:data-style-name="N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48" style:family="table-cell" style:parent-style-name="Default" style:data-style-name="N121">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3"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220"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fo:color="#ff0000" fo:font-size="16pt" fo:font-weight="bold" style:font-size-asian="16pt" style:font-weight-asian="bold" style:font-size-complex="16pt" style:font-weight-complex="bold"/>
    </style:style>
    <style:style style:name="ce76"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219" style:family="table-cell" style:parent-style-name="Default" style:data-style-name="N0">
      <style:table-cell-properties fo:background-color="#ffffff" style:text-align-source="fix" style:repeat-content="false" fo:border="0.06pt solid #000000" style:vertical-align="middle"/>
      <style:paragraph-properties fo:text-align="center"/>
    </style:style>
    <style:style style:name="ce272" style:family="table-cell" style:parent-style-name="Default" style:data-style-name="N3">
      <style:table-cell-properties fo:border-bottom="none" fo:background-color="#ffffff"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style:font-name="Arial2" fo:font-size="10pt" style:font-name-asian="Arial2" style:font-size-asian="10pt" style:font-name-complex="Arial2" style:font-size-complex="10pt"/>
    </style:style>
    <style:style style:name="ce24" style:family="table-cell" style:parent-style-name="Comma" style:data-style-name="N3">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1" fo:font-size="10pt" style:font-name-asian="Arial11" style:font-size-asian="10pt" style:font-name-complex="Arial11" style:font-size-complex="10pt"/>
    </style:style>
    <style:style style:name="ce40"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275"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43" style:family="table-cell" style:parent-style-name="Default" style:data-style-name="N3">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49" style:family="table-cell" style:parent-style-name="Default" style:data-style-name="N3">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279" style:family="table-cell" style:parent-style-name="Excel_20_Built-in_20_Comma" style:data-style-name="N11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280" style:family="table-cell" style:parent-style-name="Excel_20_Built-in_20_Comma" style:data-style-name="N180">
      <style:table-cell-properties fo:border-bottom="none" fo:background-color="#ffffff"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281" style:family="table-cell" style:parent-style-name="Default" style:data-style-name="N180">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282" style:family="table-cell" style:parent-style-name="Excel_20_Built-in_20_Comma" style:data-style-name="N180">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283" style:family="table-cell" style:parent-style-name="Default" style:data-style-name="N180">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70" style:family="table-cell" style:parent-style-name="Default" style:data-style-name="N0">
      <style:table-cell-properties fo:border-bottom="none" fo:background-color="#ffffff" fo:border-left="none" fo:border-right="0.06pt solid #000000" fo:border-top="0.06pt solid #000000"/>
    </style:style>
    <style:style style:name="ce72" style:family="table-cell" style:parent-style-name="Default" style:data-style-name="N0">
      <style:table-cell-properties fo:border-bottom="none" fo:background-color="#ffffff" fo:border-left="none" fo:border-right="0.06pt solid #000000" fo:border-top="none"/>
    </style:style>
    <style:style style:name="ce4" style:family="table-cell" style:parent-style-name="Default" style:data-style-name="N0">
      <style:table-cell-properties fo:background-color="#ffffff" style:vertical-align="middle"/>
      <style:text-properties style:font-name="Arial11" fo:font-size="10pt" style:font-name-asian="Arial11" style:font-size-asian="10pt" style:font-name-complex="Arial11" style:font-size-complex="10pt"/>
    </style:style>
    <style:style style:name="ce51" style:family="table-cell" style:parent-style-name="Default" style:data-style-name="N0">
      <style:table-cell-properties fo:background-color="#ffffff" style:cell-protect="protected" style:print-content="true" style:vertical-align="middle"/>
      <style:text-properties style:font-name="Arial11" fo:font-size="10pt" style:font-name-asian="Arial11" style:font-size-asian="10pt" style:font-name-complex="Arial11" style:font-size-complex="10pt"/>
    </style:style>
    <style:style style:name="ce288" style:family="table-cell" style:parent-style-name="Default" style:data-style-name="N0">
      <style:table-cell-properties fo:background-color="#ffffff" style:vertical-align="middle"/>
    </style:style>
    <style:style style:name="ce82"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1" style:family="table-cell" style:parent-style-name="Default" style:data-style-name="N0"/>
    <style:style style:name="ce291" style:family="table-cell" style:parent-style-name="Excel_20_Built-in_20_Explanatory_20_Text" style:data-style-name="N10">
      <style:table-cell-properties style:text-align-source="fix" style:repeat-content="false" fo:background-color="transparent" style:vertical-align="middle"/>
      <style:paragraph-properties fo:text-align="center" fo:margin-left="0cm"/>
      <style:text-properties style:font-name="Arial" style:font-name-asian="Arial" style:font-name-complex="Arial"/>
    </style:style>
    <style:style style:name="ce329" style:family="table-cell" style:parent-style-name="Excel_20_Built-in_20_Explanatory_20_Text" style:data-style-name="N10">
      <style:table-cell-properties style:text-align-source="fix" style:repeat-content="false" fo:background-color="transparent" fo:wrap-option="wrap" fo:border="0.06pt solid #000000" style:vertical-align="middle"/>
      <style:paragraph-properties fo:text-align="center" fo:margin-left="0cm"/>
      <style:text-properties style:font-name="Calibri1" style:font-name-asian="Calibri1" style:font-name-complex="Calibri1"/>
    </style:style>
    <style:style style:name="ce330" style:family="table-cell" style:parent-style-name="Default" style:data-style-name="N0">
      <style:table-cell-properties style:text-align-source="fix" style:repeat-content="false" fo:wrap-option="wrap" style:vertical-align="middle"/>
      <style:paragraph-properties fo:text-align="center" fo:margin-left="0cm"/>
    </style:style>
    <style:style style:name="ce93" style:family="table-cell" style:parent-style-name="Excel_20_Built-in_20_Explanatory_20_Text" style:data-style-name="N10">
      <style:table-cell-properties fo:border-bottom="none" fo:background-color="transparent" fo:border-left="0.06pt solid #000000" fo:border-right="none" fo:border-top="0.06pt solid #000000" style:vertical-align="automatic"/>
      <style:text-properties style:font-name="Calibri1" style:font-name-asian="Calibri1" style:font-name-complex="Calibri1"/>
    </style:style>
    <style:style style:name="ce98" style:family="table-cell" style:parent-style-name="Excel_20_Built-in_20_Explanatory_20_Text" style:data-style-name="N10">
      <style:table-cell-properties fo:border-bottom="none" fo:background-color="transparent" fo:border-left="0.06pt solid #000000" fo:border-right="none" fo:border-top="none" style:vertical-align="automatic"/>
      <style:text-properties style:font-name="Calibri1" style:font-name-asian="Calibri1" style:font-name-complex="Calibri1"/>
    </style:style>
    <style:style style:name="ce315" style:family="table-cell" style:parent-style-name="Excel_20_Built-in_20_Explanatory_20_Text" style:data-style-name="N10">
      <style:table-cell-properties fo:border-bottom="none" fo:background-color="transparent" fo:border-left="0.06pt solid #000000" fo:border-right="none" fo:border-top="none" style:vertical-align="automatic"/>
      <style:text-properties style:use-window-font-color="true" style:font-name="Calibri1" style:font-name-asian="Calibri1" style:font-name-complex="Calibri1"/>
    </style:style>
    <style:style style:name="ce316" style:family="table-cell" style:parent-style-name="Excel_20_Built-in_20_Explanatory_20_Text" style:data-style-name="N10">
      <style:table-cell-properties fo:border-bottom="none" fo:background-color="#ffffa6" fo:border-left="0.06pt solid #000000" fo:border-right="none" fo:border-top="none" style:vertical-align="automatic"/>
      <style:text-properties fo:color="#ff0000" style:font-name="Calibri1" style:font-name-asian="Calibri1" style:font-name-complex="Calibri1"/>
    </style:style>
    <style:style style:name="ce317" style:family="table-cell" style:parent-style-name="Excel_20_Built-in_20_Explanatory_20_Text" style:data-style-name="N10">
      <style:table-cell-properties fo:border-bottom="none" fo:background-color="#ffffa6" fo:wrap-option="wrap" fo:border-left="0.06pt solid #000000" fo:border-right="none" fo:border-top="none" style:vertical-align="automatic"/>
      <style:text-properties fo:color="#ff0000" style:font-name="Calibri1" style:font-name-asian="Calibri1" style:font-name-complex="Calibri1"/>
    </style:style>
    <style:style style:name="ce118" style:family="table-cell" style:parent-style-name="Excel_20_Built-in_20_Explanatory_20_Text" style:data-style-name="N10">
      <style:table-cell-properties fo:border-bottom="0.06pt solid #000000" fo:background-color="transparent" fo:border-left="0.06pt solid #000000" fo:border-right="none" fo:border-top="0.06pt solid #000000" style:vertical-align="automatic"/>
      <style:text-properties style:font-name="Calibri1" style:font-name-asian="Calibri1" style:font-name-complex="Calibri1"/>
    </style:style>
    <style:style style:name="ce121" style:family="table-cell" style:parent-style-name="Excel_20_Built-in_20_Explanatory_20_Text" style:data-style-name="N10">
      <style:table-cell-properties fo:background-color="transparent" style:vertical-align="automatic"/>
      <style:text-properties style:font-name="Calibri1" style:font-name-asian="Calibri1" style:font-name-complex="Calibri1"/>
    </style:style>
    <style:style style:name="ce124" style:family="table-cell" style:parent-style-name="Excel_20_Built-in_20_Explanatory_20_Text" style:data-style-name="N10">
      <style:table-cell-properties fo:background-color="transparent" style:vertical-align="automatic"/>
      <style:text-properties style:font-name="Calibri1" fo:font-weight="bold" style:font-name-asian="Calibri1" style:font-weight-asian="bold" style:font-name-complex="Calibri1" style:font-weight-complex="bold"/>
    </style:style>
    <style:style style:name="ce84" style:family="table-cell" style:parent-style-name="Excel_20_Built-in_20_Explanatory_20_Text" style:data-style-name="N10">
      <style:table-cell-properties fo:background-color="transparent" style:vertical-align="automatic"/>
      <style:text-properties style:font-name="Arial" style:font-name-asian="Arial" style:font-name-complex="Arial"/>
    </style:style>
    <style:style style:name="ce126" style:family="table-cell" style:parent-style-name="Excel_20_Built-in_20_Explanatory_20_Text" style:data-style-name="N10">
      <style:table-cell-properties fo:border-bottom="none" fo:background-color="transparent" fo:border-left="0.06pt solid #000000" fo:border-right="0.06pt solid #000000" fo:border-top="0.06pt solid #000000" style:vertical-align="automatic"/>
      <style:text-properties style:font-name="Arial1" style:font-name-asian="Arial" style:font-name-complex="Arial"/>
    </style:style>
    <style:style style:name="ce128" style:family="table-cell" style:parent-style-name="Excel_20_Built-in_20_Explanatory_20_Text" style:data-style-name="N10">
      <style:table-cell-properties fo:border-bottom="none" fo:background-color="transparent" fo:border-left="0.06pt solid #000000" fo:border-right="0.06pt solid #000000" fo:border-top="none" style:vertical-align="automatic"/>
      <style:text-properties style:font-name="Arial1" style:font-name-asian="Arial" style:font-name-complex="Arial"/>
    </style:style>
    <style:style style:name="ce127" style:family="table-cell" style:parent-style-name="Excel_20_Built-in_20_Explanatory_20_Text" style:data-style-name="N10">
      <style:table-cell-properties fo:background-color="transparent" fo:border="0.06pt solid #000000" style:vertical-align="automatic"/>
      <style:text-properties style:font-name="Arial" style:font-name-asian="Arial" style:font-name-complex="Arial"/>
    </style:style>
    <style:style style:name="ce135" style:family="table-cell" style:parent-style-name="Excel_20_Built-in_20_Explanatory_20_Text" style:data-style-name="N10">
      <style:table-cell-properties fo:background-color="#ffff00" style:vertical-align="automatic"/>
      <style:text-properties style:font-name="Arial1" fo:font-size="8pt" style:font-name-asian="Arial" style:font-size-asian="8pt" style:font-name-complex="Arial" style:font-size-complex="8pt"/>
    </style:style>
    <style:style style:name="ce341"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345" style:family="table-cell" style:parent-style-name="Excel_20_Built-in_20_Explanatory_20_Text" style:data-style-name="N10">
      <style:table-cell-properties style:text-align-source="fix" style:repeat-content="false" fo:background-color="transparent" fo:border="0.06pt solid #000000" style:vertical-align="middle"/>
      <style:paragraph-properties fo:text-align="center" fo:margin-left="0cm"/>
      <style:text-properties style:font-name="Arial3" fo:font-size="9pt" style:font-name-asian="Arial3" style:font-size-asian="9pt" style:font-name-complex="Arial3" style:font-size-complex="9pt"/>
    </style:style>
    <style:style style:name="ce346" style:family="table-cell" style:parent-style-name="Excel_20_Built-in_20_Explanatory_20_Text" style:data-style-name="N36">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Arial3" fo:font-size="9pt" style:font-name-asian="Arial3" style:font-size-asian="9pt" style:font-name-complex="Arial3" style:font-size-complex="9pt"/>
    </style:style>
    <style:style style:name="ce347" style:family="table-cell" style:parent-style-name="Excel_20_Built-in_20_Explanatory_20_Text" style:data-style-name="N36">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Arial3" fo:font-size="9pt" style:font-name-asian="Arial3" style:font-size-asian="9pt" style:font-name-complex="Arial3" style:font-size-complex="9pt"/>
    </style:style>
    <style:style style:name="ce94" style:family="table-cell" style:parent-style-name="Excel_20_Built-in_20_Explanatory_20_Text" style:data-style-name="N3">
      <style:table-cell-properties fo:border-bottom="none" fo:background-color="transparent" fo:border-left="0.06pt solid #000000" fo:border-right="0.06pt solid #000000" fo:border-top="0.06pt solid #000000" style:vertical-align="automatic"/>
      <style:text-properties style:font-name="Arial3" fo:font-size="10pt" style:font-name-asian="Arial3" style:font-size-asian="10pt" style:font-name-complex="Arial3" style:font-size-complex="10pt"/>
    </style:style>
    <style:style style:name="ce99" style:family="table-cell" style:parent-style-name="Excel_20_Built-in_20_Explanatory_20_Text" style:data-style-name="N3">
      <style:table-cell-properties fo:border-bottom="none" fo:background-color="transparent" fo:border-left="0.06pt solid #000000" fo:border-right="0.06pt solid #000000" fo:border-top="none" style:vertical-align="automatic"/>
      <style:text-properties style:font-name="Arial3" fo:font-size="10pt" style:font-name-asian="Arial3" style:font-size-asian="10pt" style:font-name-complex="Arial3" style:font-size-complex="10pt"/>
    </style:style>
    <style:style style:name="ce335" style:family="table-cell" style:parent-style-name="Excel_20_Built-in_20_Explanatory_20_Text" style:data-style-name="N3">
      <style:table-cell-properties fo:border-bottom="none" fo:background-color="transparent" fo:border-left="0.06pt solid #000000" fo:border-right="0.06pt solid #000000" fo:border-top="none" style:vertical-align="automatic"/>
      <style:text-properties style:use-window-font-color="true" style:font-name="Arial3" fo:font-size="10pt" style:font-name-asian="Arial3" style:font-size-asian="10pt" style:font-name-complex="Arial3" style:font-size-complex="10pt"/>
    </style:style>
    <style:style style:name="ce336" style:family="table-cell" style:parent-style-name="Excel_20_Built-in_20_Explanatory_20_Text" style:data-style-name="N3">
      <style:table-cell-properties fo:border-bottom="none" fo:background-color="#ffffa6" fo:border-left="0.06pt solid #000000" fo:border-right="0.06pt solid #000000" fo:border-top="none" style:vertical-align="automatic"/>
      <style:text-properties fo:color="#ff0000" style:font-name="Arial3" fo:font-size="10pt" style:font-name-asian="Arial3" style:font-size-asian="10pt" style:font-name-complex="Arial3" style:font-size-complex="10pt"/>
    </style:style>
    <style:style style:name="ce337" style:family="table-cell" style:parent-style-name="Excel_20_Built-in_20_Explanatory_20_Text" style:data-style-name="N3">
      <style:table-cell-properties fo:border-bottom="0.06pt solid #000000" fo:background-color="#ffffa6" fo:border-left="0.06pt solid #000000" fo:border-right="0.06pt solid #000000" fo:border-top="none" style:vertical-align="automatic"/>
      <style:text-properties fo:color="#ff0000" style:font-name="Arial3" fo:font-size="10pt" style:font-name-asian="Arial3" style:font-size-asian="10pt" style:font-name-complex="Arial3" style:font-size-complex="10pt"/>
    </style:style>
    <style:style style:name="ce119" style:family="table-cell" style:parent-style-name="Excel_20_Built-in_20_Explanatory_20_Text" style:data-style-name="N3">
      <style:table-cell-properties fo:background-color="transparent" fo:border="0.06pt solid #000000" style:vertical-align="automatic"/>
      <style:text-properties style:font-name="Arial3" fo:font-size="10pt" style:font-name-asian="Arial3" style:font-size-asian="10pt" style:font-name-complex="Arial3" style:font-size-complex="10pt"/>
    </style:style>
    <style:style style:name="ce122" style:family="table-cell" style:parent-style-name="Excel_20_Built-in_20_Explanatory_20_Text" style:data-style-name="N3">
      <style:table-cell-properties fo:background-color="transparent" style:vertical-align="automatic"/>
      <style:text-properties style:font-name="Arial3" fo:font-size="10pt" style:font-name-asian="Arial3" style:font-size-asian="10pt" style:font-name-complex="Arial3" style:font-size-complex="10pt"/>
    </style:style>
    <style:style style:name="ce125" style:family="table-cell" style:parent-style-name="Excel_20_Built-in_20_Explanatory_20_Text" style:data-style-name="N3">
      <style:table-cell-properties fo:background-color="transparent" style:vertical-align="automatic"/>
      <style:text-properties style:font-name="Calibri1" fo:font-weight="bold" style:font-name-asian="Calibri1" style:font-weight-asian="bold" style:font-name-complex="Calibri1" style:font-weight-complex="bold"/>
    </style:style>
    <style:style style:name="ce101" style:family="table-cell" style:parent-style-name="Excel_20_Built-in_20_Comma" style:data-style-name="N123">
      <style:table-cell-properties fo:border-bottom="none" fo:background-color="transparent" fo:border-left="0.06pt solid #000000" fo:border-right="0.06pt solid #000000" fo:border-top="none" style:vertical-align="automatic"/>
      <style:text-properties style:font-name="Calibri2" style:font-name-asian="Calibri" style:font-name-complex="Calibri"/>
    </style:style>
    <style:style style:name="ce131" style:family="table-cell" style:parent-style-name="Excel_20_Built-in_20_Comma" style:data-style-name="N123">
      <style:table-cell-properties fo:background-color="transparent" fo:border="0.06pt solid #000000" style:vertical-align="automatic"/>
      <style:text-properties style:font-name="Calibri" style:font-name-asian="Calibri" style:font-name-complex="Calibri"/>
    </style:style>
    <style:style style:name="ce136" style:family="table-cell" style:parent-style-name="Excel_20_Built-in_20_Explanatory_20_Text" style:data-style-name="N3">
      <style:table-cell-properties fo:background-color="#ffff00" style:vertical-align="automatic"/>
      <style:text-properties style:font-name="Arial1" fo:font-size="8pt" style:font-name-asian="Arial" style:font-size-asian="8pt" style:font-name-complex="Arial" style:font-size-complex="8pt"/>
    </style:style>
    <style:style style:name="ce137" style:family="table-cell" style:parent-style-name="Excel_20_Built-in_20_Explanatory_20_Text" style:data-style-name="N3">
      <style:table-cell-properties fo:background-color="transparent" style:vertical-align="automatic"/>
      <style:text-properties style:font-name="Arial" style:font-name-asian="Arial" style:font-name-complex="Arial"/>
    </style:style>
    <style:style style:name="ce360" style:family="table-cell" style:parent-style-name="Default" style:data-style-name="N0">
      <style:table-cell-properties style:text-align-source="fix" style:repeat-content="false" style:vertical-align="middle"/>
      <style:paragraph-properties fo:text-align="center" fo:margin-left="0cm"/>
    </style:style>
    <style:style style:name="ce361" style:family="table-cell" style:parent-style-name="Excel_20_Built-in_20_Explanatory_20_Text" style:data-style-name="N36">
      <style:table-cell-properties style:text-align-source="fix" style:repeat-content="false" fo:background-color="transparent" fo:wrap-option="wrap" fo:border="0.06pt solid #000000" style:vertical-align="middle"/>
      <style:paragraph-properties fo:text-align="center" fo:margin-left="0cm"/>
      <style:text-properties style:font-name="Arial3" fo:font-size="9pt" style:font-name-asian="Arial3" style:font-size-asian="9pt" style:font-name-complex="Arial3" style:font-size-complex="9pt"/>
    </style:style>
    <style:style style:name="ce95" style:family="table-cell" style:parent-style-name="Excel_20_Built-in_20_Explanatory_20_Text" style:data-style-name="N3">
      <style:table-cell-properties fo:background-color="transparent" style:vertical-align="automatic"/>
      <style:text-properties style:font-name="Calibri1" style:font-name-asian="Calibri1" style:font-name-complex="Calibri1"/>
    </style:style>
    <style:style style:name="ce129" style:family="table-cell" style:parent-style-name="Excel_20_Built-in_20_Comma" style:data-style-name="N123">
      <style:table-cell-properties fo:border-bottom="none" fo:background-color="transparent" fo:border-left="0.06pt solid #000000" fo:border-right="none" fo:border-top="none" style:vertical-align="automatic"/>
      <style:text-properties style:font-name="Calibri2" style:font-name-asian="Calibri" style:font-name-complex="Calibri"/>
    </style:style>
    <style:style style:name="ce132" style:family="table-cell" style:parent-style-name="Excel_20_Built-in_20_Comma" style:data-style-name="N123">
      <style:table-cell-properties fo:border-bottom="0.06pt solid #000000" fo:background-color="transparent" fo:border-left="0.06pt solid #000000" fo:border-right="none" fo:border-top="0.06pt solid #000000" style:vertical-align="automatic"/>
      <style:text-properties style:font-name="Calibri2" style:font-name-asian="Calibri" style:font-name-complex="Calibri"/>
    </style:style>
    <style:style style:name="ce365" style:family="table-cell" style:parent-style-name="Excel_20_Built-in_20_Explanatory_20_Text" style:data-style-name="N10">
      <style:table-cell-properties style:text-align-source="fix" style:repeat-content="false" fo:background-color="transparent" style:vertical-align="middle"/>
      <style:paragraph-properties fo:text-align="center" fo:margin-left="0cm"/>
      <style:text-properties style:font-name="Calibri1" style:font-name-asian="Calibri1" style:font-name-complex="Calibri1"/>
    </style:style>
    <style:style style:name="ce366" style:family="table-cell" style:parent-style-name="Excel_20_Built-in_20_Explanatory_20_Text" style:data-style-name="N36">
      <style:table-cell-properties style:text-align-source="fix" style:repeat-content="false" fo:background-color="transparent" fo:wrap-option="wrap" style:vertical-align="middle"/>
      <style:paragraph-properties fo:text-align="center" fo:margin-left="0cm"/>
      <style:text-properties style:font-name="Calibri1" fo:font-size="8pt" style:font-name-asian="Calibri1" style:font-size-asian="8pt" style:font-name-complex="Calibri1" style:font-size-complex="8pt"/>
    </style:style>
    <style:style style:name="ce96" style:family="table-cell" style:parent-style-name="Excel_20_Built-in_20_Explanatory_20_Text" style:data-style-name="N3">
      <style:table-cell-properties fo:border-bottom="none" fo:background-color="transparent" fo:border-left="0.06pt solid #000000" fo:border-right="0.06pt solid #000000" fo:border-top="0.06pt solid #000000" style:vertical-align="automatic"/>
      <style:text-properties style:font-name="Calibri1" style:font-name-asian="Calibri1" style:font-name-complex="Calibri1"/>
    </style:style>
    <style:style style:name="ce100" style:family="table-cell" style:parent-style-name="Excel_20_Built-in_20_Explanatory_20_Text" style:data-style-name="N3">
      <style:table-cell-properties fo:border-bottom="none" fo:background-color="transparent" fo:border-left="0.06pt solid #000000" fo:border-right="0.06pt solid #000000" fo:border-top="none" style:vertical-align="automatic"/>
      <style:text-properties style:font-name="Calibri1" style:font-name-asian="Calibri1" style:font-name-complex="Calibri1"/>
    </style:style>
    <style:style style:name="ce358" style:family="table-cell" style:parent-style-name="Excel_20_Built-in_20_Explanatory_20_Text" style:data-style-name="N3">
      <style:table-cell-properties fo:border-bottom="none" fo:background-color="transparent" fo:border-left="0.06pt solid #000000" fo:border-right="0.06pt solid #000000" fo:border-top="none" style:vertical-align="automatic"/>
      <style:text-properties style:use-window-font-color="true" style:font-name="Calibri1" style:font-name-asian="Calibri1" style:font-name-complex="Calibri1"/>
    </style:style>
    <style:style style:name="ce359" style:family="table-cell" style:parent-style-name="Excel_20_Built-in_20_Explanatory_20_Text" style:data-style-name="N3">
      <style:table-cell-properties fo:border-bottom="none" fo:background-color="#ffffa6" fo:border-left="0.06pt solid #000000" fo:border-right="0.06pt solid #000000" fo:border-top="none" style:vertical-align="automatic"/>
      <style:text-properties fo:color="#ff0000" style:font-name="Calibri1" style:font-name-asian="Calibri1" style:font-name-complex="Calibri1"/>
    </style:style>
    <style:style style:name="ce362" style:family="table-cell" style:parent-style-name="Excel_20_Built-in_20_Explanatory_20_Text" style:data-style-name="N3">
      <style:table-cell-properties fo:border-bottom="0.06pt solid #000000" fo:background-color="#ffffa6" fo:border-left="0.06pt solid #000000" fo:border-right="0.06pt solid #000000" fo:border-top="none" style:vertical-align="automatic"/>
      <style:text-properties fo:color="#ff0000" style:font-name="Calibri1" style:font-name-asian="Calibri1" style:font-name-complex="Calibri1"/>
    </style:style>
    <style:style style:name="ce130" style:family="table-cell" style:parent-style-name="Excel_20_Built-in_20_Comma" style:data-style-name="N123">
      <style:table-cell-properties fo:background-color="transparent" style:vertical-align="automatic"/>
      <style:text-properties style:font-name="Calibri" style:font-name-asian="Calibri" style:font-name-complex="Calibri"/>
    </style:style>
    <style:style style:name="ce133" style:family="table-cell" style:parent-style-name="Excel_20_Built-in_20_Comma" style:data-style-name="N123">
      <style:table-cell-properties fo:border-bottom="0.06pt solid #000000" fo:background-color="transparent" fo:border-left="none" fo:border-right="0.06pt solid #000000" fo:border-top="0.06pt solid #000000" style:vertical-align="automatic"/>
      <style:text-properties style:font-name="Calibri2" style:font-name-asian="Calibri" style:font-name-complex="Calibri"/>
    </style:style>
    <style:style style:name="ce139" style:family="table-cell" style:parent-style-name="Default" style:data-style-name="N0">
      <style:table-cell-properties fo:background-color="#ffffff" style:text-align-source="fix" style:repeat-content="false" fo:border="0.06pt solid #000000" style:vertical-align="middle"/>
      <style:paragraph-properties fo:text-align="start" fo:margin-left="0cm"/>
      <style:text-properties style:font-name="Arial" fo:font-size="10pt" fo:font-weight="bold" style:font-name-asian="Arial" style:font-size-asian="10pt" style:font-weight-asian="bold" style:font-name-complex="Arial" style:font-size-complex="10pt" style:font-weight-complex="bold"/>
    </style:style>
    <style:style style:name="ce350" style:family="table-cell" style:parent-style-name="Excel_20_Built-in_20_Explanatory_20_Text" style:data-style-name="N10">
      <style:table-cell-properties style:text-align-source="fix" style:repeat-content="false" fo:background-color="transparent" fo:border="0.06pt solid #000000" style:vertical-align="middle"/>
      <style:paragraph-properties fo:text-align="center" fo:margin-left="0cm"/>
      <style:text-properties style:font-name="Calibri1" style:font-name-asian="Calibri1" style:font-name-complex="Calibri1"/>
    </style:style>
    <style:style style:name="ce351" style:family="table-cell" style:parent-style-name="Excel_20_Built-in_20_Explanatory_20_Text" style:data-style-name="N36">
      <style:table-cell-properties style:text-align-source="fix" style:repeat-content="false" fo:background-color="transparent" fo:wrap-option="wrap" fo:border="0.06pt solid #000000" style:vertical-align="middle"/>
      <style:paragraph-properties fo:text-align="center" fo:margin-left="0cm"/>
      <style:text-properties style:font-name="Calibri1" fo:font-size="10pt" style:font-name-asian="Calibri1" style:font-size-asian="10pt" style:font-name-complex="Calibri1" style:font-size-complex="10pt"/>
    </style:style>
    <style:style style:name="ce120" style:family="table-cell" style:parent-style-name="Excel_20_Built-in_20_Explanatory_20_Text" style:data-style-name="N3">
      <style:table-cell-properties fo:background-color="transparent" fo:border="0.06pt solid #000000" style:vertical-align="automatic"/>
      <style:text-properties style:font-name="Calibri1" style:font-name-asian="Calibri1" style:font-name-complex="Calibri1"/>
    </style:style>
    <style:style style:name="ce123" style:family="table-cell" style:parent-style-name="Excel_20_Built-in_20_Explanatory_20_Text" style:data-style-name="N3">
      <style:table-cell-properties fo:border-bottom="none" fo:background-color="transparent" fo:border-left="none" fo:border-right="none" fo:border-top="0.06pt solid #000000" style:vertical-align="automatic"/>
      <style:text-properties style:font-name="Calibri1" style:font-name-asian="Calibri1" style:font-name-complex="Calibri1"/>
    </style:style>
    <style:style style:name="ce354" style:family="table-cell" style:parent-style-name="Default" style:data-style-name="N0">
      <style:table-cell-properties style:text-align-source="fix" style:repeat-content="false"/>
      <style:paragraph-properties fo:text-align="start" fo:margin-left="0cm"/>
    </style:style>
    <style:style style:name="ce140"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41" style:family="table-cell" style:parent-style-name="Default" style:data-style-name="N36">
      <style:table-cell-properties fo:background-color="#ffffff" style:text-align-source="fix" style:repeat-content="false"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97" style:family="table-cell" style:parent-style-name="Excel_20_Built-in_20_Comma" style:data-style-name="N123">
      <style:table-cell-properties fo:border-bottom="none" fo:background-color="transparent" fo:border-left="0.06pt solid #000000" fo:border-right="0.06pt solid #000000" fo:border-top="0.06pt solid #000000" style:vertical-align="automatic"/>
      <style:text-properties style:font-name="Calibri2" style:font-name-asian="Calibri" style:font-name-complex="Calibri"/>
    </style:style>
    <style:style style:name="ce377" style:family="table-cell" style:parent-style-name="Excel_20_Built-in_20_Comma" style:data-style-name="N123">
      <style:table-cell-properties fo:border-bottom="none" fo:background-color="transparent" fo:border-left="0.06pt solid #000000" fo:border-right="0.06pt solid #000000" fo:border-top="none" style:vertical-align="automatic"/>
      <style:text-properties style:use-window-font-color="true" style:font-name="Calibri" style:font-name-asian="Calibri" style:font-name-complex="Calibri"/>
    </style:style>
    <style:style style:name="ce378" style:family="table-cell" style:parent-style-name="Excel_20_Built-in_20_Comma" style:data-style-name="N123">
      <style:table-cell-properties fo:border-bottom="none" fo:background-color="#ffffa6" fo:border-left="0.06pt solid #000000" fo:border-right="0.06pt solid #000000" fo:border-top="none" style:vertical-align="automatic"/>
      <style:text-properties fo:color="#ff0000" style:font-name="Arial" style:font-name-asian="Arial" style:font-name-complex="Arial"/>
    </style:style>
    <style:style style:name="ce379" style:family="table-cell" style:parent-style-name="Excel_20_Built-in_20_Comma" style:data-style-name="N123">
      <style:table-cell-properties fo:border-bottom="0.06pt solid #000000" fo:background-color="#ffffa6" fo:border-left="0.06pt solid #000000" fo:border-right="0.06pt solid #000000" fo:border-top="none" style:vertical-align="automatic"/>
      <style:text-properties fo:color="#ff0000" style:font-name="Arial" style:font-name-asian="Arial" style:font-name-complex="Arial"/>
    </style:style>
    <style:style style:name="ce134" style:family="table-cell" style:parent-style-name="Excel_20_Built-in_20_Comma" style:data-style-name="N123">
      <style:table-cell-properties fo:background-color="transparent" fo:border="0.06pt solid #000000" style:vertical-align="automatic"/>
      <style:text-properties style:font-name="Calibri1" fo:font-weight="bold" style:font-name-asian="Calibri1" style:font-weight-asian="bold" style:font-name-complex="Calibri1" style:font-weight-complex="bold"/>
    </style:style>
    <style:style style:name="ce389" style:family="table-cell" style:parent-style-name="Excel_20_Built-in_20_Explanatory_20_Text" style:data-style-name="N10">
      <style:table-cell-properties style:text-align-source="fix" style:repeat-content="false" fo:background-color="transparent" fo:wrap-option="wrap" style:vertical-align="middle"/>
      <style:paragraph-properties fo:text-align="center" fo:margin-left="0cm"/>
      <style:text-properties style:font-name="Arial" style:font-name-asian="Arial" style:font-name-complex="Arial"/>
    </style:style>
    <style:style style:name="ce382" style:family="table-cell" style:parent-style-name="Excel_20_Built-in_20_Explanatory_20_Text" style:data-style-name="N10">
      <style:table-cell-properties fo:background-color="transparent" style:vertical-align="automatic"/>
      <style:text-properties style:use-window-font-color="true" style:font-name="Arial" style:font-name-asian="Arial" style:font-name-complex="Arial"/>
    </style:style>
    <style:style style:name="ce371" style:family="table-cell" style:parent-style-name="Excel_20_Built-in_20_Explanatory_20_Text" style:data-style-name="N10">
      <style:table-cell-properties fo:background-color="#ffffa6" style:vertical-align="automatic"/>
      <style:text-properties fo:color="#ff0000" style:font-name="Arial" style:font-name-asian="Arial" style:font-name-complex="Arial"/>
    </style:style>
    <style:style style:name="ce83" style:family="table-cell" style:parent-style-name="Default" style:data-style-name="N0">
      <style:table-cell-properties fo:background-color="#ffffff" style:vertical-align="middle"/>
      <style:text-properties style:font-name="Arial1" fo:font-size="10pt" style:font-name-asian="Arial" style:font-size-asian="10pt" style:font-name-complex="Arial" style:font-size-complex="10pt"/>
    </style:style>
    <style:style style:name="ce373" style:family="table-cell" style:parent-style-name="Default" style:data-style-name="N10">
      <style:table-cell-properties style:text-align-source="fix" style:repeat-content="false" fo:background-color="transparent" style:vertical-align="middle"/>
      <style:paragraph-properties fo:text-align="center" fo:margin-left="0cm"/>
      <style:text-properties style:font-name="Arial" style:font-name-asian="Arial" style:font-name-complex="Arial"/>
    </style:style>
    <style:style style:name="ce39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Arial1" style:font-name-asian="Arial" style:font-name-complex="Arial"/>
    </style:style>
    <style:style style:name="ce393" style:family="table-cell" style:parent-style-name="Default" style:data-style-name="N0">
      <style:table-cell-properties style:cell-protect="protected" style:print-content="true" style:text-align-source="fix" style:repeat-content="false" fo:wrap-option="wrap" style:vertical-align="middle"/>
      <style:paragraph-properties fo:text-align="center" fo:margin-left="0cm"/>
      <style:text-properties style:font-name="Arial1" style:font-name-asian="Arial" style:font-name-complex="Arial"/>
    </style:style>
    <style:style style:name="ce86" style:family="table-cell" style:parent-style-name="Default" style:data-style-name="N0">
      <style:table-cell-properties style:cell-protect="protected" style:print-content="true"/>
      <style:text-properties style:font-name="Arial1" style:font-name-asian="Arial" style:font-name-complex="Arial"/>
    </style:style>
    <style:style style:name="ce390" style:family="table-cell" style:parent-style-name="Default" style:data-style-name="N0">
      <style:table-cell-properties style:cell-protect="protected" style:print-content="true" fo:background-color="transparent"/>
      <style:text-properties style:use-window-font-color="true" style:font-name="Arial1" style:font-name-asian="Arial" style:font-name-complex="Arial"/>
    </style:style>
    <style:style style:name="ce381" style:family="table-cell" style:parent-style-name="Default" style:data-style-name="N10">
      <style:table-cell-properties fo:background-color="#ffffa6" style:vertical-align="automatic"/>
      <style:text-properties fo:color="#ff0000" style:font-name="Arial" style:font-name-asian="Arial" style:font-name-complex="Arial"/>
    </style:style>
    <style:style style:name="ce391" style:family="table-cell" style:parent-style-name="Default" style:data-style-name="N0">
      <style:table-cell-properties fo:background-color="#ffffa6" style:cell-protect="protected" style:print-content="true"/>
      <style:text-properties fo:color="#ff0000" style:font-name="Arial1" style:font-name-asian="Arial" style:font-name-complex="Arial"/>
    </style:style>
    <style:style style:name="ce394" style:family="table-cell" style:parent-style-name="Default">
      <style:table-cell-properties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5" style:family="table-cell" style:parent-style-name="Default">
      <style:table-cell-properties fo:background-color="transparent" style:rotation-align="none"/>
    </style:style>
    <style:style style:name="ce396" style:family="table-cell" style:parent-style-name="Default">
      <style:table-cell-properties fo:background-color="transparent"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98" style:family="table-cell" style:parent-style-name="Default" style:data-style-name="N126">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9" style:family="table-cell" style:parent-style-name="Default">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0" style:family="table-cell" style:parent-style-name="Default">
      <style:table-cell-properties style:text-align-source="fix" style:repeat-content="false" fo:background-color="transparent" style:rotation-align="none"/>
      <style:paragraph-properties fo:text-align="center"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3" style:family="table-cell" style:parent-style-name="Default" style:data-style-name="N4">
      <style:table-cell-properties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4" style:family="table-cell" style:parent-style-name="Default" style:data-style-name="N4">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data-style-name="N4">
      <style:table-cell-properties style:diagonal-bl-tr="none" style:diagonal-tl-br="none" fo:border="none"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0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3" style:family="table-cell" style:parent-style-name="Default" style:data-style-name="N4">
      <style:table-cell-properties fo:background-color="transparent"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4" style:family="table-cell" style:parent-style-name="Default" style:data-style-name="N4">
      <style:table-cell-properties style:rotation-align="none"/>
    </style:style>
    <style:style style:name="ce41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1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4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8"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0"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Calibri1" style:font-name-asian="Calibri1" style:font-name-complex="Calibri1"/>
    </style:style>
    <style:style style:name="ce154" style:family="table-cell" style:parent-style-name="Default" style:data-style-name="N0">
      <style:table-cell-properties fo:border-bottom="none" fo:border-left="0.06pt solid #000000" fo:border-right="none" fo:border-top="0.06pt solid #000000"/>
    </style:style>
    <style:style style:name="ce158" style:family="table-cell" style:parent-style-name="Default" style:data-style-name="N0">
      <style:table-cell-properties fo:border-bottom="none" fo:border-left="0.06pt solid #000000" fo:border-right="none" fo:border-top="none"/>
      <style:text-properties style:font-name="Arial3" style:font-name-asian="Arial3" style:font-name-complex="Arial3"/>
    </style:style>
    <style:style style:name="ce162" style:family="table-cell" style:parent-style-name="Default" style:data-style-name="N0">
      <style:table-cell-properties fo:border-bottom="0.06pt solid #000000" fo:border-left="0.06pt solid #000000" fo:border-right="none" fo:border-top="0.06pt solid #000000"/>
      <style:text-properties style:font-name="Calibri1" style:font-name-asian="Calibri1" style:font-name-complex="Calibri1"/>
    </style:style>
    <style:style style:name="ce166" style:family="table-cell" style:parent-style-name="Default" style:data-style-name="N0">
      <style:table-cell-properties fo:border-bottom="0.06pt solid #000000" fo:border-left="0.06pt solid #000000" fo:border-right="none" fo:border-top="none"/>
      <style:text-properties style:font-name="Calibri1" style:font-name-asian="Calibri1" style:font-name-complex="Calibri1"/>
    </style:style>
    <style:style style:name="ce18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Arial3" style:font-name-asian="Arial3" style:font-name-complex="Arial3"/>
    </style:style>
    <style:style style:name="ce175" style:family="table-cell" style:parent-style-name="Default" style:data-style-name="N0">
      <style:table-cell-properties fo:border="0.06pt solid #000000"/>
    </style:style>
    <style:style style:name="ce171"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D050000L" fo:font-size="18pt" style:font-name-asian="D050000L" style:font-size-asian="18pt" style:font-name-complex="D050000L" style:font-size-complex="18pt"/>
    </style:style>
    <style:style style:name="ce155" style:family="table-cell" style:parent-style-name="Default" style:data-style-name="N0">
      <style:table-cell-properties fo:border-bottom="none" fo:border-left="none" fo:border-right="none" fo:border-top="0.06pt solid #000000"/>
    </style:style>
    <style:style style:name="ce159" style:family="table-cell" style:parent-style-name="Default" style:data-style-name="N0">
      <style:text-properties style:font-name="Arial3" style:font-name-asian="Arial3" style:font-name-complex="Arial3"/>
    </style:style>
    <style:style style:name="ce163" style:family="table-cell" style:parent-style-name="Default" style:data-style-name="N0">
      <style:table-cell-properties fo:border-bottom="0.06pt solid #000000" fo:border-left="none" fo:border-right="none" fo:border-top="0.06pt solid #000000"/>
    </style:style>
    <style:style style:name="ce167" style:family="table-cell" style:parent-style-name="Default" style:data-style-name="N0">
      <style:table-cell-properties fo:border-bottom="0.06pt solid #000000" fo:border-left="none" fo:border-right="none" fo:border-top="none"/>
    </style:style>
    <style:style style:name="ce176" style:family="table-cell" style:parent-style-name="Default" style:data-style-name="N2">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Calibri1" style:font-name-asian="Calibri1" style:font-name-complex="Calibri1"/>
    </style:style>
    <style:style style:name="ce178" style:family="table-cell" style:parent-style-name="Excel_20_Built-in_20_Comma" style:data-style-name="N123">
      <style:table-cell-properties fo:background-color="#77bc65" fo:border="0.06pt solid #000000" style:vertical-align="automatic"/>
      <style:text-properties style:font-name="Calibri" style:font-name-asian="Calibri" style:font-name-complex="Calibri"/>
    </style:style>
    <style:style style:name="ce148"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3" style:font-name-asian="Arial3" style:font-name-complex="Arial3"/>
    </style:style>
    <style:style style:name="ce156" style:family="table-cell" style:parent-style-name="Default" style:data-style-name="N0">
      <style:table-cell-properties fo:border-bottom="none" fo:border-left="none" fo:border-right="0.06pt solid #000000" fo:border-top="0.06pt solid #000000"/>
    </style:style>
    <style:style style:name="ce160" style:family="table-cell" style:parent-style-name="Default" style:data-style-name="N0">
      <style:table-cell-properties fo:border-bottom="none" fo:border-left="none" fo:border-right="0.06pt solid #000000" fo:border-top="none"/>
    </style:style>
    <style:style style:name="ce164" style:family="table-cell" style:parent-style-name="Default" style:data-style-name="N0">
      <style:table-cell-properties fo:border-bottom="0.06pt solid #000000" fo:border-left="none" fo:border-right="0.06pt solid #000000" fo:border-top="0.06pt solid #000000"/>
    </style:style>
    <style:style style:name="ce168" style:family="table-cell" style:parent-style-name="Default" style:data-style-name="N0">
      <style:table-cell-properties fo:border-bottom="0.06pt solid #000000" fo:border-left="none" fo:border-right="0.06pt solid #000000" fo:border-top="none"/>
    </style:style>
    <style:style style:name="ce153" style:family="table-cell" style:parent-style-name="Default" style:data-style-name="N2">
      <style:table-cell-properties style:text-align-source="fix" style:repeat-content="false" fo:wrap-option="wrap" fo:border="0.06pt solid #000000" style:vertical-align="automatic"/>
      <style:paragraph-properties fo:text-align="center"/>
      <style:text-properties style:font-name="Calibri1" style:font-name-asian="Calibri1" style:font-name-complex="Calibri1"/>
    </style:style>
    <style:style style:name="ce157" style:family="table-cell" style:parent-style-name="Default" style:data-style-name="N2">
      <style:table-cell-properties fo:border-bottom="none" fo:border-left="0.06pt solid #000000" fo:border-right="0.06pt solid #000000" fo:border-top="none"/>
    </style:style>
    <style:style style:name="ce161" style:family="table-cell" style:parent-style-name="Excel_20_Built-in_20_Comma" style:data-style-name="N123">
      <style:table-cell-properties fo:border-bottom="none" fo:background-color="#77bc65" fo:border-left="0.06pt solid #000000" fo:border-right="0.06pt solid #000000" fo:border-top="0.06pt solid #000000" style:vertical-align="automatic"/>
      <style:text-properties style:font-name="Calibri" style:font-name-asian="Calibri" style:font-name-complex="Calibri"/>
    </style:style>
    <style:style style:name="ce165" style:family="table-cell" style:parent-style-name="Excel_20_Built-in_20_Comma" style:data-style-name="N123">
      <style:table-cell-properties fo:background-color="#b4c7dc" fo:border="0.06pt solid #000000" style:vertical-align="automatic"/>
      <style:text-properties style:font-name="Calibri" style:font-name-asian="Calibri" style:font-name-complex="Calibri"/>
    </style:style>
    <style:style style:name="ce169" style:family="table-cell" style:parent-style-name="Excel_20_Built-in_20_Comma" style:data-style-name="N123">
      <style:table-cell-properties fo:border-bottom="0.06pt solid #000000" fo:background-color="#ffff00" fo:border-left="0.06pt solid #000000" fo:border-right="0.06pt solid #000000" fo:border-top="none" style:vertical-align="automatic"/>
      <style:text-properties style:font-name="Calibri" style:font-name-asian="Calibri" style:font-name-complex="Calibri"/>
    </style:style>
    <style:style style:name="ce173" style:family="table-cell" style:parent-style-name="Excel_20_Built-in_20_Comma" style:data-style-name="N2">
      <style:table-cell-properties fo:background-color="transparent" style:vertical-align="automatic"/>
      <style:text-properties style:font-name="Calibri1" style:font-name-asian="Calibri1" style:font-name-complex="Calibri1"/>
    </style:style>
    <style:style style:name="ce174" style:family="table-cell" style:parent-style-name="Default" style:data-style-name="N2"/>
    <style:style style:name="ce170" style:family="table-cell" style:parent-style-name="Excel_20_Built-in_20_Comma" style:data-style-name="N123">
      <style:table-cell-properties fo:border-bottom="0.06pt solid #000000" fo:background-color="transparent" fo:border-left="0.06pt solid #000000" fo:border-right="0.06pt solid #000000" fo:border-top="none" style:vertical-align="automatic"/>
      <style:text-properties style:font-name="Calibri2" style:font-name-asian="Calibri" style:font-name-complex="Calibri"/>
    </style:style>
    <style:style style:name="ce172"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Calibri1" fo:font-size="18pt" style:font-name-asian="Calibri1" style:font-size-asian="18pt" style:font-name-complex="Calibri1" style:font-size-complex="18pt"/>
    </style:style>
    <style:style style:name="ce182" style:family="table-cell" style:parent-style-name="Default" style:data-style-name="N0">
      <style:table-cell-properties fo:border-bottom="0.06pt solid #000000" style:text-align-source="fix" style:repeat-content="false" fo:background-color="transparent" fo:border-left="none" fo:border-right="none" fo:border-top="none" style:vertical-align="middle"/>
      <style:paragraph-properties fo:text-align="center"/>
      <style:text-properties style:font-name="Arial3" style:font-name-asian="Arial3" style:font-name-complex="Arial3"/>
    </style:style>
    <style:style style:name="ce179" style:family="table-cell" style:parent-style-name="Excel_20_Built-in_20_Comma" style:data-style-name="N123">
      <style:table-cell-properties fo:background-color="#729fcf" fo:border="0.06pt solid #000000" style:vertical-align="automatic"/>
      <style:text-properties style:font-name="Calibri" style:font-name-asian="Calibri" style:font-name-complex="Calibri"/>
    </style:style>
    <style:style style:name="ce449" style:family="table-cell" style:parent-style-name="Default">
      <style:table-cell-properties style:text-align-source="fix" style:repeat-content="false" style:vertical-align="middle"/>
      <style:paragraph-properties fo:text-align="center"/>
    </style:style>
    <style:style style:name="ce450" style:family="table-cell" style:parent-style-name="Default">
      <style:table-cell-properties fo:border-bottom="none" fo:border-left="0.06pt solid #000000" fo:border-right="0.06pt solid #000000" fo:border-top="0.06pt solid #000000"/>
    </style:style>
    <style:style style:name="ce451" style:family="table-cell" style:parent-style-name="Default">
      <style:table-cell-properties fo:border-bottom="none" fo:border-left="0.06pt solid #000000" fo:border-right="0.06pt solid #000000" fo:border-top="none"/>
    </style:style>
    <style:style style:name="ce452" style:family="table-cell" style:parent-style-name="Default">
      <style:table-cell-properties fo:border-bottom="0.06pt solid #000000" fo:border-left="0.06pt solid #000000" fo:border-right="0.06pt solid #000000" fo:border-top="none"/>
    </style:style>
    <style:style style:name="ce453" style:family="table-cell" style:parent-style-name="Default" style:data-style-name="N4">
      <style:table-cell-properties fo:border-bottom="0.06pt solid #000000" fo:border-left="0.06pt solid #000000" fo:border-right="none" fo:border-top="0.06pt solid #000000"/>
      <style:text-properties fo:color="#c9211e"/>
    </style:style>
    <style:style style:name="ce196" style:family="table-cell" style:parent-style-name="Default" style:data-style-name="N4">
      <style:table-cell-properties fo:border-bottom="none" fo:border-left="0.06pt solid #000000" fo:border-right="0.06pt solid #000000" fo:border-top="0.06pt solid #000000"/>
    </style:style>
    <style:style style:name="ce204" style:family="table-cell" style:parent-style-name="Default" style:data-style-name="N4">
      <style:table-cell-properties fo:border-bottom="none" fo:border-left="0.06pt solid #000000" fo:border-right="0.06pt solid #000000" fo:border-top="none"/>
    </style:style>
    <style:style style:name="ce456" style:family="table-cell" style:parent-style-name="Default" style:data-style-name="N4">
      <style:table-cell-properties fo:border-bottom="0.06pt solid #000000" fo:border-left="0.06pt solid #000000" fo:border-right="0.06pt solid #000000" fo:border-top="none"/>
    </style:style>
    <style:style style:name="ce457" style:family="table-cell" style:parent-style-name="Default" style:data-style-name="N4">
      <style:table-cell-properties fo:border-bottom="0.06pt solid #000000" fo:border-left="none" fo:border-right="none" fo:border-top="0.06pt solid #000000"/>
      <style:text-properties fo:color="#c9211e"/>
    </style:style>
    <style:style style:name="ce458" style:family="table-cell" style:parent-style-name="Default" style:data-style-name="N4">
      <style:table-cell-properties fo:border-bottom="0.06pt solid #000000" fo:border-left="none" fo:border-right="0.06pt solid #000000" fo:border-top="0.06pt solid #000000"/>
      <style:text-properties fo:color="#c9211e"/>
    </style:style>
    <style:style style:name="ce183" style:family="table-cell" style:parent-style-name="Default" style:data-style-name="N0">
      <style:table-cell-properties style:cell-protect="protected" style:print-content="true" fo:background-color="transparent" style:vertical-align="automatic"/>
      <style:text-properties style:font-name="Century Gothic" fo:font-size="10pt" fo:font-weight="bold" style:font-name-asian="Century Gothic1" style:font-size-asian="10pt" style:font-weight-asian="bold" style:font-name-complex="Century Gothic1" style:font-size-complex="10pt" style:font-weight-complex="bold"/>
    </style:style>
    <style:style style:name="ce185" style:family="table-cell" style:parent-style-name="Default" style:data-style-name="N0">
      <style:table-cell-properties fo:background-color="#ffff00" style:cell-protect="protected" style:print-content="true" style:vertical-align="automatic"/>
      <style:text-properties style:font-name="Century Gothic1" fo:font-size="10pt" style:font-name-asian="Century Gothic1" style:font-size-asian="10pt" style:font-name-complex="Century Gothic1" style:font-size-complex="10pt"/>
    </style:style>
    <style:style style:name="ce188" style:family="table-cell" style:parent-style-name="Default" style:data-style-name="N0">
      <style:table-cell-properties style:cell-protect="protected" style:print-content="true" fo:background-color="transparent" style:vertical-align="automatic"/>
      <style:text-properties style:font-name="Century Gothic1" fo:font-size="10pt" style:font-name-asian="Century Gothic1" style:font-size-asian="10pt" style:font-name-complex="Century Gothic1" style:font-size-complex="10pt"/>
    </style:style>
    <style:style style:name="ce190" style:family="table-cell" style:parent-style-name="Default" style:data-style-name="N0">
      <style:text-properties fo:font-weight="bold" style:font-weight-asian="bold" style:font-weight-complex="bold"/>
    </style:style>
    <style:style style:name="ce184" style:family="table-cell" style:parent-style-name="Default" style:data-style-name="N4">
      <style:table-cell-properties style:cell-protect="protected" style:print-content="true" fo:background-color="transparent" style:vertical-align="automatic"/>
      <style:text-properties style:font-name="Century Gothic" fo:font-size="10pt" fo:font-weight="bold" style:font-name-asian="Century Gothic1" style:font-size-asian="10pt" style:font-weight-asian="bold" style:font-name-complex="Century Gothic1" style:font-size-complex="10pt" style:font-weight-complex="bold"/>
    </style:style>
    <style:style style:name="ce186" style:family="table-cell" style:parent-style-name="Default" style:data-style-name="N4">
      <style:table-cell-properties fo:background-color="#ffff00" style:cell-protect="protected" style:print-content="true" style:vertical-align="automatic"/>
      <style:text-properties style:font-name="Century Gothic1" fo:font-size="10pt" style:font-name-asian="Century Gothic1" style:font-size-asian="10pt" style:font-name-complex="Century Gothic1" style:font-size-complex="10pt"/>
    </style:style>
    <style:style style:name="ce189" style:family="table-cell" style:parent-style-name="Default" style:data-style-name="N4">
      <style:table-cell-properties style:cell-protect="protected" style:print-content="true" fo:background-color="transparent" style:vertical-align="automatic"/>
      <style:text-properties style:font-name="Century Gothic1" fo:font-size="10pt" style:font-name-asian="Century Gothic1" style:font-size-asian="10pt" style:font-name-complex="Century Gothic1" style:font-size-complex="10pt"/>
    </style:style>
    <style:style style:name="ce187" style:family="table-cell" style:parent-style-name="Default" style:data-style-name="N0">
      <style:table-cell-properties fo:background-color="#ffff00"/>
    </style:style>
    <style:style style:name="ce191"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95" style:family="table-cell" style:parent-style-name="Default" style:data-style-name="N0">
      <style:table-cell-properties fo:border-bottom="none" fo:border-left="0.06pt solid #000000" fo:border-right="0.06pt solid #000000" fo:border-top="0.06pt solid #000000"/>
    </style:style>
    <style:style style:name="ce203" style:family="table-cell" style:parent-style-name="Default" style:data-style-name="N0">
      <style:table-cell-properties fo:border-bottom="none" fo:border-left="0.06pt solid #000000" fo:border-right="0.06pt solid #000000" fo:border-top="none"/>
    </style:style>
    <style:style style:name="ce218"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209" style:family="table-cell" style:parent-style-name="Default" style:data-style-name="N2">
      <style:table-cell-properties fo:border="0.06pt solid #000000"/>
    </style:style>
    <style:style style:name="ce192" style:family="table-cell" style:parent-style-name="Default" style:data-style-name="N4">
      <style:table-cell-properties style:text-align-source="fix" style:repeat-content="false" fo:wrap-option="wrap" fo:border="0.06pt solid #000000" style:vertical-align="middle"/>
      <style:paragraph-properties fo:text-align="center"/>
    </style:style>
    <style:style style:name="ce214" style:family="table-cell" style:parent-style-name="Default" style:data-style-name="N4"/>
    <style:style style:name="ce193" style:family="table-cell" style:parent-style-name="Default" style:data-style-name="N11">
      <style:table-cell-properties style:text-align-source="fix" style:repeat-content="false" fo:wrap-option="wrap" fo:border="0.06pt solid #000000" style:vertical-align="middle"/>
      <style:paragraph-properties fo:text-align="center"/>
    </style:style>
    <style:style style:name="ce197" style:family="table-cell" style:parent-style-name="Default" style:data-style-name="N11">
      <style:table-cell-properties fo:border-bottom="none" fo:border-left="0.06pt solid #000000" fo:border-right="0.06pt solid #000000" fo:border-top="0.06pt solid #000000"/>
    </style:style>
    <style:style style:name="ce205" style:family="table-cell" style:parent-style-name="Default" style:data-style-name="N11">
      <style:table-cell-properties fo:border-bottom="none" fo:border-left="0.06pt solid #000000" fo:border-right="0.06pt solid #000000" fo:border-top="none"/>
    </style:style>
    <style:style style:name="ce215" style:family="table-cell" style:parent-style-name="Default" style:data-style-name="N11"/>
    <style:style style:name="ce198" style:family="table-cell" style:parent-style-name="Default" style:data-style-name="N2">
      <style:table-cell-properties fo:border-bottom="none" fo:border-left="0.06pt solid #000000" fo:border-right="0.06pt solid #000000" fo:border-top="0.06pt solid #000000"/>
    </style:style>
    <style:style style:name="ce210" style:family="table-cell" style:parent-style-name="Default" style:data-style-name="N2">
      <style:table-cell-properties fo:background-color="#ffff00" fo:border="0.06pt solid #000000"/>
    </style:style>
    <style:style style:name="ce211" style:family="table-cell" style:parent-style-name="Default" style:data-style-name="N2">
      <style:table-cell-properties fo:background-color="transparent" fo:border="0.06pt solid #000000"/>
    </style:style>
    <style:style style:name="ce217"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199" style:family="table-cell" style:parent-style-name="Default" style:data-style-name="N1">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206" style:family="table-cell" style:parent-style-name="Default" style:data-style-name="N1">
      <style:table-cell-properties fo:border-bottom="none" style:text-align-source="fix" style:repeat-content="false" fo:border-left="0.06pt solid #000000" fo:border-right="0.06pt solid #000000" fo:border-top="none" style:vertical-align="automatic"/>
      <style:paragraph-properties fo:text-align="center"/>
    </style:style>
    <style:style style:name="ce208"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212" style:family="table-cell" style:parent-style-name="Default" style:data-style-name="N2">
      <style:table-cell-properties style:text-align-source="fix" style:repeat-content="false" fo:background-color="transparent" fo:border="0.06pt solid #000000" style:vertical-align="automatic"/>
      <style:paragraph-properties fo:text-align="center"/>
    </style:style>
    <style:style style:name="ce216" style:family="table-cell" style:parent-style-name="Default" style:data-style-name="N0">
      <style:table-cell-properties style:text-align-source="fix" style:repeat-content="false" style:vertical-align="automatic"/>
      <style:paragraph-properties fo:text-align="center"/>
    </style:style>
    <style:style style:name="ce19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200" style:family="table-cell" style:parent-style-name="Default" style:data-style-name="N0">
      <style:table-cell-properties fo:border-bottom="none" fo:background-color="transparent" fo:border-left="0.06pt solid #000000" fo:border-right="0.06pt solid #000000" fo:border-top="0.06pt solid #000000"/>
    </style:style>
    <style:style style:name="ce207" style:family="table-cell" style:parent-style-name="Default" style:data-style-name="N0">
      <style:table-cell-properties fo:border-bottom="none" fo:background-color="transparent" fo:border-left="0.06pt solid #000000" fo:border-right="0.06pt solid #000000" fo:border-top="none"/>
    </style:style>
    <style:style style:name="ce202" style:family="table-cell" style:parent-style-name="Default" style:data-style-name="N0">
      <style:table-cell-properties fo:background-color="transparent"/>
    </style:style>
    <style:style style:name="ce201"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213" style:family="table-cell" style:parent-style-name="Default" style:data-style-name="N2">
      <style:table-cell-properties fo:background-color="transparent"/>
    </style:style>
    <style:style style:name="ce468"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470" style:family="table-cell" style:parent-style-name="Default">
      <style:table-cell-properties style:rotation-align="non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71" style:family="table-cell" style:parent-style-name="Default">
      <style:table-cell-properties fo:background-color="#ffff00" style:rotation-align="non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7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69" style:family="table-cell" style:parent-style-name="Default">
      <style:table-cell-properties style:rotation-align="none"/>
    </style:style>
    <style:style style:name="ce473"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563" style:family="table-cell" style:parent-style-name="Pivot_20_Table_20_Corner">
      <style:table-cell-properties fo:border-bottom="none" fo:border-left="2.01pt solid #000000" fo:border-right="none" fo:border-top="2.01pt solid #000000"/>
    </style:style>
    <style:style style:name="ce564" style:family="table-cell" style:parent-style-name="Pivot_20_Table_20_Field">
      <style:table-cell-properties fo:border-bottom="0.99pt solid #000000" fo:border-left="2.01pt solid #000000" fo:border-right="0.99pt solid #000000" fo:border-top="0.99pt solid #000000"/>
    </style:style>
    <style:style style:name="ce565" style:family="table-cell" style:parent-style-name="Pivot_20_Table_20_Category" style:data-style-name="N0">
      <style:table-cell-properties fo:border-bottom="none" fo:border-left="2.01pt solid #000000" fo:border-right="0.99pt solid #000000" fo:border-top="0.99pt solid #000000"/>
    </style:style>
    <style:style style:name="ce566" style:family="table-cell" style:parent-style-name="Pivot_20_Table_20_Category" style:data-style-name="N0">
      <style:table-cell-properties fo:border-bottom="none" fo:border-left="2.01pt solid #000000" fo:border-right="0.99pt solid #000000" fo:border-top="none"/>
    </style:style>
    <style:style style:name="ce567" style:family="table-cell" style:parent-style-name="Pivot_20_Table_20_Category" style:data-style-name="N0">
      <style:table-cell-properties fo:border-bottom="0.99pt solid #000000" fo:border-left="2.01pt solid #000000" fo:border-right="0.99pt solid #000000" fo:border-top="none"/>
    </style:style>
    <style:style style:name="ce568" style:family="table-cell" style:parent-style-name="Pivot_20_Table_20_Title" style:data-style-name="N0">
      <style:table-cell-properties fo:border-bottom="2.01pt solid #000000" fo:border-left="2.01pt solid #000000" fo:border-right="none" fo:border-top="0.99pt solid #000000"/>
    </style:style>
    <style:style style:name="ce569" style:family="table-cell" style:parent-style-name="Pivot_20_Table_20_Corner">
      <style:table-cell-properties fo:border-bottom="none" fo:border-left="none" fo:border-right="0.99pt solid #000000" fo:border-top="2.01pt solid #000000"/>
    </style:style>
    <style:style style:name="ce570" style:family="table-cell" style:parent-style-name="Pivot_20_Table_20_Field">
      <style:table-cell-properties fo:border="0.99pt solid #000000"/>
    </style:style>
    <style:style style:name="ce571" style:family="table-cell" style:parent-style-name="Pivot_20_Table_20_Category" style:data-style-name="N0">
      <style:table-cell-properties fo:border-bottom="none" fo:border-left="0.99pt solid #000000" fo:border-right="0.99pt solid #000000" fo:border-top="0.99pt solid #000000"/>
    </style:style>
    <style:style style:name="ce572" style:family="table-cell" style:parent-style-name="Pivot_20_Table_20_Category" style:data-style-name="N0">
      <style:table-cell-properties fo:border-bottom="none" fo:border-left="0.99pt solid #000000" fo:border-right="0.99pt solid #000000" fo:border-top="none"/>
    </style:style>
    <style:style style:name="ce573" style:family="table-cell" style:parent-style-name="Pivot_20_Table_20_Category" style:data-style-name="N0">
      <style:table-cell-properties fo:border-bottom="0.99pt solid #000000" fo:border-left="0.99pt solid #000000" fo:border-right="0.99pt solid #000000" fo:border-top="none"/>
    </style:style>
    <style:style style:name="ce574" style:family="table-cell" style:parent-style-name="Pivot_20_Table_20_Title" style:data-style-name="N0">
      <style:table-cell-properties fo:border-bottom="2.01pt solid #000000" fo:border-left="none" fo:border-right="0.99pt solid #000000" fo:border-top="0.99pt solid #000000"/>
    </style:style>
    <style:style style:name="ce575" style:family="table-cell" style:parent-style-name="Pivot_20_Table_20_Field">
      <style:table-cell-properties fo:border-bottom="0.99pt solid #000000" fo:border-left="0.99pt solid #000000" fo:border-right="0.99pt solid #000000" fo:border-top="2.01pt solid #000000"/>
    </style:style>
    <style:style style:name="ce576" style:family="table-cell" style:parent-style-name="Pivot_20_Table_20_Category" style:data-style-name="N0">
      <style:table-cell-properties fo:border-bottom="0.99pt solid #000000" fo:border-left="0.99pt solid #000000" fo:border-right="none" fo:border-top="none"/>
    </style:style>
    <style:style style:name="ce577" style:family="table-cell" style:parent-style-name="Pivot_20_Table_20_Value">
      <style:table-cell-properties fo:border-bottom="none" fo:border-left="0.99pt solid #000000" fo:border-right="none" fo:border-top="0.99pt solid #000000"/>
    </style:style>
    <style:style style:name="ce578" style:family="table-cell" style:parent-style-name="Pivot_20_Table_20_Value" style:data-style-name="N4">
      <style:table-cell-properties fo:border-bottom="none" fo:border-left="0.99pt solid #000000" fo:border-right="none" fo:border-top="none"/>
    </style:style>
    <style:style style:name="ce579" style:family="table-cell" style:parent-style-name="Pivot_20_Table_20_Value">
      <style:table-cell-properties fo:border-bottom="0.99pt solid #000000" fo:border-left="0.99pt solid #000000" fo:border-right="none" fo:border-top="none"/>
    </style:style>
    <style:style style:name="ce580" style:family="table-cell" style:parent-style-name="Pivot_20_Table_20_Value" style:data-style-name="N4">
      <style:table-cell-properties fo:border-bottom="none" fo:border-left="0.99pt solid #000000" fo:border-right="none" fo:border-top="0.99pt solid #000000"/>
    </style:style>
    <style:style style:name="ce581" style:family="table-cell" style:parent-style-name="Pivot_20_Table_20_Value">
      <style:table-cell-properties fo:border-bottom="none" fo:border-left="0.99pt solid #000000" fo:border-right="none" fo:border-top="none"/>
    </style:style>
    <style:style style:name="ce582" style:family="table-cell" style:parent-style-name="Pivot_20_Table_20_Value" style:data-style-name="N4">
      <style:table-cell-properties fo:border-bottom="0.99pt solid #000000" fo:border-left="0.99pt solid #000000" fo:border-right="none" fo:border-top="none"/>
    </style:style>
    <style:style style:name="ce583" style:family="table-cell" style:parent-style-name="Pivot_20_Table_20_Result" style:data-style-name="N4">
      <style:table-cell-properties fo:border-bottom="2.01pt solid #000000" fo:border-left="0.99pt solid #000000" fo:border-right="none" fo:border-top="0.99pt solid #000000"/>
    </style:style>
    <style:style style:name="ce584" style:family="table-cell" style:parent-style-name="Pivot_20_Table_20_Corner">
      <style:table-cell-properties fo:border-bottom="0.99pt solid #000000" fo:border-left="none" fo:border-right="2.01pt solid #000000" fo:border-top="2.01pt solid #000000"/>
    </style:style>
    <style:style style:name="ce585" style:family="table-cell" style:parent-style-name="Pivot_20_Table_20_Category" style:data-style-name="N0">
      <style:table-cell-properties fo:border-bottom="0.99pt solid #000000" fo:border-left="none" fo:border-right="2.01pt solid #000000" fo:border-top="none"/>
    </style:style>
    <style:style style:name="ce586" style:family="table-cell" style:parent-style-name="Pivot_20_Table_20_Value" style:data-style-name="N4">
      <style:table-cell-properties fo:border-bottom="none" fo:border-left="none" fo:border-right="2.01pt solid #000000" fo:border-top="0.99pt solid #000000"/>
    </style:style>
    <style:style style:name="ce587" style:family="table-cell" style:parent-style-name="Pivot_20_Table_20_Value">
      <style:table-cell-properties fo:border-bottom="none" fo:border-left="none" fo:border-right="2.01pt solid #000000" fo:border-top="none"/>
    </style:style>
    <style:style style:name="ce588" style:family="table-cell" style:parent-style-name="Pivot_20_Table_20_Value" style:data-style-name="N4">
      <style:table-cell-properties fo:border-bottom="0.99pt solid #000000" fo:border-left="none" fo:border-right="2.01pt solid #000000" fo:border-top="none"/>
    </style:style>
    <style:style style:name="ce589" style:family="table-cell" style:parent-style-name="Pivot_20_Table_20_Value" style:data-style-name="N4">
      <style:table-cell-properties fo:border-bottom="none" fo:border-left="none" fo:border-right="2.01pt solid #000000" fo:border-top="none"/>
    </style:style>
    <style:style style:name="ce590" style:family="table-cell" style:parent-style-name="Pivot_20_Table_20_Value">
      <style:table-cell-properties fo:border-bottom="none" fo:border-left="none" fo:border-right="2.01pt solid #000000" fo:border-top="0.99pt solid #000000"/>
    </style:style>
    <style:style style:name="ce591" style:family="table-cell" style:parent-style-name="Pivot_20_Table_20_Value">
      <style:table-cell-properties fo:border-bottom="0.99pt solid #000000" fo:border-left="none" fo:border-right="2.01pt solid #000000" fo:border-top="none"/>
    </style:style>
    <style:style style:name="ce592" style:family="table-cell" style:parent-style-name="Pivot_20_Table_20_Result" style:data-style-name="N4">
      <style:table-cell-properties fo:border-bottom="2.01pt solid #000000" fo:border-left="none" fo:border-right="2.01pt solid #000000" fo:border-top="0.99pt solid #000000"/>
    </style:style>
  </office:automatic-styles>
  <office:body>
    <office:spreadsheet>
      <table:calculation-settings table:automatic-find-labels="false" table:use-regular-expressions="false" table:use-wildcards="true">
        <table:iteration table:steps="1"/>
      </table:calculation-settings>
      <table:table table:name="Cedula_Resumen"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5" table:default-cell-style-name="ce5"/>
        <table:table-column table:style-name="co5" table:default-cell-style-name="ce5"/>
        <table:table-column table:style-name="co6" table:number-columns-repeated="1011" table:default-cell-style-name="ce5"/>
        <table:table-column table:style-name="co7" table:default-cell-style-name="ce5"/>
        <table:table-column table:style-name="co8" table:number-columns-repeated="2" table:default-cell-style-name="ce5"/>
        <table:table-column table:style-name="co7" table:default-cell-style-name="ce5"/>
        <table:table-row table:style-name="ro1">
          <table:table-cell table:style-name="ce2" office:value-type="string" calcext:value-type="string">
            <text:p>Cliente:</text:p>
          </table:table-cell>
          <table:table-cell table:style-name="ce74" office:value-type="string" calcext:value-type="string" table:number-columns-spanned="7" table:number-rows-spanned="1">
            <text:p>VISACOM S.A.</text:p>
          </table:table-cell>
          <table:covered-table-cell table:number-columns-repeated="6" table:style-name="ce77"/>
          <table:table-cell table:style-name="ce3" office:value-type="string" calcext:value-type="string">
            <text:p>P/T:</text:p>
          </table:table-cell>
          <table:table-cell table:style-name="ce220" office:value-type="float" office:value="6401" calcext:value-type="float" table:number-columns-spanned="2" table:number-rows-spanned="1">
            <text:p>6401</text:p>
          </table:table-cell>
          <table:covered-table-cell table:style-name="ce77"/>
          <table:table-cell table:style-name="ce4" table:number-columns-repeated="50"/>
          <table:table-cell table:number-columns-repeated="963"/>
        </table:table-row>
        <table:table-row table:style-name="ro2">
          <table:table-cell table:style-name="ce2" office:value-type="string" calcext:value-type="string">
            <text:p>Sección:</text:p>
          </table:table-cell>
          <table:table-cell table:style-name="ce74" office:value-type="string" calcext:value-type="string" table:number-columns-spanned="7" table:number-rows-spanned="1">
            <text:p>Fase 2 – Ejecución</text:p>
          </table:table-cell>
          <table:covered-table-cell table:number-columns-repeated="6" table:style-name="ce77"/>
          <table:table-cell table:style-name="ce3" office:value-type="string" calcext:value-type="string">
            <text:p>Preparado por:</text:p>
          </table:table-cell>
          <table:table-cell table:style-name="ce76" office:value-type="string" calcext:value-type="string" table:number-columns-spanned="2" table:number-rows-spanned="1">
            <text:p>César León</text:p>
          </table:table-cell>
          <table:covered-table-cell table:style-name="ce77"/>
          <table:table-cell table:style-name="ce4" table:number-columns-repeated="50"/>
          <table:table-cell table:number-columns-repeated="963"/>
        </table:table-row>
        <table:table-row table:style-name="ro2">
          <table:table-cell table:style-name="ce2" office:value-type="string" calcext:value-type="string">
            <text:p>Área:</text:p>
          </table:table-cell>
          <table:table-cell table:style-name="ce74" office:value-type="string" calcext:value-type="string" table:number-columns-spanned="7" table:number-rows-spanned="1">
            <text:p>Provisiones por Beneficios Sociales</text:p>
          </table:table-cell>
          <table:covered-table-cell table:number-columns-repeated="6" table:style-name="ce77"/>
          <table:table-cell table:style-name="ce3" office:value-type="string" calcext:value-type="string">
            <text:p>Fecha:</text:p>
          </table:table-cell>
          <table:table-cell table:style-name="ce219" office:value-type="string" calcext:value-type="string" table:number-columns-spanned="2" table:number-rows-spanned="1">
            <text:p>15/01/2022</text:p>
          </table:table-cell>
          <table:covered-table-cell table:style-name="ce77"/>
          <table:table-cell table:style-name="ce4" table:number-columns-repeated="50"/>
          <table:table-cell table:number-columns-repeated="963"/>
        </table:table-row>
        <table:table-row table:style-name="ro2">
          <table:table-cell table:style-name="ce2" office:value-type="string" calcext:value-type="string">
            <text:p>Prueba:</text:p>
          </table:table-cell>
          <table:table-cell table:style-name="ce74" office:value-type="string" calcext:value-type="string" table:number-columns-spanned="7" table:number-rows-spanned="1">
            <text:p>Cedula resumen</text:p>
          </table:table-cell>
          <table:covered-table-cell table:number-columns-repeated="6" table:style-name="ce77"/>
          <table:table-cell table:style-name="ce3" office:value-type="string" calcext:value-type="string">
            <text:p>Revisado por:</text:p>
          </table:table-cell>
          <table:table-cell table:style-name="ce219" office:value-type="string" calcext:value-type="string" table:number-columns-spanned="2" table:number-rows-spanned="1">
            <text:p>Carlos Almeida</text:p>
          </table:table-cell>
          <table:covered-table-cell table:style-name="ce77"/>
          <table:table-cell table:style-name="ce4" table:number-columns-repeated="50"/>
          <table:table-cell table:number-columns-repeated="963"/>
        </table:table-row>
        <table:table-row table:style-name="ro2">
          <table:table-cell table:style-name="ce2" office:value-type="string" calcext:value-type="string">
            <text:p>Con corte al:</text:p>
          </table:table-cell>
          <table:table-cell table:style-name="ce74" office:value-type="string" calcext:value-type="string" table:number-columns-spanned="7" table:number-rows-spanned="1">
            <text:p>Al 31 de Diciembre del 2021</text:p>
          </table:table-cell>
          <table:covered-table-cell table:number-columns-repeated="6" table:style-name="ce77"/>
          <table:table-cell table:style-name="ce3" office:value-type="string" calcext:value-type="string">
            <text:p>Fecha:</text:p>
          </table:table-cell>
          <table:table-cell table:style-name="ce219" table:number-columns-spanned="2" table:number-rows-spanned="1"/>
          <table:covered-table-cell table:style-name="ce77"/>
          <table:table-cell table:style-name="ce4" table:number-columns-repeated="50"/>
          <table:table-cell table:number-columns-repeated="963"/>
        </table:table-row>
        <table:table-row table:style-name="ro2">
          <table:table-cell table:style-name="ce77" table:number-columns-spanned="11" table:number-rows-spanned="1"/>
          <table:covered-table-cell table:number-columns-repeated="10" table:style-name="ce77"/>
          <table:table-cell table:number-columns-repeated="1013"/>
        </table:table-row>
        <table:table-row table:style-name="ro3">
          <table:table-cell table:style-name="ce78" office:value-type="string" calcext:value-type="string" table:number-columns-spanned="1" table:number-rows-spanned="2">
            <text:p>Código</text:p>
          </table:table-cell>
          <table:table-cell table:style-name="ce79" office:value-type="string" calcext:value-type="string" table:number-columns-spanned="1" table:number-rows-spanned="2">
            <text:p>Cuenta</text:p>
          </table:table-cell>
          <table:table-cell table:style-name="ce79" office:value-type="string" calcext:value-type="string" table:number-columns-spanned="1" table:number-rows-spanned="2">
            <text:p>Referencia</text:p>
          </table:table-cell>
          <table:table-cell table:style-name="ce6" office:value-type="string" calcext:value-type="string">
            <text:p>Saldos contables al</text:p>
          </table:table-cell>
          <table:table-cell table:style-name="ce80" office:value-type="string" calcext:value-type="string" table:number-columns-spanned="2" table:number-rows-spanned="1">
            <text:p>Movimientos</text:p>
          </table:table-cell>
          <table:covered-table-cell table:style-name="ce77"/>
          <table:table-cell table:style-name="ce7" office:value-type="string" calcext:value-type="string">
            <text:p>Saldos auditados al</text:p>
          </table:table-cell>
          <table:table-cell table:style-name="ce78" office:value-type="string" calcext:value-type="string" table:number-columns-spanned="1" table:number-rows-spanned="2">
            <text:p>Código</text:p>
          </table:table-cell>
          <table:table-cell table:style-name="ce79" office:value-type="string" calcext:value-type="string" table:number-columns-spanned="1" table:number-rows-spanned="2">
            <text:p>Cuenta</text:p>
          </table:table-cell>
          <table:table-cell table:style-name="ce6" office:value-type="string" calcext:value-type="string">
            <text:p>Saldos auditados al</text:p>
          </table:table-cell>
          <table:table-cell table:style-name="ce279" office:value-type="string" office:string-value="Variación" calcext:value-type="string" table:number-columns-spanned="1" table:number-rows-spanned="2">
            <text:p><text:s/>Variación </text:p>
          </table:table-cell>
          <table:table-cell table:style-name="ce4" table:number-columns-repeated="50"/>
          <table:table-cell table:style-name="ce288" table:number-columns-repeated="963"/>
        </table:table-row>
        <table:table-row table:style-name="ro2">
          <table:covered-table-cell table:number-columns-repeated="3" table:style-name="ce77"/>
          <table:table-cell table:style-name="ce9" office:value-type="date" office:date-value="2021-09-30" calcext:value-type="date">
            <text:p>30-sep-21</text:p>
          </table:table-cell>
          <table:table-cell table:style-name="ce9" office:value-type="string" calcext:value-type="string">
            <text:p>Débitos</text:p>
          </table:table-cell>
          <table:table-cell table:style-name="ce9" office:value-type="string" calcext:value-type="string">
            <text:p>Créditos</text:p>
          </table:table-cell>
          <table:table-cell table:style-name="ce9" office:value-type="date" office:date-value="2021-12-31" calcext:value-type="date">
            <text:p>31-dic-21</text:p>
          </table:table-cell>
          <table:covered-table-cell table:number-columns-repeated="2" table:style-name="ce77"/>
          <table:table-cell table:style-name="ce9" office:value-type="date" office:date-value="2020-12-31" calcext:value-type="date">
            <text:p>31-dic-20</text:p>
          </table:table-cell>
          <table:covered-table-cell table:style-name="ce77"/>
          <table:table-cell table:style-name="ce4" table:number-columns-repeated="50"/>
          <table:table-cell table:style-name="ce288" table:number-columns-repeated="963"/>
        </table:table-row>
        <table:table-row table:style-name="ro2">
          <table:table-cell table:style-name="ce87"/>
          <table:table-cell table:style-name="ce108"/>
          <table:table-cell table:style-name="ce232"/>
          <table:table-cell table:style-name="ce240"/>
          <table:table-cell table:style-name="ce256"/>
          <table:table-cell table:style-name="ce240"/>
          <table:table-cell table:style-name="ce15"/>
          <table:table-cell table:style-name="ce263"/>
          <table:table-cell table:style-name="ce108"/>
          <table:table-cell table:style-name="ce272"/>
          <table:table-cell table:style-name="ce280"/>
          <table:table-cell table:style-name="ce4" table:number-columns-repeated="50"/>
          <table:table-cell table:number-columns-repeated="963"/>
        </table:table-row>
        <table:table-row table:style-name="ro2">
          <table:table-cell table:style-name="ce226"/>
          <table:table-cell table:style-name="ce19" office:value-type="string" calcext:value-type="string">
            <text:p>Beneficios Sociales por Pagar</text:p>
          </table:table-cell>
          <table:table-cell table:style-name="ce20"/>
          <table:table-cell table:style-name="ce21"/>
          <table:table-cell table:style-name="ce22"/>
          <table:table-cell table:style-name="ce23"/>
          <table:table-cell table:style-name="ce21"/>
          <table:table-cell table:style-name="ce229"/>
          <table:table-cell table:style-name="ce19" office:value-type="string" calcext:value-type="string">
            <text:p>Beneficios Sociales por Pagar</text:p>
          </table:table-cell>
          <table:table-cell table:style-name="ce24"/>
          <table:table-cell table:style-name="ce281"/>
          <table:table-cell table:style-name="ce4" table:number-columns-repeated="50"/>
          <table:table-cell table:number-columns-repeated="963"/>
        </table:table-row>
        <table:table-row table:style-name="ro2">
          <table:table-cell table:style-name="ce227" office:value-type="string" calcext:value-type="string">
            <text:p>2.1.7.6.1</text:p>
          </table:table-cell>
          <table:table-cell table:style-name="ce26" office:value-type="string" calcext:value-type="string">
            <text:p>Décimo Tercer Sueldo</text:p>
          </table:table-cell>
          <table:table-cell table:style-name="ce27"/>
          <table:table-cell table:style-name="ce23" office:value-type="float" office:value="5111.75" calcext:value-type="float">
            <text:p>5,112</text:p>
          </table:table-cell>
          <table:table-cell table:style-name="ce22" office:value-type="float" office:value="5988.37" calcext:value-type="float">
            <text:p>5,988</text:p>
          </table:table-cell>
          <table:table-cell table:style-name="ce23" office:value-type="float" office:value="1328.26" calcext:value-type="float">
            <text:p>1,328</text:p>
          </table:table-cell>
          <table:table-cell table:style-name="ce21" table:formula="of:=[.D11]-[.E11]+[.F11]" office:value-type="float" office:value="451.64" calcext:value-type="float">
            <text:p>452</text:p>
          </table:table-cell>
          <table:table-cell table:style-name="ce230" office:value-type="string" calcext:value-type="string">
            <text:p>2.1.7.6.1</text:p>
          </table:table-cell>
          <table:table-cell table:style-name="ce26" office:value-type="string" calcext:value-type="string">
            <text:p>Décimo Tercer Sueldo</text:p>
          </table:table-cell>
          <table:table-cell table:style-name="ce23" office:value-type="float" office:value="810.69" calcext:value-type="float">
            <text:p>811</text:p>
          </table:table-cell>
          <table:table-cell table:style-name="ce281" table:formula="of:=+[.G11]-[.J11]" office:value-type="float" office:value="-359.05" calcext:value-type="float">
            <text:p>(359)</text:p>
          </table:table-cell>
          <table:table-cell table:style-name="ce4" table:number-columns-repeated="50"/>
          <table:table-cell table:number-columns-repeated="963"/>
        </table:table-row>
        <table:table-row table:style-name="ro2">
          <table:table-cell table:style-name="ce227" office:value-type="string" calcext:value-type="string">
            <text:p>2.1.7.6.2</text:p>
          </table:table-cell>
          <table:table-cell table:style-name="ce26" office:value-type="string" calcext:value-type="string">
            <text:p>Décimo Cuarto Sueldo</text:p>
          </table:table-cell>
          <table:table-cell table:style-name="ce27"/>
          <table:table-cell table:style-name="ce23" office:value-type="float" office:value="1926.89" calcext:value-type="float">
            <text:p>1,927</text:p>
          </table:table-cell>
          <table:table-cell table:style-name="ce22" office:value-type="float" office:value="760.17" calcext:value-type="float">
            <text:p>760</text:p>
          </table:table-cell>
          <table:table-cell table:style-name="ce23" office:value-type="float" office:value="499.95" calcext:value-type="float">
            <text:p>500</text:p>
          </table:table-cell>
          <table:table-cell table:style-name="ce21" table:formula="of:=[.D12]-[.E12]+[.F12]" office:value-type="float" office:value="1666.67" calcext:value-type="float">
            <text:p>1,667</text:p>
          </table:table-cell>
          <table:table-cell table:style-name="ce230" office:value-type="string" calcext:value-type="string">
            <text:p>2.1.7.6.2</text:p>
          </table:table-cell>
          <table:table-cell table:style-name="ce26" office:value-type="string" calcext:value-type="string">
            <text:p>Décimo Cuarto Sueldo</text:p>
          </table:table-cell>
          <table:table-cell table:style-name="ce23" office:value-type="float" office:value="3333.3" calcext:value-type="float">
            <text:p>3,333</text:p>
          </table:table-cell>
          <table:table-cell table:style-name="ce281" table:formula="of:=+[.G12]-[.J12]" office:value-type="float" office:value="-1666.63" calcext:value-type="float">
            <text:p>(1,667)</text:p>
          </table:table-cell>
          <table:table-cell table:style-name="ce4" table:number-columns-repeated="50"/>
          <table:table-cell table:number-columns-repeated="963"/>
        </table:table-row>
        <table:table-row table:style-name="ro2">
          <table:table-cell table:style-name="ce227" office:value-type="string" calcext:value-type="string">
            <text:p>2.1.7.6.3</text:p>
          </table:table-cell>
          <table:table-cell table:style-name="ce26" office:value-type="string" calcext:value-type="string">
            <text:p>Vacaciones</text:p>
          </table:table-cell>
          <table:table-cell table:style-name="ce27"/>
          <table:table-cell table:style-name="ce23" office:value-type="float" office:value="8058.78" calcext:value-type="float">
            <text:p>8,059</text:p>
          </table:table-cell>
          <table:table-cell table:style-name="ce22" office:value-type="float" office:value="0" calcext:value-type="float">
            <text:p>0</text:p>
          </table:table-cell>
          <table:table-cell table:style-name="ce23" office:value-type="float" office:value="1142.63" calcext:value-type="float">
            <text:p>1,143</text:p>
          </table:table-cell>
          <table:table-cell table:style-name="ce21" table:formula="of:=[.D13]-[.E13]+[.F13]" office:value-type="float" office:value="9201.41" calcext:value-type="float">
            <text:p>9,201</text:p>
          </table:table-cell>
          <table:table-cell table:style-name="ce230" office:value-type="string" calcext:value-type="string">
            <text:p>2.1.7.6.3</text:p>
          </table:table-cell>
          <table:table-cell table:style-name="ce26" office:value-type="string" calcext:value-type="string">
            <text:p>Vacaciones</text:p>
          </table:table-cell>
          <table:table-cell table:style-name="ce23" office:value-type="float" office:value="3920.36" calcext:value-type="float">
            <text:p>3,920</text:p>
          </table:table-cell>
          <table:table-cell table:style-name="ce281" table:formula="of:=+[.G13]-[.J13]" office:value-type="float" office:value="5281.05" calcext:value-type="float">
            <text:p>5,281</text:p>
          </table:table-cell>
          <table:table-cell table:style-name="ce4" table:number-columns-repeated="50"/>
          <table:table-cell table:number-columns-repeated="963"/>
        </table:table-row>
        <table:table-row table:style-name="ro2">
          <table:table-cell table:style-name="ce227" office:value-type="string" calcext:value-type="string">
            <text:p>2.1.7.6.6</text:p>
          </table:table-cell>
          <table:table-cell table:style-name="ce28" office:value-type="string" calcext:value-type="string">
            <text:p>Fondos de Reserva</text:p>
          </table:table-cell>
          <table:table-cell table:style-name="ce27"/>
          <table:table-cell table:style-name="ce23" office:value-type="float" office:value="71.23" calcext:value-type="float">
            <text:p>71</text:p>
          </table:table-cell>
          <table:table-cell table:style-name="ce22" office:value-type="float" office:value="213.69" calcext:value-type="float">
            <text:p>214</text:p>
          </table:table-cell>
          <table:table-cell table:style-name="ce23" office:value-type="float" office:value="227.03" calcext:value-type="float">
            <text:p>227</text:p>
          </table:table-cell>
          <table:table-cell table:style-name="ce21" table:formula="of:=[.D14]-[.E14]+[.F14]" office:value-type="float" office:value="84.57" calcext:value-type="float">
            <text:p>85</text:p>
          </table:table-cell>
          <table:table-cell table:style-name="ce230" office:value-type="string" calcext:value-type="string">
            <text:p>2.1.7.6.6</text:p>
          </table:table-cell>
          <table:table-cell table:style-name="ce28" office:value-type="string" calcext:value-type="string">
            <text:p>Fondos de Reserva</text:p>
          </table:table-cell>
          <table:table-cell table:style-name="ce23" office:value-type="float" office:value="737.29" calcext:value-type="float">
            <text:p>737</text:p>
          </table:table-cell>
          <table:table-cell table:style-name="ce281" table:formula="of:=+[.G14]-[.J14]" office:value-type="float" office:value="-652.72" calcext:value-type="float">
            <text:p>(653)</text:p>
          </table:table-cell>
          <table:table-cell table:style-name="ce4" table:number-columns-repeated="50"/>
          <table:table-cell table:number-columns-repeated="963"/>
        </table:table-row>
        <table:table-row table:style-name="ro2">
          <table:table-cell table:style-name="ce227"/>
          <table:table-cell table:style-name="ce29"/>
          <table:table-cell table:style-name="ce27"/>
          <table:table-cell table:style-name="ce23"/>
          <table:table-cell table:style-name="ce22"/>
          <table:table-cell table:style-name="ce23"/>
          <table:table-cell table:style-name="ce21"/>
          <table:table-cell table:style-name="ce230"/>
          <table:table-cell table:style-name="ce29"/>
          <table:table-cell table:style-name="ce23"/>
          <table:table-cell table:style-name="ce281"/>
          <table:table-cell table:style-name="ce4" table:number-columns-repeated="50"/>
          <table:table-cell table:number-columns-repeated="963"/>
        </table:table-row>
        <table:table-row table:style-name="ro2">
          <table:table-cell table:style-name="ce227"/>
          <table:table-cell table:style-name="ce30" office:value-type="string" calcext:value-type="string">
            <text:p>Otros pasivos corrientes</text:p>
          </table:table-cell>
          <table:table-cell table:style-name="ce27"/>
          <table:table-cell table:style-name="ce23"/>
          <table:table-cell table:style-name="ce22"/>
          <table:table-cell table:style-name="ce23"/>
          <table:table-cell table:style-name="ce21"/>
          <table:table-cell table:style-name="ce230"/>
          <table:table-cell table:style-name="ce30" office:value-type="string" calcext:value-type="string">
            <text:p>Otros pasivos corrientes</text:p>
          </table:table-cell>
          <table:table-cell table:style-name="ce23"/>
          <table:table-cell table:style-name="ce281"/>
          <table:table-cell table:style-name="ce4" table:number-columns-repeated="50"/>
          <table:table-cell table:number-columns-repeated="963"/>
        </table:table-row>
        <table:table-row table:style-name="ro2">
          <table:table-cell table:style-name="ce227" office:value-type="string" calcext:value-type="string">
            <text:p>2.1.7.6.4</text:p>
          </table:table-cell>
          <table:table-cell table:style-name="ce26" office:value-type="string" calcext:value-type="string">
            <text:p>11.15% Aportes Patronales I.E.S.S</text:p>
          </table:table-cell>
          <table:table-cell table:style-name="ce27"/>
          <table:table-cell table:style-name="ce23" office:value-type="float" office:value="529.22" calcext:value-type="float">
            <text:p>529</text:p>
          </table:table-cell>
          <table:table-cell table:style-name="ce22" office:value-type="float" office:value="1759.35" calcext:value-type="float">
            <text:p>1,759</text:p>
          </table:table-cell>
          <table:table-cell table:style-name="ce23" office:value-type="float" office:value="1777.19" calcext:value-type="float">
            <text:p>1,777</text:p>
          </table:table-cell>
          <table:table-cell table:style-name="ce21" table:formula="of:=[.D17]-[.E17]+[.F17]" office:value-type="float" office:value="547.06" calcext:value-type="float">
            <text:p>547</text:p>
          </table:table-cell>
          <table:table-cell table:style-name="ce230" office:value-type="string" calcext:value-type="string">
            <text:p>2.1.7.6.4</text:p>
          </table:table-cell>
          <table:table-cell table:style-name="ce26" office:value-type="string" calcext:value-type="string">
            <text:p>11.15% Aportes Patronales I.E.S.S</text:p>
          </table:table-cell>
          <table:table-cell table:style-name="ce23" office:value-type="float" office:value="2169.96" calcext:value-type="float">
            <text:p>2,170</text:p>
          </table:table-cell>
          <table:table-cell table:style-name="ce281" table:formula="of:=+[.G17]-[.J17]" office:value-type="float" office:value="-1622.9" calcext:value-type="float">
            <text:p>(1,623)</text:p>
          </table:table-cell>
          <table:table-cell table:style-name="ce4" table:number-columns-repeated="50"/>
          <table:table-cell table:number-columns-repeated="963"/>
        </table:table-row>
        <table:table-row table:style-name="ro2">
          <table:table-cell table:style-name="ce227" office:value-type="string" calcext:value-type="string">
            <text:p>2.1.7.6.5</text:p>
          </table:table-cell>
          <table:table-cell table:style-name="ce28" office:value-type="string" calcext:value-type="string">
            <text:p>1% Secap – IECE</text:p>
          </table:table-cell>
          <table:table-cell table:style-name="ce27"/>
          <table:table-cell table:style-name="ce23" office:value-type="float" office:value="52.56" calcext:value-type="float">
            <text:p>53</text:p>
          </table:table-cell>
          <table:table-cell table:style-name="ce22" office:value-type="float" office:value="157.77" calcext:value-type="float">
            <text:p>158</text:p>
          </table:table-cell>
          <table:table-cell table:style-name="ce23" office:value-type="float" office:value="159.37" calcext:value-type="float">
            <text:p>159</text:p>
          </table:table-cell>
          <table:table-cell table:style-name="ce21" table:formula="of:=[.D18]-[.E18]+[.F18]" office:value-type="float" office:value="54.16" calcext:value-type="float">
            <text:p>54</text:p>
          </table:table-cell>
          <table:table-cell table:style-name="ce230" office:value-type="string" calcext:value-type="string">
            <text:p>2.1.7.6.5</text:p>
          </table:table-cell>
          <table:table-cell table:style-name="ce28" office:value-type="string" calcext:value-type="string">
            <text:p>1% Secap – IECE</text:p>
          </table:table-cell>
          <table:table-cell table:style-name="ce23" office:value-type="float" office:value="194.24" calcext:value-type="float">
            <text:p>194</text:p>
          </table:table-cell>
          <table:table-cell table:style-name="ce281" table:formula="of:=+[.G18]-[.J18]" office:value-type="float" office:value="-140.08" calcext:value-type="float">
            <text:p>(140)</text:p>
          </table:table-cell>
          <table:table-cell table:style-name="ce4" table:number-columns-repeated="50"/>
          <table:table-cell table:number-columns-repeated="963"/>
        </table:table-row>
        <table:table-row table:style-name="ro2">
          <table:table-cell table:style-name="ce227" office:value-type="string" calcext:value-type="string">
            <text:p>2.1.7.6.9</text:p>
          </table:table-cell>
          <table:table-cell table:style-name="ce31" office:value-type="string" calcext:value-type="string">
            <text:p>9.45% Aportes Individuales</text:p>
          </table:table-cell>
          <table:table-cell table:style-name="ce27"/>
          <table:table-cell table:style-name="ce23" office:value-type="float" office:value="557.08" calcext:value-type="float">
            <text:p>557</text:p>
          </table:table-cell>
          <table:table-cell table:style-name="ce22" office:value-type="float" office:value="1540.22" calcext:value-type="float">
            <text:p>1,540</text:p>
          </table:table-cell>
          <table:table-cell table:style-name="ce23" office:value-type="float" office:value="1552.59" calcext:value-type="float">
            <text:p>1,553</text:p>
          </table:table-cell>
          <table:table-cell table:style-name="ce21" table:formula="of:=[.D19]-[.E19]+[.F19]" office:value-type="float" office:value="569.45" calcext:value-type="float">
            <text:p>569</text:p>
          </table:table-cell>
          <table:table-cell table:style-name="ce230" office:value-type="string" calcext:value-type="string">
            <text:p>2.1.7.6.9</text:p>
          </table:table-cell>
          <table:table-cell table:style-name="ce31" office:value-type="string" calcext:value-type="string">
            <text:p>9.45% Aportes Individuales</text:p>
          </table:table-cell>
          <table:table-cell table:style-name="ce23" office:value-type="float" office:value="1838.05" calcext:value-type="float">
            <text:p>1,838</text:p>
          </table:table-cell>
          <table:table-cell table:style-name="ce281" table:formula="of:=+[.G19]-[.J19]" office:value-type="float" office:value="-1268.6" calcext:value-type="float">
            <text:p>(1,269)</text:p>
          </table:table-cell>
          <table:table-cell table:style-name="ce4" table:number-columns-repeated="50"/>
          <table:table-cell table:number-columns-repeated="963"/>
        </table:table-row>
        <table:table-row table:style-name="ro2">
          <table:table-cell table:style-name="ce227" office:value-type="string" calcext:value-type="string">
            <text:p>2.1.7.6.10</text:p>
          </table:table-cell>
          <table:table-cell table:style-name="ce31" office:value-type="string" calcext:value-type="string">
            <text:p>Prestamos Quirografarios</text:p>
          </table:table-cell>
          <table:table-cell table:style-name="ce27"/>
          <table:table-cell table:style-name="ce23" office:value-type="float" office:value="310.56" calcext:value-type="float">
            <text:p>311</text:p>
          </table:table-cell>
          <table:table-cell table:style-name="ce22" office:value-type="float" office:value="1041.6" calcext:value-type="float">
            <text:p>1,042</text:p>
          </table:table-cell>
          <table:table-cell table:style-name="ce23" office:value-type="float" office:value="1122.92" calcext:value-type="float">
            <text:p>1,123</text:p>
          </table:table-cell>
          <table:table-cell table:style-name="ce21" table:formula="of:=[.D20]-[.E20]+[.F20]" office:value-type="float" office:value="391.88" calcext:value-type="float">
            <text:p>392</text:p>
          </table:table-cell>
          <table:table-cell table:style-name="ce230" office:value-type="string" calcext:value-type="string">
            <text:p>2.1.7.6.10</text:p>
          </table:table-cell>
          <table:table-cell table:style-name="ce31" office:value-type="string" calcext:value-type="string">
            <text:p>Prestamos Quirografarios</text:p>
          </table:table-cell>
          <table:table-cell table:style-name="ce23" office:value-type="float" office:value="1245.49" calcext:value-type="float">
            <text:p>1,245</text:p>
          </table:table-cell>
          <table:table-cell table:style-name="ce281" table:formula="of:=+[.G20]-[.J20]" office:value-type="float" office:value="-853.61" calcext:value-type="float">
            <text:p>(854)</text:p>
          </table:table-cell>
          <table:table-cell table:style-name="ce4" table:number-columns-repeated="50"/>
          <table:table-cell table:number-columns-repeated="963"/>
        </table:table-row>
        <table:table-row table:style-name="ro2">
          <table:table-cell table:style-name="ce227" office:value-type="string" calcext:value-type="string">
            <text:p>2.1.7.6.11</text:p>
          </table:table-cell>
          <table:table-cell table:style-name="ce31" office:value-type="string" calcext:value-type="string">
            <text:p>Prestamos Hipotecarios</text:p>
          </table:table-cell>
          <table:table-cell table:style-name="ce27"/>
          <table:table-cell table:style-name="ce23" office:value-type="float" office:value="0" calcext:value-type="float">
            <text:p>0</text:p>
          </table:table-cell>
          <table:table-cell table:style-name="ce22" office:value-type="float" office:value="0" calcext:value-type="float">
            <text:p>0</text:p>
          </table:table-cell>
          <table:table-cell table:style-name="ce23" office:value-type="float" office:value="0" calcext:value-type="float">
            <text:p>0</text:p>
          </table:table-cell>
          <table:table-cell table:style-name="ce21" table:formula="of:=[.D21]-[.E21]+[.F21]" office:value-type="float" office:value="0" calcext:value-type="float">
            <text:p>0</text:p>
          </table:table-cell>
          <table:table-cell table:style-name="ce230" office:value-type="string" calcext:value-type="string">
            <text:p>2.1.7.6.11</text:p>
          </table:table-cell>
          <table:table-cell table:style-name="ce31" office:value-type="string" calcext:value-type="string">
            <text:p>Prestamos Hipotecarios</text:p>
          </table:table-cell>
          <table:table-cell table:style-name="ce23" office:value-type="float" office:value="1896.11" calcext:value-type="float">
            <text:p>1,896</text:p>
          </table:table-cell>
          <table:table-cell table:style-name="ce281" table:formula="of:=+[.G21]-[.J21]" office:value-type="float" office:value="-1896.11" calcext:value-type="float">
            <text:p>(1,896)</text:p>
          </table:table-cell>
          <table:table-cell table:style-name="ce4" table:number-columns-repeated="50"/>
          <table:table-cell table:number-columns-repeated="963"/>
        </table:table-row>
        <table:table-row table:style-name="ro2">
          <table:table-cell table:style-name="ce227" office:value-type="string" calcext:value-type="string">
            <text:p>2.1.7.6.12</text:p>
          </table:table-cell>
          <table:table-cell table:style-name="ce32" office:value-type="string" calcext:value-type="string">
            <text:p>Extension conyugal IESS</text:p>
          </table:table-cell>
          <table:table-cell table:style-name="ce27"/>
          <table:table-cell table:style-name="ce23" office:value-type="float" office:value="14.54" calcext:value-type="float">
            <text:p>15</text:p>
          </table:table-cell>
          <table:table-cell table:style-name="ce22" office:value-type="float" office:value="43.62" calcext:value-type="float">
            <text:p>44</text:p>
          </table:table-cell>
          <table:table-cell table:style-name="ce23" office:value-type="float" office:value="46.35" calcext:value-type="float">
            <text:p>46</text:p>
          </table:table-cell>
          <table:table-cell table:style-name="ce21" table:formula="of:=[.D22]-[.E22]+[.F22]" office:value-type="float" office:value="17.27" calcext:value-type="float">
            <text:p>17</text:p>
          </table:table-cell>
          <table:table-cell table:style-name="ce230" office:value-type="string" calcext:value-type="string">
            <text:p>2.1.7.6.12</text:p>
          </table:table-cell>
          <table:table-cell table:style-name="ce32" office:value-type="string" calcext:value-type="string">
            <text:p>Extension conyugal IESS</text:p>
          </table:table-cell>
          <table:table-cell table:style-name="ce23" office:value-type="float" office:value="29.54" calcext:value-type="float">
            <text:p>30</text:p>
          </table:table-cell>
          <table:table-cell table:style-name="ce281" table:formula="of:=+[.G22]-[.J22]" office:value-type="float" office:value="-12.27" calcext:value-type="float">
            <text:p>(12)</text:p>
          </table:table-cell>
          <table:table-cell table:style-name="ce4" table:number-columns-repeated="50"/>
          <table:table-cell table:number-columns-repeated="963"/>
        </table:table-row>
        <table:table-row table:style-name="ro2">
          <table:table-cell table:style-name="ce228"/>
          <table:table-cell table:style-name="ce33"/>
          <table:table-cell table:style-name="ce27"/>
          <table:table-cell table:style-name="ce23"/>
          <table:table-cell table:style-name="ce22"/>
          <table:table-cell table:style-name="ce23"/>
          <table:table-cell table:style-name="ce21"/>
          <table:table-cell table:style-name="ce231"/>
          <table:table-cell table:style-name="ce33"/>
          <table:table-cell table:style-name="ce23"/>
          <table:table-cell table:style-name="ce281"/>
          <table:table-cell table:style-name="ce4" table:number-columns-repeated="50"/>
          <table:table-cell table:number-columns-repeated="963"/>
        </table:table-row>
        <table:table-row table:style-name="ro2">
          <table:table-cell table:style-name="ce228"/>
          <table:table-cell table:style-name="ce19" office:value-type="string" calcext:value-type="string">
            <text:p>Nominas</text:p>
          </table:table-cell>
          <table:table-cell table:style-name="ce27"/>
          <table:table-cell table:style-name="ce23"/>
          <table:table-cell table:style-name="ce22"/>
          <table:table-cell table:style-name="ce23"/>
          <table:table-cell table:style-name="ce21"/>
          <table:table-cell table:style-name="ce228"/>
          <table:table-cell table:style-name="ce19" office:value-type="string" calcext:value-type="string">
            <text:p>Nominas</text:p>
          </table:table-cell>
          <table:table-cell table:style-name="ce23"/>
          <table:table-cell table:style-name="ce281"/>
          <table:table-cell table:style-name="ce4" table:number-columns-repeated="50"/>
          <table:table-cell table:number-columns-repeated="963"/>
        </table:table-row>
        <table:table-row table:style-name="ro2">
          <table:table-cell table:style-name="ce228" office:value-type="string" calcext:value-type="string">
            <text:p>2.1.7.7.1</text:p>
          </table:table-cell>
          <table:table-cell table:style-name="ce26" office:value-type="string" calcext:value-type="string">
            <text:p>Sueldo por pagar</text:p>
          </table:table-cell>
          <table:table-cell table:style-name="ce27"/>
          <table:table-cell table:style-name="ce23" office:value-type="float" office:value="0" calcext:value-type="float">
            <text:p>0</text:p>
          </table:table-cell>
          <table:table-cell table:style-name="ce22" office:value-type="float" office:value="6247.3" calcext:value-type="float">
            <text:p>6,247</text:p>
          </table:table-cell>
          <table:table-cell table:style-name="ce23" office:value-type="float" office:value="6247.3" calcext:value-type="float">
            <text:p>6,247</text:p>
          </table:table-cell>
          <table:table-cell table:style-name="ce21" table:formula="of:=[.D25]-[.E25]+[.F25]" office:value-type="float" office:value="0" calcext:value-type="float">
            <text:p>0</text:p>
          </table:table-cell>
          <table:table-cell table:style-name="ce228" office:value-type="string" calcext:value-type="string">
            <text:p>2.1.7.7.1</text:p>
          </table:table-cell>
          <table:table-cell table:style-name="ce26" office:value-type="string" calcext:value-type="string">
            <text:p>Sueldo por pagar</text:p>
          </table:table-cell>
          <table:table-cell table:style-name="ce23" office:value-type="float" office:value="0" calcext:value-type="float">
            <text:p>0</text:p>
          </table:table-cell>
          <table:table-cell table:style-name="ce281" table:formula="of:=+[.G25]-[.J25]" office:value-type="float" office:value="0" calcext:value-type="float">
            <text:p>0</text:p>
          </table:table-cell>
          <table:table-cell table:style-name="ce4" table:number-columns-repeated="50"/>
          <table:table-cell table:number-columns-repeated="963"/>
        </table:table-row>
        <table:table-row table:style-name="ro2">
          <table:table-cell table:style-name="ce228" office:value-type="string" calcext:value-type="string">
            <text:p>2.1.7.7.2</text:p>
          </table:table-cell>
          <table:table-cell table:style-name="ce28" office:value-type="string" calcext:value-type="string">
            <text:p>Otros Haberes por pagar</text:p>
          </table:table-cell>
          <table:table-cell table:style-name="ce27"/>
          <table:table-cell table:style-name="ce23" office:value-type="float" office:value="0" calcext:value-type="float">
            <text:p>0</text:p>
          </table:table-cell>
          <table:table-cell table:style-name="ce22" office:value-type="float" office:value="0" calcext:value-type="float">
            <text:p>0</text:p>
          </table:table-cell>
          <table:table-cell table:style-name="ce23" office:value-type="float" office:value="0" calcext:value-type="float">
            <text:p>0</text:p>
          </table:table-cell>
          <table:table-cell table:style-name="ce21" table:formula="of:=[.D26]-[.E26]+[.F26]" office:value-type="float" office:value="0" calcext:value-type="float">
            <text:p>0</text:p>
          </table:table-cell>
          <table:table-cell table:style-name="ce228" office:value-type="string" calcext:value-type="string">
            <text:p>2.1.7.7.2</text:p>
          </table:table-cell>
          <table:table-cell table:style-name="ce28" office:value-type="string" calcext:value-type="string">
            <text:p>Otros Haberes por pagar</text:p>
          </table:table-cell>
          <table:table-cell table:style-name="ce23" office:value-type="float" office:value="0" calcext:value-type="float">
            <text:p>0</text:p>
          </table:table-cell>
          <table:table-cell table:style-name="ce281" table:formula="of:=+[.G26]-[.J26]" office:value-type="float" office:value="0" calcext:value-type="float">
            <text:p>0</text:p>
          </table:table-cell>
          <table:table-cell table:style-name="ce4" table:number-columns-repeated="50"/>
          <table:table-cell table:number-columns-repeated="963"/>
        </table:table-row>
        <table:table-row table:style-name="ro2">
          <table:table-cell table:style-name="ce35"/>
          <table:table-cell table:style-name="ce36"/>
          <table:table-cell table:style-name="ce37"/>
          <table:table-cell table:style-name="ce38" table:number-columns-repeated="3"/>
          <table:table-cell table:style-name="ce21"/>
          <table:table-cell table:style-name="ce35"/>
          <table:table-cell table:style-name="ce39"/>
          <table:table-cell table:style-name="ce40"/>
          <table:table-cell table:style-name="ce281"/>
          <table:table-cell table:style-name="ce4" table:number-columns-repeated="50"/>
          <table:table-cell table:number-columns-repeated="963"/>
        </table:table-row>
        <table:table-row table:style-name="ro2">
          <table:table-cell table:style-name="ce35"/>
          <table:table-cell table:style-name="ce41" office:value-type="string" office:string-value="Participación de Trabajadores" calcext:value-type="string">
            <text:p><text:s/>Participación de Trabajadores </text:p>
          </table:table-cell>
          <table:table-cell table:style-name="ce42"/>
          <table:table-cell table:number-columns-repeated="4" table:style-name="ce244" office:value-type="float" office:value="0" calcext:value-type="float">
            <text:p>0</text:p>
          </table:table-cell>
          <table:table-cell table:style-name="ce35"/>
          <table:table-cell table:style-name="ce41" office:value-type="string" office:string-value="Participación de Trabajadores" calcext:value-type="string">
            <text:p><text:s/>Participación de Trabajadores </text:p>
          </table:table-cell>
          <table:table-cell table:style-name="ce275" office:value-type="float" office:value="0" calcext:value-type="float">
            <text:p>0</text:p>
          </table:table-cell>
          <table:table-cell table:style-name="ce281" table:formula="of:=+[.G28]-[.J28]" office:value-type="float" office:value="0" calcext:value-type="float">
            <text:p>0</text:p>
          </table:table-cell>
          <table:table-cell table:style-name="ce4" table:number-columns-repeated="50"/>
          <table:table-cell table:number-columns-repeated="963"/>
        </table:table-row>
        <table:table-row table:style-name="ro2">
          <table:table-cell table:style-name="ce35"/>
          <table:table-cell table:style-name="ce39"/>
          <table:table-cell table:style-name="ce42"/>
          <table:table-cell table:style-name="ce38" table:number-columns-repeated="4"/>
          <table:table-cell table:style-name="ce35"/>
          <table:table-cell table:style-name="ce39"/>
          <table:table-cell table:style-name="ce43"/>
          <table:table-cell table:style-name="ce282"/>
          <table:table-cell table:style-name="ce4" table:number-columns-repeated="50"/>
          <table:table-cell table:number-columns-repeated="963"/>
        </table:table-row>
        <table:table-row table:style-name="ro4">
          <table:table-cell table:style-name="ce45"/>
          <table:table-cell table:style-name="ce46" office:value-type="string" office:string-value="Total" calcext:value-type="string">
            <text:p><text:s/>Total </text:p>
          </table:table-cell>
          <table:table-cell table:style-name="ce46"/>
          <table:table-cell table:style-name="ce47" table:formula="of:=SUM([.D9:.D29])" office:value-type="float" office:value="16632.61" calcext:value-type="float">
            <text:p>16,633</text:p>
          </table:table-cell>
          <table:table-cell table:style-name="ce47" table:formula="of:=SUM([.E9:.E29])" office:value-type="float" office:value="17752.09" calcext:value-type="float">
            <text:p>17,752</text:p>
          </table:table-cell>
          <table:table-cell table:style-name="ce47" table:formula="of:=SUM([.F9:.F29])" office:value-type="float" office:value="14103.59" calcext:value-type="float">
            <text:p>14,104</text:p>
          </table:table-cell>
          <table:table-cell table:style-name="ce47" table:formula="of:=SUM([.G9:.G29])" office:value-type="float" office:value="12984.11" calcext:value-type="float">
            <text:p>12,984</text:p>
          </table:table-cell>
          <table:table-cell table:style-name="ce48" table:number-columns-repeated="2"/>
          <table:table-cell table:style-name="ce49" table:formula="of:=SUM([.J9:.J29])" office:value-type="float" office:value="16175.03" calcext:value-type="float">
            <text:p>16,175</text:p>
          </table:table-cell>
          <table:table-cell table:style-name="ce283" table:formula="of:=SUM([.K9:.K29])" office:value-type="float" office:value="-3190.92" calcext:value-type="float">
            <text:p>(3,191)</text:p>
          </table:table-cell>
          <table:table-cell table:style-name="ce51" table:number-columns-repeated="1013"/>
        </table:table-row>
        <table:table-row table:style-name="ro2">
          <table:table-cell table:number-columns-repeated="1024"/>
        </table:table-row>
        <table:table-row table:style-name="ro2">
          <table:table-cell/>
          <table:table-cell table:style-name="ce53"/>
          <table:table-cell table:style-name="ce276" office:value-type="string" calcext:value-type="string" table:number-columns-spanned="1" table:number-rows-spanned="2">
            <text:p>Referencia</text:p>
          </table:table-cell>
          <table:table-cell table:style-name="ce54" office:value-type="string" calcext:value-type="string">
            <text:p>Saldo al</text:p>
          </table:table-cell>
          <table:table-cell table:style-name="ce55" office:value-type="string" office:string-value="Saldo al" calcext:value-type="string">
            <text:p><text:s/>Saldo al </text:p>
          </table:table-cell>
          <table:table-cell table:number-columns-repeated="1019"/>
        </table:table-row>
        <table:table-row table:style-name="ro2">
          <table:table-cell/>
          <table:table-cell table:style-name="ce145" office:value-type="string" calcext:value-type="string">
            <text:p>Nota a los estados financieros:</text:p>
          </table:table-cell>
          <table:covered-table-cell table:style-name="ce145"/>
          <table:table-cell table:style-name="ce57" office:value-type="date" office:date-value="2021-12-31" calcext:value-type="date">
            <text:p>31/12/2021</text:p>
          </table:table-cell>
          <table:table-cell table:style-name="ce58" office:value-type="date" office:date-value="2020-12-31" calcext:value-type="date">
            <text:p>31/12/2020</text:p>
          </table:table-cell>
          <table:table-cell table:number-columns-repeated="1019"/>
        </table:table-row>
        <table:table-row table:style-name="ro2">
          <table:table-cell/>
          <table:table-cell table:style-name="ce59" table:number-columns-repeated="2"/>
          <table:table-cell table:style-name="ce60"/>
          <table:table-cell table:style-name="ce61"/>
          <table:table-cell table:number-columns-repeated="1019"/>
        </table:table-row>
        <table:table-row table:style-name="ro2">
          <table:table-cell/>
          <table:table-cell table:style-name="ce62" office:value-type="string" calcext:value-type="string">
            <text:p>Décimo Tercer Sueldo</text:p>
          </table:table-cell>
          <table:table-cell table:style-name="ce62"/>
          <table:table-cell table:style-name="ce221" table:formula="of:=[.G11]" office:value-type="float" office:value="451.64" calcext:value-type="float">
            <text:p><text:s/>452 </text:p>
          </table:table-cell>
          <table:table-cell table:style-name="ce221" table:formula="of:=[.J11]" office:value-type="float" office:value="810.69" calcext:value-type="float">
            <text:p><text:s/>811 </text:p>
          </table:table-cell>
          <table:table-cell table:number-columns-repeated="1019"/>
        </table:table-row>
        <table:table-row table:style-name="ro2">
          <table:table-cell/>
          <table:table-cell table:style-name="ce62" office:value-type="string" calcext:value-type="string">
            <text:p>Décimo Cuarto Sueldo</text:p>
          </table:table-cell>
          <table:table-cell table:style-name="ce62"/>
          <table:table-cell table:style-name="ce221" table:formula="of:=[.G12]" office:value-type="float" office:value="1666.67" calcext:value-type="float">
            <text:p><text:s/>1667 </text:p>
          </table:table-cell>
          <table:table-cell table:style-name="ce221" table:formula="of:=[.J12]" office:value-type="float" office:value="3333.3" calcext:value-type="float">
            <text:p><text:s/>3333 </text:p>
          </table:table-cell>
          <table:table-cell table:number-columns-repeated="1019"/>
        </table:table-row>
        <table:table-row table:style-name="ro2">
          <table:table-cell/>
          <table:table-cell table:style-name="ce62" office:value-type="string" calcext:value-type="string">
            <text:p>Vacaciones</text:p>
          </table:table-cell>
          <table:table-cell table:style-name="ce62"/>
          <table:table-cell table:style-name="ce221" table:formula="of:=[.G13]" office:value-type="float" office:value="9201.41" calcext:value-type="float">
            <text:p><text:s/>9201 </text:p>
          </table:table-cell>
          <table:table-cell table:style-name="ce221" table:formula="of:=[.J13]" office:value-type="float" office:value="3920.36" calcext:value-type="float">
            <text:p><text:s/>3920 </text:p>
          </table:table-cell>
          <table:table-cell table:number-columns-repeated="1019"/>
        </table:table-row>
        <table:table-row table:style-name="ro2">
          <table:table-cell/>
          <table:table-cell table:style-name="ce62" office:value-type="string" calcext:value-type="string">
            <text:p>15% participación a Trabajadores</text:p>
          </table:table-cell>
          <table:table-cell table:style-name="ce62"/>
          <table:table-cell table:style-name="ce221" table:formula="of:=[.G28]" office:value-type="float" office:value="0" calcext:value-type="float">
            <text:p>-00 </text:p>
          </table:table-cell>
          <table:table-cell table:style-name="ce221" table:formula="of:=[.J28]" office:value-type="float" office:value="0" calcext:value-type="float">
            <text:p>-00 </text:p>
          </table:table-cell>
          <table:table-cell table:number-columns-repeated="1019"/>
        </table:table-row>
        <table:table-row table:style-name="ro2">
          <table:table-cell/>
          <table:table-cell table:style-name="ce62" office:value-type="string" calcext:value-type="string">
            <text:p>Fondos de Reserva</text:p>
          </table:table-cell>
          <table:table-cell table:style-name="ce62"/>
          <table:table-cell table:style-name="ce221" table:formula="of:=[.G14]" office:value-type="float" office:value="84.57" calcext:value-type="float">
            <text:p><text:s/>85 </text:p>
          </table:table-cell>
          <table:table-cell table:style-name="ce221" table:formula="of:=[.J14]" office:value-type="float" office:value="737.29" calcext:value-type="float">
            <text:p><text:s/>737 </text:p>
          </table:table-cell>
          <table:table-cell table:number-columns-repeated="1019"/>
        </table:table-row>
        <table:table-row table:style-name="ro2">
          <table:table-cell/>
          <table:table-cell table:style-name="ce63" table:number-columns-repeated="2"/>
          <table:table-cell table:style-name="ce222"/>
          <table:table-cell table:style-name="ce223"/>
          <table:table-cell table:number-columns-repeated="1019"/>
        </table:table-row>
        <table:table-row table:style-name="ro2">
          <table:table-cell/>
          <table:table-cell table:style-name="ce64" office:value-type="string" calcext:value-type="string">
            <text:p>Subtotal beneficios sociales por pagar</text:p>
          </table:table-cell>
          <table:table-cell table:style-name="ce64"/>
          <table:table-cell table:style-name="ce224" table:formula="of:=SUM([.D34:.D40])" office:value-type="float" office:value="11404.29" calcext:value-type="float">
            <text:p><text:s/>11404 </text:p>
          </table:table-cell>
          <table:table-cell table:style-name="ce224" table:formula="of:=SUM([.E34:.E40])" office:value-type="float" office:value="8801.64" calcext:value-type="float">
            <text:p><text:s/>8802 </text:p>
          </table:table-cell>
          <table:table-cell table:number-columns-repeated="1019"/>
        </table:table-row>
        <table:table-row table:style-name="ro2">
          <table:table-cell/>
          <table:table-cell table:style-name="ce65" table:number-columns-repeated="2"/>
          <table:table-cell table:style-name="ce225" table:number-columns-repeated="2"/>
          <table:table-cell table:number-columns-repeated="1019"/>
        </table:table-row>
        <table:table-row table:style-name="ro2">
          <table:table-cell/>
          <table:table-cell table:style-name="ce33" office:value-type="string" calcext:value-type="string">
            <text:p>+ Obligaciones por pagar IESS</text:p>
          </table:table-cell>
          <table:table-cell table:style-name="ce33"/>
          <table:table-cell table:style-name="ce223" table:formula="of:=SUM([.G16:.G23])" office:value-type="float" office:value="1579.82" calcext:value-type="float">
            <text:p><text:s/>1580 </text:p>
          </table:table-cell>
          <table:table-cell table:style-name="ce223" table:formula="of:=SUM([.J16:.J23])" office:value-type="float" office:value="7373.39" calcext:value-type="float">
            <text:p><text:s/>7373 </text:p>
          </table:table-cell>
          <table:table-cell table:number-columns-repeated="1019"/>
        </table:table-row>
        <table:table-row table:style-name="ro2">
          <table:table-cell/>
          <table:table-cell table:style-name="ce66" office:value-type="string" calcext:value-type="string">
            <text:p>Total Otros pasivos corrientes</text:p>
          </table:table-cell>
          <table:table-cell table:style-name="ce66"/>
          <table:table-cell table:style-name="ce67" table:formula="of:=SUM([.D41:.D43])" office:value-type="float" office:value="12984.11" calcext:value-type="float">
            <text:p><text:s/>12984 </text:p>
          </table:table-cell>
          <table:table-cell table:style-name="ce67" table:formula="of:=SUM([.E41:.E43])" office:value-type="float" office:value="16175.03" calcext:value-type="float">
            <text:p><text:s/>16175 </text:p>
          </table:table-cell>
          <table:table-cell table:number-columns-repeated="1019"/>
        </table:table-row>
        <table:table-row table:style-name="ro2">
          <table:table-cell table:number-columns-repeated="1024"/>
        </table:table-row>
        <table:table-row table:style-name="ro2">
          <table:table-cell table:style-name="ce68" office:value-type="string" calcext:value-type="string">
            <text:p>Fuente:</text:p>
          </table:table-cell>
          <table:table-cell table:style-name="ce69" table:number-columns-repeated="9"/>
          <table:table-cell table:style-name="ce70"/>
          <table:table-cell table:number-columns-repeated="1013"/>
        </table:table-row>
        <table:table-row table:style-name="ro2">
          <table:table-cell table:style-name="ce71" office:value-type="string" calcext:value-type="string">
            <text:p>Estados Financieros de la compañía proporcionado por el cliente y mayores generales, para el año corriente</text:p>
          </table:table-cell>
          <table:table-cell table:number-columns-repeated="9"/>
          <table:table-cell table:style-name="ce72"/>
          <table:table-cell table:number-columns-repeated="1013"/>
        </table:table-row>
        <table:table-row table:style-name="ro2">
          <table:table-cell table:style-name="ce71" office:value-type="string" calcext:value-type="string">
            <text:p>Nuestros papeles de trabajo y balance de comprobación del 2020 para el año anterior.</text:p>
          </table:table-cell>
          <table:table-cell table:number-columns-repeated="9"/>
          <table:table-cell table:style-name="ce72"/>
          <table:table-cell table:number-columns-repeated="1013"/>
        </table:table-row>
        <table:table-row table:style-name="ro2">
          <table:table-cell table:style-name="ce71"/>
          <table:table-cell table:number-columns-repeated="9"/>
          <table:table-cell table:style-name="ce72"/>
          <table:table-cell table:number-columns-repeated="1013"/>
        </table:table-row>
        <table:table-row table:style-name="ro2">
          <table:table-cell table:style-name="ce73" office:value-type="string" calcext:value-type="string">
            <text:p>Trabajo realizado:</text:p>
          </table:table-cell>
          <table:table-cell table:number-columns-repeated="9"/>
          <table:table-cell table:style-name="ce72"/>
          <table:table-cell table:number-columns-repeated="1013"/>
        </table:table-row>
        <table:table-row table:style-name="ro2" table:number-rows-repeated="3">
          <table:table-cell table:style-name="ce71"/>
          <table:table-cell table:number-columns-repeated="9"/>
          <table:table-cell table:style-name="ce72"/>
          <table:table-cell table:number-columns-repeated="1013"/>
        </table:table-row>
        <table:table-row table:style-name="ro2">
          <table:table-cell table:style-name="ce73" office:value-type="string" calcext:value-type="string">
            <text:p>Conclusiones:</text:p>
          </table:table-cell>
          <table:table-cell table:number-columns-repeated="9"/>
          <table:table-cell table:style-name="ce72"/>
          <table:table-cell table:number-columns-repeated="1013"/>
        </table:table-row>
        <table:table-row table:style-name="ro2" table:number-rows-repeated="3">
          <table:table-cell table:number-columns-repeated="10"/>
          <table:table-cell table:style-name="ce72"/>
          <table:table-cell table:number-columns-repeated="1013"/>
        </table:table-row>
        <table:table-row table:style-name="ro2" table:number-rows-repeated="1048515">
          <table:table-cell table:number-columns-repeated="1024"/>
        </table:table-row>
        <table:table-row table:style-name="ro5" table:number-rows-repeated="3">
          <table:table-cell table:number-columns-repeated="1024"/>
        </table:table-row>
        <table:table-row table:style-name="ro5">
          <table:table-cell table:number-columns-repeated="1024"/>
        </table:table-row>
      </table:table>
      <table:table table:name="beneficios_Sociales" table:style-name="ta2">
        <office:forms form:automatic-focus="false" form:apply-design-mode="false"/>
        <table:table-column table:style-name="co9" table:default-cell-style-name="ce1"/>
        <table:table-column table:style-name="co10" table:default-cell-style-name="ce1"/>
        <table:table-column table:style-name="co11" table:number-columns-repeated="5" table:default-cell-style-name="ce1"/>
        <table:table-column table:style-name="co12" table:default-cell-style-name="ce1"/>
        <table:table-column table:style-name="co13" table:default-cell-style-name="ce1"/>
        <table:table-column table:style-name="co14" table:visibility="collapse" table:default-cell-style-name="ce1"/>
        <table:table-column table:style-name="co13" table:visibility="collapse" table:default-cell-style-name="ce1"/>
        <table:table-column table:style-name="co13" table:number-columns-repeated="3" table:default-cell-style-name="ce1"/>
        <table:table-column table:style-name="co15" table:number-columns-repeated="2" table:default-cell-style-name="ce1"/>
        <table:table-column table:style-name="co13" table:default-cell-style-name="ce1"/>
        <table:table-column table:style-name="co9" table:default-cell-style-name="ce1"/>
        <table:table-column table:style-name="co6" table:number-columns-repeated="1006" table:default-cell-style-name="ce1"/>
        <table:table-row table:style-name="ro2">
          <table:table-cell table:style-name="ce82" office:value-type="string" calcext:value-type="string">
            <text:p>Cliente:</text:p>
          </table:table-cell>
          <table:table-cell table:style-name="ce341" office:value-type="string" calcext:value-type="string" table:number-columns-spanned="7" table:number-rows-spanned="1">
            <text:p>VISACOM S.A</text:p>
          </table:table-cell>
          <table:covered-table-cell table:number-columns-repeated="6"/>
          <table:table-cell table:style-name="ce139" office:value-type="string" calcext:value-type="string" table:number-columns-spanned="4" table:number-rows-spanned="1">
            <text:p>P/T:</text:p>
          </table:table-cell>
          <table:covered-table-cell table:number-columns-repeated="2" table:style-name="ce139"/>
          <table:covered-table-cell table:style-name="ce354"/>
          <table:table-cell table:style-name="ce354" table:number-columns-repeated="3"/>
          <table:table-cell table:style-name="ce219" table:number-columns-spanned="2" table:number-rows-spanned="1"/>
          <table:covered-table-cell table:style-name="Default"/>
          <table:table-cell table:style-name="Default"/>
          <table:table-cell/>
          <table:table-cell table:style-name="ce83" table:number-columns-repeated="1005"/>
        </table:table-row>
        <table:table-row table:style-name="ro2">
          <table:table-cell table:style-name="ce82" office:value-type="string" calcext:value-type="string">
            <text:p>Sección:</text:p>
          </table:table-cell>
          <table:table-cell table:style-name="ce341" office:value-type="string" calcext:value-type="string" table:number-columns-spanned="7" table:number-rows-spanned="1">
            <text:p>Fase 2 – Ejecución</text:p>
          </table:table-cell>
          <table:covered-table-cell table:number-columns-repeated="6"/>
          <table:table-cell table:style-name="ce139" office:value-type="string" calcext:value-type="string" table:number-columns-spanned="4" table:number-rows-spanned="1">
            <text:p>Preparado por:</text:p>
          </table:table-cell>
          <table:covered-table-cell table:number-columns-repeated="2" table:style-name="ce139"/>
          <table:covered-table-cell table:style-name="ce354"/>
          <table:table-cell table:style-name="ce354" table:number-columns-repeated="3"/>
          <table:table-cell table:style-name="ce140" office:value-type="string" calcext:value-type="string" table:number-columns-spanned="2" table:number-rows-spanned="1">
            <text:p>Cesar Leon</text:p>
          </table:table-cell>
          <table:covered-table-cell table:style-name="Default"/>
          <table:table-cell table:style-name="Default"/>
          <table:table-cell/>
          <table:table-cell table:style-name="ce83" table:number-columns-repeated="1005"/>
        </table:table-row>
        <table:table-row table:style-name="ro2">
          <table:table-cell table:style-name="ce82" office:value-type="string" calcext:value-type="string">
            <text:p>Area:</text:p>
          </table:table-cell>
          <table:table-cell table:style-name="ce341" office:value-type="string" calcext:value-type="string" table:number-columns-spanned="7" table:number-rows-spanned="1">
            <text:p>Beneficios Sociales</text:p>
          </table:table-cell>
          <table:covered-table-cell table:number-columns-repeated="6"/>
          <table:table-cell table:style-name="ce139" office:value-type="string" calcext:value-type="string" table:number-columns-spanned="4" table:number-rows-spanned="1">
            <text:p>Fecha:</text:p>
          </table:table-cell>
          <table:covered-table-cell table:number-columns-repeated="2" table:style-name="ce139"/>
          <table:covered-table-cell table:style-name="ce354"/>
          <table:table-cell table:style-name="ce354" table:number-columns-repeated="3"/>
          <table:table-cell table:style-name="ce141" office:value-type="date" office:date-value="2021-11-16" calcext:value-type="date" table:number-columns-spanned="2" table:number-rows-spanned="1">
            <text:p>16/11/2021</text:p>
          </table:table-cell>
          <table:covered-table-cell table:style-name="Default"/>
          <table:table-cell table:style-name="Default"/>
          <table:table-cell/>
          <table:table-cell table:style-name="ce83" table:number-columns-repeated="1005"/>
        </table:table-row>
        <table:table-row table:style-name="ro2">
          <table:table-cell table:style-name="ce82" office:value-type="string" calcext:value-type="string">
            <text:p>Prueba:</text:p>
          </table:table-cell>
          <table:table-cell table:style-name="ce341" office:value-type="string" calcext:value-type="string" table:number-columns-spanned="7" table:number-rows-spanned="1">
            <text:p>Análisis variaciones de grupo contable</text:p>
          </table:table-cell>
          <table:covered-table-cell table:number-columns-repeated="6"/>
          <table:table-cell table:style-name="ce139" office:value-type="string" calcext:value-type="string" table:number-columns-spanned="4" table:number-rows-spanned="1">
            <text:p>Revisado por:</text:p>
          </table:table-cell>
          <table:covered-table-cell table:number-columns-repeated="2" table:style-name="ce139"/>
          <table:covered-table-cell table:style-name="ce354"/>
          <table:table-cell table:style-name="ce354" table:number-columns-repeated="3"/>
          <table:table-cell table:style-name="ce140" office:value-type="string" calcext:value-type="string" table:number-columns-spanned="2" table:number-rows-spanned="1">
            <text:p>Carlos Almeida</text:p>
          </table:table-cell>
          <table:covered-table-cell table:style-name="Default"/>
          <table:table-cell table:style-name="Default"/>
          <table:table-cell/>
          <table:table-cell table:style-name="ce83" table:number-columns-repeated="1005"/>
        </table:table-row>
        <table:table-row table:style-name="ro2">
          <table:table-cell table:style-name="ce82" office:value-type="string" calcext:value-type="string">
            <text:p>Con corte al:</text:p>
          </table:table-cell>
          <table:table-cell table:style-name="ce341" office:value-type="string" calcext:value-type="string" table:number-columns-spanned="7" table:number-rows-spanned="1">
            <text:p>Al 31 de diciembre del 2021</text:p>
          </table:table-cell>
          <table:covered-table-cell table:number-columns-repeated="6"/>
          <table:table-cell table:style-name="ce139" office:value-type="string" calcext:value-type="string" table:number-columns-spanned="4" table:number-rows-spanned="1">
            <text:p>Fecha:</text:p>
          </table:table-cell>
          <table:covered-table-cell table:number-columns-repeated="2" table:style-name="ce139"/>
          <table:covered-table-cell table:style-name="ce354"/>
          <table:table-cell table:style-name="ce354" table:number-columns-repeated="3"/>
          <table:table-cell table:style-name="ce219" table:number-columns-spanned="2" table:number-rows-spanned="1"/>
          <table:covered-table-cell table:style-name="Default"/>
          <table:table-cell table:style-name="Default"/>
          <table:table-cell/>
          <table:table-cell table:style-name="ce83" table:number-columns-repeated="1005"/>
        </table:table-row>
        <table:table-row table:style-name="ro2">
          <table:table-cell table:number-columns-repeated="1024"/>
        </table:table-row>
        <table:table-row table:style-name="ro2">
          <table:table-cell table:style-name="ce291"/>
          <table:table-cell table:style-name="ce345" office:value-type="string" calcext:value-type="string" table:number-columns-spanned="6" table:number-rows-spanned="1">
            <text:p>BENEFICIOS SOCIALES</text:p>
          </table:table-cell>
          <table:covered-table-cell table:number-columns-repeated="5" table:style-name="ce360"/>
          <table:table-cell table:style-name="ce365"/>
          <table:table-cell table:style-name="ce350" office:value-type="string" calcext:value-type="string" table:number-columns-spanned="9" table:number-rows-spanned="1">
            <text:p>MAS SUELDOS Y APORTES AL IESS</text:p>
          </table:table-cell>
          <table:covered-table-cell table:number-columns-repeated="2" table:style-name="ce350"/>
          <table:covered-table-cell table:number-columns-repeated="6" table:style-name="ce360"/>
          <table:table-cell table:style-name="ce291" table:number-columns-repeated="47"/>
          <table:table-cell table:style-name="ce373" table:number-columns-repeated="5"/>
          <table:table-cell table:style-name="ce392" table:number-columns-repeated="955"/>
        </table:table-row>
        <table:table-row table:style-name="ro6">
          <table:table-cell table:style-name="ce329" office:value-type="string" calcext:value-type="string" table:number-columns-spanned="1" table:number-rows-spanned="2">
            <text:p>Descripción</text:p>
          </table:table-cell>
          <table:table-cell table:style-name="ce346" office:value-type="string" calcext:value-type="string">
            <text:p>2.1.7.6.3</text:p>
          </table:table-cell>
          <table:table-cell table:style-name="ce346" office:value-type="string" calcext:value-type="string">
            <text:p>2.1.7.6.1</text:p>
          </table:table-cell>
          <table:table-cell table:style-name="ce346" office:value-type="string" calcext:value-type="string">
            <text:p>2.1.7.6.2</text:p>
          </table:table-cell>
          <table:table-cell table:style-name="ce346"/>
          <table:table-cell table:style-name="ce346" office:value-type="string" calcext:value-type="string">
            <text:p>2.1.7.6.6</text:p>
          </table:table-cell>
          <table:table-cell table:style-name="ce361" office:value-type="string" calcext:value-type="string" table:number-columns-spanned="1" table:number-rows-spanned="2">
            <text:p>TOTAL BENEFICIOS SOCIALES</text:p>
          </table:table-cell>
          <table:table-cell table:style-name="ce366"/>
          <table:table-cell table:style-name="ce351" office:value-type="string" calcext:value-type="string">
            <text:p>2.1.7.7.1</text:p>
          </table:table-cell>
          <table:table-cell table:style-name="ce351" office:value-type="string" calcext:value-type="string">
            <text:p>2.1.7.6.4</text:p>
          </table:table-cell>
          <table:table-cell table:style-name="ce351" office:value-type="string" calcext:value-type="string">
            <text:p>2.1.7.6.9</text:p>
          </table:table-cell>
          <table:table-cell table:style-name="ce351"/>
          <table:table-cell table:style-name="ce351" office:value-type="string" calcext:value-type="string">
            <text:p>2.1.7.6.5</text:p>
          </table:table-cell>
          <table:table-cell table:style-name="ce351" office:value-type="string" calcext:value-type="string">
            <text:p>2.1.7.6.12</text:p>
          </table:table-cell>
          <table:table-cell table:style-name="ce351" office:value-type="string" calcext:value-type="string">
            <text:p>2.1.7.6.10</text:p>
          </table:table-cell>
          <table:table-cell table:style-name="ce351" office:value-type="string" calcext:value-type="string">
            <text:p>2.1.7.6.11</text:p>
          </table:table-cell>
          <table:table-cell table:style-name="ce351" office:value-type="string" calcext:value-type="string" table:number-columns-spanned="1" table:number-rows-spanned="2">
            <text:p>TOTAL SUELDO Y BENEFICIOS</text:p>
          </table:table-cell>
          <table:table-cell table:style-name="ce389" table:number-columns-repeated="52"/>
          <table:table-cell table:style-name="ce393" table:number-columns-repeated="955"/>
        </table:table-row>
        <table:table-row table:style-name="ro7">
          <table:covered-table-cell table:style-name="ce330"/>
          <table:table-cell table:style-name="ce347" office:value-type="string" calcext:value-type="string">
            <text:p>VACACIONES</text:p>
          </table:table-cell>
          <table:table-cell table:style-name="ce347" office:value-type="string" calcext:value-type="string">
            <text:p>DECIMO TERCER SUELDO</text:p>
          </table:table-cell>
          <table:table-cell table:style-name="ce347" office:value-type="string" calcext:value-type="string">
            <text:p>DECIMO CUARTO SUELDO</text:p>
          </table:table-cell>
          <table:table-cell table:style-name="ce347" office:value-type="string" calcext:value-type="string">
            <text:p>15% PT</text:p>
          </table:table-cell>
          <table:table-cell table:style-name="ce347" office:value-type="string" calcext:value-type="string">
            <text:p>FONDO DE RESERVA</text:p>
          </table:table-cell>
          <table:covered-table-cell table:style-name="ce330"/>
          <table:table-cell table:style-name="ce366"/>
          <table:table-cell table:style-name="ce351" office:value-type="string" calcext:value-type="string">
            <text:p>SUELDOS</text:p>
          </table:table-cell>
          <table:table-cell table:style-name="ce351" office:value-type="string" calcext:value-type="string">
            <text:p>11.15 % Aporte Patronal</text:p>
          </table:table-cell>
          <table:table-cell table:style-name="ce351" office:value-type="string" calcext:value-type="string">
            <text:p>9.45 % Aporte personal</text:p>
          </table:table-cell>
          <table:table-cell table:style-name="ce351" office:value-type="string" calcext:value-type="string">
            <text:p>APORTES AL IESS</text:p>
          </table:table-cell>
          <table:table-cell table:style-name="ce351" office:value-type="string" calcext:value-type="string">
            <text:p>Secap – IECE</text:p>
          </table:table-cell>
          <table:table-cell table:style-name="ce351" office:value-type="string" calcext:value-type="string">
            <text:p>EXTENSIONES</text:p>
          </table:table-cell>
          <table:table-cell table:style-name="ce351" office:value-type="string" calcext:value-type="string">
            <text:p>PRESTAMOS QUIROGRAFARIOS</text:p>
          </table:table-cell>
          <table:table-cell table:style-name="ce351" office:value-type="string" calcext:value-type="string">
            <text:p>PRESTAMOS HIPOTECARIOS</text:p>
          </table:table-cell>
          <table:covered-table-cell table:style-name="ce330"/>
          <table:table-cell table:style-name="ce389" table:number-columns-repeated="52"/>
          <table:table-cell table:style-name="ce393" table:number-columns-repeated="955"/>
        </table:table-row>
        <table:table-row table:style-name="ro2">
          <table:table-cell table:style-name="ce93" office:value-type="string" calcext:value-type="string">
            <text:p>Saldo inicial (1/01/2021)</text:p>
          </table:table-cell>
          <table:table-cell table:style-name="ce94" office:value-type="float" office:value="3920.36" calcext:value-type="float">
            <text:p>3,920</text:p>
          </table:table-cell>
          <table:table-cell table:style-name="ce94" office:value-type="float" office:value="810.69" calcext:value-type="float">
            <text:p>811</text:p>
          </table:table-cell>
          <table:table-cell table:style-name="ce94" office:value-type="float" office:value="3333.3" calcext:value-type="float">
            <text:p>3,333</text:p>
          </table:table-cell>
          <table:table-cell table:style-name="ce94" office:value-type="float" office:value="0" calcext:value-type="float">
            <text:p>0</text:p>
          </table:table-cell>
          <table:table-cell table:style-name="ce94" office:value-type="float" office:value="737" calcext:value-type="float">
            <text:p>737</text:p>
          </table:table-cell>
          <table:table-cell table:style-name="ce94" table:formula="of:=SUM([.B10:.F10])" office:value-type="float" office:value="8801.35" calcext:value-type="float">
            <text:p>8,801</text:p>
          </table:table-cell>
          <table:table-cell table:style-name="ce96"/>
          <table:table-cell table:style-name="ce96" office:value-type="float" office:value="0" calcext:value-type="float">
            <text:p>0</text:p>
          </table:table-cell>
          <table:table-cell table:style-name="ce96" office:value-type="float" office:value="2169.65" calcext:value-type="float">
            <text:p>2,170</text:p>
          </table:table-cell>
          <table:table-cell table:style-name="ce96" office:value-type="float" office:value="1838.38" calcext:value-type="float">
            <text:p>1,838</text:p>
          </table:table-cell>
          <table:table-cell table:style-name="ce96" table:formula="of:=[.J10]+[.K10]" office:value-type="float" office:value="4008.03" calcext:value-type="float">
            <text:p>4,008</text:p>
          </table:table-cell>
          <table:table-cell table:style-name="ce96" office:value-type="float" office:value="194.51" calcext:value-type="float">
            <text:p>195</text:p>
          </table:table-cell>
          <table:table-cell table:style-name="ce96" office:value-type="float" office:value="29.08" calcext:value-type="float">
            <text:p>29</text:p>
          </table:table-cell>
          <table:table-cell table:style-name="ce96" office:value-type="float" office:value="1245.41" calcext:value-type="float">
            <text:p>1,245</text:p>
          </table:table-cell>
          <table:table-cell table:style-name="ce97" office:value-type="float" office:value="1896.6" calcext:value-type="float">
            <text:p>1897 </text:p>
          </table:table-cell>
          <table:table-cell table:style-name="ce96" table:formula="of:=SUM([.L10:.P10])+[.I10]+[.G10]" office:value-type="float" office:value="16174.98" calcext:value-type="float">
            <text:p>16,175</text:p>
          </table:table-cell>
          <table:table-cell table:style-name="ce84" table:number-columns-repeated="52"/>
          <table:table-cell table:style-name="ce86" table:number-columns-repeated="955"/>
        </table:table-row>
        <table:table-row table:style-name="ro2">
          <table:table-cell table:style-name="ce98" office:value-type="string" calcext:value-type="string">
            <text:p>Provisiones (creditos)</text:p>
          </table:table-cell>
          <table:table-cell table:style-name="ce99" office:value-type="float" office:value="5239.74" calcext:value-type="float">
            <text:p>5,240</text:p>
          </table:table-cell>
          <table:table-cell table:style-name="ce99" office:value-type="float" office:value="6551.45" calcext:value-type="float">
            <text:p>6,551</text:p>
          </table:table-cell>
          <table:table-cell table:style-name="ce99" office:value-type="float" office:value="2666.4" calcext:value-type="float">
            <text:p>2,666</text:p>
          </table:table-cell>
          <table:table-cell table:style-name="ce99" office:value-type="float" office:value="0" calcext:value-type="float">
            <text:p>0</text:p>
          </table:table-cell>
          <table:table-cell table:style-name="ce99" office:value-type="float" office:value="2721.96" calcext:value-type="float">
            <text:p>2,722</text:p>
          </table:table-cell>
          <table:table-cell table:style-name="ce99" table:formula="of:=SUM([.B11:.F11])" office:value-type="float" office:value="17179.55" calcext:value-type="float">
            <text:p>17,180</text:p>
          </table:table-cell>
          <table:table-cell table:style-name="ce100"/>
          <table:table-cell table:style-name="ce100" office:value-type="float" office:value="27162.14" calcext:value-type="float">
            <text:p>27,162</text:p>
          </table:table-cell>
          <table:table-cell table:style-name="ce100" office:value-type="float" office:value="8765.73" calcext:value-type="float">
            <text:p>8,766</text:p>
          </table:table-cell>
          <table:table-cell table:style-name="ce100" office:value-type="float" office:value="7560.18" calcext:value-type="float">
            <text:p>7,560</text:p>
          </table:table-cell>
          <table:table-cell table:style-name="ce100" table:formula="of:=SUM([.J11:.K11])" office:value-type="float" office:value="16325.91" calcext:value-type="float">
            <text:p>16,326</text:p>
          </table:table-cell>
          <table:table-cell table:style-name="ce100" office:value-type="float" office:value="786.07" calcext:value-type="float">
            <text:p>786</text:p>
          </table:table-cell>
          <table:table-cell table:style-name="ce100"/>
          <table:table-cell table:style-name="ce100" office:value-type="float" office:value="4695.27" calcext:value-type="float">
            <text:p>4,695</text:p>
          </table:table-cell>
          <table:table-cell table:style-name="ce101" office:value-type="float" office:value="6327.74" calcext:value-type="float">
            <text:p>6328 </text:p>
          </table:table-cell>
          <table:table-cell table:style-name="ce100" table:formula="of:=SUM([.L11:.P11])+[.I11]+[.G11]" office:value-type="float" office:value="72476.68" calcext:value-type="float">
            <text:p>72,477</text:p>
          </table:table-cell>
          <table:table-cell table:style-name="ce84" table:number-columns-repeated="52"/>
          <table:table-cell table:style-name="ce86" table:number-columns-repeated="955"/>
        </table:table-row>
        <table:table-row table:style-name="ro2">
          <table:table-cell table:style-name="ce315" office:value-type="string" calcext:value-type="string">
            <text:p>Otros Ajustess</text:p>
          </table:table-cell>
          <table:table-cell table:style-name="ce335" office:value-type="float" office:value="103.66" calcext:value-type="float">
            <text:p>104</text:p>
          </table:table-cell>
          <table:table-cell table:style-name="ce335" office:value-type="float" office:value="207.32" calcext:value-type="float">
            <text:p>207</text:p>
          </table:table-cell>
          <table:table-cell table:style-name="ce335" office:value-type="float" office:value="263.32" calcext:value-type="float">
            <text:p>263</text:p>
          </table:table-cell>
          <table:table-cell table:style-name="ce335" office:value-type="float" office:value="0" calcext:value-type="float">
            <text:p>0</text:p>
          </table:table-cell>
          <table:table-cell table:style-name="ce335" table:formula="of:=207.32-2.58" office:value-type="float" office:value="204.74" calcext:value-type="float">
            <text:p>205</text:p>
          </table:table-cell>
          <table:table-cell table:style-name="ce335" table:formula="of:=SUM([.B12:.F12])" office:value-type="float" office:value="779.04" calcext:value-type="float">
            <text:p>779</text:p>
          </table:table-cell>
          <table:table-cell table:style-name="ce358"/>
          <table:table-cell table:style-name="ce358" table:formula="of:=3762.81-1336.74" office:value-type="float" office:value="2426.07" calcext:value-type="float">
            <text:p>2,426</text:p>
          </table:table-cell>
          <table:table-cell table:style-name="ce358" table:formula="of:=290.76-70.88" office:value-type="float" office:value="219.88" calcext:value-type="float">
            <text:p>220</text:p>
          </table:table-cell>
          <table:table-cell table:style-name="ce358" table:formula="of:=235.09+2.58-206.98" office:value-type="float" office:value="30.69" calcext:value-type="float">
            <text:p>31</text:p>
          </table:table-cell>
          <table:table-cell table:style-name="ce358" table:formula="of:=SUM([.J12:.K12])" office:value-type="float" office:value="250.57" calcext:value-type="float">
            <text:p>251</text:p>
          </table:table-cell>
          <table:table-cell table:style-name="ce358" office:value-type="float" office:value="24.88" calcext:value-type="float">
            <text:p>25</text:p>
          </table:table-cell>
          <table:table-cell table:style-name="ce358" office:value-type="float" office:value="130.86" calcext:value-type="float">
            <text:p>131</text:p>
          </table:table-cell>
          <table:table-cell table:style-name="ce358" office:value-type="float" office:value="148.43" calcext:value-type="float">
            <text:p>148</text:p>
          </table:table-cell>
          <table:table-cell table:style-name="ce377" table:formula="of:=792.64-1899.39" office:value-type="float" office:value="-1106.75" calcext:value-type="float">
            <text:p>-1107 </text:p>
          </table:table-cell>
          <table:table-cell table:style-name="ce358" table:formula="of:=SUM([.L12:.P12])+[.I12]+[.G12]" office:value-type="float" office:value="2653.1" calcext:value-type="float">
            <text:p>2,653</text:p>
          </table:table-cell>
          <table:table-cell table:style-name="ce382" table:number-columns-repeated="52"/>
          <table:table-cell table:style-name="ce390" table:number-columns-repeated="955"/>
        </table:table-row>
        <table:table-row table:style-name="ro2">
          <table:table-cell table:style-name="ce316" office:value-type="string" calcext:value-type="string">
            <text:p>Pagos (débitos)</text:p>
          </table:table-cell>
          <table:table-cell table:style-name="ce336" table:number-columns-repeated="2"/>
          <table:table-cell table:style-name="ce336" office:value-type="float" office:value="-3425.02" calcext:value-type="float">
            <text:p>-3,425</text:p>
          </table:table-cell>
          <table:table-cell table:style-name="ce336" office:value-type="float" office:value="0" calcext:value-type="float">
            <text:p>0</text:p>
          </table:table-cell>
          <table:table-cell table:style-name="ce336" office:value-type="float" office:value="-3584.97" calcext:value-type="float">
            <text:p>-3,585</text:p>
          </table:table-cell>
          <table:table-cell table:style-name="ce336" table:formula="of:=SUM([.B13:.F13])" office:value-type="float" office:value="-7009.99" calcext:value-type="float">
            <text:p>-7,010</text:p>
          </table:table-cell>
          <table:table-cell table:style-name="ce359"/>
          <table:table-cell table:style-name="ce359" office:value-type="float" office:value="-27162.14" calcext:value-type="float">
            <text:p>-27,162</text:p>
          </table:table-cell>
          <table:table-cell table:style-name="ce359" office:value-type="float" office:value="-10626.04" calcext:value-type="float">
            <text:p>-10,626</text:p>
          </table:table-cell>
          <table:table-cell table:style-name="ce359" office:value-type="float" office:value="-8872.17" calcext:value-type="float">
            <text:p>-8,872</text:p>
          </table:table-cell>
          <table:table-cell table:style-name="ce359" table:formula="of:=SUM([.J13:.K13])" office:value-type="float" office:value="-19498.21" calcext:value-type="float">
            <text:p>-19,498</text:p>
          </table:table-cell>
          <table:table-cell table:style-name="ce359" office:value-type="float" office:value="-952.9" calcext:value-type="float">
            <text:p>-953</text:p>
          </table:table-cell>
          <table:table-cell table:style-name="ce359" office:value-type="float" office:value="-145.4" calcext:value-type="float">
            <text:p>-145</text:p>
          </table:table-cell>
          <table:table-cell table:style-name="ce359" office:value-type="float" office:value="-5778.55" calcext:value-type="float">
            <text:p>-5,779</text:p>
          </table:table-cell>
          <table:table-cell table:style-name="ce378" office:value-type="float" office:value="-7117.59" calcext:value-type="float">
            <text:p>-7118 </text:p>
          </table:table-cell>
          <table:table-cell table:style-name="ce359" table:formula="of:=SUM([.L13:.P13])+[.I13]+[.G13]" office:value-type="float" office:value="-67664.78" calcext:value-type="float">
            <text:p>-67,665</text:p>
          </table:table-cell>
          <table:table-cell table:style-name="ce371" table:number-columns-repeated="52"/>
          <table:table-cell table:style-name="ce381" table:number-columns-repeated="955"/>
        </table:table-row>
        <table:table-row table:style-name="ro8">
          <table:table-cell table:style-name="ce317" office:value-type="string" calcext:value-type="string">
            <text:p>Pagos de Liquidación de personal</text:p>
          </table:table-cell>
          <table:table-cell table:style-name="ce337" office:value-type="float" office:value="-1204.98" calcext:value-type="float">
            <text:p>-1,205</text:p>
          </table:table-cell>
          <table:table-cell table:style-name="ce337" office:value-type="float" office:value="-2457.71" calcext:value-type="float">
            <text:p>-2,458</text:p>
          </table:table-cell>
          <table:table-cell table:style-name="ce337" office:value-type="float" office:value="-911.11" calcext:value-type="float">
            <text:p>-911</text:p>
          </table:table-cell>
          <table:table-cell table:style-name="ce337" office:value-type="float" office:value="0" calcext:value-type="float">
            <text:p>0</text:p>
          </table:table-cell>
          <table:table-cell table:style-name="ce337" office:value-type="float" office:value="-7.5" calcext:value-type="float">
            <text:p>-8</text:p>
          </table:table-cell>
          <table:table-cell table:style-name="ce337" table:formula="of:=SUM([.B14:.F14])" office:value-type="float" office:value="-4581.3" calcext:value-type="float">
            <text:p>-4,581</text:p>
          </table:table-cell>
          <table:table-cell table:style-name="ce362"/>
          <table:table-cell table:style-name="ce362" office:value-type="float" office:value="-2426.07" calcext:value-type="float">
            <text:p>-2,426</text:p>
          </table:table-cell>
          <table:table-cell table:number-columns-repeated="2" table:style-name="ce362" office:value-type="float" office:value="0" calcext:value-type="float">
            <text:p>0</text:p>
          </table:table-cell>
          <table:table-cell table:style-name="ce359" table:formula="of:=SUM([.J14:.K14])" office:value-type="float" office:value="0" calcext:value-type="float">
            <text:p>0</text:p>
          </table:table-cell>
          <table:table-cell table:style-name="ce362"/>
          <table:table-cell table:number-columns-repeated="2" table:style-name="ce362" office:value-type="float" office:value="0" calcext:value-type="float">
            <text:p>0</text:p>
          </table:table-cell>
          <table:table-cell table:style-name="ce379" office:value-type="float" office:value="0" calcext:value-type="float">
            <text:p>- </text:p>
          </table:table-cell>
          <table:table-cell table:style-name="ce362" table:formula="of:=SUM([.L14:.P14])+[.I14]+[.G14]" office:value-type="float" office:value="-7007.37" calcext:value-type="float">
            <text:p>-7,007</text:p>
          </table:table-cell>
          <table:table-cell table:style-name="ce371" table:number-columns-repeated="52"/>
          <table:table-cell table:style-name="ce391" table:number-columns-repeated="955"/>
        </table:table-row>
        <table:table-row table:style-name="ro2">
          <table:table-cell table:style-name="ce118" office:value-type="string" calcext:value-type="string">
            <text:p>Saldo a (09/30/2021)</text:p>
          </table:table-cell>
          <table:table-cell table:style-name="ce119" table:formula="of:=SUM([.B10:.B14])" office:value-type="float" office:value="8058.78" calcext:value-type="float">
            <text:p>8,059</text:p>
          </table:table-cell>
          <table:table-cell table:style-name="ce119" table:formula="of:=SUM([.C10:.C14])" office:value-type="float" office:value="5111.75" calcext:value-type="float">
            <text:p>5,112</text:p>
          </table:table-cell>
          <table:table-cell table:style-name="ce119" table:formula="of:=SUM([.D10:.D14])" office:value-type="float" office:value="1926.89" calcext:value-type="float">
            <text:p>1,927</text:p>
          </table:table-cell>
          <table:table-cell table:style-name="ce119" table:formula="of:=SUM([.E10:.E14])" office:value-type="float" office:value="0" calcext:value-type="float">
            <text:p>0</text:p>
          </table:table-cell>
          <table:table-cell table:style-name="ce119" table:formula="of:=SUM([.F10:.F14])" office:value-type="float" office:value="71.23" calcext:value-type="float">
            <text:p>71</text:p>
          </table:table-cell>
          <table:table-cell table:style-name="ce119" table:formula="of:=SUM([.G10:.G14])" office:value-type="float" office:value="15168.65" calcext:value-type="float">
            <text:p>15,169</text:p>
          </table:table-cell>
          <table:table-cell table:style-name="ce95"/>
          <table:table-cell table:style-name="ce120" table:formula="of:=SUM([.I10:.I14])" office:value-type="float" office:value="0" calcext:value-type="float">
            <text:p>0</text:p>
          </table:table-cell>
          <table:table-cell table:style-name="ce120" table:formula="of:=SUM([.J10:.J14])" office:value-type="float" office:value="529.219999999998" calcext:value-type="float">
            <text:p>529</text:p>
          </table:table-cell>
          <table:table-cell table:style-name="ce120" table:formula="of:=SUM([.K10:.K14])" office:value-type="float" office:value="557.08" calcext:value-type="float">
            <text:p>557</text:p>
          </table:table-cell>
          <table:table-cell table:style-name="ce120" table:formula="of:=SUM([.L10:.L14])" office:value-type="float" office:value="1086.3" calcext:value-type="float">
            <text:p>1,086</text:p>
          </table:table-cell>
          <table:table-cell table:style-name="ce120" table:formula="of:=SUM([.M10:.M14])" office:value-type="float" office:value="52.5600000000001" calcext:value-type="float">
            <text:p>53</text:p>
          </table:table-cell>
          <table:table-cell table:style-name="ce120" table:formula="of:=SUM([.N10:.N14])" office:value-type="float" office:value="14.54" calcext:value-type="float">
            <text:p>15</text:p>
          </table:table-cell>
          <table:table-cell table:style-name="ce120" table:formula="of:=SUM([.O10:.O14])" office:value-type="float" office:value="310.560000000001" calcext:value-type="float">
            <text:p>311</text:p>
          </table:table-cell>
          <table:table-cell table:style-name="ce120" table:formula="of:=SUM([.P10:.P14])" office:value-type="float" office:value="0" calcext:value-type="float">
            <text:p>0</text:p>
          </table:table-cell>
          <table:table-cell table:style-name="ce120" table:formula="of:=SUM([.Q10:.Q14])" office:value-type="float" office:value="16632.61" calcext:value-type="float">
            <text:p>16,633</text:p>
          </table:table-cell>
          <table:table-cell table:style-name="ce84" table:number-columns-repeated="52"/>
          <table:table-cell table:style-name="ce86" table:number-columns-repeated="955"/>
        </table:table-row>
        <table:table-row table:style-name="ro2">
          <table:table-cell table:style-name="ce98" office:value-type="string" calcext:value-type="string">
            <text:p>Provisiones (creditos)</text:p>
          </table:table-cell>
          <table:table-cell table:style-name="ce94" table:number-columns-repeated="6"/>
          <table:table-cell table:style-name="ce96" table:number-columns-repeated="10"/>
          <table:table-cell table:style-name="ce84" table:number-columns-repeated="52"/>
          <table:table-cell table:style-name="ce86" table:number-columns-repeated="955"/>
        </table:table-row>
        <table:table-row table:style-name="ro2">
          <table:table-cell table:style-name="ce315" office:value-type="string" calcext:value-type="string">
            <text:p>Otros Ajustess</text:p>
          </table:table-cell>
          <table:table-cell table:style-name="ce335" table:number-columns-repeated="6"/>
          <table:table-cell table:style-name="ce358" table:number-columns-repeated="10"/>
          <table:table-cell table:style-name="ce382" table:number-columns-repeated="52"/>
          <table:table-cell table:style-name="ce390" table:number-columns-repeated="955"/>
        </table:table-row>
        <table:table-row table:style-name="ro2">
          <table:table-cell table:style-name="ce316" office:value-type="string" calcext:value-type="string">
            <text:p>Pagos (débitos)</text:p>
          </table:table-cell>
          <table:table-cell table:style-name="ce336" table:number-columns-repeated="6"/>
          <table:table-cell table:style-name="ce359" table:number-columns-repeated="10"/>
          <table:table-cell table:style-name="ce371" table:number-columns-repeated="52"/>
          <table:table-cell table:style-name="ce391" table:number-columns-repeated="955"/>
        </table:table-row>
        <table:table-row table:style-name="ro8">
          <table:table-cell table:style-name="ce317" office:value-type="string" calcext:value-type="string">
            <text:p>Pagos de Liquidación de personal</text:p>
          </table:table-cell>
          <table:table-cell table:style-name="ce337" table:number-columns-repeated="6"/>
          <table:table-cell table:style-name="ce362" table:number-columns-repeated="10"/>
          <table:table-cell table:style-name="ce371" table:number-columns-repeated="52"/>
          <table:table-cell table:style-name="ce391" table:number-columns-repeated="955"/>
        </table:table-row>
        <table:table-row table:style-name="ro2">
          <table:table-cell table:style-name="ce118" office:value-type="string" calcext:value-type="string">
            <text:p>Saldo final (12/31/2021)</text:p>
          </table:table-cell>
          <table:table-cell table:style-name="ce119" table:formula="of:=SUM([.B15:.B19])" office:value-type="float" office:value="8058.78" calcext:value-type="float">
            <text:p>8,059</text:p>
          </table:table-cell>
          <table:table-cell table:style-name="ce119" table:formula="of:=SUM([.C15:.C19])" office:value-type="float" office:value="5111.75" calcext:value-type="float">
            <text:p>5,112</text:p>
          </table:table-cell>
          <table:table-cell table:style-name="ce119" table:formula="of:=SUM([.D15:.D19])" office:value-type="float" office:value="1926.89" calcext:value-type="float">
            <text:p>1,927</text:p>
          </table:table-cell>
          <table:table-cell table:style-name="ce119" table:formula="of:=SUM([.E15:.E19])" office:value-type="float" office:value="0" calcext:value-type="float">
            <text:p>0</text:p>
          </table:table-cell>
          <table:table-cell table:style-name="ce119" table:formula="of:=SUM([.F15:.F19])" office:value-type="float" office:value="71.23" calcext:value-type="float">
            <text:p>71</text:p>
          </table:table-cell>
          <table:table-cell table:style-name="ce119" table:formula="of:=SUM([.G15:.G19])" office:value-type="float" office:value="15168.65" calcext:value-type="float">
            <text:p>15,169</text:p>
          </table:table-cell>
          <table:table-cell table:style-name="ce119" table:formula="of:=SUM([.H15:.H19])" office:value-type="float" office:value="0" calcext:value-type="float">
            <text:p>0</text:p>
          </table:table-cell>
          <table:table-cell table:style-name="ce119" table:formula="of:=SUM([.I15:.I19])" office:value-type="float" office:value="0" calcext:value-type="float">
            <text:p>0</text:p>
          </table:table-cell>
          <table:table-cell table:style-name="ce119" table:formula="of:=SUM([.J15:.J19])" office:value-type="float" office:value="529.219999999998" calcext:value-type="float">
            <text:p>529</text:p>
          </table:table-cell>
          <table:table-cell table:style-name="ce119" table:formula="of:=SUM([.K15:.K19])" office:value-type="float" office:value="557.08" calcext:value-type="float">
            <text:p>557</text:p>
          </table:table-cell>
          <table:table-cell table:style-name="ce119" table:formula="of:=SUM([.L15:.L19])" office:value-type="float" office:value="1086.3" calcext:value-type="float">
            <text:p>1,086</text:p>
          </table:table-cell>
          <table:table-cell table:style-name="ce119" table:formula="of:=SUM([.M15:.M19])" office:value-type="float" office:value="52.5600000000001" calcext:value-type="float">
            <text:p>53</text:p>
          </table:table-cell>
          <table:table-cell table:style-name="ce119" table:formula="of:=SUM([.N15:.N19])" office:value-type="float" office:value="14.54" calcext:value-type="float">
            <text:p>15</text:p>
          </table:table-cell>
          <table:table-cell table:style-name="ce119" table:formula="of:=SUM([.O15:.O19])" office:value-type="float" office:value="310.560000000001" calcext:value-type="float">
            <text:p>311</text:p>
          </table:table-cell>
          <table:table-cell table:style-name="ce119" table:formula="of:=SUM([.P15:.P19])" office:value-type="float" office:value="0" calcext:value-type="float">
            <text:p>0</text:p>
          </table:table-cell>
          <table:table-cell table:style-name="ce119" table:formula="of:=SUM([.Q15:.Q19])" office:value-type="float" office:value="16632.61" calcext:value-type="float">
            <text:p>16,633</text:p>
          </table:table-cell>
          <table:table-cell table:style-name="ce84" table:number-columns-repeated="52"/>
          <table:table-cell table:style-name="ce86" table:number-columns-repeated="955"/>
        </table:table-row>
        <table:table-row table:style-name="ro2">
          <table:table-cell table:style-name="ce121"/>
          <table:table-cell table:style-name="ce122" table:number-columns-repeated="6"/>
          <table:table-cell table:style-name="ce95"/>
          <table:table-cell table:style-name="ce123" table:number-columns-repeated="9"/>
          <table:table-cell table:style-name="ce84" table:number-columns-repeated="52"/>
          <table:table-cell table:style-name="ce86" table:number-columns-repeated="955"/>
        </table:table-row>
        <table:table-row table:style-name="ro2">
          <table:table-cell table:style-name="ce121"/>
          <table:table-cell table:style-name="ce122" table:number-columns-repeated="6"/>
          <table:table-cell table:style-name="ce95" table:number-columns-repeated="10"/>
          <table:table-cell table:style-name="ce84" table:number-columns-repeated="52"/>
          <table:table-cell table:style-name="ce86" table:number-columns-repeated="955"/>
        </table:table-row>
        <table:table-row table:style-name="ro2">
          <table:table-cell table:style-name="ce124"/>
          <table:table-cell table:style-name="ce125" table:number-columns-repeated="4"/>
          <table:table-cell table:style-name="ce84"/>
          <table:table-cell table:style-name="ce95"/>
          <table:table-cell table:style-name="ce125" table:number-columns-repeated="9"/>
          <table:table-cell table:style-name="ce95"/>
          <table:table-cell table:style-name="ce84" table:number-columns-repeated="52"/>
          <table:table-cell table:style-name="ce86" table:number-columns-repeated="955"/>
        </table:table-row>
        <table:table-row table:style-name="ro2">
          <table:table-cell table:style-name="ce84" office:value-type="string" calcext:value-type="string">
            <text:p>CONCILIACION DEL GASTO TOTAL DE SUELDOS Y BENEFICIOS CON COSTOS Y GASTOS OPERACIONALES:</text:p>
          </table:table-cell>
          <table:table-cell table:style-name="ce84" table:number-columns-repeated="68"/>
          <table:table-cell table:style-name="ce86" table:number-columns-repeated="955"/>
        </table:table-row>
        <table:table-row table:style-name="ro2">
          <table:table-cell table:style-name="ce126" office:value-type="string" calcext:value-type="string">
            <text:p>Gasto registrado como:</text:p>
          </table:table-cell>
          <table:table-cell table:style-name="ce127" table:number-columns-repeated="15"/>
          <table:table-cell table:style-name="ce127" office:value-type="string" calcext:value-type="string">
            <text:p>SUMAN</text:p>
          </table:table-cell>
          <table:table-cell table:style-name="ce84" table:number-columns-repeated="52"/>
          <table:table-cell table:style-name="ce86" table:number-columns-repeated="955"/>
        </table:table-row>
        <table:table-row table:style-name="ro2">
          <table:table-cell table:style-name="ce128" office:value-type="string" calcext:value-type="string">
            <text:p>…Costo de ventas</text:p>
          </table:table-cell>
          <table:table-cell table:style-name="ce101" table:number-columns-repeated="3"/>
          <table:table-cell table:style-name="ce84"/>
          <table:table-cell table:style-name="ce101"/>
          <table:table-cell table:style-name="ce129"/>
          <table:table-cell table:style-name="ce130"/>
          <table:table-cell table:style-name="ce101" table:number-columns-repeated="8"/>
          <table:table-cell table:style-name="ce101" table:formula="of:=SUM([.B26:.L26])"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28" office:value-type="string" calcext:value-type="string">
            <text:p>…Gastos operacionales</text:p>
          </table:table-cell>
          <table:table-cell table:style-name="ce101" table:number-columns-repeated="3"/>
          <table:table-cell table:style-name="ce84"/>
          <table:table-cell table:style-name="ce101"/>
          <table:table-cell table:style-name="ce129"/>
          <table:table-cell table:style-name="ce130"/>
          <table:table-cell table:style-name="ce101" table:number-columns-repeated="8"/>
          <table:table-cell table:style-name="ce101" table:formula="of:=SUM([.B27:.L27])"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28" office:value-type="string" calcext:value-type="string">
            <text:p>…15% PT</text:p>
          </table:table-cell>
          <table:table-cell table:style-name="ce101" table:number-columns-repeated="5"/>
          <table:table-cell table:style-name="ce129"/>
          <table:table-cell table:style-name="ce130"/>
          <table:table-cell table:style-name="ce101" table:number-columns-repeated="8"/>
          <table:table-cell table:style-name="ce101" table:formula="of:=SUM([.B28:.L28])"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27" office:value-type="string" calcext:value-type="string">
            <text:p>SUMAN</text:p>
          </table:table-cell>
          <table:table-cell table:style-name="ce131" table:number-columns-repeated="5"/>
          <table:table-cell table:style-name="ce132"/>
          <table:table-cell table:style-name="ce133"/>
          <table:table-cell table:style-name="ce131" table:number-columns-repeated="8"/>
          <table:table-cell table:style-name="ce134" table:formula="of:=SUM([.Q26:.Q28])"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35" office:value-type="string" calcext:value-type="string">
            <text:p>Diferencia</text:p>
          </table:table-cell>
          <table:table-cell table:style-name="ce136" table:formula="of:=[.B11]-[.B29]" office:value-type="float" office:value="5239.74" calcext:value-type="float">
            <text:p>5,240</text:p>
          </table:table-cell>
          <table:table-cell table:style-name="ce136" table:formula="of:=[.C11]-[.C29]" office:value-type="float" office:value="6551.45" calcext:value-type="float">
            <text:p>6,551</text:p>
          </table:table-cell>
          <table:table-cell table:style-name="ce136" table:formula="of:=[.D11]-[.D29]" office:value-type="float" office:value="2666.4" calcext:value-type="float">
            <text:p>2,666</text:p>
          </table:table-cell>
          <table:table-cell table:style-name="ce136" table:formula="of:=[.E11]-[.E29]" office:value-type="float" office:value="0" calcext:value-type="float">
            <text:p>0</text:p>
          </table:table-cell>
          <table:table-cell table:style-name="ce136" table:formula="of:=[.F11]-[.F29]" office:value-type="float" office:value="2721.96" calcext:value-type="float">
            <text:p>2,722</text:p>
          </table:table-cell>
          <table:table-cell table:style-name="ce136"/>
          <table:table-cell table:style-name="ce136" table:formula="of:=+[.H29]-[.H11]" office:value-type="float" office:value="0" calcext:value-type="float">
            <text:p>0</text:p>
          </table:table-cell>
          <table:table-cell table:style-name="ce136" table:formula="of:=[.I11]-[.I29]" office:value-type="float" office:value="27162.14" calcext:value-type="float">
            <text:p>27,162</text:p>
          </table:table-cell>
          <table:table-cell table:style-name="ce136" table:number-columns-repeated="2"/>
          <table:table-cell table:style-name="ce136" table:formula="of:=[.L11]-[.L29]" office:value-type="float" office:value="16325.91" calcext:value-type="float">
            <text:p>16,326</text:p>
          </table:table-cell>
          <table:table-cell table:style-name="ce136" table:number-columns-repeated="4"/>
          <table:table-cell table:style-name="ce136" table:formula="of:=[.Q11]-[.Q29]" office:value-type="float" office:value="72476.68" calcext:value-type="float">
            <text:p>72,477</text:p>
          </table:table-cell>
          <table:table-cell table:style-name="ce84" table:number-columns-repeated="52"/>
          <table:table-cell table:style-name="ce86" table:number-columns-repeated="955"/>
        </table:table-row>
        <table:table-row table:style-name="ro2">
          <table:table-cell table:style-name="ce84"/>
          <table:table-cell table:style-name="ce137" table:number-columns-repeated="15"/>
          <table:table-cell table:style-name="ce84" table:number-columns-repeated="53"/>
          <table:table-cell table:style-name="ce86" table:number-columns-repeated="955"/>
        </table:table-row>
        <table:table-row table:style-name="ro2">
          <table:table-cell table:style-name="ce84" office:value-type="string" calcext:value-type="string">
            <text:p>EXAMEN REALIZADO:</text:p>
          </table:table-cell>
          <table:table-cell table:style-name="ce84" table:number-columns-repeated="68"/>
          <table:table-cell table:style-name="ce86" table:number-columns-repeated="955"/>
        </table:table-row>
        <table:table-row table:style-name="ro2">
          <table:table-cell office:value-type="string" calcext:value-type="string">
            <text:p>se realizo revision detalla da las cuentas de nominas de la contabilidad</text:p>
          </table:table-cell>
          <table:table-cell table:number-columns-repeated="1023"/>
        </table:table-row>
        <table:table-row table:style-name="ro2">
          <table:table-cell office:value-type="string" calcext:value-type="string">
            <text:p>se realizo comparacion detallada con las declaraciones</text:p>
          </table:table-cell>
          <table:table-cell table:number-columns-repeated="1023"/>
        </table:table-row>
        <table:table-row table:style-name="ro2">
          <table:table-cell office:value-type="string" calcext:value-type="string">
            <text:p>se realizo analisis de los pagos realizados en el 2020 en realacion a las cuentas seleccionadas</text:p>
          </table:table-cell>
          <table:table-cell table:number-columns-repeated="1023"/>
        </table:table-row>
        <table:table-row table:style-name="ro2" table:number-rows-repeated="1048540">
          <table:table-cell table:number-columns-repeated="1024"/>
        </table:table-row>
        <table:table-row table:style-name="ro2">
          <table:table-cell table:number-columns-repeated="1024"/>
        </table:table-row>
      </table:table>
      <table:table table:name="Finiquito" table:style-name="ta2">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7" table:number-columns-repeated="6" table:default-cell-style-name="ce1"/>
        <table:table-column table:style-name="co21" table:default-cell-style-name="ce1"/>
        <table:table-column table:style-name="co22" table:number-columns-repeated="3" table:default-cell-style-name="ce1"/>
        <table:table-column table:style-name="co23" table:number-columns-repeated="1008" table:default-cell-style-name="ce1"/>
        <table:table-column table:style-name="co7" table:default-cell-style-name="ce1"/>
        <table:table-row table:style-name="ro2">
          <table:table-cell table:style-name="ce394" office:value-type="string" calcext:value-type="string">
            <text:p>VISACOM S.A.</text:p>
          </table:table-cell>
          <table:table-cell table:style-name="ce395" table:number-columns-repeated="3"/>
          <table:table-cell table:style-name="Default" table:number-columns-repeated="1020"/>
        </table:table-row>
        <table:table-row table:style-name="ro2">
          <table:table-cell table:style-name="ce394" office:value-type="string" calcext:value-type="string">
            <text:p>RESUMEN LIQUIDACIONES DE HABERES DEL PERSONAL</text:p>
          </table:table-cell>
          <table:table-cell table:style-name="ce395" table:number-columns-repeated="3"/>
          <table:table-cell table:style-name="Default" table:number-columns-repeated="7"/>
          <table:table-cell table:style-name="ce403" table:formula="of:=+[.O11]" office:value-type="float" office:value="808.8" calcext:value-type="float">
            <text:p>808.80</text:p>
          </table:table-cell>
          <table:table-cell table:style-name="Default" table:number-columns-repeated="2"/>
          <table:table-cell table:style-name="Default" office:value-type="string" calcext:value-type="string">
            <text:p>S= suspension</text:p>
          </table:table-cell>
          <table:table-cell table:style-name="Default" table:number-columns-repeated="7"/>
          <table:table-cell table:style-name="ce414" office:value-type="string" calcext:value-type="string">
            <text:p><text:s/></text:p>
          </table:table-cell>
          <table:table-cell table:style-name="Default" table:number-columns-repeated="1001"/>
        </table:table-row>
        <table:table-row table:style-name="ro2">
          <table:table-cell table:style-name="ce394" office:value-type="string" calcext:value-type="string">
            <text:p>AÑO 2021</text:p>
          </table:table-cell>
          <table:table-cell table:style-name="ce395" table:number-columns-repeated="3"/>
          <table:table-cell table:style-name="Default" table:number-columns-repeated="7"/>
          <table:table-cell table:style-name="ce403" table:formula="of:=SUM([.O7:.O10])" office:value-type="float" office:value="1569.61" calcext:value-type="float">
            <text:p>1,569.61</text:p>
          </table:table-cell>
          <table:table-cell table:style-name="Default" table:number-columns-repeated="2"/>
          <table:table-cell table:style-name="Default" office:value-type="string" calcext:value-type="string">
            <text:p>R= reduccion,teletrabajo</text:p>
          </table:table-cell>
          <table:table-cell table:style-name="Default" table:number-columns-repeated="7"/>
          <table:table-cell table:style-name="Default" office:value-type="string" calcext:value-type="string">
            <text:p><text:s/></text:p>
          </table:table-cell>
          <table:table-cell table:style-name="Default" table:number-columns-repeated="1001"/>
        </table:table-row>
        <table:table-row table:style-name="ro2">
          <table:table-cell table:style-name="ce394" office:value-type="string" calcext:value-type="string">
            <text:p>Us$ dolares</text:p>
          </table:table-cell>
          <table:table-cell table:style-name="ce395" table:number-columns-repeated="3"/>
          <table:table-cell table:style-name="Default" table:number-columns-repeated="1020"/>
        </table:table-row>
        <table:table-row table:style-name="ro9">
          <table:table-cell table:style-name="ce395" table:number-columns-repeated="4"/>
          <table:table-cell table:style-name="ce401" office:value-type="string" calcext:value-type="string" table:number-columns-spanned="8" table:number-rows-spanned="1">
            <text:p>I <text:s text:c="3"/>N <text:s text:c="3"/>G <text:s text:c="3"/>R <text:s text:c="3"/>E <text:s text:c="3"/>S <text:s text:c="3"/>O <text:s text:c="3"/>S</text:p>
          </table:table-cell>
          <table:covered-table-cell table:number-columns-repeated="6" table:style-name="ce406"/>
          <table:covered-table-cell table:style-name="ce407"/>
          <table:table-cell table:style-name="Default"/>
          <table:table-cell table:style-name="ce409" office:value-type="string" calcext:value-type="string" table:number-columns-spanned="10" table:number-rows-spanned="1">
            <text:p>D <text:s text:c="2"/>E <text:s text:c="2"/>S <text:s text:c="2"/>C <text:s text:c="2"/>U <text:s text:c="2"/>E <text:s text:c="2"/>N <text:s text:c="2"/>T <text:s text:c="2"/>O <text:s text:c="2"/>S</text:p>
          </table:table-cell>
          <table:covered-table-cell table:number-columns-repeated="8" table:style-name="ce411"/>
          <table:covered-table-cell table:style-name="ce415"/>
          <table:table-cell table:style-name="ce416"/>
          <table:table-cell table:style-name="ce418"/>
          <table:table-cell table:style-name="Default" table:number-columns-repeated="999"/>
        </table:table-row>
        <table:table-row table:style-name="ro2">
          <table:table-cell table:style-name="ce395" table:number-columns-repeated="2"/>
          <table:table-cell table:style-name="ce397" office:value-type="string" calcext:value-type="string">
            <text:p>fecha salida</text:p>
          </table:table-cell>
          <table:table-cell table:style-name="ce395"/>
          <table:table-cell table:style-name="ce402" office:value-type="string" calcext:value-type="string">
            <text:p>Sueldo ago</text:p>
          </table:table-cell>
          <table:table-cell table:style-name="ce402" office:value-type="string" calcext:value-type="string">
            <text:p>DTS</text:p>
          </table:table-cell>
          <table:table-cell table:style-name="ce402" office:value-type="string" calcext:value-type="string">
            <text:p>DCS</text:p>
          </table:table-cell>
          <table:table-cell table:style-name="ce402" office:value-type="string" calcext:value-type="string">
            <text:p>FON.RESV</text:p>
          </table:table-cell>
          <table:table-cell table:style-name="ce402" office:value-type="string" calcext:value-type="string">
            <text:p>VACAC.</text:p>
          </table:table-cell>
          <table:table-cell table:style-name="ce402" office:value-type="string" calcext:value-type="string">
            <text:p>BONIF25%</text:p>
          </table:table-cell>
          <table:table-cell table:style-name="ce402" office:value-type="string" calcext:value-type="string">
            <text:p>BONIFICAC.</text:p>
          </table:table-cell>
          <table:table-cell table:style-name="ce402" office:value-type="string" calcext:value-type="string">
            <text:p>TOTAL</text:p>
          </table:table-cell>
          <table:table-cell table:style-name="ce408"/>
          <table:table-cell table:style-name="ce410" office:value-type="string" calcext:value-type="string">
            <text:p>AP.IESS</text:p>
          </table:table-cell>
          <table:table-cell table:style-name="ce412" office:value-type="string" calcext:value-type="string">
            <text:p>Teletrabajo</text:p>
          </table:table-cell>
          <table:table-cell table:style-name="ce410"/>
          <table:table-cell table:style-name="ce410" office:value-type="string" calcext:value-type="string">
            <text:p>Ajuste DCS</text:p>
          </table:table-cell>
          <table:table-cell table:style-name="ce410" office:value-type="string" calcext:value-type="string">
            <text:p>Irta</text:p>
          </table:table-cell>
          <table:table-cell table:style-name="ce410" office:value-type="string" calcext:value-type="string">
            <text:p>Ptmo</text:p>
          </table:table-cell>
          <table:table-cell table:style-name="ce410" office:value-type="string" calcext:value-type="string">
            <text:p>Anticipo Sdo Q.</text:p>
          </table:table-cell>
          <table:table-cell table:style-name="ce410" office:value-type="string" calcext:value-type="string">
            <text:p>PQ.</text:p>
          </table:table-cell>
          <table:table-cell table:style-name="ce410" office:value-type="string" calcext:value-type="string">
            <text:p>PH</text:p>
          </table:table-cell>
          <table:table-cell table:style-name="ce410" office:value-type="string" calcext:value-type="string">
            <text:p>TOTAL</text:p>
          </table:table-cell>
          <table:table-cell table:style-name="ce417"/>
          <table:table-cell table:style-name="ce410" office:value-type="string" calcext:value-type="string">
            <text:p>NETO</text:p>
          </table:table-cell>
          <table:table-cell table:style-name="Default" table:number-columns-repeated="999"/>
        </table:table-row>
        <table:table-row table:style-name="ro2">
          <table:table-cell table:style-name="ce395" office:value-type="float" office:value="1" calcext:value-type="float">
            <text:p>1</text:p>
          </table:table-cell>
          <table:table-cell table:style-name="ce396" office:value-type="string" calcext:value-type="string">
            <text:p>TANDAZO VINAN GABRIEL ENRIQUE</text:p>
          </table:table-cell>
          <table:table-cell table:style-name="ce398" office:value-type="date" office:date-value="2021-08-31" calcext:value-type="date">
            <text:p>31-ago-21</text:p>
          </table:table-cell>
          <table:table-cell table:style-name="ce400" office:value-type="string" calcext:value-type="string">
            <text:p>A</text:p>
          </table:table-cell>
          <table:table-cell table:style-name="ce403" office:value-type="float" office:value="414.11" calcext:value-type="float">
            <text:p>414.11</text:p>
          </table:table-cell>
          <table:table-cell table:style-name="ce403" office:value-type="float" office:value="232.94" calcext:value-type="float">
            <text:p>232.94</text:p>
          </table:table-cell>
          <table:table-cell table:style-name="ce403" office:value-type="float" office:value="200" calcext:value-type="float">
            <text:p>200.00</text:p>
          </table:table-cell>
          <table:table-cell table:style-name="ce403" office:value-type="float" office:value="0" calcext:value-type="float">
            <text:p>0.00</text:p>
          </table:table-cell>
          <table:table-cell table:style-name="ce403" table:formula="of:=122.94+114.77" office:value-type="float" office:value="237.71" calcext:value-type="float">
            <text:p>237.71</text:p>
          </table:table-cell>
          <table:table-cell table:style-name="ce403" office:value-type="float" office:value="1345.86" calcext:value-type="float">
            <text:p>1,345.86</text:p>
          </table:table-cell>
          <table:table-cell table:style-name="ce403" office:value-type="float" office:value="2898.77" calcext:value-type="float">
            <text:p>2,898.77</text:p>
          </table:table-cell>
          <table:table-cell table:style-name="ce403" table:formula="of:=SUM([.E7:.K7])" office:value-type="float" office:value="5329.39" calcext:value-type="float">
            <text:p>5,329.39</text:p>
          </table:table-cell>
          <table:table-cell table:style-name="ce403"/>
          <table:table-cell table:style-name="ce403" office:value-type="float" office:value="39.13" calcext:value-type="float">
            <text:p>39.13</text:p>
          </table:table-cell>
          <table:table-cell table:style-name="ce403" table:formula="of:=103.58+103.53" office:value-type="float" office:value="207.11" calcext:value-type="float">
            <text:p>207.11</text:p>
          </table:table-cell>
          <table:table-cell table:style-name="ce403" office:value-type="string" calcext:value-type="string">
            <text:p>R</text:p>
          </table:table-cell>
          <table:table-cell table:style-name="ce403" office:value-type="float" office:value="50" calcext:value-type="float">
            <text:p>50.00</text:p>
          </table:table-cell>
          <table:table-cell table:style-name="ce403"/>
          <table:table-cell table:style-name="ce403" office:value-type="float" office:value="0" calcext:value-type="float">
            <text:p>0.00</text:p>
          </table:table-cell>
          <table:table-cell table:style-name="ce403" office:value-type="float" office:value="205.29" calcext:value-type="float">
            <text:p>205.29</text:p>
          </table:table-cell>
          <table:table-cell table:style-name="ce403" office:value-type="float" office:value="56.79" calcext:value-type="float">
            <text:p>56.79</text:p>
          </table:table-cell>
          <table:table-cell table:style-name="ce403" office:value-type="float" office:value="100.63" calcext:value-type="float">
            <text:p>100.63</text:p>
          </table:table-cell>
          <table:table-cell table:style-name="ce403" table:formula="of:=SUM([.N7:.V7])" office:value-type="float" office:value="658.95" calcext:value-type="float">
            <text:p>658.95</text:p>
          </table:table-cell>
          <table:table-cell table:style-name="ce403"/>
          <table:table-cell table:style-name="ce403" table:formula="of:=+[.L7]-[.W7]" office:value-type="float" office:value="4670.44" calcext:value-type="float">
            <text:p>4,670.44</text:p>
          </table:table-cell>
          <table:table-cell table:style-name="Default" table:number-columns-repeated="999"/>
        </table:table-row>
        <table:table-row table:style-name="ro2">
          <table:table-cell table:style-name="ce395" office:value-type="float" office:value="2" calcext:value-type="float">
            <text:p>2</text:p>
          </table:table-cell>
          <table:table-cell table:style-name="ce396" office:value-type="string" calcext:value-type="string">
            <text:p>PAZMIÑO HERRERA DIEGO WILFRIDO</text:p>
          </table:table-cell>
          <table:table-cell table:style-name="ce398" office:value-type="date" office:date-value="2021-08-31" calcext:value-type="date">
            <text:p>31-ago-21</text:p>
          </table:table-cell>
          <table:table-cell table:style-name="ce400" office:value-type="string" calcext:value-type="string">
            <text:p>C</text:p>
          </table:table-cell>
          <table:table-cell table:style-name="ce403" office:value-type="float" office:value="1800" calcext:value-type="float">
            <text:p>1,800.00</text:p>
          </table:table-cell>
          <table:table-cell table:style-name="ce403" office:value-type="float" office:value="1012.5" calcext:value-type="float">
            <text:p>1,012.50</text:p>
          </table:table-cell>
          <table:table-cell table:style-name="ce403" office:value-type="float" office:value="200" calcext:value-type="float">
            <text:p>200.00</text:p>
          </table:table-cell>
          <table:table-cell table:style-name="ce403"/>
          <table:table-cell table:style-name="ce403" table:formula="of:=196.88+232.5" office:value-type="float" office:value="429.38" calcext:value-type="float">
            <text:p>429.38</text:p>
          </table:table-cell>
          <table:table-cell table:style-name="ce403" office:value-type="float" office:value="4500" calcext:value-type="float">
            <text:p>4,500.00</text:p>
          </table:table-cell>
          <table:table-cell table:style-name="ce403" office:value-type="float" office:value="9900" calcext:value-type="float">
            <text:p>9,900.00</text:p>
          </table:table-cell>
          <table:table-cell table:style-name="ce403" table:formula="of:=SUM([.E8:.K8])" office:value-type="float" office:value="17841.88" calcext:value-type="float">
            <text:p>17,841.88</text:p>
          </table:table-cell>
          <table:table-cell table:style-name="ce403"/>
          <table:table-cell table:style-name="ce403" office:value-type="float" office:value="170.1" calcext:value-type="float">
            <text:p>170.10</text:p>
          </table:table-cell>
          <table:table-cell table:style-name="ce403" office:value-type="float" office:value="900" calcext:value-type="float">
            <text:p>900.00</text:p>
          </table:table-cell>
          <table:table-cell table:style-name="ce403" office:value-type="string" calcext:value-type="string">
            <text:p>R</text:p>
          </table:table-cell>
          <table:table-cell table:style-name="ce403" office:value-type="float" office:value="50" calcext:value-type="float">
            <text:p>50.00</text:p>
          </table:table-cell>
          <table:table-cell table:style-name="ce403" office:value-type="float" office:value="31.15" calcext:value-type="float">
            <text:p>31.15</text:p>
          </table:table-cell>
          <table:table-cell table:style-name="ce403" office:value-type="float" office:value="4761.96" calcext:value-type="float">
            <text:p>4,761.96</text:p>
          </table:table-cell>
          <table:table-cell table:style-name="ce413" office:value-type="float" office:value="522.08" calcext:value-type="float">
            <text:p>522.08</text:p>
          </table:table-cell>
          <table:table-cell table:style-name="ce403" office:value-type="float" office:value="91.64" calcext:value-type="float">
            <text:p>91.64</text:p>
          </table:table-cell>
          <table:table-cell table:style-name="ce403" office:value-type="float" office:value="692.01" calcext:value-type="float">
            <text:p>692.01</text:p>
          </table:table-cell>
          <table:table-cell table:style-name="ce403" table:formula="of:=SUM([.N8:.V8])" office:value-type="float" office:value="7218.94" calcext:value-type="float">
            <text:p>7,218.94</text:p>
          </table:table-cell>
          <table:table-cell table:style-name="ce403"/>
          <table:table-cell table:style-name="ce403" table:formula="of:=+[.L8]-[.W8]" office:value-type="float" office:value="10622.94" calcext:value-type="float">
            <text:p>10,622.94</text:p>
          </table:table-cell>
          <table:table-cell table:style-name="Default" table:number-columns-repeated="999"/>
        </table:table-row>
        <table:table-row table:style-name="ro2">
          <table:table-cell table:style-name="ce395" office:value-type="float" office:value="3" calcext:value-type="float">
            <text:p>3</text:p>
          </table:table-cell>
          <table:table-cell table:style-name="ce396" office:value-type="string" calcext:value-type="string">
            <text:p>COELLO CHANG MARIA GABRIELA</text:p>
          </table:table-cell>
          <table:table-cell table:style-name="ce398" office:value-type="date" office:date-value="2021-08-04" calcext:value-type="date">
            <text:p>04-ago-21</text:p>
          </table:table-cell>
          <table:table-cell table:style-name="ce400" office:value-type="string" calcext:value-type="string">
            <text:p>D</text:p>
          </table:table-cell>
          <table:table-cell table:style-name="ce403" office:value-type="float" office:value="95" calcext:value-type="float">
            <text:p>95.00</text:p>
          </table:table-cell>
          <table:table-cell table:style-name="ce403" office:value-type="float" office:value="482.92" calcext:value-type="float">
            <text:p>482.92</text:p>
          </table:table-cell>
          <table:table-cell table:style-name="ce403" office:value-type="float" office:value="171.11" calcext:value-type="float">
            <text:p>171.11</text:p>
          </table:table-cell>
          <table:table-cell table:style-name="ce403" office:value-type="float" office:value="0" calcext:value-type="float">
            <text:p>0.00</text:p>
          </table:table-cell>
          <table:table-cell table:style-name="ce403" table:formula="of:=152.4+48.16" office:value-type="float" office:value="200.56" calcext:value-type="float">
            <text:p>200.56</text:p>
          </table:table-cell>
          <table:table-cell table:style-name="ce403" office:value-type="float" office:value="3087.5" calcext:value-type="float">
            <text:p>3,087.50</text:p>
          </table:table-cell>
          <table:table-cell table:style-name="ce403" office:value-type="float" office:value="6650" calcext:value-type="float">
            <text:p>6,650.00</text:p>
          </table:table-cell>
          <table:table-cell table:style-name="ce403" table:formula="of:=SUM([.E9:.K9])" office:value-type="float" office:value="10687.09" calcext:value-type="float">
            <text:p>10,687.09</text:p>
          </table:table-cell>
          <table:table-cell table:style-name="ce403"/>
          <table:table-cell table:style-name="ce403" office:value-type="float" office:value="8.98" calcext:value-type="float">
            <text:p>8.98</text:p>
          </table:table-cell>
          <table:table-cell table:style-name="ce403" office:value-type="float" office:value="237.5" calcext:value-type="float">
            <text:p>237.50</text:p>
          </table:table-cell>
          <table:table-cell table:style-name="ce403" office:value-type="string" calcext:value-type="string">
            <text:p>R</text:p>
          </table:table-cell>
          <table:table-cell table:style-name="ce403" office:value-type="float" office:value="42.778" calcext:value-type="float">
            <text:p>42.78</text:p>
          </table:table-cell>
          <table:table-cell table:style-name="ce403" table:number-columns-repeated="3"/>
          <table:table-cell table:style-name="ce403" office:value-type="float" office:value="0" calcext:value-type="float">
            <text:p>0.00</text:p>
          </table:table-cell>
          <table:table-cell table:style-name="ce403"/>
          <table:table-cell table:style-name="ce403" table:formula="of:=SUM([.N9:.U9])" office:value-type="float" office:value="289.258" calcext:value-type="float">
            <text:p>289.26</text:p>
          </table:table-cell>
          <table:table-cell table:style-name="ce403"/>
          <table:table-cell table:style-name="ce403" table:formula="of:=+[.L9]-[.W9]" office:value-type="float" office:value="10397.832" calcext:value-type="float">
            <text:p>10,397.83</text:p>
          </table:table-cell>
          <table:table-cell table:style-name="Default" table:number-columns-repeated="999"/>
        </table:table-row>
        <table:table-row table:style-name="ro2">
          <table:table-cell table:style-name="ce395" office:value-type="float" office:value="4" calcext:value-type="float">
            <text:p>4</text:p>
          </table:table-cell>
          <table:table-cell table:style-name="ce396" office:value-type="string" calcext:value-type="string">
            <text:p>DROUET LOOR LESTHER OSWALDO</text:p>
          </table:table-cell>
          <table:table-cell table:style-name="ce398" office:value-type="date" office:date-value="2021-08-04" calcext:value-type="date">
            <text:p>04-ago-21</text:p>
          </table:table-cell>
          <table:table-cell table:style-name="ce400" office:value-type="string" calcext:value-type="string">
            <text:p>D</text:p>
          </table:table-cell>
          <table:table-cell table:style-name="ce403" office:value-type="float" office:value="90" calcext:value-type="float">
            <text:p>90.00</text:p>
          </table:table-cell>
          <table:table-cell table:style-name="ce403" office:value-type="float" office:value="457.5" calcext:value-type="float">
            <text:p>457.50</text:p>
          </table:table-cell>
          <table:table-cell table:style-name="ce403" office:value-type="float" office:value="171.11" calcext:value-type="float">
            <text:p>171.11</text:p>
          </table:table-cell>
          <table:table-cell table:style-name="ce403" office:value-type="float" office:value="7.5" calcext:value-type="float">
            <text:p>7.50</text:p>
          </table:table-cell>
          <table:table-cell table:style-name="ce403" table:formula="of:=159.38+92.58" office:value-type="float" office:value="251.96" calcext:value-type="float">
            <text:p>251.96</text:p>
          </table:table-cell>
          <table:table-cell table:style-name="ce403" office:value-type="float" office:value="2250" calcext:value-type="float">
            <text:p>2,250.00</text:p>
          </table:table-cell>
          <table:table-cell table:style-name="ce403" office:value-type="float" office:value="4950" calcext:value-type="float">
            <text:p>4,950.00</text:p>
          </table:table-cell>
          <table:table-cell table:style-name="ce403" table:formula="of:=SUM([.E10:.K10])" office:value-type="float" office:value="8178.07" calcext:value-type="float">
            <text:p>8,178.07</text:p>
          </table:table-cell>
          <table:table-cell table:style-name="ce403"/>
          <table:table-cell table:style-name="ce403" office:value-type="float" office:value="8.5" calcext:value-type="float">
            <text:p>8.50</text:p>
          </table:table-cell>
          <table:table-cell table:style-name="ce403" office:value-type="float" office:value="225" calcext:value-type="float">
            <text:p>225.00</text:p>
          </table:table-cell>
          <table:table-cell table:style-name="ce403" office:value-type="string" calcext:value-type="string">
            <text:p>R</text:p>
          </table:table-cell>
          <table:table-cell table:style-name="ce403" office:value-type="float" office:value="42.78" calcext:value-type="float">
            <text:p>42.78</text:p>
          </table:table-cell>
          <table:table-cell table:style-name="ce403" table:number-columns-repeated="2"/>
          <table:table-cell table:number-columns-repeated="2" table:style-name="ce403" office:value-type="float" office:value="0" calcext:value-type="float">
            <text:p>0.00</text:p>
          </table:table-cell>
          <table:table-cell table:style-name="ce403"/>
          <table:table-cell table:style-name="ce403" table:formula="of:=SUM([.N10:.U10])" office:value-type="float" office:value="276.28" calcext:value-type="float">
            <text:p>276.28</text:p>
          </table:table-cell>
          <table:table-cell table:style-name="ce403"/>
          <table:table-cell table:style-name="ce403" table:formula="of:=+[.L10]-[.W10]" office:value-type="float" office:value="7901.79" calcext:value-type="float">
            <text:p>7,901.79</text:p>
          </table:table-cell>
          <table:table-cell table:style-name="Default" table:number-columns-repeated="999"/>
        </table:table-row>
        <table:table-row table:style-name="ro2">
          <table:table-cell table:style-name="ce395" office:value-type="float" office:value="5" calcext:value-type="float">
            <text:p>5</text:p>
          </table:table-cell>
          <table:table-cell table:style-name="ce396" office:value-type="string" calcext:value-type="string">
            <text:p>VIEJO CUADRA RUFO COLON</text:p>
          </table:table-cell>
          <table:table-cell table:style-name="ce398" office:value-type="date" office:date-value="2021-08-05" calcext:value-type="date">
            <text:p>05-ago-21</text:p>
          </table:table-cell>
          <table:table-cell table:style-name="ce400" office:value-type="string" calcext:value-type="string">
            <text:p>A</text:p>
          </table:table-cell>
          <table:table-cell table:style-name="ce403" office:value-type="float" office:value="26.96" calcext:value-type="float">
            <text:p>26.96</text:p>
          </table:table-cell>
          <table:table-cell table:style-name="ce403" office:value-type="float" office:value="271.85" calcext:value-type="float">
            <text:p>271.85</text:p>
          </table:table-cell>
          <table:table-cell table:style-name="ce403" office:value-type="float" office:value="168.89" calcext:value-type="float">
            <text:p>168.89</text:p>
          </table:table-cell>
          <table:table-cell table:style-name="ce403"/>
          <table:table-cell table:style-name="ce403" office:value-type="float" office:value="85.37" calcext:value-type="float">
            <text:p>85.37</text:p>
          </table:table-cell>
          <table:table-cell table:style-name="ce403" office:value-type="float" office:value="1314.3" calcext:value-type="float">
            <text:p>1,314.30</text:p>
          </table:table-cell>
          <table:table-cell table:style-name="ce403" office:value-type="float" office:value="2800" calcext:value-type="float">
            <text:p>2,800.00</text:p>
          </table:table-cell>
          <table:table-cell table:style-name="ce403" table:formula="of:=SUM([.E11:.K11])" office:value-type="float" office:value="4667.37" calcext:value-type="float">
            <text:p>4,667.37</text:p>
          </table:table-cell>
          <table:table-cell table:style-name="ce403"/>
          <table:table-cell table:style-name="ce403" office:value-type="float" office:value="2.55" calcext:value-type="float">
            <text:p>2.55</text:p>
          </table:table-cell>
          <table:table-cell table:style-name="ce403" office:value-type="float" office:value="808.8" calcext:value-type="float">
            <text:p>808.80</text:p>
          </table:table-cell>
          <table:table-cell table:style-name="ce403" office:value-type="string" calcext:value-type="string">
            <text:p>S</text:p>
          </table:table-cell>
          <table:table-cell table:style-name="ce403" office:value-type="float" office:value="0" calcext:value-type="float">
            <text:p>0.00</text:p>
          </table:table-cell>
          <table:table-cell table:style-name="ce403" table:number-columns-repeated="3"/>
          <table:table-cell table:number-columns-repeated="2" table:style-name="ce403" office:value-type="float" office:value="0" calcext:value-type="float">
            <text:p>0.00</text:p>
          </table:table-cell>
          <table:table-cell table:style-name="ce403" table:formula="of:=SUM([.N11:.V11])" office:value-type="float" office:value="811.35" calcext:value-type="float">
            <text:p>811.35</text:p>
          </table:table-cell>
          <table:table-cell table:style-name="ce403"/>
          <table:table-cell table:style-name="ce403" table:formula="of:=+[.L11]-[.W11]" office:value-type="float" office:value="3856.02" calcext:value-type="float">
            <text:p>3,856.02</text:p>
          </table:table-cell>
          <table:table-cell table:style-name="Default" table:number-columns-repeated="999"/>
        </table:table-row>
        <table:table-row table:style-name="ro2">
          <table:table-cell table:style-name="ce395"/>
          <table:table-cell table:style-name="ce396"/>
          <table:table-cell table:style-name="ce399"/>
          <table:table-cell table:style-name="ce396"/>
          <table:table-cell table:style-name="ce404" table:formula="of:=SUM([.E7:.E11])" office:value-type="float" office:value="2426.07" calcext:value-type="float">
            <text:p>2,426.07</text:p>
          </table:table-cell>
          <table:table-cell table:style-name="ce404" table:formula="of:=SUM([.F7:.F11])" office:value-type="float" office:value="2457.71" calcext:value-type="float">
            <text:p>2,457.71</text:p>
          </table:table-cell>
          <table:table-cell table:style-name="ce404" table:formula="of:=SUM([.G7:.G11])" office:value-type="float" office:value="911.11" calcext:value-type="float">
            <text:p>911.11</text:p>
          </table:table-cell>
          <table:table-cell table:style-name="ce404" table:formula="of:=SUM([.H7:.H11])" office:value-type="float" office:value="7.5" calcext:value-type="float">
            <text:p>7.50</text:p>
          </table:table-cell>
          <table:table-cell table:style-name="ce404" table:formula="of:=SUM([.I7:.I11])" office:value-type="float" office:value="1204.98" calcext:value-type="float">
            <text:p>1,204.98</text:p>
          </table:table-cell>
          <table:table-cell table:style-name="ce404" table:formula="of:=SUM([.J7:.J11])" office:value-type="float" office:value="12497.66" calcext:value-type="float">
            <text:p>12,497.66</text:p>
          </table:table-cell>
          <table:table-cell table:style-name="ce404" table:formula="of:=SUM([.K7:.K11])" office:value-type="float" office:value="27198.77" calcext:value-type="float">
            <text:p>27,198.77</text:p>
          </table:table-cell>
          <table:table-cell table:style-name="ce404" table:formula="of:=SUM([.L7:.L11])" office:value-type="float" office:value="46703.8" calcext:value-type="float">
            <text:p>46,703.80</text:p>
          </table:table-cell>
          <table:table-cell table:style-name="ce403"/>
          <table:table-cell table:style-name="ce404" table:formula="of:=SUM([.N7:.N11])" office:value-type="float" office:value="229.26" calcext:value-type="float">
            <text:p>229.26</text:p>
          </table:table-cell>
          <table:table-cell table:style-name="ce404" table:formula="of:=SUM([.O7:.O11])" office:value-type="float" office:value="2378.41" calcext:value-type="float">
            <text:p>2,378.41</text:p>
          </table:table-cell>
          <table:table-cell table:style-name="ce404" office:value-type="string" calcext:value-type="string">
            <text:p><text:s/></text:p>
          </table:table-cell>
          <table:table-cell table:style-name="ce404" table:formula="of:=SUM([.Q7:.Q11])" office:value-type="float" office:value="185.558" calcext:value-type="float">
            <text:p>185.56</text:p>
          </table:table-cell>
          <table:table-cell table:style-name="ce404"/>
          <table:table-cell table:style-name="ce404" office:value-type="string" calcext:value-type="string">
            <text:p><text:s/></text:p>
          </table:table-cell>
          <table:table-cell table:style-name="ce404" table:formula="of:=SUM([.T7:.T11])" office:value-type="float" office:value="727.37" calcext:value-type="float">
            <text:p>727.37</text:p>
          </table:table-cell>
          <table:table-cell table:style-name="ce404" table:formula="of:=SUM([.U7:.U11])" office:value-type="float" office:value="148.43" calcext:value-type="float">
            <text:p>148.43</text:p>
          </table:table-cell>
          <table:table-cell table:style-name="ce404" table:formula="of:=SUM([.V7:.V11])" office:value-type="float" office:value="792.64" calcext:value-type="float">
            <text:p>792.64</text:p>
          </table:table-cell>
          <table:table-cell table:style-name="ce404" table:formula="of:=SUM([.W7:.W11])" office:value-type="float" office:value="9254.778" calcext:value-type="float">
            <text:p>9,254.78</text:p>
          </table:table-cell>
          <table:table-cell table:style-name="ce403" office:value-type="string" calcext:value-type="string">
            <text:p><text:s/></text:p>
          </table:table-cell>
          <table:table-cell table:style-name="ce404" table:formula="of:=SUM([.Y7:.Y11])" office:value-type="float" office:value="37449.022" calcext:value-type="float">
            <text:p>37,449.02</text:p>
          </table:table-cell>
          <table:table-cell table:style-name="Default" table:number-columns-repeated="999"/>
        </table:table-row>
        <table:table-row table:style-name="ro2">
          <table:table-cell table:style-name="ce395"/>
          <table:table-cell table:style-name="ce396"/>
          <table:table-cell table:style-name="ce399"/>
          <table:table-cell table:style-name="ce396"/>
          <table:table-cell table:style-name="ce405" table:number-columns-repeated="8"/>
          <table:table-cell table:style-name="ce403"/>
          <table:table-cell table:style-name="ce405" table:number-columns-repeated="10"/>
          <table:table-cell table:style-name="ce403"/>
          <table:table-cell table:style-name="ce405"/>
          <table:table-cell table:style-name="Default" table:number-columns-repeated="999"/>
        </table:table-row>
        <table:table-row table:style-name="ro2" table:number-rows-repeated="1048562">
          <table:table-cell table:number-columns-repeated="1024"/>
        </table:table-row>
        <table:table-row table:style-name="ro2">
          <table:table-cell table:number-columns-repeated="1024"/>
        </table:table-row>
      </table:table>
      <table:table table:name="Nomina_y_Sueldos" table:style-name="ta2">
        <table:table-column table:style-name="co6" table:number-columns-repeated="3" table:default-cell-style-name="ce1"/>
        <table:table-column table:style-name="co24" table:default-cell-style-name="ce1"/>
        <table:table-column table:style-name="co6" table:number-columns-repeated="3" table:default-cell-style-name="ce1"/>
        <table:table-column table:style-name="co25" table:visibility="collapse" table:default-cell-style-name="ce1"/>
        <table:table-column table:style-name="co26" table:visibility="collapse" table:default-cell-style-name="ce1"/>
        <table:table-column table:style-name="co27" table:default-cell-style-name="ce1"/>
        <table:table-column table:style-name="co26" table:number-columns-repeated="3" table:default-cell-style-name="ce1"/>
        <table:table-column table:style-name="co6" table:number-columns-repeated="1008" table:default-cell-style-name="ce1"/>
        <table:table-column table:style-name="co7" table:default-cell-style-name="ce1"/>
        <table:table-row table:style-name="ro5">
          <table:table-cell table:style-name="ce82" office:value-type="string" calcext:value-type="string">
            <text:p>Cliente:</text:p>
          </table:table-cell>
          <table:table-cell table:style-name="ce341" office:value-type="string" calcext:value-type="string" table:number-columns-spanned="8" table:number-rows-spanned="1">
            <text:p>VISACOM S.A</text:p>
          </table:table-cell>
          <table:covered-table-cell table:number-columns-repeated="7"/>
          <table:table-cell table:style-name="ce139" office:value-type="string" calcext:value-type="string" table:number-columns-spanned="4" table:number-rows-spanned="1">
            <text:p>P/T:</text:p>
          </table:table-cell>
          <table:covered-table-cell table:number-columns-repeated="3"/>
          <table:table-cell table:style-name="ce83" table:number-columns-repeated="1009"/>
        </table:table-row>
        <table:table-row table:style-name="ro5">
          <table:table-cell table:style-name="ce82" office:value-type="string" calcext:value-type="string">
            <text:p>Sección:</text:p>
          </table:table-cell>
          <table:table-cell table:style-name="ce341" office:value-type="string" calcext:value-type="string" table:number-columns-spanned="8" table:number-rows-spanned="1">
            <text:p>Fase 2 – Ejecución</text:p>
          </table:table-cell>
          <table:covered-table-cell table:number-columns-repeated="7"/>
          <table:table-cell table:style-name="ce139" office:value-type="string" calcext:value-type="string" table:number-columns-spanned="4" table:number-rows-spanned="1">
            <text:p>Preparado por:</text:p>
          </table:table-cell>
          <table:covered-table-cell table:number-columns-repeated="3"/>
          <table:table-cell table:style-name="ce83" table:number-columns-repeated="1009"/>
        </table:table-row>
        <table:table-row table:style-name="ro5">
          <table:table-cell table:style-name="ce82" office:value-type="string" calcext:value-type="string">
            <text:p>Area:</text:p>
          </table:table-cell>
          <table:table-cell table:style-name="ce341" office:value-type="string" calcext:value-type="string" table:number-columns-spanned="8" table:number-rows-spanned="1">
            <text:p>Beneficios Sociales</text:p>
          </table:table-cell>
          <table:covered-table-cell table:number-columns-repeated="7"/>
          <table:table-cell table:style-name="ce139" office:value-type="string" calcext:value-type="string" table:number-columns-spanned="4" table:number-rows-spanned="1">
            <text:p>Fecha:</text:p>
          </table:table-cell>
          <table:covered-table-cell table:number-columns-repeated="3"/>
          <table:table-cell table:style-name="ce83" table:number-columns-repeated="1009"/>
        </table:table-row>
        <table:table-row table:style-name="ro5">
          <table:table-cell table:style-name="ce82" office:value-type="string" calcext:value-type="string">
            <text:p>Prueba:</text:p>
          </table:table-cell>
          <table:table-cell table:style-name="ce341" office:value-type="string" calcext:value-type="string" table:number-columns-spanned="8" table:number-rows-spanned="1">
            <text:p>Análisis variaciones de grupo contable</text:p>
          </table:table-cell>
          <table:covered-table-cell table:number-columns-repeated="7"/>
          <table:table-cell table:style-name="ce139" office:value-type="string" calcext:value-type="string" table:number-columns-spanned="4" table:number-rows-spanned="1">
            <text:p>Revisado por:</text:p>
          </table:table-cell>
          <table:covered-table-cell table:number-columns-repeated="3"/>
          <table:table-cell table:style-name="ce83" table:number-columns-repeated="1009"/>
        </table:table-row>
        <table:table-row table:style-name="ro5">
          <table:table-cell table:style-name="ce82" office:value-type="string" calcext:value-type="string">
            <text:p>Con corte al:</text:p>
          </table:table-cell>
          <table:table-cell table:style-name="ce341" office:value-type="string" calcext:value-type="string" table:number-columns-spanned="8" table:number-rows-spanned="1">
            <text:p>Al 31 de Diciembre del 2021</text:p>
          </table:table-cell>
          <table:covered-table-cell table:number-columns-repeated="7"/>
          <table:table-cell table:style-name="ce139" office:value-type="string" calcext:value-type="string" table:number-columns-spanned="4" table:number-rows-spanned="1">
            <text:p>Fecha:</text:p>
          </table:table-cell>
          <table:covered-table-cell table:number-columns-repeated="3"/>
          <table:table-cell table:style-name="ce83" table:number-columns-repeated="1009"/>
        </table:table-row>
        <table:table-row table:style-name="ro2">
          <table:table-cell table:number-columns-repeated="1022"/>
        </table:table-row>
        <table:table-row table:style-name="ro10">
          <table:table-cell table:style-name="ce180" office:value-type="string" calcext:value-type="string" table:number-columns-spanned="4" table:number-rows-spanned="1">
            <text:p>INFORMACION SEGUN CONTABILIDAD</text:p>
          </table:table-cell>
          <table:covered-table-cell table:number-columns-repeated="3"/>
          <table:table-cell table:style-name="ce153" office:value-type="string" calcext:value-type="string">
            <text:p>Sueldos (gasto)</text:p>
          </table:table-cell>
          <table:table-cell table:style-name="ce153" office:value-type="string" calcext:value-type="string">
            <text:p>Aportes al IESS (gasto)</text:p>
          </table:table-cell>
          <table:table-cell table:style-name="ce153" office:value-type="string" calcext:value-type="string">
            <text:p>Fondo de reserva (gasto)</text:p>
          </table:table-cell>
          <table:table-cell table:number-columns-repeated="1015"/>
        </table:table-row>
        <table:table-row table:style-name="ro2">
          <table:table-cell table:style-name="ce154"/>
          <table:table-cell table:style-name="ce155" table:number-columns-repeated="2"/>
          <table:table-cell table:style-name="ce156"/>
          <table:table-cell table:style-name="ce157" table:number-columns-repeated="3"/>
          <table:table-cell table:number-columns-repeated="1015"/>
        </table:table-row>
        <table:table-row table:style-name="ro2">
          <table:table-cell table:style-name="ce158" office:value-type="string" calcext:value-type="string">
            <text:p>5.1.1</text:p>
          </table:table-cell>
          <table:table-cell table:style-name="ce159" office:value-type="string" calcext:value-type="string">
            <text:p>Costo de personal de cuentas</text:p>
          </table:table-cell>
          <table:table-cell table:style-name="ce159"/>
          <table:table-cell table:style-name="ce160"/>
          <table:table-cell table:style-name="ce101" table:formula="of:=[$contabilidad.L3]" office:value-type="float" office:value="32400" calcext:value-type="float">
            <text:p>32400 </text:p>
          </table:table-cell>
          <table:table-cell table:style-name="ce101" table:formula="of:=[$contabilidad.L4]" office:value-type="float" office:value="3918.6" calcext:value-type="float">
            <text:p>3919 </text:p>
          </table:table-cell>
          <table:table-cell table:style-name="ce101" table:formula="of:=[$contabilidad.L8]" office:value-type="float" office:value="2699.61" calcext:value-type="float">
            <text:p>2700 </text:p>
          </table:table-cell>
          <table:table-cell table:number-columns-repeated="1015"/>
        </table:table-row>
        <table:table-row table:style-name="ro2">
          <table:table-cell table:style-name="ce158" office:value-type="string" calcext:value-type="string">
            <text:p>5.1.2</text:p>
          </table:table-cell>
          <table:table-cell table:style-name="ce159" office:value-type="string" calcext:value-type="string">
            <text:p>Costo de personal de diseño</text:p>
          </table:table-cell>
          <table:table-cell table:style-name="ce159"/>
          <table:table-cell table:style-name="ce160"/>
          <table:table-cell table:style-name="ce101" table:formula="of:=[$contabilidad.L15]" office:value-type="float" office:value="13196.67" calcext:value-type="float">
            <text:p>13197 </text:p>
          </table:table-cell>
          <table:table-cell table:style-name="ce101" table:formula="of:=[$contabilidad.L16]" office:value-type="float" office:value="1614.34" calcext:value-type="float">
            <text:p>1614 </text:p>
          </table:table-cell>
          <table:table-cell table:style-name="ce101" table:formula="of:=[$contabilidad.L20]" office:value-type="float" office:value="1099.54" calcext:value-type="float">
            <text:p>1100 </text:p>
          </table:table-cell>
          <table:table-cell table:number-columns-repeated="1015"/>
        </table:table-row>
        <table:table-row table:style-name="ro2">
          <table:table-cell table:style-name="ce158" office:value-type="string" calcext:value-type="string">
            <text:p>5.1.3</text:p>
          </table:table-cell>
          <table:table-cell table:style-name="ce159" office:value-type="string" calcext:value-type="string">
            <text:p>costo de personal supervision</text:p>
          </table:table-cell>
          <table:table-cell table:style-name="ce159"/>
          <table:table-cell table:style-name="ce160"/>
          <table:table-cell table:style-name="ce101" table:formula="of:=[$contabilidad.L26]" office:value-type="float" office:value="7653.99" calcext:value-type="float">
            <text:p>7654 </text:p>
          </table:table-cell>
          <table:table-cell table:style-name="ce101" table:formula="of:=[$contabilidad.L27]" office:value-type="float" office:value="930.44" calcext:value-type="float">
            <text:p>930 </text:p>
          </table:table-cell>
          <table:table-cell table:style-name="ce101" table:formula="of:=[$contabilidad.L31]" office:value-type="float" office:value="641.07" calcext:value-type="float">
            <text:p>641 </text:p>
          </table:table-cell>
          <table:table-cell table:number-columns-repeated="1015"/>
        </table:table-row>
        <table:table-row table:style-name="ro2">
          <table:table-cell table:style-name="ce158" office:value-type="string" calcext:value-type="string">
            <text:p>5.2.1</text:p>
          </table:table-cell>
          <table:table-cell table:style-name="ce159" office:value-type="string" calcext:value-type="string">
            <text:p>Sueldos Administrativos</text:p>
          </table:table-cell>
          <table:table-cell table:style-name="ce159"/>
          <table:table-cell table:style-name="ce160"/>
          <table:table-cell table:style-name="ce101" table:formula="of:=[$contabilidad.L35]" office:value-type="float" office:value="27217.12" calcext:value-type="float">
            <text:p>27217 </text:p>
          </table:table-cell>
          <table:table-cell table:style-name="ce101" table:formula="of:=[$contabilidad.L36]" office:value-type="float" office:value="3333.18" calcext:value-type="float">
            <text:p>3333 </text:p>
          </table:table-cell>
          <table:table-cell table:style-name="ce101" table:formula="of:=[$contabilidad.L40]" office:value-type="float" office:value="2317.33" calcext:value-type="float">
            <text:p>2317 </text:p>
          </table:table-cell>
          <table:table-cell table:number-columns-repeated="1015"/>
        </table:table-row>
        <table:table-row table:style-name="ro2">
          <table:table-cell table:style-name="ce158"/>
          <table:table-cell table:style-name="ce159" table:number-columns-repeated="2"/>
          <table:table-cell table:style-name="ce160"/>
          <table:table-cell table:style-name="ce101" table:number-columns-repeated="3"/>
          <table:table-cell table:number-columns-repeated="1015"/>
        </table:table-row>
        <table:table-row table:style-name="ro2">
          <table:table-cell table:style-name="ce158" office:value-type="string" calcext:value-type="string">
            <text:p>TOTAL</text:p>
          </table:table-cell>
          <table:table-cell table:style-name="ce159" table:number-columns-repeated="2"/>
          <table:table-cell table:style-name="ce160"/>
          <table:table-cell table:style-name="ce161" table:formula="of:=SUM([.E9:.E12])" office:value-type="float" office:value="80467.78" calcext:value-type="float">
            <text:p>80468 </text:p>
          </table:table-cell>
          <table:table-cell table:style-name="ce161" table:formula="of:=SUM([.F9:.F12])" office:value-type="float" office:value="9796.56" calcext:value-type="float">
            <text:p>9797 </text:p>
          </table:table-cell>
          <table:table-cell table:style-name="ce161" table:formula="of:=SUM([.G9:.G12])" office:value-type="float" office:value="6757.55" calcext:value-type="float">
            <text:p>6758 </text:p>
          </table:table-cell>
          <table:table-cell table:number-columns-repeated="1015"/>
        </table:table-row>
        <table:table-row table:style-name="ro2">
          <table:table-cell table:style-name="ce158"/>
          <table:table-cell table:style-name="ce159" table:number-columns-repeated="2"/>
          <table:table-cell table:style-name="ce160"/>
          <table:table-cell table:style-name="ce101" table:number-columns-repeated="3"/>
          <table:table-cell table:number-columns-repeated="1015"/>
        </table:table-row>
        <table:table-row table:style-name="ro2">
          <table:table-cell table:style-name="ce162" office:value-type="string" calcext:value-type="string">
            <text:p>Segun planillas del IESS</text:p>
          </table:table-cell>
          <table:table-cell table:style-name="ce163" table:number-columns-repeated="2"/>
          <table:table-cell table:style-name="ce164"/>
          <table:table-cell table:style-name="ce165" table:formula="of:=+[.G36]" office:value-type="float" office:value="81103.53" calcext:value-type="float">
            <text:p>81104 </text:p>
          </table:table-cell>
          <table:table-cell table:style-name="ce165" table:formula="of:=[.J36]" office:value-type="float" office:value="9854.078895" calcext:value-type="float">
            <text:p>9854 </text:p>
          </table:table-cell>
          <table:table-cell table:style-name="ce165" table:formula="of:=+[.K36]" office:value-type="float" office:value="2721.926627" calcext:value-type="float">
            <text:p>2722 </text:p>
          </table:table-cell>
          <table:table-cell table:number-columns-repeated="1015"/>
        </table:table-row>
        <table:table-row table:style-name="ro2">
          <table:table-cell table:style-name="ce166" office:value-type="string" calcext:value-type="string">
            <text:p>Diferencia</text:p>
          </table:table-cell>
          <table:table-cell table:style-name="ce167" table:number-columns-repeated="2"/>
          <table:table-cell table:style-name="ce168"/>
          <table:table-cell table:style-name="ce169" table:formula="of:=+[.E14]-[.E16]" office:value-type="float" office:value="-635.749999999985" calcext:value-type="float">
            <text:p>-636 </text:p>
          </table:table-cell>
          <table:table-cell table:style-name="ce170" table:formula="of:=+[.F14]-[.F16]" office:value-type="float" office:value="-57.5188949999992" calcext:value-type="float">
            <text:p>-58 </text:p>
          </table:table-cell>
          <table:table-cell table:style-name="ce169" table:formula="of:=+[.G14]-[.G16]" office:value-type="float" office:value="4035.623373" calcext:value-type="float">
            <text:p>4036 </text:p>
          </table:table-cell>
          <table:table-cell table:number-columns-repeated="1015"/>
        </table:table-row>
        <table:table-row table:style-name="ro11">
          <table:table-cell table:number-columns-repeated="4"/>
          <table:table-cell table:style-name="ce171" office:value-type="string" calcext:value-type="string">
            <text:p>Ê</text:p>
          </table:table-cell>
          <table:table-cell table:style-name="ce172"/>
          <table:table-cell table:style-name="ce171" office:value-type="string" calcext:value-type="string">
            <text:p>Ë</text:p>
          </table:table-cell>
          <table:table-cell table:number-columns-repeated="1015"/>
        </table:table-row>
        <table:table-row table:style-name="ro2">
          <table:table-cell table:number-columns-repeated="4"/>
          <table:table-cell table:style-name="ce173" table:number-columns-repeated="3"/>
          <table:table-cell table:number-columns-repeated="1015"/>
        </table:table-row>
        <table:table-row table:style-name="ro2">
          <table:table-cell office:value-type="string" calcext:value-type="string">
            <text:p>Detalle mensualizado</text:p>
          </table:table-cell>
          <table:table-cell table:number-columns-repeated="3"/>
          <table:table-cell table:style-name="ce174" table:number-columns-repeated="3"/>
          <table:table-cell table:number-columns-repeated="1015"/>
        </table:table-row>
        <table:table-row table:style-name="ro2">
          <table:table-cell table:number-columns-repeated="4"/>
          <table:table-cell table:style-name="ce174" table:number-columns-repeated="3"/>
          <table:table-cell table:number-columns-repeated="1015"/>
        </table:table-row>
        <table:table-row table:style-name="ro2">
          <table:table-cell table:style-name="ce181" office:value-type="string" calcext:value-type="string" table:number-columns-spanned="4" table:number-rows-spanned="1">
            <text:p>Segun contabilidad</text:p>
          </table:table-cell>
          <table:covered-table-cell table:number-columns-repeated="3"/>
          <table:table-cell/>
          <table:table-cell table:style-name="ce182" office:value-type="string" calcext:value-type="string" table:number-columns-spanned="6" table:number-rows-spanned="1">
            <text:p>Segun declaraciones</text:p>
          </table:table-cell>
          <table:covered-table-cell table:number-columns-repeated="5"/>
          <table:table-cell table:style-name="Default"/>
          <table:table-cell table:style-name="ce449" office:value-type="string" calcext:value-type="string" table:number-columns-spanned="3" table:number-rows-spanned="1">
            <text:p>Diferencias</text:p>
          </table:table-cell>
          <table:covered-table-cell table:number-columns-repeated="2"/>
          <table:table-cell table:number-columns-repeated="1007"/>
        </table:table-row>
        <table:table-row table:style-name="ro10">
          <table:table-cell table:style-name="ce175"/>
          <table:table-cell table:style-name="ce176" office:value-type="string" calcext:value-type="string">
            <text:p>Sueldos</text:p>
          </table:table-cell>
          <table:table-cell table:style-name="ce148" office:value-type="string" calcext:value-type="string">
            <text:p>Aporte patronal</text:p>
            <text:p>IESS</text:p>
          </table:table-cell>
          <table:table-cell table:style-name="ce176" office:value-type="string" calcext:value-type="string">
            <text:p>Fondo de reserva</text:p>
          </table:table-cell>
          <table:table-cell/>
          <table:table-cell table:style-name="ce175"/>
          <table:table-cell table:style-name="ce176" office:value-type="string" calcext:value-type="string">
            <text:p>Sueldos</text:p>
          </table:table-cell>
          <table:table-cell table:style-name="ce176" office:value-type="string" calcext:value-type="string">
            <text:p>Aporte Patronal</text:p>
          </table:table-cell>
          <table:table-cell table:style-name="ce148" office:value-type="string" calcext:value-type="string">
            <text:p>Valor CCC</text:p>
          </table:table-cell>
          <table:table-cell table:style-name="ce148" office:value-type="string" calcext:value-type="string">
            <text:p>Aporte patronal</text:p>
            <text:p>IESS</text:p>
          </table:table-cell>
          <table:table-cell table:style-name="ce176" office:value-type="string" calcext:value-type="string">
            <text:p>Fondo de reserva</text:p>
          </table:table-cell>
          <table:table-cell table:style-name="Default"/>
          <table:table-cell table:style-name="ce176" office:value-type="string" calcext:value-type="string">
            <text:p>Sueldos</text:p>
          </table:table-cell>
          <table:table-cell table:style-name="ce148" office:value-type="string" calcext:value-type="string">
            <text:p>Aporte patronal</text:p>
            <text:p>IESS</text:p>
          </table:table-cell>
          <table:table-cell table:style-name="ce176" office:value-type="string" calcext:value-type="string">
            <text:p>Fondo de reserva</text:p>
          </table:table-cell>
          <table:table-cell table:number-columns-repeated="1007"/>
        </table:table-row>
        <table:table-row table:style-name="ro2">
          <table:table-cell table:style-name="ce154" office:value-type="string" calcext:value-type="string">
            <text:p>Enero</text:p>
          </table:table-cell>
          <table:table-cell table:style-name="ce97" table:formula="of:=[$contabilidad.C64]" office:value-type="float" office:value="9728.09" calcext:value-type="float">
            <text:p>9728 </text:p>
          </table:table-cell>
          <table:table-cell table:style-name="ce97" table:formula="of:=[$contabilidad.C65]" office:value-type="float" office:value="1181.96" calcext:value-type="float">
            <text:p>1182 </text:p>
          </table:table-cell>
          <table:table-cell table:style-name="ce97" table:formula="of:=[$contabilidad.C69]" office:value-type="float" office:value="810.53" calcext:value-type="float">
            <text:p>811 </text:p>
          </table:table-cell>
          <table:table-cell/>
          <table:table-cell table:style-name="ce154" office:value-type="string" calcext:value-type="string">
            <text:p>Enero</text:p>
          </table:table-cell>
          <table:table-cell table:style-name="ce97" table:formula="of:=[$declaraciones.D16]" office:value-type="float" office:value="9728.09" calcext:value-type="float">
            <text:p>9728 </text:p>
          </table:table-cell>
          <table:table-cell table:style-name="ce97" table:formula="of:=[$declaraciones.F16]" office:value-type="float" office:value="1084.682035" calcext:value-type="float">
            <text:p>1085 </text:p>
          </table:table-cell>
          <table:table-cell table:style-name="ce97" table:formula="of:=[$declaraciones.K16]" office:value-type="float" office:value="97.2809" calcext:value-type="float">
            <text:p>97 </text:p>
          </table:table-cell>
          <table:table-cell table:style-name="ce97" table:formula="of:=[.H24]+[.I24]" office:value-type="float" office:value="1181.962935" calcext:value-type="float">
            <text:p>1182 </text:p>
          </table:table-cell>
          <table:table-cell table:style-name="ce97" table:formula="of:=[$declaraciones.U16]" office:value-type="float" office:value="368.493377" calcext:value-type="float">
            <text:p>368 </text:p>
          </table:table-cell>
          <table:table-cell table:style-name="Default"/>
          <table:table-cell table:style-name="ce450" table:formula="of:=[.B24]-[.G24]" office:value-type="float" office:value="0" calcext:value-type="float">
            <text:p>0</text:p>
          </table:table-cell>
          <table:table-cell table:style-name="ce196" table:formula="of:=[.C24]-[.J24]" office:value-type="float" office:value="-0.00293499999997948" calcext:value-type="float">
            <text:p>0.00</text:p>
          </table:table-cell>
          <table:table-cell table:style-name="ce196" table:formula="of:=[.D24]-[.K24]" office:value-type="float" office:value="442.036623" calcext:value-type="float">
            <text:p>442.04</text:p>
          </table:table-cell>
          <table:table-cell table:number-columns-repeated="1007"/>
        </table:table-row>
        <table:table-row table:style-name="ro2">
          <table:table-cell table:style-name="ce158" office:value-type="string" calcext:value-type="string">
            <text:p>Febrero</text:p>
          </table:table-cell>
          <table:table-cell table:style-name="ce97" table:formula="of:=[$contabilidad.D64]" office:value-type="float" office:value="9728.09" calcext:value-type="float">
            <text:p>9728 </text:p>
          </table:table-cell>
          <table:table-cell table:style-name="ce97" table:formula="of:=[$contabilidad.D65]" office:value-type="float" office:value="1181.96" calcext:value-type="float">
            <text:p>1182 </text:p>
          </table:table-cell>
          <table:table-cell table:style-name="ce97" table:formula="of:=[$contabilidad.D69]" office:value-type="float" office:value="810.53" calcext:value-type="float">
            <text:p>811 </text:p>
          </table:table-cell>
          <table:table-cell/>
          <table:table-cell table:style-name="ce158" office:value-type="string" calcext:value-type="string">
            <text:p>Febrero</text:p>
          </table:table-cell>
          <table:table-cell table:style-name="ce101" table:formula="of:=[$declaraciones.D31]" office:value-type="float" office:value="9728.09" calcext:value-type="float">
            <text:p>9728 </text:p>
          </table:table-cell>
          <table:table-cell table:style-name="ce101" table:formula="of:=[$declaraciones.F31]" office:value-type="float" office:value="1084.682035" calcext:value-type="float">
            <text:p>1085 </text:p>
          </table:table-cell>
          <table:table-cell table:style-name="ce101" table:formula="of:=[$declaraciones.K31]" office:value-type="float" office:value="97.2809" calcext:value-type="float">
            <text:p>97 </text:p>
          </table:table-cell>
          <table:table-cell table:style-name="ce101" table:formula="of:=[.H25]+[.I25]" office:value-type="float" office:value="1181.962935" calcext:value-type="float">
            <text:p>1182 </text:p>
          </table:table-cell>
          <table:table-cell table:style-name="ce101" table:formula="of:=[$declaraciones.U31]" office:value-type="float" office:value="368.493377" calcext:value-type="float">
            <text:p>368 </text:p>
          </table:table-cell>
          <table:table-cell table:style-name="Default"/>
          <table:table-cell table:style-name="ce451" table:formula="of:=[.B25]-[.G25]" office:value-type="float" office:value="0" calcext:value-type="float">
            <text:p>0</text:p>
          </table:table-cell>
          <table:table-cell table:style-name="ce204" table:formula="of:=[.C25]-[.J25]" office:value-type="float" office:value="-0.00293499999997948" calcext:value-type="float">
            <text:p>0.00</text:p>
          </table:table-cell>
          <table:table-cell table:style-name="ce204" table:formula="of:=[.D25]-[.K25]" office:value-type="float" office:value="442.036623" calcext:value-type="float">
            <text:p>442.04</text:p>
          </table:table-cell>
          <table:table-cell table:number-columns-repeated="1007"/>
        </table:table-row>
        <table:table-row table:style-name="ro2">
          <table:table-cell table:style-name="ce158" office:value-type="string" calcext:value-type="string">
            <text:p>Marzo</text:p>
          </table:table-cell>
          <table:table-cell table:style-name="ce97" table:formula="of:=[$contabilidad.E64]" office:value-type="float" office:value="9728.09" calcext:value-type="float">
            <text:p>9728 </text:p>
          </table:table-cell>
          <table:table-cell table:style-name="ce97" table:formula="of:=[$contabilidad.E65]" office:value-type="float" office:value="1181.96" calcext:value-type="float">
            <text:p>1182 </text:p>
          </table:table-cell>
          <table:table-cell table:style-name="ce97" table:formula="of:=[$contabilidad.E69]" office:value-type="float" office:value="810.53" calcext:value-type="float">
            <text:p>811 </text:p>
          </table:table-cell>
          <table:table-cell/>
          <table:table-cell table:style-name="ce158" office:value-type="string" calcext:value-type="string">
            <text:p>Marzo</text:p>
          </table:table-cell>
          <table:table-cell table:style-name="ce101" table:formula="of:=[$declaraciones.D46]" office:value-type="float" office:value="9728.09" calcext:value-type="float">
            <text:p>9728 </text:p>
          </table:table-cell>
          <table:table-cell table:style-name="ce101" table:formula="of:=[$declaraciones.F46]" office:value-type="float" office:value="1084.682035" calcext:value-type="float">
            <text:p>1085 </text:p>
          </table:table-cell>
          <table:table-cell table:style-name="ce101" table:formula="of:=[$declaraciones.K46]" office:value-type="float" office:value="97.2809" calcext:value-type="float">
            <text:p>97 </text:p>
          </table:table-cell>
          <table:table-cell table:style-name="ce101" table:formula="of:=[.H26]+[.I26]" office:value-type="float" office:value="1181.962935" calcext:value-type="float">
            <text:p>1182 </text:p>
          </table:table-cell>
          <table:table-cell table:style-name="ce101" table:formula="of:=[$declaraciones.U46]" office:value-type="float" office:value="368.493377" calcext:value-type="float">
            <text:p>368 </text:p>
          </table:table-cell>
          <table:table-cell table:style-name="Default"/>
          <table:table-cell table:style-name="ce451" table:formula="of:=[.B26]-[.G26]" office:value-type="float" office:value="0" calcext:value-type="float">
            <text:p>0</text:p>
          </table:table-cell>
          <table:table-cell table:style-name="ce204" table:formula="of:=[.C26]-[.J26]" office:value-type="float" office:value="-0.00293499999975211" calcext:value-type="float">
            <text:p>0.00</text:p>
          </table:table-cell>
          <table:table-cell table:style-name="ce204" table:formula="of:=[.D26]-[.K26]" office:value-type="float" office:value="442.036623" calcext:value-type="float">
            <text:p>442.04</text:p>
          </table:table-cell>
          <table:table-cell table:number-columns-repeated="1007"/>
        </table:table-row>
        <table:table-row table:style-name="ro2">
          <table:table-cell table:style-name="ce158" office:value-type="string" calcext:value-type="string">
            <text:p>Abril</text:p>
          </table:table-cell>
          <table:table-cell table:style-name="ce97" table:formula="of:=[$contabilidad.F64]" office:value-type="float" office:value="9728.09" calcext:value-type="float">
            <text:p>9728 </text:p>
          </table:table-cell>
          <table:table-cell table:style-name="ce97" table:formula="of:=[$contabilidad.F65]" office:value-type="float" office:value="1181.96" calcext:value-type="float">
            <text:p>1182 </text:p>
          </table:table-cell>
          <table:table-cell table:style-name="ce97" table:formula="of:=[$contabilidad.F69]" office:value-type="float" office:value="810.53" calcext:value-type="float">
            <text:p>811 </text:p>
          </table:table-cell>
          <table:table-cell/>
          <table:table-cell table:style-name="ce158" office:value-type="string" calcext:value-type="string">
            <text:p>Abril</text:p>
          </table:table-cell>
          <table:table-cell table:style-name="ce101" table:formula="of:=[$declaraciones.D61]" office:value-type="float" office:value="9728.09" calcext:value-type="float">
            <text:p>9728 </text:p>
          </table:table-cell>
          <table:table-cell table:style-name="ce101" table:formula="of:=[$declaraciones.F61]" office:value-type="float" office:value="1084.682035" calcext:value-type="float">
            <text:p>1085 </text:p>
          </table:table-cell>
          <table:table-cell table:style-name="ce101" table:formula="of:=[$declaraciones.K61]" office:value-type="float" office:value="97.2809" calcext:value-type="float">
            <text:p>97 </text:p>
          </table:table-cell>
          <table:table-cell table:style-name="ce101" table:formula="of:=[.H27]+[.I27]" office:value-type="float" office:value="1181.962935" calcext:value-type="float">
            <text:p>1182 </text:p>
          </table:table-cell>
          <table:table-cell table:style-name="ce101" table:formula="of:=[$declaraciones.U61]" office:value-type="float" office:value="368.493377" calcext:value-type="float">
            <text:p>368 </text:p>
          </table:table-cell>
          <table:table-cell table:style-name="Default"/>
          <table:table-cell table:style-name="ce451" table:formula="of:=[.B27]-[.G27]" office:value-type="float" office:value="0" calcext:value-type="float">
            <text:p>0</text:p>
          </table:table-cell>
          <table:table-cell table:style-name="ce204" table:formula="of:=[.C27]-[.J27]" office:value-type="float" office:value="-0.00293499999997948" calcext:value-type="float">
            <text:p>0.00</text:p>
          </table:table-cell>
          <table:table-cell table:style-name="ce204" table:formula="of:=[.D27]-[.K27]" office:value-type="float" office:value="442.036623" calcext:value-type="float">
            <text:p>442.04</text:p>
          </table:table-cell>
          <table:table-cell table:number-columns-repeated="1007"/>
        </table:table-row>
        <table:table-row table:style-name="ro2">
          <table:table-cell table:style-name="ce158" office:value-type="string" calcext:value-type="string">
            <text:p>Mayo</text:p>
          </table:table-cell>
          <table:table-cell table:style-name="ce97" table:formula="of:=[$contabilidad.G64]" office:value-type="float" office:value="9685.46" calcext:value-type="float">
            <text:p>9685 </text:p>
          </table:table-cell>
          <table:table-cell table:style-name="ce97" table:formula="of:=[$contabilidad.G65]" office:value-type="float" office:value="1177.21" calcext:value-type="float">
            <text:p>1177 </text:p>
          </table:table-cell>
          <table:table-cell table:style-name="ce97" table:formula="of:=[$contabilidad.G69]" office:value-type="float" office:value="810.53" calcext:value-type="float">
            <text:p>811 </text:p>
          </table:table-cell>
          <table:table-cell/>
          <table:table-cell table:style-name="ce158" office:value-type="string" calcext:value-type="string">
            <text:p>Mayo</text:p>
          </table:table-cell>
          <table:table-cell table:style-name="ce101" table:formula="of:=[$declaraciones.D76]" office:value-type="float" office:value="9728.09" calcext:value-type="float">
            <text:p>9728 </text:p>
          </table:table-cell>
          <table:table-cell table:style-name="ce101" table:formula="of:=[$declaraciones.F76]" office:value-type="float" office:value="1084.682035" calcext:value-type="float">
            <text:p>1085 </text:p>
          </table:table-cell>
          <table:table-cell table:style-name="ce101" table:formula="of:=[$declaraciones.K76]" office:value-type="float" office:value="97.2809" calcext:value-type="float">
            <text:p>97 </text:p>
          </table:table-cell>
          <table:table-cell table:style-name="ce101" table:formula="of:=[.H28]+[.I28]" office:value-type="float" office:value="1181.962935" calcext:value-type="float">
            <text:p>1182 </text:p>
          </table:table-cell>
          <table:table-cell table:style-name="ce101" table:formula="of:=[$declaraciones.U76]" office:value-type="float" office:value="368.493377" calcext:value-type="float">
            <text:p>368 </text:p>
          </table:table-cell>
          <table:table-cell table:style-name="Default"/>
          <table:table-cell table:style-name="ce451" table:formula="of:=[.B28]-[.G28]" office:value-type="float" office:value="-42.630000000001" calcext:value-type="float">
            <text:p>-42.630000000001</text:p>
          </table:table-cell>
          <table:table-cell table:style-name="ce204" table:formula="of:=[.C28]-[.J28]" office:value-type="float" office:value="-4.75293499999998" calcext:value-type="float">
            <text:p>-4.75</text:p>
          </table:table-cell>
          <table:table-cell table:style-name="ce204" table:formula="of:=[.D28]-[.K28]" office:value-type="float" office:value="442.036623" calcext:value-type="float">
            <text:p>442.04</text:p>
          </table:table-cell>
          <table:table-cell table:number-columns-repeated="1007"/>
        </table:table-row>
        <table:table-row table:style-name="ro2">
          <table:table-cell table:style-name="ce158" office:value-type="string" calcext:value-type="string">
            <text:p>Junio</text:p>
          </table:table-cell>
          <table:table-cell table:style-name="ce97" table:formula="of:=[$contabilidad.H64]" office:value-type="float" office:value="9512.41" calcext:value-type="float">
            <text:p>9512 </text:p>
          </table:table-cell>
          <table:table-cell table:style-name="ce97" table:formula="of:=[$contabilidad.H65]" office:value-type="float" office:value="1157.91" calcext:value-type="float">
            <text:p>1158 </text:p>
          </table:table-cell>
          <table:table-cell table:style-name="ce97" table:formula="of:=[$contabilidad.H69]" office:value-type="float" office:value="810.53" calcext:value-type="float">
            <text:p>811 </text:p>
          </table:table-cell>
          <table:table-cell/>
          <table:table-cell table:style-name="ce158" office:value-type="string" calcext:value-type="string">
            <text:p>Junio</text:p>
          </table:table-cell>
          <table:table-cell table:style-name="ce101" table:formula="of:=[$declaraciones.D91]" office:value-type="float" office:value="9728.09" calcext:value-type="float">
            <text:p>9728 </text:p>
          </table:table-cell>
          <table:table-cell table:style-name="ce101" table:formula="of:=[$declaraciones.F91]" office:value-type="float" office:value="1084.682035" calcext:value-type="float">
            <text:p>1085 </text:p>
          </table:table-cell>
          <table:table-cell table:style-name="ce101" table:formula="of:=[$declaraciones.K91]" office:value-type="float" office:value="97.2809" calcext:value-type="float">
            <text:p>97 </text:p>
          </table:table-cell>
          <table:table-cell table:style-name="ce101" table:formula="of:=[.H29]+[.I29]" office:value-type="float" office:value="1181.962935" calcext:value-type="float">
            <text:p>1182 </text:p>
          </table:table-cell>
          <table:table-cell table:style-name="ce101" table:formula="of:=[$declaraciones.U91]" office:value-type="float" office:value="368.493377" calcext:value-type="float">
            <text:p>368 </text:p>
          </table:table-cell>
          <table:table-cell table:style-name="Default"/>
          <table:table-cell table:style-name="ce451" table:formula="of:=[.B29]-[.G29]" office:value-type="float" office:value="-215.68" calcext:value-type="float">
            <text:p>-215.68</text:p>
          </table:table-cell>
          <table:table-cell table:style-name="ce204" table:formula="of:=[.C29]-[.J29]" office:value-type="float" office:value="-24.0529350000002" calcext:value-type="float">
            <text:p>-24.05</text:p>
          </table:table-cell>
          <table:table-cell table:style-name="ce204" table:formula="of:=[.D29]-[.K29]" office:value-type="float" office:value="442.036623" calcext:value-type="float">
            <text:p>442.04</text:p>
          </table:table-cell>
          <table:table-cell table:number-columns-repeated="1007"/>
        </table:table-row>
        <table:table-row table:style-name="ro2">
          <table:table-cell table:style-name="ce158" office:value-type="string" calcext:value-type="string">
            <text:p>Julio</text:p>
          </table:table-cell>
          <table:table-cell table:style-name="ce97" table:formula="of:=[$contabilidad.I64]" office:value-type="float" office:value="9350.65" calcext:value-type="float">
            <text:p>9351 </text:p>
          </table:table-cell>
          <table:table-cell table:style-name="ce97" table:formula="of:=[$contabilidad.I65]" office:value-type="float" office:value="1139.88" calcext:value-type="float">
            <text:p>1140 </text:p>
          </table:table-cell>
          <table:table-cell table:style-name="ce97" table:formula="of:=[$contabilidad.I69]" office:value-type="float" office:value="810.53" calcext:value-type="float">
            <text:p>811 </text:p>
          </table:table-cell>
          <table:table-cell/>
          <table:table-cell table:style-name="ce158" office:value-type="string" calcext:value-type="string">
            <text:p>Julio</text:p>
          </table:table-cell>
          <table:table-cell table:style-name="ce101" table:formula="of:=[$declaraciones.D106]" office:value-type="float" office:value="9728.09" calcext:value-type="float">
            <text:p>9728 </text:p>
          </table:table-cell>
          <table:table-cell table:style-name="ce101" table:formula="of:=[$declaraciones.F106]" office:value-type="float" office:value="1084.682035" calcext:value-type="float">
            <text:p>1085 </text:p>
          </table:table-cell>
          <table:table-cell table:style-name="ce101" table:formula="of:=[$declaraciones.K106]" office:value-type="float" office:value="97.2809" calcext:value-type="float">
            <text:p>97 </text:p>
          </table:table-cell>
          <table:table-cell table:style-name="ce101" table:formula="of:=[.H30]+[.I30]" office:value-type="float" office:value="1181.962935" calcext:value-type="float">
            <text:p>1182 </text:p>
          </table:table-cell>
          <table:table-cell table:style-name="ce101" table:formula="of:=[$declaraciones.U106]" office:value-type="float" office:value="368.493377" calcext:value-type="float">
            <text:p>368 </text:p>
          </table:table-cell>
          <table:table-cell table:style-name="Default"/>
          <table:table-cell table:style-name="ce451" table:formula="of:=[.B30]-[.G30]" office:value-type="float" office:value="-377.440000000001" calcext:value-type="float">
            <text:p>-377.440000000001</text:p>
          </table:table-cell>
          <table:table-cell table:style-name="ce204" table:formula="of:=[.C30]-[.J30]" office:value-type="float" office:value="-42.0829349999999" calcext:value-type="float">
            <text:p>-42.08</text:p>
          </table:table-cell>
          <table:table-cell table:style-name="ce204" table:formula="of:=[.D30]-[.K30]" office:value-type="float" office:value="442.036623" calcext:value-type="float">
            <text:p>442.04</text:p>
          </table:table-cell>
          <table:table-cell table:number-columns-repeated="1007"/>
        </table:table-row>
        <table:table-row table:style-name="ro2">
          <table:table-cell table:style-name="ce158" office:value-type="string" calcext:value-type="string">
            <text:p>Agosto</text:p>
          </table:table-cell>
          <table:table-cell table:style-name="ce97" table:formula="of:=[$contabilidad.J64]" office:value-type="float" office:value="7747.32" calcext:value-type="float">
            <text:p>7747 </text:p>
          </table:table-cell>
          <table:table-cell table:style-name="ce97" table:formula="of:=[$contabilidad.J65]" office:value-type="float" office:value="954.68" calcext:value-type="float">
            <text:p>955 </text:p>
          </table:table-cell>
          <table:table-cell table:style-name="ce97" table:formula="of:=[$contabilidad.J69]" office:value-type="float" office:value="645.58" calcext:value-type="float">
            <text:p>646 </text:p>
          </table:table-cell>
          <table:table-cell/>
          <table:table-cell table:style-name="ce158" office:value-type="string" calcext:value-type="string">
            <text:p>Agosto</text:p>
          </table:table-cell>
          <table:table-cell table:style-name="ce101" table:formula="of:=[$declaraciones.D121]" office:value-type="float" office:value="7747.32" calcext:value-type="float">
            <text:p>7747 </text:p>
          </table:table-cell>
          <table:table-cell table:style-name="ce101" table:formula="of:=[$declaraciones.F121]" office:value-type="float" office:value="863.82618" calcext:value-type="float">
            <text:p>864 </text:p>
          </table:table-cell>
          <table:table-cell table:style-name="ce101" table:formula="of:=[$declaraciones.K121]" office:value-type="float" office:value="77.4732" calcext:value-type="float">
            <text:p>77 </text:p>
          </table:table-cell>
          <table:table-cell table:style-name="ce101" table:formula="of:=[.H31]+[.I31]" office:value-type="float" office:value="941.29938" calcext:value-type="float">
            <text:p>941 </text:p>
          </table:table-cell>
          <table:table-cell table:style-name="ce101" table:formula="of:=[$declaraciones.U121]" office:value-type="float" office:value="71.236494" calcext:value-type="float">
            <text:p>71 </text:p>
          </table:table-cell>
          <table:table-cell table:style-name="Default"/>
          <table:table-cell table:style-name="ce451" table:formula="of:=[.B31]-[.G31]" office:value-type="float" office:value="0" calcext:value-type="float">
            <text:p>0</text:p>
          </table:table-cell>
          <table:table-cell table:style-name="ce204" table:formula="of:=[.C31]-[.J31]" office:value-type="float" office:value="13.38062" calcext:value-type="float">
            <text:p>13.38</text:p>
          </table:table-cell>
          <table:table-cell table:style-name="ce204" table:formula="of:=[.D31]-[.K31]" office:value-type="float" office:value="574.343506" calcext:value-type="float">
            <text:p>574.34</text:p>
          </table:table-cell>
          <table:table-cell table:number-columns-repeated="1007"/>
        </table:table-row>
        <table:table-row table:style-name="ro2">
          <table:table-cell table:style-name="ce158" office:value-type="string" calcext:value-type="string">
            <text:p>Septiembre</text:p>
          </table:table-cell>
          <table:table-cell table:style-name="ce97" table:formula="of:=[$contabilidad.K64]" office:value-type="float" office:value="5259.58" calcext:value-type="float">
            <text:p>5260 </text:p>
          </table:table-cell>
          <table:table-cell table:style-name="ce97" table:formula="of:=[$contabilidad.K65]" office:value-type="float" office:value="639.04" calcext:value-type="float">
            <text:p>639 </text:p>
          </table:table-cell>
          <table:table-cell table:style-name="ce97" table:formula="of:=[$contabilidad.K69]" office:value-type="float" office:value="438.26" calcext:value-type="float">
            <text:p>438 </text:p>
          </table:table-cell>
          <table:table-cell/>
          <table:table-cell table:style-name="ce158" office:value-type="string" calcext:value-type="string">
            <text:p>Septiembre</text:p>
          </table:table-cell>
          <table:table-cell table:style-name="ce101" table:formula="of:=[$declaraciones.D136]" office:value-type="float" office:value="5259.58" calcext:value-type="float">
            <text:p>5260 </text:p>
          </table:table-cell>
          <table:table-cell table:style-name="ce101" table:formula="of:=[$declaraciones.F136]" office:value-type="float" office:value="586.44317" calcext:value-type="float">
            <text:p>586 </text:p>
          </table:table-cell>
          <table:table-cell table:style-name="ce101" table:formula="of:=[$declaraciones.K136]" office:value-type="float" office:value="52.5958" calcext:value-type="float">
            <text:p>53 </text:p>
          </table:table-cell>
          <table:table-cell table:style-name="ce101" table:formula="of:=[.H32]+[.I32]" office:value-type="float" office:value="639.03897" calcext:value-type="float">
            <text:p>639 </text:p>
          </table:table-cell>
          <table:table-cell table:style-name="ce101" table:formula="of:=[$declaraciones.U136]" office:value-type="float" office:value="71.236494" calcext:value-type="float">
            <text:p>71 </text:p>
          </table:table-cell>
          <table:table-cell table:style-name="Default"/>
          <table:table-cell table:style-name="ce451" table:formula="of:=[.B32]-[.G32]" office:value-type="float" office:value="0" calcext:value-type="float">
            <text:p>0</text:p>
          </table:table-cell>
          <table:table-cell table:style-name="ce204" table:formula="of:=[.C32]-[.J32]" office:value-type="float" office:value="0.00102999999990061" calcext:value-type="float">
            <text:p>0.00</text:p>
          </table:table-cell>
          <table:table-cell table:style-name="ce204" table:formula="of:=[.D32]-[.K32]" office:value-type="float" office:value="367.023506" calcext:value-type="float">
            <text:p>367.02</text:p>
          </table:table-cell>
          <table:table-cell table:number-columns-repeated="1007"/>
        </table:table-row>
        <table:table-row table:style-name="ro2">
          <table:table-cell table:style-name="ce158" office:value-type="string" calcext:value-type="string">
            <text:p>Octubre</text:p>
          </table:table-cell>
          <table:table-cell table:style-name="ce97" table:formula="of:=[$contabilidad.L64]" office:value-type="float" office:value="0" calcext:value-type="float">
            <text:p>- </text:p>
          </table:table-cell>
          <table:table-cell table:style-name="ce97" table:formula="of:=[$contabilidad.L65]" office:value-type="float" office:value="0" calcext:value-type="float">
            <text:p>- </text:p>
          </table:table-cell>
          <table:table-cell table:style-name="ce97" table:formula="of:=[$contabilidad.L69]" office:value-type="float" office:value="0" calcext:value-type="float">
            <text:p>- </text:p>
          </table:table-cell>
          <table:table-cell/>
          <table:table-cell table:style-name="ce158" office:value-type="string" calcext:value-type="string">
            <text:p>Octubre</text:p>
          </table:table-cell>
          <table:table-cell table:style-name="ce101" table:formula="of:=[$declaraciones.D151]" office:value-type="float" office:value="0" calcext:value-type="float">
            <text:p>- </text:p>
          </table:table-cell>
          <table:table-cell table:style-name="ce101" table:formula="of:=[$declaraciones.F151]" office:value-type="float" office:value="0" calcext:value-type="float">
            <text:p>- </text:p>
          </table:table-cell>
          <table:table-cell table:style-name="ce101" table:formula="of:=[$declaraciones.K151]" office:value-type="float" office:value="0" calcext:value-type="float">
            <text:p>- </text:p>
          </table:table-cell>
          <table:table-cell table:style-name="ce101" table:formula="of:=[.H33]+[.I33]" office:value-type="float" office:value="0" calcext:value-type="float">
            <text:p>- </text:p>
          </table:table-cell>
          <table:table-cell table:style-name="ce101" table:formula="of:=[$declaraciones.U151]" office:value-type="float" office:value="0" calcext:value-type="float">
            <text:p>- </text:p>
          </table:table-cell>
          <table:table-cell table:style-name="Default"/>
          <table:table-cell table:style-name="ce451" table:formula="of:=[.B33]-[.G33]" office:value-type="float" office:value="0" calcext:value-type="float">
            <text:p>0</text:p>
          </table:table-cell>
          <table:table-cell table:style-name="ce204" table:formula="of:=[.C33]-[.J33]" office:value-type="float" office:value="0" calcext:value-type="float">
            <text:p>0.00</text:p>
          </table:table-cell>
          <table:table-cell table:style-name="ce204" table:formula="of:=[.D33]-[.K33]" office:value-type="float" office:value="0" calcext:value-type="float">
            <text:p>0.00</text:p>
          </table:table-cell>
          <table:table-cell table:number-columns-repeated="1007"/>
        </table:table-row>
        <table:table-row table:style-name="ro2">
          <table:table-cell table:style-name="ce158" office:value-type="string" calcext:value-type="string">
            <text:p>Noviembre</text:p>
          </table:table-cell>
          <table:table-cell table:style-name="ce97" table:formula="of:=[$contabilidad.M64]" office:value-type="float" office:value="0" calcext:value-type="float">
            <text:p>- </text:p>
          </table:table-cell>
          <table:table-cell table:style-name="ce97" table:formula="of:=[$contabilidad.M65]" office:value-type="float" office:value="0" calcext:value-type="float">
            <text:p>- </text:p>
          </table:table-cell>
          <table:table-cell table:style-name="ce97" table:formula="of:=[$contabilidad.M69]" office:value-type="float" office:value="0" calcext:value-type="float">
            <text:p>- </text:p>
          </table:table-cell>
          <table:table-cell/>
          <table:table-cell table:style-name="ce158" office:value-type="string" calcext:value-type="string">
            <text:p>Noviembre</text:p>
          </table:table-cell>
          <table:table-cell table:style-name="ce101" table:formula="of:=[$declaraciones.D166]" office:value-type="float" office:value="0" calcext:value-type="float">
            <text:p>- </text:p>
          </table:table-cell>
          <table:table-cell table:style-name="ce101" table:formula="of:=[$declaraciones.F166]" office:value-type="float" office:value="0" calcext:value-type="float">
            <text:p>- </text:p>
          </table:table-cell>
          <table:table-cell table:style-name="ce101" table:formula="of:=[$declaraciones.K166]" office:value-type="float" office:value="0" calcext:value-type="float">
            <text:p>- </text:p>
          </table:table-cell>
          <table:table-cell table:style-name="ce101" table:formula="of:=[.H34]+[.I34]" office:value-type="float" office:value="0" calcext:value-type="float">
            <text:p>- </text:p>
          </table:table-cell>
          <table:table-cell table:style-name="ce101" table:formula="of:=[$declaraciones.U166]" office:value-type="float" office:value="0" calcext:value-type="float">
            <text:p>- </text:p>
          </table:table-cell>
          <table:table-cell table:style-name="Default"/>
          <table:table-cell table:style-name="ce451" table:formula="of:=[.B34]-[.G34]" office:value-type="float" office:value="0" calcext:value-type="float">
            <text:p>0</text:p>
          </table:table-cell>
          <table:table-cell table:style-name="ce204" table:formula="of:=[.C34]-[.J34]" office:value-type="float" office:value="0" calcext:value-type="float">
            <text:p>0.00</text:p>
          </table:table-cell>
          <table:table-cell table:style-name="ce204" table:formula="of:=[.D34]-[.K34]" office:value-type="float" office:value="0" calcext:value-type="float">
            <text:p>0.00</text:p>
          </table:table-cell>
          <table:table-cell table:number-columns-repeated="1007"/>
        </table:table-row>
        <table:table-row table:style-name="ro2">
          <table:table-cell table:style-name="ce158" office:value-type="string" calcext:value-type="string">
            <text:p>Diciembre</text:p>
          </table:table-cell>
          <table:table-cell table:style-name="ce97" table:formula="of:=[$contabilidad.N64]" office:value-type="float" office:value="0" calcext:value-type="float">
            <text:p>- </text:p>
          </table:table-cell>
          <table:table-cell table:style-name="ce97" table:formula="of:=[$contabilidad.N65]" office:value-type="float" office:value="0" calcext:value-type="float">
            <text:p>- </text:p>
          </table:table-cell>
          <table:table-cell table:style-name="ce97" table:formula="of:=[$contabilidad.N69]" office:value-type="float" office:value="0" calcext:value-type="float">
            <text:p>- </text:p>
          </table:table-cell>
          <table:table-cell/>
          <table:table-cell table:style-name="ce158" office:value-type="string" calcext:value-type="string">
            <text:p>Diciembre</text:p>
          </table:table-cell>
          <table:table-cell table:style-name="ce101" table:formula="of:=[$declaraciones.D181]" office:value-type="float" office:value="0" calcext:value-type="float">
            <text:p>- </text:p>
          </table:table-cell>
          <table:table-cell table:style-name="ce101" table:formula="of:=[$declaraciones.F181]" office:value-type="float" office:value="0" calcext:value-type="float">
            <text:p>- </text:p>
          </table:table-cell>
          <table:table-cell table:style-name="ce101" table:formula="of:=[$declaraciones.K181]" office:value-type="float" office:value="0" calcext:value-type="float">
            <text:p>- </text:p>
          </table:table-cell>
          <table:table-cell table:style-name="ce101" table:formula="of:=[.H35]+[.I35]" office:value-type="float" office:value="0" calcext:value-type="float">
            <text:p>- </text:p>
          </table:table-cell>
          <table:table-cell table:style-name="ce101" table:formula="of:=[$declaraciones.U181]" office:value-type="float" office:value="0" calcext:value-type="float">
            <text:p>- </text:p>
          </table:table-cell>
          <table:table-cell table:style-name="Default"/>
          <table:table-cell table:style-name="ce452" table:formula="of:=[.B35]-[.G35]" office:value-type="float" office:value="0" calcext:value-type="float">
            <text:p>0</text:p>
          </table:table-cell>
          <table:table-cell table:style-name="ce456" table:formula="of:=[.C35]-[.J35]" office:value-type="float" office:value="0" calcext:value-type="float">
            <text:p>0.00</text:p>
          </table:table-cell>
          <table:table-cell table:style-name="ce456" table:formula="of:=[.D35]-[.K35]" office:value-type="float" office:value="0" calcext:value-type="float">
            <text:p>0.00</text:p>
          </table:table-cell>
          <table:table-cell table:number-columns-repeated="1007"/>
        </table:table-row>
        <table:table-row table:style-name="ro2">
          <table:table-cell table:style-name="ce162" office:value-type="string" calcext:value-type="string">
            <text:p>TOTAL</text:p>
          </table:table-cell>
          <table:table-cell table:style-name="ce178" table:formula="of:=SUM([.B24:.B35])" office:value-type="float" office:value="80467.78" calcext:value-type="float">
            <text:p>80468 </text:p>
          </table:table-cell>
          <table:table-cell table:style-name="ce178" table:formula="of:=SUM([.C24:.C35])" office:value-type="float" office:value="9796.56" calcext:value-type="float">
            <text:p>9797 </text:p>
          </table:table-cell>
          <table:table-cell table:style-name="ce178" table:formula="of:=SUM([.D24:.D35])" office:value-type="float" office:value="6757.55" calcext:value-type="float">
            <text:p>6758 </text:p>
          </table:table-cell>
          <table:table-cell/>
          <table:table-cell table:style-name="ce162" office:value-type="string" calcext:value-type="string">
            <text:p>TOTAL</text:p>
          </table:table-cell>
          <table:table-cell table:style-name="ce179" table:formula="of:=SUM([.G24:.G35])" office:value-type="float" office:value="81103.53" calcext:value-type="float">
            <text:p>81104 </text:p>
          </table:table-cell>
          <table:table-cell table:style-name="ce179" table:formula="of:=SUM([.H24:.H35])" office:value-type="float" office:value="9043.043595" calcext:value-type="float">
            <text:p>9043 </text:p>
          </table:table-cell>
          <table:table-cell table:style-name="ce179" table:formula="of:=SUM([.I24:.I35])" office:value-type="float" office:value="811.0353" calcext:value-type="float">
            <text:p>811 </text:p>
          </table:table-cell>
          <table:table-cell table:style-name="ce179" table:formula="of:=SUM([.J24:.J35])" office:value-type="float" office:value="9854.078895" calcext:value-type="float">
            <text:p>9854 </text:p>
          </table:table-cell>
          <table:table-cell table:style-name="ce179" table:formula="of:=SUM([.K24:.K35])" office:value-type="float" office:value="2721.926627" calcext:value-type="float">
            <text:p>2722 </text:p>
          </table:table-cell>
          <table:table-cell table:style-name="Default"/>
          <table:table-cell table:style-name="ce453" table:formula="of:=SUM([.M24:.M35])" office:value-type="float" office:value="-635.750000000002" calcext:value-type="float">
            <text:p>-635.75</text:p>
          </table:table-cell>
          <table:table-cell table:style-name="ce457" table:formula="of:=SUM([.N24:.N35])" office:value-type="float" office:value="-57.5188949999999" calcext:value-type="float">
            <text:p>-57.52</text:p>
          </table:table-cell>
          <table:table-cell table:style-name="ce458" table:formula="of:=SUM([.O24:.O35])" office:value-type="float" office:value="4035.623373" calcext:value-type="float">
            <text:p>4,035.62</text:p>
          </table:table-cell>
          <table:table-cell table:number-columns-repeated="1007"/>
        </table:table-row>
        <table:table-row table:style-name="ro2">
          <table:table-cell office:value-type="string" calcext:value-type="string">
            <text:p>* informacion obtenida de la pestaña “Detalle Contabilidad”</text:p>
          </table:table-cell>
          <table:table-cell table:number-columns-repeated="4"/>
          <table:table-cell office:value-type="string" calcext:value-type="string">
            <text:p>* informacion obtenida de las declaraciones</text:p>
          </table:table-cell>
          <table:table-cell table:number-columns-repeated="5"/>
          <table:table-cell table:style-name="Default" table:number-columns-repeated="2"/>
          <table:table-cell table:number-columns-repeated="1009"/>
        </table:table-row>
        <table:table-row table:style-name="ro2" table:number-rows-repeated="3">
          <table:table-cell table:number-columns-repeated="1022"/>
        </table:table-row>
        <table:table-row table:style-name="ro11">
          <table:table-cell table:style-name="ce171" office:value-type="string" calcext:value-type="string">
            <text:p>Ê</text:p>
          </table:table-cell>
          <table:table-cell office:value-type="string" calcext:value-type="string">
            <text:p>La diferencia es significativa, esta diferencia aparece debido que por el recorte de horas, se ha creado un rubro denominado “REDUCCION JORNADA LABORAL ” que se aprecia en la pestaña de “Roles”, dicho valor es un descuento al sueldo, por horas laborales no trabajadas en oficina, pero dicho valor es apenas de 7500, por lo que faltaria alrededor de 20000 por verificar</text:p>
          </table:table-cell>
          <table:table-cell table:number-columns-repeated="1020"/>
        </table:table-row>
        <table:table-row table:style-name="ro11">
          <table:table-cell table:style-name="ce171" office:value-type="string" calcext:value-type="string">
            <text:p>Ë</text:p>
          </table:table-cell>
          <table:table-cell office:value-type="string" calcext:value-type="string">
            <text:p>la diferencia que aparece es debido a que existen varios empleados, que no ingresan sus fondos de reserva, un promedio, es de $ 500, de empleados que no declaran fondos de reserva, ellos lo reciben, como es el caso de la Ing. Maria Dolores Casal, que ella recibe sus fondos de reserva por un monto de $ 170 mensual</text:p>
          </table:table-cell>
          <table:table-cell table:number-columns-repeated="1020"/>
        </table:table-row>
        <table:table-row table:style-name="ro2" table:number-rows-repeated="1048533">
          <table:table-cell table:number-columns-repeated="1022"/>
        </table:table-row>
        <table:table-row table:style-name="ro2">
          <table:table-cell table:number-columns-repeated="1022"/>
        </table:table-row>
      </table:table>
      <table:table table:name="contabilidad" table:style-name="ta2">
        <table:table-column table:style-name="co29" table:default-cell-style-name="ce1"/>
        <table:table-column table:style-name="co30" table:default-cell-style-name="ce1"/>
        <table:table-column table:style-name="co31" table:number-columns-repeated="7" table:default-cell-style-name="ce1"/>
        <table:table-column table:style-name="co6" table:default-cell-style-name="ce1"/>
        <table:table-column table:style-name="co32" table:default-cell-style-name="ce1"/>
        <table:table-column table:style-name="co6" table:number-columns-repeated="1012" table:default-cell-style-name="ce1"/>
        <table:table-column table:style-name="co7" table:default-cell-style-name="ce1"/>
        <table:table-row table:style-name="ro2">
          <table:table-cell table:style-name="ce183" office:value-type="string" calcext:value-type="string">
            <text:p>Cuenta</text:p>
          </table:table-cell>
          <table:table-cell table:style-name="ce183" office:value-type="string" calcext:value-type="string">
            <text:p>Descripcion</text:p>
          </table:table-cell>
          <table:table-cell table:style-name="ce184" office:value-type="string" calcext:value-type="string">
            <text:p>Enero</text:p>
          </table:table-cell>
          <table:table-cell table:style-name="ce184" office:value-type="string" calcext:value-type="string">
            <text:p>Febrero</text:p>
          </table:table-cell>
          <table:table-cell table:style-name="ce184" office:value-type="string" calcext:value-type="string">
            <text:p>Marzo</text:p>
          </table:table-cell>
          <table:table-cell table:style-name="ce184" office:value-type="string" calcext:value-type="string">
            <text:p>abril</text:p>
          </table:table-cell>
          <table:table-cell table:style-name="ce184" office:value-type="string" calcext:value-type="string">
            <text:p>mayo</text:p>
          </table:table-cell>
          <table:table-cell table:style-name="ce184" office:value-type="string" calcext:value-type="string">
            <text:p>junio</text:p>
          </table:table-cell>
          <table:table-cell table:style-name="ce184" office:value-type="string" calcext:value-type="string">
            <text:p>julio</text:p>
          </table:table-cell>
          <table:table-cell table:style-name="ce184" office:value-type="string" calcext:value-type="string">
            <text:p>agosto</text:p>
          </table:table-cell>
          <table:table-cell table:style-name="ce184" office:value-type="string" calcext:value-type="string">
            <text:p>septiembre</text:p>
          </table:table-cell>
          <table:table-cell table:style-name="ce184" office:value-type="string" calcext:value-type="string">
            <text:p>Total</text:p>
          </table:table-cell>
          <table:table-cell table:number-columns-repeated="1012"/>
        </table:table-row>
        <table:table-row table:style-name="ro2">
          <table:table-cell table:style-name="ce183" office:value-type="string" calcext:value-type="string">
            <text:p>5.1.1</text:p>
          </table:table-cell>
          <table:table-cell table:style-name="ce183" office:value-type="string" calcext:value-type="string">
            <text:p>Costo de Personal Cuentas</text:p>
          </table:table-cell>
          <table:table-cell table:number-columns-repeated="3" table:style-name="ce184" office:value-type="float" office:value="5470.64" calcext:value-type="float">
            <text:p>5,470.64</text:p>
          </table:table-cell>
          <table:table-cell table:style-name="ce184" office:value-type="float" office:value="5481.53" calcext:value-type="float">
            <text:p>5,481.53</text:p>
          </table:table-cell>
          <table:table-cell table:style-name="ce184" office:value-type="float" office:value="5500.29" calcext:value-type="float">
            <text:p>5,500.29</text:p>
          </table:table-cell>
          <table:table-cell table:number-columns-repeated="2" table:style-name="ce184" office:value-type="float" office:value="5502.79" calcext:value-type="float">
            <text:p>5,502.79</text:p>
          </table:table-cell>
          <table:table-cell table:style-name="ce184" office:value-type="float" office:value="14954.85" calcext:value-type="float">
            <text:p>14,954.85</text:p>
          </table:table-cell>
          <table:table-cell table:style-name="ce184" office:value-type="float" office:value="3095.82" calcext:value-type="float">
            <text:p>3,095.82</text:p>
          </table:table-cell>
          <table:table-cell table:style-name="ce184" office:value-type="float" office:value="56449.99" calcext:value-type="float">
            <text:p>56,449.99</text:p>
          </table:table-cell>
          <table:table-cell table:number-columns-repeated="1012"/>
        </table:table-row>
        <table:table-row table:style-name="ro2">
          <table:table-cell table:style-name="ce185" office:value-type="string" calcext:value-type="string">
            <text:p>5.1.1.1</text:p>
          </table:table-cell>
          <table:table-cell table:style-name="ce185" office:value-type="string" calcext:value-type="string">
            <text:p>Sueldos</text:p>
          </table:table-cell>
          <table:table-cell table:number-columns-repeated="8" table:style-name="ce186" office:value-type="float" office:value="3800" calcext:value-type="float">
            <text:p>3,800.00</text:p>
          </table:table-cell>
          <table:table-cell table:style-name="ce186" office:value-type="float" office:value="2000" calcext:value-type="float">
            <text:p>2,000.00</text:p>
          </table:table-cell>
          <table:table-cell table:style-name="ce186" office:value-type="float" office:value="32400" calcext:value-type="float">
            <text:p>32,400.00</text:p>
          </table:table-cell>
          <table:table-cell table:style-name="ce187" table:number-columns-repeated="1012"/>
        </table:table-row>
        <table:table-row table:style-name="ro2">
          <table:table-cell table:style-name="ce185" office:value-type="string" calcext:value-type="string">
            <text:p>5.1.1.2</text:p>
          </table:table-cell>
          <table:table-cell table:style-name="ce185" office:value-type="string" calcext:value-type="string">
            <text:p>Aportes al IESS</text:p>
          </table:table-cell>
          <table:table-cell table:number-columns-repeated="7" table:style-name="ce186" office:value-type="float" office:value="461.7" calcext:value-type="float">
            <text:p>461.70</text:p>
          </table:table-cell>
          <table:table-cell table:style-name="ce186" office:value-type="float" office:value="443.7" calcext:value-type="float">
            <text:p>443.70</text:p>
          </table:table-cell>
          <table:table-cell table:style-name="ce186" office:value-type="float" office:value="243" calcext:value-type="float">
            <text:p>243.00</text:p>
          </table:table-cell>
          <table:table-cell table:style-name="ce186" office:value-type="float" office:value="3918.6" calcext:value-type="float">
            <text:p>3,918.60</text:p>
          </table:table-cell>
          <table:table-cell table:style-name="ce187" table:number-columns-repeated="1012"/>
        </table:table-row>
        <table:table-row table:style-name="ro2">
          <table:table-cell table:style-name="ce185" office:value-type="string" calcext:value-type="string">
            <text:p>5.1.1.3</text:p>
          </table:table-cell>
          <table:table-cell table:style-name="ce185" office:value-type="string" calcext:value-type="string">
            <text:p>Décimo Tercer Sueldo</text:p>
          </table:table-cell>
          <table:table-cell table:number-columns-repeated="8" table:style-name="ce186" office:value-type="float" office:value="316.67" calcext:value-type="float">
            <text:p>316.67</text:p>
          </table:table-cell>
          <table:table-cell table:style-name="ce186" office:value-type="float" office:value="166.67" calcext:value-type="float">
            <text:p>166.67</text:p>
          </table:table-cell>
          <table:table-cell table:style-name="ce186" office:value-type="float" office:value="2700.03" calcext:value-type="float">
            <text:p>2,700.03</text:p>
          </table:table-cell>
          <table:table-cell table:style-name="ce187" table:number-columns-repeated="1012"/>
        </table:table-row>
        <table:table-row table:style-name="ro2">
          <table:table-cell table:style-name="ce185" office:value-type="string" calcext:value-type="string">
            <text:p>5.1.1.4</text:p>
          </table:table-cell>
          <table:table-cell table:style-name="ce185" office:value-type="string" calcext:value-type="string">
            <text:p>Décimo Cuarto Sueldo</text:p>
          </table:table-cell>
          <table:table-cell table:number-columns-repeated="8" table:style-name="ce186" office:value-type="float" office:value="66.66" calcext:value-type="float">
            <text:p>66.66</text:p>
          </table:table-cell>
          <table:table-cell table:style-name="ce186" office:value-type="float" office:value="33.33" calcext:value-type="float">
            <text:p>33.33</text:p>
          </table:table-cell>
          <table:table-cell table:style-name="ce186" office:value-type="float" office:value="566.61" calcext:value-type="float">
            <text:p>566.61</text:p>
          </table:table-cell>
          <table:table-cell table:style-name="ce187" table:number-columns-repeated="1012"/>
        </table:table-row>
        <table:table-row table:style-name="ro2">
          <table:table-cell table:style-name="ce185" office:value-type="string" calcext:value-type="string">
            <text:p>5.1.1.5</text:p>
          </table:table-cell>
          <table:table-cell table:style-name="ce185" office:value-type="string" calcext:value-type="string">
            <text:p>Vacaciones</text:p>
          </table:table-cell>
          <table:table-cell table:number-columns-repeated="4" table:style-name="ce186" office:value-type="float" office:value="238.89" calcext:value-type="float">
            <text:p>238.89</text:p>
          </table:table-cell>
          <table:table-cell table:style-name="ce186" office:value-type="float" office:value="246.94" calcext:value-type="float">
            <text:p>246.94</text:p>
          </table:table-cell>
          <table:table-cell table:number-columns-repeated="2" table:style-name="ce186" office:value-type="float" office:value="249.44" calcext:value-type="float">
            <text:p>249.44</text:p>
          </table:table-cell>
          <table:table-cell table:style-name="ce186" office:value-type="float" office:value="219.44" calcext:value-type="float">
            <text:p>219.44</text:p>
          </table:table-cell>
          <table:table-cell table:style-name="ce186" office:value-type="float" office:value="144.44" calcext:value-type="float">
            <text:p>144.44</text:p>
          </table:table-cell>
          <table:table-cell table:style-name="ce186" office:value-type="float" office:value="2065.26" calcext:value-type="float">
            <text:p>2,065.26</text:p>
          </table:table-cell>
          <table:table-cell table:style-name="ce187" table:formula="of:=[.G7]-[.F7]" office:value-type="float" office:value="8.05000000000001" calcext:value-type="float">
            <text:p>8.05000000000001</text:p>
          </table:table-cell>
          <table:table-cell table:style-name="ce187" table:number-columns-repeated="1011"/>
        </table:table-row>
        <table:table-row table:style-name="ro2">
          <table:table-cell table:style-name="ce185" office:value-type="string" calcext:value-type="string">
            <text:p>5.1.1.6</text:p>
          </table:table-cell>
          <table:table-cell table:style-name="ce185" office:value-type="string" calcext:value-type="string">
            <text:p>Fondo de Reserva</text:p>
          </table:table-cell>
          <table:table-cell table:number-columns-repeated="7" table:style-name="ce186" office:value-type="float" office:value="316.61" calcext:value-type="float">
            <text:p>316.61</text:p>
          </table:table-cell>
          <table:table-cell table:style-name="ce186" office:value-type="float" office:value="316.67" calcext:value-type="float">
            <text:p>316.67</text:p>
          </table:table-cell>
          <table:table-cell table:style-name="ce186" office:value-type="float" office:value="166.67" calcext:value-type="float">
            <text:p>166.67</text:p>
          </table:table-cell>
          <table:table-cell table:style-name="ce186" office:value-type="float" office:value="2699.61" calcext:value-type="float">
            <text:p>2,699.61</text:p>
          </table:table-cell>
          <table:table-cell table:style-name="ce187" table:number-columns-repeated="1012"/>
        </table:table-row>
        <table:table-row table:style-name="ro2">
          <table:table-cell table:style-name="ce188" office:value-type="string" calcext:value-type="string">
            <text:p>5.1.1.7</text:p>
          </table:table-cell>
          <table:table-cell table:style-name="ce188" office:value-type="string" calcext:value-type="string">
            <text:p>Reduccion Jornada</text:p>
          </table:table-cell>
          <table:table-cell table:number-columns-repeated="8" table:style-name="ce189" office:value-type="float" office:value="-950" calcext:value-type="float">
            <text:p>-950.00</text:p>
          </table:table-cell>
          <table:table-cell table:style-name="ce189" office:value-type="float" office:value="-500" calcext:value-type="float">
            <text:p>-500.00</text:p>
          </table:table-cell>
          <table:table-cell table:style-name="ce189" office:value-type="float" office:value="-8100" calcext:value-type="float">
            <text:p>-8,100.00</text:p>
          </table:table-cell>
          <table:table-cell table:number-columns-repeated="1012"/>
        </table:table-row>
        <table:table-row table:style-name="ro2">
          <table:table-cell table:style-name="ce188" office:value-type="string" calcext:value-type="string">
            <text:p>5.1.1.9</text:p>
          </table:table-cell>
          <table:table-cell table:style-name="ce188" office:value-type="string" calcext:value-type="string">
            <text:p>Capacitaciones</text:p>
          </table:table-cell>
          <table:table-cell table:number-columns-repeated="6" table:style-name="ce189" office:value-type="float" office:value="400" calcext:value-type="float">
            <text:p>400.00</text:p>
          </table:table-cell>
          <table:table-cell table:style-name="ce189" office:value-type="float" office:value="0" calcext:value-type="float">
            <text:p>0.00</text:p>
          </table:table-cell>
          <table:table-cell table:style-name="ce189" office:value-type="float" office:value="-2400" calcext:value-type="float">
            <text:p>-2,400.00</text:p>
          </table:table-cell>
          <table:table-cell table:number-columns-repeated="2" table:style-name="ce189" office:value-type="float" office:value="0" calcext:value-type="float">
            <text:p>0.00</text:p>
          </table:table-cell>
          <table:table-cell table:number-columns-repeated="1012"/>
        </table:table-row>
        <table:table-row table:style-name="ro2">
          <table:table-cell table:style-name="ce188" office:value-type="string" calcext:value-type="string">
            <text:p>5.1.1.11</text:p>
          </table:table-cell>
          <table:table-cell table:style-name="ce188" office:value-type="string" calcext:value-type="string">
            <text:p>Primas de Seguros</text:p>
          </table:table-cell>
          <table:table-cell table:number-columns-repeated="3" table:style-name="ce189" office:value-type="float" office:value="320.11" calcext:value-type="float">
            <text:p>320.11</text:p>
          </table:table-cell>
          <table:table-cell table:style-name="ce189" office:value-type="float" office:value="331" calcext:value-type="float">
            <text:p>331.00</text:p>
          </table:table-cell>
          <table:table-cell table:number-columns-repeated="5" table:style-name="ce189" office:value-type="float" office:value="341.71" calcext:value-type="float">
            <text:p>341.71</text:p>
          </table:table-cell>
          <table:table-cell table:style-name="ce189" office:value-type="float" office:value="2999.88" calcext:value-type="float">
            <text:p>2,999.88</text:p>
          </table:table-cell>
          <table:table-cell table:number-columns-repeated="1012"/>
        </table:table-row>
        <table:table-row table:style-name="ro2">
          <table:table-cell table:style-name="ce188" office:value-type="string" calcext:value-type="string">
            <text:p>5.1.1.12</text:p>
          </table:table-cell>
          <table:table-cell table:style-name="ce188" office:value-type="string" calcext:value-type="string">
            <text:p>Otros Gastos de Personal</text:p>
          </table:table-cell>
          <table:table-cell table:number-columns-repeated="6" table:style-name="ce189" office:value-type="float" office:value="500" calcext:value-type="float">
            <text:p>500.00</text:p>
          </table:table-cell>
          <table:table-cell table:style-name="ce189" office:value-type="float" office:value="900" calcext:value-type="float">
            <text:p>900.00</text:p>
          </table:table-cell>
          <table:table-cell table:style-name="ce189" office:value-type="float" office:value="2900" calcext:value-type="float">
            <text:p>2,900.00</text:p>
          </table:table-cell>
          <table:table-cell table:style-name="ce189" office:value-type="float" office:value="500" calcext:value-type="float">
            <text:p>500.00</text:p>
          </table:table-cell>
          <table:table-cell table:style-name="ce189" office:value-type="float" office:value="7300" calcext:value-type="float">
            <text:p>7,300.00</text:p>
          </table:table-cell>
          <table:table-cell table:number-columns-repeated="1012"/>
        </table:table-row>
        <table:table-row table:style-name="ro2">
          <table:table-cell table:style-name="ce188" office:value-type="string" calcext:value-type="string">
            <text:p>5.1.1.13</text:p>
          </table:table-cell>
          <table:table-cell table:style-name="ce188" office:value-type="string" calcext:value-type="string">
            <text:p>Bonificaciones</text:p>
          </table:table-cell>
          <table:table-cell table:number-columns-repeated="7" table:style-name="ce189" office:value-type="float" office:value="0" calcext:value-type="float">
            <text:p>0.00</text:p>
          </table:table-cell>
          <table:table-cell table:style-name="ce189" office:value-type="float" office:value="9900" calcext:value-type="float">
            <text:p>9,900.00</text:p>
          </table:table-cell>
          <table:table-cell table:style-name="ce189" office:value-type="float" office:value="0" calcext:value-type="float">
            <text:p>0.00</text:p>
          </table:table-cell>
          <table:table-cell table:style-name="ce189" office:value-type="float" office:value="9900" calcext:value-type="float">
            <text:p>9,900.00</text:p>
          </table:table-cell>
          <table:table-cell table:number-columns-repeated="1012"/>
        </table:table-row>
        <table:table-row table:style-name="ro2">
          <table:table-cell table:style-name="ce183" office:value-type="string" calcext:value-type="string">
            <text:p>5.1.2</text:p>
          </table:table-cell>
          <table:table-cell table:style-name="ce183" office:value-type="string" calcext:value-type="string">
            <text:p>Costo de Personal Diseño</text:p>
          </table:table-cell>
          <table:table-cell table:style-name="ce184" office:value-type="float" office:value="2647.94" calcext:value-type="float">
            <text:p>2,647.94</text:p>
          </table:table-cell>
          <table:table-cell table:style-name="ce184" office:value-type="float" office:value="2651.91" calcext:value-type="float">
            <text:p>2,651.91</text:p>
          </table:table-cell>
          <table:table-cell table:style-name="ce184" office:value-type="float" office:value="2655.87" calcext:value-type="float">
            <text:p>2,655.87</text:p>
          </table:table-cell>
          <table:table-cell table:number-columns-repeated="4" table:style-name="ce184" office:value-type="float" office:value="2653.08" calcext:value-type="float">
            <text:p>2,653.08</text:p>
          </table:table-cell>
          <table:table-cell table:style-name="ce184" office:value-type="float" office:value="11964.31" calcext:value-type="float">
            <text:p>11,964.31</text:p>
          </table:table-cell>
          <table:table-cell table:style-name="ce184" office:value-type="float" office:value="0" calcext:value-type="float">
            <text:p>0.00</text:p>
          </table:table-cell>
          <table:table-cell table:style-name="ce184" office:value-type="float" office:value="30532.35" calcext:value-type="float">
            <text:p>30,532.35</text:p>
          </table:table-cell>
          <table:table-cell table:number-columns-repeated="1012"/>
        </table:table-row>
        <table:table-row table:style-name="ro2">
          <table:table-cell table:style-name="ce185" office:value-type="string" calcext:value-type="string">
            <text:p>5.1.2.1</text:p>
          </table:table-cell>
          <table:table-cell table:style-name="ce185" office:value-type="string" calcext:value-type="string">
            <text:p>Sueldos</text:p>
          </table:table-cell>
          <table:table-cell table:number-columns-repeated="7" table:style-name="ce186" office:value-type="float" office:value="1850" calcext:value-type="float">
            <text:p>1,850.00</text:p>
          </table:table-cell>
          <table:table-cell table:style-name="ce186" office:value-type="float" office:value="246.67" calcext:value-type="float">
            <text:p>246.67</text:p>
          </table:table-cell>
          <table:table-cell table:style-name="ce186" office:value-type="float" office:value="0" calcext:value-type="float">
            <text:p>0.00</text:p>
          </table:table-cell>
          <table:table-cell table:style-name="ce186" office:value-type="float" office:value="13196.67" calcext:value-type="float">
            <text:p>13,196.67</text:p>
          </table:table-cell>
          <table:table-cell table:style-name="ce187" table:number-columns-repeated="1012"/>
        </table:table-row>
        <table:table-row table:style-name="ro2">
          <table:table-cell table:style-name="ce185" office:value-type="string" calcext:value-type="string">
            <text:p>5.1.2.2</text:p>
          </table:table-cell>
          <table:table-cell table:style-name="ce185" office:value-type="string" calcext:value-type="string">
            <text:p>Aportes al IESS</text:p>
          </table:table-cell>
          <table:table-cell table:number-columns-repeated="7" table:style-name="ce186" office:value-type="float" office:value="224.78" calcext:value-type="float">
            <text:p>224.78</text:p>
          </table:table-cell>
          <table:table-cell table:style-name="ce186" office:value-type="float" office:value="40.88" calcext:value-type="float">
            <text:p>40.88</text:p>
          </table:table-cell>
          <table:table-cell table:style-name="ce186" office:value-type="float" office:value="0" calcext:value-type="float">
            <text:p>0.00</text:p>
          </table:table-cell>
          <table:table-cell table:style-name="ce186" office:value-type="float" office:value="1614.34" calcext:value-type="float">
            <text:p>1,614.34</text:p>
          </table:table-cell>
          <table:table-cell table:style-name="ce187" table:number-columns-repeated="1012"/>
        </table:table-row>
        <table:table-row table:style-name="ro2">
          <table:table-cell table:style-name="ce185" office:value-type="string" calcext:value-type="string">
            <text:p>5.1.2.3</text:p>
          </table:table-cell>
          <table:table-cell table:style-name="ce185" office:value-type="string" calcext:value-type="string">
            <text:p>Décimo Tercer Sueldo</text:p>
          </table:table-cell>
          <table:table-cell table:number-columns-repeated="7" table:style-name="ce186" office:value-type="float" office:value="154.17" calcext:value-type="float">
            <text:p>154.17</text:p>
          </table:table-cell>
          <table:table-cell table:style-name="ce186" office:value-type="float" office:value="20.56" calcext:value-type="float">
            <text:p>20.56</text:p>
          </table:table-cell>
          <table:table-cell table:style-name="ce186" office:value-type="float" office:value="0" calcext:value-type="float">
            <text:p>0.00</text:p>
          </table:table-cell>
          <table:table-cell table:style-name="ce186" office:value-type="float" office:value="1099.75" calcext:value-type="float">
            <text:p>1,099.75</text:p>
          </table:table-cell>
          <table:table-cell table:style-name="ce187" table:number-columns-repeated="1012"/>
        </table:table-row>
        <table:table-row table:style-name="ro2">
          <table:table-cell table:style-name="ce185" office:value-type="string" calcext:value-type="string">
            <text:p>5.1.2.4</text:p>
          </table:table-cell>
          <table:table-cell table:style-name="ce185" office:value-type="string" calcext:value-type="string">
            <text:p>Decimo Cuarto Sueldo</text:p>
          </table:table-cell>
          <table:table-cell table:number-columns-repeated="7" table:style-name="ce186" office:value-type="float" office:value="66.66" calcext:value-type="float">
            <text:p>66.66</text:p>
          </table:table-cell>
          <table:table-cell table:style-name="ce186" office:value-type="float" office:value="81.19" calcext:value-type="float">
            <text:p>81.19</text:p>
          </table:table-cell>
          <table:table-cell table:style-name="ce186" office:value-type="float" office:value="0" calcext:value-type="float">
            <text:p>0.00</text:p>
          </table:table-cell>
          <table:table-cell table:style-name="ce186" office:value-type="float" office:value="547.81" calcext:value-type="float">
            <text:p>547.81</text:p>
          </table:table-cell>
          <table:table-cell table:style-name="ce187" table:number-columns-repeated="1012"/>
        </table:table-row>
        <table:table-row table:style-name="ro2">
          <table:table-cell table:style-name="ce185" office:value-type="string" calcext:value-type="string">
            <text:p>5.1.2.5</text:p>
          </table:table-cell>
          <table:table-cell table:style-name="ce185" office:value-type="string" calcext:value-type="string">
            <text:p>Vacaciones</text:p>
          </table:table-cell>
          <table:table-cell table:style-name="ce186" office:value-type="float" office:value="110.69" calcext:value-type="float">
            <text:p>110.69</text:p>
          </table:table-cell>
          <table:table-cell table:style-name="ce186" office:value-type="float" office:value="114.66" calcext:value-type="float">
            <text:p>114.66</text:p>
          </table:table-cell>
          <table:table-cell table:number-columns-repeated="5" table:style-name="ce186" office:value-type="float" office:value="115.83" calcext:value-type="float">
            <text:p>115.83</text:p>
          </table:table-cell>
          <table:table-cell table:style-name="ce186" office:value-type="float" office:value="10.28" calcext:value-type="float">
            <text:p>10.28</text:p>
          </table:table-cell>
          <table:table-cell table:style-name="ce186" office:value-type="float" office:value="0" calcext:value-type="float">
            <text:p>0.00</text:p>
          </table:table-cell>
          <table:table-cell table:style-name="ce186" office:value-type="float" office:value="814.78" calcext:value-type="float">
            <text:p>814.78</text:p>
          </table:table-cell>
          <table:table-cell table:style-name="ce187" table:number-columns-repeated="1012"/>
        </table:table-row>
        <table:table-row table:style-name="ro2">
          <table:table-cell table:style-name="ce185" office:value-type="string" calcext:value-type="string">
            <text:p>5.1.2.6</text:p>
          </table:table-cell>
          <table:table-cell table:style-name="ce185" office:value-type="string" calcext:value-type="string">
            <text:p>Fondo de Reserva</text:p>
          </table:table-cell>
          <table:table-cell table:number-columns-repeated="7" table:style-name="ce186" office:value-type="float" office:value="154.14" calcext:value-type="float">
            <text:p>154.14</text:p>
          </table:table-cell>
          <table:table-cell table:style-name="ce186" office:value-type="float" office:value="20.56" calcext:value-type="float">
            <text:p>20.56</text:p>
          </table:table-cell>
          <table:table-cell table:style-name="ce186" office:value-type="float" office:value="0" calcext:value-type="float">
            <text:p>0.00</text:p>
          </table:table-cell>
          <table:table-cell table:style-name="ce186" office:value-type="float" office:value="1099.54" calcext:value-type="float">
            <text:p>1,099.54</text:p>
          </table:table-cell>
          <table:table-cell table:style-name="ce187" table:number-columns-repeated="1012"/>
        </table:table-row>
        <table:table-row table:style-name="ro2">
          <table:table-cell table:style-name="ce188" office:value-type="string" calcext:value-type="string">
            <text:p>5.1.2.7</text:p>
          </table:table-cell>
          <table:table-cell table:style-name="ce188" office:value-type="string" calcext:value-type="string">
            <text:p>Reduccion Jornada</text:p>
          </table:table-cell>
          <table:table-cell table:number-columns-repeated="7" table:style-name="ce189" office:value-type="float" office:value="-462.5" calcext:value-type="float">
            <text:p>-462.50</text:p>
          </table:table-cell>
          <table:table-cell table:style-name="ce189" office:value-type="float" office:value="-55.83" calcext:value-type="float">
            <text:p>-55.83</text:p>
          </table:table-cell>
          <table:table-cell table:style-name="ce189" office:value-type="float" office:value="0" calcext:value-type="float">
            <text:p>0.00</text:p>
          </table:table-cell>
          <table:table-cell table:style-name="ce189" office:value-type="float" office:value="-3293.33" calcext:value-type="float">
            <text:p>-3,293.33</text:p>
          </table:table-cell>
          <table:table-cell table:number-columns-repeated="1012"/>
        </table:table-row>
        <table:table-row table:style-name="ro2">
          <table:table-cell table:style-name="ce188" office:value-type="string" calcext:value-type="string">
            <text:p>5.1.2.11</text:p>
          </table:table-cell>
          <table:table-cell table:style-name="ce188" office:value-type="string" calcext:value-type="string">
            <text:p>Primas de Seguros</text:p>
          </table:table-cell>
          <table:table-cell table:number-columns-repeated="6" table:style-name="ce189" office:value-type="float" office:value="550" calcext:value-type="float">
            <text:p>550.00</text:p>
          </table:table-cell>
          <table:table-cell table:number-columns-repeated="2" table:style-name="ce189" office:value-type="float" office:value="0" calcext:value-type="float">
            <text:p>0.00</text:p>
          </table:table-cell>
          <table:table-cell table:style-name="ce189" office:value-type="float" office:value="-3300" calcext:value-type="float">
            <text:p>-3,300.00</text:p>
          </table:table-cell>
          <table:table-cell table:style-name="ce189" office:value-type="float" office:value="0" calcext:value-type="float">
            <text:p>0.00</text:p>
          </table:table-cell>
          <table:table-cell table:number-columns-repeated="1012"/>
        </table:table-row>
        <table:table-row table:style-name="ro2">
          <table:table-cell table:style-name="ce188" office:value-type="string" calcext:value-type="string">
            <text:p>5.1.2.12</text:p>
          </table:table-cell>
          <table:table-cell table:style-name="ce188" office:value-type="string" calcext:value-type="string">
            <text:p>Otros Gastos de Personal</text:p>
          </table:table-cell>
          <table:table-cell table:number-columns-repeated="2" table:style-name="ce189" office:value-type="float" office:value="0" calcext:value-type="float">
            <text:p>0.00</text:p>
          </table:table-cell>
          <table:table-cell table:style-name="ce189" office:value-type="float" office:value="2.79" calcext:value-type="float">
            <text:p>2.79</text:p>
          </table:table-cell>
          <table:table-cell table:number-columns-repeated="3" table:style-name="ce189" office:value-type="float" office:value="0" calcext:value-type="float">
            <text:p>0.00</text:p>
          </table:table-cell>
          <table:table-cell table:style-name="ce189" office:value-type="float" office:value="550" calcext:value-type="float">
            <text:p>550.00</text:p>
          </table:table-cell>
          <table:table-cell table:style-name="ce189" office:value-type="float" office:value="0" calcext:value-type="float">
            <text:p>0.00</text:p>
          </table:table-cell>
          <table:table-cell table:style-name="ce189" office:value-type="float" office:value="3300" calcext:value-type="float">
            <text:p>3,300.00</text:p>
          </table:table-cell>
          <table:table-cell table:style-name="ce189" office:value-type="float" office:value="3852.79" calcext:value-type="float">
            <text:p>3,852.79</text:p>
          </table:table-cell>
          <table:table-cell table:number-columns-repeated="1012"/>
        </table:table-row>
        <table:table-row table:style-name="ro2">
          <table:table-cell table:style-name="ce188" office:value-type="string" calcext:value-type="string">
            <text:p>5.1.2.13</text:p>
          </table:table-cell>
          <table:table-cell table:style-name="ce188" office:value-type="string" calcext:value-type="string">
            <text:p>Bonificaciones</text:p>
          </table:table-cell>
          <table:table-cell table:number-columns-repeated="7" table:style-name="ce189" office:value-type="float" office:value="0" calcext:value-type="float">
            <text:p>0.00</text:p>
          </table:table-cell>
          <table:table-cell table:style-name="ce189" office:value-type="float" office:value="11600" calcext:value-type="float">
            <text:p>11,600.00</text:p>
          </table:table-cell>
          <table:table-cell table:style-name="ce189" office:value-type="float" office:value="0" calcext:value-type="float">
            <text:p>0.00</text:p>
          </table:table-cell>
          <table:table-cell table:style-name="ce189" office:value-type="float" office:value="11600" calcext:value-type="float">
            <text:p>11,600.00</text:p>
          </table:table-cell>
          <table:table-cell table:number-columns-repeated="1012"/>
        </table:table-row>
        <table:table-row table:style-name="ro2">
          <table:table-cell table:style-name="ce183" office:value-type="string" calcext:value-type="string">
            <text:p>5.1.3</text:p>
          </table:table-cell>
          <table:table-cell table:style-name="ce183" office:value-type="string" calcext:value-type="string">
            <text:p>Costo de Personal Supervision</text:p>
          </table:table-cell>
          <table:table-cell table:number-columns-repeated="4" table:style-name="ce184" office:value-type="float" office:value="1390.01" calcext:value-type="float">
            <text:p>1,390.01</text:p>
          </table:table-cell>
          <table:table-cell table:style-name="ce184" office:value-type="float" office:value="1381.23" calcext:value-type="float">
            <text:p>1,381.23</text:p>
          </table:table-cell>
          <table:table-cell table:number-columns-repeated="4" table:style-name="ce184" office:value-type="float" office:value="1390.01" calcext:value-type="float">
            <text:p>1,390.01</text:p>
          </table:table-cell>
          <table:table-cell table:style-name="ce184" office:value-type="float" office:value="12501.31" calcext:value-type="float">
            <text:p>12,501.31</text:p>
          </table:table-cell>
          <table:table-cell table:number-columns-repeated="1012"/>
        </table:table-row>
        <table:table-row table:style-name="ro2">
          <table:table-cell table:style-name="ce185" office:value-type="string" calcext:value-type="string">
            <text:p>5.1.3.1</text:p>
          </table:table-cell>
          <table:table-cell table:style-name="ce185" office:value-type="string" calcext:value-type="string">
            <text:p>Sueldos</text:p>
          </table:table-cell>
          <table:table-cell table:number-columns-repeated="4" table:style-name="ce186" office:value-type="float" office:value="855.18" calcext:value-type="float">
            <text:p>855.18</text:p>
          </table:table-cell>
          <table:table-cell table:style-name="ce186" office:value-type="float" office:value="812.55" calcext:value-type="float">
            <text:p>812.55</text:p>
          </table:table-cell>
          <table:table-cell table:number-columns-repeated="4" table:style-name="ce186" office:value-type="float" office:value="855.18" calcext:value-type="float">
            <text:p>855.18</text:p>
          </table:table-cell>
          <table:table-cell table:style-name="ce186" office:value-type="float" office:value="7653.99" calcext:value-type="float">
            <text:p>7,653.99</text:p>
          </table:table-cell>
          <table:table-cell table:style-name="ce187" table:number-columns-repeated="1012"/>
        </table:table-row>
        <table:table-row table:style-name="ro2">
          <table:table-cell table:style-name="ce185" office:value-type="string" calcext:value-type="string">
            <text:p>5.1.3.2</text:p>
          </table:table-cell>
          <table:table-cell table:style-name="ce185" office:value-type="string" calcext:value-type="string">
            <text:p>Aportes al IESS</text:p>
          </table:table-cell>
          <table:table-cell table:number-columns-repeated="4" table:style-name="ce186" office:value-type="float" office:value="103.91" calcext:value-type="float">
            <text:p>103.91</text:p>
          </table:table-cell>
          <table:table-cell table:style-name="ce186" office:value-type="float" office:value="99.16" calcext:value-type="float">
            <text:p>99.16</text:p>
          </table:table-cell>
          <table:table-cell table:number-columns-repeated="4" table:style-name="ce186" office:value-type="float" office:value="103.91" calcext:value-type="float">
            <text:p>103.91</text:p>
          </table:table-cell>
          <table:table-cell table:style-name="ce186" office:value-type="float" office:value="930.44" calcext:value-type="float">
            <text:p>930.44</text:p>
          </table:table-cell>
          <table:table-cell table:style-name="ce187" table:number-columns-repeated="1012"/>
        </table:table-row>
        <table:table-row table:style-name="ro2">
          <table:table-cell table:style-name="ce185" office:value-type="string" calcext:value-type="string">
            <text:p>5.1.3.3</text:p>
          </table:table-cell>
          <table:table-cell table:style-name="ce185" office:value-type="string" calcext:value-type="string">
            <text:p>Décimo Tercer Sueldo</text:p>
          </table:table-cell>
          <table:table-cell table:number-columns-repeated="9" table:style-name="ce186" office:value-type="float" office:value="71.27" calcext:value-type="float">
            <text:p>71.27</text:p>
          </table:table-cell>
          <table:table-cell table:style-name="ce186" office:value-type="float" office:value="641.43" calcext:value-type="float">
            <text:p>641.43</text:p>
          </table:table-cell>
          <table:table-cell table:style-name="ce187" table:number-columns-repeated="1012"/>
        </table:table-row>
        <table:table-row table:style-name="ro2">
          <table:table-cell table:style-name="ce185" office:value-type="string" calcext:value-type="string">
            <text:p>5.1.3.4</text:p>
          </table:table-cell>
          <table:table-cell table:style-name="ce185" office:value-type="string" calcext:value-type="string">
            <text:p>Décimo Cuarto Sueldo</text:p>
          </table:table-cell>
          <table:table-cell table:number-columns-repeated="9" table:style-name="ce186" office:value-type="float" office:value="66.66" calcext:value-type="float">
            <text:p>66.66</text:p>
          </table:table-cell>
          <table:table-cell table:style-name="ce186" office:value-type="float" office:value="599.94" calcext:value-type="float">
            <text:p>599.94</text:p>
          </table:table-cell>
          <table:table-cell table:style-name="ce187" table:number-columns-repeated="1012"/>
        </table:table-row>
        <table:table-row table:style-name="ro2">
          <table:table-cell table:style-name="ce185" office:value-type="string" calcext:value-type="string">
            <text:p>5.1.3.5</text:p>
          </table:table-cell>
          <table:table-cell table:style-name="ce185" office:value-type="string" calcext:value-type="string">
            <text:p>Vacaciones</text:p>
          </table:table-cell>
          <table:table-cell table:number-columns-repeated="9" table:style-name="ce186" office:value-type="float" office:value="61.76" calcext:value-type="float">
            <text:p>61.76</text:p>
          </table:table-cell>
          <table:table-cell table:style-name="ce186" office:value-type="float" office:value="555.84" calcext:value-type="float">
            <text:p>555.84</text:p>
          </table:table-cell>
          <table:table-cell table:style-name="ce187" table:number-columns-repeated="1012"/>
        </table:table-row>
        <table:table-row table:style-name="ro2">
          <table:table-cell table:style-name="ce185" office:value-type="string" calcext:value-type="string">
            <text:p>5.1.3.6</text:p>
          </table:table-cell>
          <table:table-cell table:style-name="ce185" office:value-type="string" calcext:value-type="string">
            <text:p>Fondo de Reserva</text:p>
          </table:table-cell>
          <table:table-cell table:number-columns-repeated="9" table:style-name="ce186" office:value-type="float" office:value="71.23" calcext:value-type="float">
            <text:p>71.23</text:p>
          </table:table-cell>
          <table:table-cell table:style-name="ce186" office:value-type="float" office:value="641.07" calcext:value-type="float">
            <text:p>641.07</text:p>
          </table:table-cell>
          <table:table-cell table:style-name="ce187" table:number-columns-repeated="1012"/>
        </table:table-row>
        <table:table-row table:style-name="ro2">
          <table:table-cell table:style-name="ce188" office:value-type="string" calcext:value-type="string">
            <text:p>5.1.3.9</text:p>
          </table:table-cell>
          <table:table-cell table:style-name="ce188" office:value-type="string" calcext:value-type="string">
            <text:p>Capacitaciones</text:p>
          </table:table-cell>
          <table:table-cell table:number-columns-repeated="7" table:style-name="ce189" office:value-type="float" office:value="80" calcext:value-type="float">
            <text:p>80.00</text:p>
          </table:table-cell>
          <table:table-cell table:style-name="ce189" office:value-type="float" office:value="-560" calcext:value-type="float">
            <text:p>-560.00</text:p>
          </table:table-cell>
          <table:table-cell table:number-columns-repeated="2" table:style-name="ce189" office:value-type="float" office:value="0" calcext:value-type="float">
            <text:p>0.00</text:p>
          </table:table-cell>
          <table:table-cell table:number-columns-repeated="1012"/>
        </table:table-row>
        <table:table-row table:style-name="ro2">
          <table:table-cell table:style-name="ce188" office:value-type="string" calcext:value-type="string">
            <text:p>5.1.3.12</text:p>
          </table:table-cell>
          <table:table-cell table:style-name="ce188" office:value-type="string" calcext:value-type="string">
            <text:p>Otros Gastos de Personal</text:p>
          </table:table-cell>
          <table:table-cell table:number-columns-repeated="4" table:style-name="ce189" office:value-type="float" office:value="80" calcext:value-type="float">
            <text:p>80.00</text:p>
          </table:table-cell>
          <table:table-cell table:style-name="ce189" office:value-type="float" office:value="118.6" calcext:value-type="float">
            <text:p>118.60</text:p>
          </table:table-cell>
          <table:table-cell table:number-columns-repeated="2" table:style-name="ce189" office:value-type="float" office:value="80" calcext:value-type="float">
            <text:p>80.00</text:p>
          </table:table-cell>
          <table:table-cell table:style-name="ce189" office:value-type="float" office:value="720" calcext:value-type="float">
            <text:p>720.00</text:p>
          </table:table-cell>
          <table:table-cell table:style-name="ce189" office:value-type="float" office:value="160" calcext:value-type="float">
            <text:p>160.00</text:p>
          </table:table-cell>
          <table:table-cell table:style-name="ce189" office:value-type="float" office:value="1478.6" calcext:value-type="float">
            <text:p>1,478.60</text:p>
          </table:table-cell>
          <table:table-cell table:number-columns-repeated="1012"/>
        </table:table-row>
        <table:table-row table:style-name="ro2">
          <table:table-cell table:style-name="ce183" office:value-type="string" calcext:value-type="string">
            <text:p>5.2.1.2</text:p>
          </table:table-cell>
          <table:table-cell table:style-name="ce183" office:value-type="string" calcext:value-type="string">
            <text:p>Administrativos</text:p>
          </table:table-cell>
          <table:table-cell table:style-name="ce184" office:value-type="float" office:value="11818.75" calcext:value-type="float">
            <text:p>11,818.75</text:p>
          </table:table-cell>
          <table:table-cell table:style-name="ce184" office:value-type="float" office:value="14207.34" calcext:value-type="float">
            <text:p>14,207.34</text:p>
          </table:table-cell>
          <table:table-cell table:style-name="ce184" office:value-type="float" office:value="12290.17" calcext:value-type="float">
            <text:p>12,290.17</text:p>
          </table:table-cell>
          <table:table-cell table:style-name="ce184" office:value-type="float" office:value="10997.53" calcext:value-type="float">
            <text:p>10,997.53</text:p>
          </table:table-cell>
          <table:table-cell table:style-name="ce184" office:value-type="float" office:value="17483.29" calcext:value-type="float">
            <text:p>17,483.29</text:p>
          </table:table-cell>
          <table:table-cell table:style-name="ce184" office:value-type="float" office:value="10183.43" calcext:value-type="float">
            <text:p>10,183.43</text:p>
          </table:table-cell>
          <table:table-cell table:style-name="ce184" office:value-type="float" office:value="9938.62" calcext:value-type="float">
            <text:p>9,938.62</text:p>
          </table:table-cell>
          <table:table-cell table:style-name="ce184" office:value-type="float" office:value="15147.28" calcext:value-type="float">
            <text:p>15,147.28</text:p>
          </table:table-cell>
          <table:table-cell table:style-name="ce184" office:value-type="float" office:value="14241.6" calcext:value-type="float">
            <text:p>14,241.60</text:p>
          </table:table-cell>
          <table:table-cell table:style-name="ce184" office:value-type="float" office:value="116308.01" calcext:value-type="float">
            <text:p>116,308.01</text:p>
          </table:table-cell>
          <table:table-cell table:number-columns-repeated="1012"/>
        </table:table-row>
        <table:table-row table:style-name="ro2">
          <table:table-cell table:style-name="ce188" office:value-type="string" calcext:value-type="string">
            <text:p>5.2.1.2.1</text:p>
          </table:table-cell>
          <table:table-cell table:style-name="ce188" office:value-type="string" calcext:value-type="string">
            <text:p>Sueldos</text:p>
          </table:table-cell>
          <table:table-cell table:number-columns-repeated="5" table:style-name="ce189" office:value-type="float" office:value="3222.91" calcext:value-type="float">
            <text:p>3,222.91</text:p>
          </table:table-cell>
          <table:table-cell table:style-name="ce189" office:value-type="float" office:value="3007.23" calcext:value-type="float">
            <text:p>3,007.23</text:p>
          </table:table-cell>
          <table:table-cell table:number-columns-repeated="2" table:style-name="ce189" office:value-type="float" office:value="2845.47" calcext:value-type="float">
            <text:p>2,845.47</text:p>
          </table:table-cell>
          <table:table-cell table:style-name="ce189" office:value-type="float" office:value="2404.4" calcext:value-type="float">
            <text:p>2,404.40</text:p>
          </table:table-cell>
          <table:table-cell table:style-name="ce189" office:value-type="float" office:value="27217.12" calcext:value-type="float">
            <text:p>27,217.12</text:p>
          </table:table-cell>
          <table:table-cell table:number-columns-repeated="1012"/>
        </table:table-row>
        <table:table-row table:style-name="ro2">
          <table:table-cell table:style-name="ce188" office:value-type="string" calcext:value-type="string">
            <text:p>5.2.1.2.2</text:p>
          </table:table-cell>
          <table:table-cell table:style-name="ce188" office:value-type="string" calcext:value-type="string">
            <text:p>Aportes al IESS</text:p>
          </table:table-cell>
          <table:table-cell table:number-columns-repeated="5" table:style-name="ce189" office:value-type="float" office:value="391.57" calcext:value-type="float">
            <text:p>391.57</text:p>
          </table:table-cell>
          <table:table-cell table:style-name="ce189" office:value-type="float" office:value="367.52" calcext:value-type="float">
            <text:p>367.52</text:p>
          </table:table-cell>
          <table:table-cell table:style-name="ce189" office:value-type="float" office:value="349.49" calcext:value-type="float">
            <text:p>349.49</text:p>
          </table:table-cell>
          <table:table-cell table:style-name="ce189" office:value-type="float" office:value="366.19" calcext:value-type="float">
            <text:p>366.19</text:p>
          </table:table-cell>
          <table:table-cell table:style-name="ce189" office:value-type="float" office:value="292.13" calcext:value-type="float">
            <text:p>292.13</text:p>
          </table:table-cell>
          <table:table-cell table:style-name="ce189" office:value-type="float" office:value="3333.18" calcext:value-type="float">
            <text:p>3,333.18</text:p>
          </table:table-cell>
          <table:table-cell table:number-columns-repeated="1012"/>
        </table:table-row>
        <table:table-row table:style-name="ro2">
          <table:table-cell table:style-name="ce188" office:value-type="string" calcext:value-type="string">
            <text:p>5.2.1.2.3</text:p>
          </table:table-cell>
          <table:table-cell table:style-name="ce188" office:value-type="string" calcext:value-type="string">
            <text:p>Décimo Tercer Sueldo</text:p>
          </table:table-cell>
          <table:table-cell table:number-columns-repeated="7" table:style-name="ce189" office:value-type="float" office:value="268.58" calcext:value-type="float">
            <text:p>268.58</text:p>
          </table:table-cell>
          <table:table-cell table:number-columns-repeated="2" table:style-name="ce189" office:value-type="float" office:value="200.37" calcext:value-type="float">
            <text:p>200.37</text:p>
          </table:table-cell>
          <table:table-cell table:style-name="ce189" office:value-type="float" office:value="2280.8" calcext:value-type="float">
            <text:p>2,280.80</text:p>
          </table:table-cell>
          <table:table-cell table:number-columns-repeated="1012"/>
        </table:table-row>
        <table:table-row table:style-name="ro2">
          <table:table-cell table:style-name="ce188" office:value-type="string" calcext:value-type="string">
            <text:p>5.2.1.2.4</text:p>
          </table:table-cell>
          <table:table-cell table:style-name="ce188" office:value-type="string" calcext:value-type="string">
            <text:p>Décimo Cuarto Sueldo</text:p>
          </table:table-cell>
          <table:table-cell table:number-columns-repeated="7" table:style-name="ce189" office:value-type="float" office:value="133.32" calcext:value-type="float">
            <text:p>133.32</text:p>
          </table:table-cell>
          <table:table-cell table:number-columns-repeated="2" table:style-name="ce189" office:value-type="float" office:value="66.66" calcext:value-type="float">
            <text:p>66.66</text:p>
          </table:table-cell>
          <table:table-cell table:style-name="ce189" office:value-type="float" office:value="1066.56" calcext:value-type="float">
            <text:p>1,066.56</text:p>
          </table:table-cell>
          <table:table-cell table:number-columns-repeated="1012"/>
        </table:table-row>
        <table:table-row table:style-name="ro2">
          <table:table-cell table:style-name="ce188" office:value-type="string" calcext:value-type="string">
            <text:p>5.2.1.2.5</text:p>
          </table:table-cell>
          <table:table-cell table:style-name="ce188" office:value-type="string" calcext:value-type="string">
            <text:p>Vacaciones</text:p>
          </table:table-cell>
          <table:table-cell table:style-name="ce189" office:value-type="float" office:value="220.36" calcext:value-type="float">
            <text:p>220.36</text:p>
          </table:table-cell>
          <table:table-cell table:number-columns-repeated="2" table:style-name="ce189" office:value-type="float" office:value="221.48" calcext:value-type="float">
            <text:p>221.48</text:p>
          </table:table-cell>
          <table:table-cell table:style-name="ce189" office:value-type="float" office:value="221.96" calcext:value-type="float">
            <text:p>221.96</text:p>
          </table:table-cell>
          <table:table-cell table:number-columns-repeated="3" table:style-name="ce189" office:value-type="float" office:value="222.6" calcext:value-type="float">
            <text:p>222.60</text:p>
          </table:table-cell>
          <table:table-cell table:style-name="ce189" office:value-type="float" office:value="186.41" calcext:value-type="float">
            <text:p>186.41</text:p>
          </table:table-cell>
          <table:table-cell table:style-name="ce189" office:value-type="float" office:value="168.03" calcext:value-type="float">
            <text:p>168.03</text:p>
          </table:table-cell>
          <table:table-cell table:style-name="ce189" office:value-type="float" office:value="1907.52" calcext:value-type="float">
            <text:p>1,907.52</text:p>
          </table:table-cell>
          <table:table-cell table:number-columns-repeated="1012"/>
        </table:table-row>
        <table:table-row table:style-name="ro2">
          <table:table-cell table:style-name="ce188" office:value-type="string" calcext:value-type="string">
            <text:p>5.2.1.2.6</text:p>
          </table:table-cell>
          <table:table-cell table:style-name="ce188" office:value-type="string" calcext:value-type="string">
            <text:p>Fondo de Reserva</text:p>
          </table:table-cell>
          <table:table-cell table:number-columns-repeated="7" table:style-name="ce189" office:value-type="float" office:value="268.55" calcext:value-type="float">
            <text:p>268.55</text:p>
          </table:table-cell>
          <table:table-cell table:style-name="ce189" office:value-type="float" office:value="237.12" calcext:value-type="float">
            <text:p>237.12</text:p>
          </table:table-cell>
          <table:table-cell table:style-name="ce189" office:value-type="float" office:value="200.36" calcext:value-type="float">
            <text:p>200.36</text:p>
          </table:table-cell>
          <table:table-cell table:style-name="ce189" office:value-type="float" office:value="2317.33" calcext:value-type="float">
            <text:p>2,317.33</text:p>
          </table:table-cell>
          <table:table-cell table:number-columns-repeated="1012"/>
        </table:table-row>
        <table:table-row table:style-name="ro2" table:number-rows-repeated="2">
          <table:table-cell table:number-columns-repeated="1024"/>
        </table:table-row>
        <table:table-row table:style-name="ro2">
          <table:table-cell office:value-type="float" office:value="5.2" calcext:value-type="float">
            <text:p>5.2</text:p>
          </table:table-cell>
          <table:table-cell table:style-name="ce190" office:value-type="string" calcext:value-type="string">
            <text:p>Sueldos Operacionales</text:p>
          </table:table-cell>
          <table:table-cell table:number-columns-repeated="1022"/>
        </table:table-row>
        <table:table-row table:style-name="ro2">
          <table:table-cell/>
          <table:table-cell table:style-name="ce188" office:value-type="string" calcext:value-type="string">
            <text:p>Sueldos</text:p>
          </table:table-cell>
          <table:table-cell table:formula="of:=[.C3]+[.C15]+[.C26]" office:value-type="float" office:value="6505.18" calcext:value-type="float">
            <text:p>6505.18</text:p>
          </table:table-cell>
          <table:table-cell table:formula="of:=[.D3]+[.D15]+[.D26]" office:value-type="float" office:value="6505.18" calcext:value-type="float">
            <text:p>6505.18</text:p>
          </table:table-cell>
          <table:table-cell table:formula="of:=[.E3]+[.E15]+[.E26]" office:value-type="float" office:value="6505.18" calcext:value-type="float">
            <text:p>6505.18</text:p>
          </table:table-cell>
          <table:table-cell table:formula="of:=[.F3]+[.F15]+[.F26]" office:value-type="float" office:value="6505.18" calcext:value-type="float">
            <text:p>6505.18</text:p>
          </table:table-cell>
          <table:table-cell table:formula="of:=[.G3]+[.G15]+[.G26]" office:value-type="float" office:value="6462.55" calcext:value-type="float">
            <text:p>6462.55</text:p>
          </table:table-cell>
          <table:table-cell table:formula="of:=[.H3]+[.H15]+[.H26]" office:value-type="float" office:value="6505.18" calcext:value-type="float">
            <text:p>6505.18</text:p>
          </table:table-cell>
          <table:table-cell table:formula="of:=[.I3]+[.I15]+[.I26]" office:value-type="float" office:value="6505.18" calcext:value-type="float">
            <text:p>6505.18</text:p>
          </table:table-cell>
          <table:table-cell table:formula="of:=[.J3]+[.J15]+[.J26]" office:value-type="float" office:value="4901.85" calcext:value-type="float">
            <text:p>4901.85</text:p>
          </table:table-cell>
          <table:table-cell table:formula="of:=[.K3]+[.K15]+[.K26]" office:value-type="float" office:value="2855.18" calcext:value-type="float">
            <text:p>2855.18</text:p>
          </table:table-cell>
          <table:table-cell table:number-columns-repeated="1013"/>
        </table:table-row>
        <table:table-row table:style-name="ro2">
          <table:table-cell/>
          <table:table-cell table:style-name="ce188" office:value-type="string" calcext:value-type="string">
            <text:p>Aportes al IESS</text:p>
          </table:table-cell>
          <table:table-cell table:formula="of:=[.C4]+[.C16]+[.C27]" office:value-type="float" office:value="790.39" calcext:value-type="float">
            <text:p>790.39</text:p>
          </table:table-cell>
          <table:table-cell table:formula="of:=[.D4]+[.D16]+[.D27]" office:value-type="float" office:value="790.39" calcext:value-type="float">
            <text:p>790.39</text:p>
          </table:table-cell>
          <table:table-cell table:formula="of:=[.E4]+[.E16]+[.E27]" office:value-type="float" office:value="790.39" calcext:value-type="float">
            <text:p>790.39</text:p>
          </table:table-cell>
          <table:table-cell table:formula="of:=[.F4]+[.F16]+[.F27]" office:value-type="float" office:value="790.39" calcext:value-type="float">
            <text:p>790.39</text:p>
          </table:table-cell>
          <table:table-cell table:formula="of:=[.G4]+[.G16]+[.G27]" office:value-type="float" office:value="785.64" calcext:value-type="float">
            <text:p>785.64</text:p>
          </table:table-cell>
          <table:table-cell table:formula="of:=[.H4]+[.H16]+[.H27]" office:value-type="float" office:value="790.39" calcext:value-type="float">
            <text:p>790.39</text:p>
          </table:table-cell>
          <table:table-cell table:formula="of:=[.I4]+[.I16]+[.I27]" office:value-type="float" office:value="790.39" calcext:value-type="float">
            <text:p>790.39</text:p>
          </table:table-cell>
          <table:table-cell table:formula="of:=[.J4]+[.J16]+[.J27]" office:value-type="float" office:value="588.49" calcext:value-type="float">
            <text:p>588.49</text:p>
          </table:table-cell>
          <table:table-cell table:formula="of:=[.K4]+[.K16]+[.K27]" office:value-type="float" office:value="346.91" calcext:value-type="float">
            <text:p>346.91</text:p>
          </table:table-cell>
          <table:table-cell table:number-columns-repeated="1013"/>
        </table:table-row>
        <table:table-row table:style-name="ro2">
          <table:table-cell/>
          <table:table-cell table:style-name="ce188" office:value-type="string" calcext:value-type="string">
            <text:p>Décimo Tercer Sueldo</text:p>
          </table:table-cell>
          <table:table-cell table:formula="of:=[.C5]+[.C17]+[.C28]" office:value-type="float" office:value="542.11" calcext:value-type="float">
            <text:p>542.11</text:p>
          </table:table-cell>
          <table:table-cell table:formula="of:=[.D5]+[.D17]+[.D28]" office:value-type="float" office:value="542.11" calcext:value-type="float">
            <text:p>542.11</text:p>
          </table:table-cell>
          <table:table-cell table:formula="of:=[.E5]+[.E17]+[.E28]" office:value-type="float" office:value="542.11" calcext:value-type="float">
            <text:p>542.11</text:p>
          </table:table-cell>
          <table:table-cell table:formula="of:=[.F5]+[.F17]+[.F28]" office:value-type="float" office:value="542.11" calcext:value-type="float">
            <text:p>542.11</text:p>
          </table:table-cell>
          <table:table-cell table:formula="of:=[.G5]+[.G17]+[.G28]" office:value-type="float" office:value="542.11" calcext:value-type="float">
            <text:p>542.11</text:p>
          </table:table-cell>
          <table:table-cell table:formula="of:=[.H5]+[.H17]+[.H28]" office:value-type="float" office:value="542.11" calcext:value-type="float">
            <text:p>542.11</text:p>
          </table:table-cell>
          <table:table-cell table:formula="of:=[.I5]+[.I17]+[.I28]" office:value-type="float" office:value="542.11" calcext:value-type="float">
            <text:p>542.11</text:p>
          </table:table-cell>
          <table:table-cell table:formula="of:=[.J5]+[.J17]+[.J28]" office:value-type="float" office:value="408.5" calcext:value-type="float">
            <text:p>408.5</text:p>
          </table:table-cell>
          <table:table-cell table:formula="of:=[.K5]+[.K17]+[.K28]" office:value-type="float" office:value="237.94" calcext:value-type="float">
            <text:p>237.94</text:p>
          </table:table-cell>
          <table:table-cell table:number-columns-repeated="1013"/>
        </table:table-row>
        <table:table-row table:style-name="ro2">
          <table:table-cell/>
          <table:table-cell table:style-name="ce188" office:value-type="string" calcext:value-type="string">
            <text:p>Décimo Cuarto Sueldo</text:p>
          </table:table-cell>
          <table:table-cell table:formula="of:=[.C6]+[.C18]+[.C29]" office:value-type="float" office:value="199.98" calcext:value-type="float">
            <text:p>199.98</text:p>
          </table:table-cell>
          <table:table-cell table:formula="of:=[.D6]+[.D18]+[.D29]" office:value-type="float" office:value="199.98" calcext:value-type="float">
            <text:p>199.98</text:p>
          </table:table-cell>
          <table:table-cell table:formula="of:=[.E6]+[.E18]+[.E29]" office:value-type="float" office:value="199.98" calcext:value-type="float">
            <text:p>199.98</text:p>
          </table:table-cell>
          <table:table-cell table:formula="of:=[.F6]+[.F18]+[.F29]" office:value-type="float" office:value="199.98" calcext:value-type="float">
            <text:p>199.98</text:p>
          </table:table-cell>
          <table:table-cell table:formula="of:=[.G6]+[.G18]+[.G29]" office:value-type="float" office:value="199.98" calcext:value-type="float">
            <text:p>199.98</text:p>
          </table:table-cell>
          <table:table-cell table:formula="of:=[.H6]+[.H18]+[.H29]" office:value-type="float" office:value="199.98" calcext:value-type="float">
            <text:p>199.98</text:p>
          </table:table-cell>
          <table:table-cell table:formula="of:=[.I6]+[.I18]+[.I29]" office:value-type="float" office:value="199.98" calcext:value-type="float">
            <text:p>199.98</text:p>
          </table:table-cell>
          <table:table-cell table:formula="of:=[.J6]+[.J18]+[.J29]" office:value-type="float" office:value="214.51" calcext:value-type="float">
            <text:p>214.51</text:p>
          </table:table-cell>
          <table:table-cell table:formula="of:=[.K6]+[.K18]+[.K29]" office:value-type="float" office:value="99.99" calcext:value-type="float">
            <text:p>99.99</text:p>
          </table:table-cell>
          <table:table-cell table:number-columns-repeated="1013"/>
        </table:table-row>
        <table:table-row table:style-name="ro2">
          <table:table-cell/>
          <table:table-cell table:style-name="ce188" office:value-type="string" calcext:value-type="string">
            <text:p>Vacaciones</text:p>
          </table:table-cell>
          <table:table-cell table:formula="of:=[.C7]+[.C19]+[.C30]" office:value-type="float" office:value="411.34" calcext:value-type="float">
            <text:p>411.34</text:p>
          </table:table-cell>
          <table:table-cell table:formula="of:=[.D7]+[.D19]+[.D30]" office:value-type="float" office:value="415.31" calcext:value-type="float">
            <text:p>415.31</text:p>
          </table:table-cell>
          <table:table-cell table:formula="of:=[.E7]+[.E19]+[.E30]" office:value-type="float" office:value="416.48" calcext:value-type="float">
            <text:p>416.48</text:p>
          </table:table-cell>
          <table:table-cell table:formula="of:=[.F7]+[.F19]+[.F30]" office:value-type="float" office:value="416.48" calcext:value-type="float">
            <text:p>416.48</text:p>
          </table:table-cell>
          <table:table-cell table:formula="of:=[.G7]+[.G19]+[.G30]" office:value-type="float" office:value="424.53" calcext:value-type="float">
            <text:p>424.53</text:p>
          </table:table-cell>
          <table:table-cell table:formula="of:=[.H7]+[.H19]+[.H30]" office:value-type="float" office:value="427.03" calcext:value-type="float">
            <text:p>427.03</text:p>
          </table:table-cell>
          <table:table-cell table:formula="of:=[.I7]+[.I19]+[.I30]" office:value-type="float" office:value="427.03" calcext:value-type="float">
            <text:p>427.03</text:p>
          </table:table-cell>
          <table:table-cell table:formula="of:=[.J7]+[.J19]+[.J30]" office:value-type="float" office:value="291.48" calcext:value-type="float">
            <text:p>291.48</text:p>
          </table:table-cell>
          <table:table-cell table:formula="of:=[.K7]+[.K19]+[.K30]" office:value-type="float" office:value="206.2" calcext:value-type="float">
            <text:p>206.2</text:p>
          </table:table-cell>
          <table:table-cell table:number-columns-repeated="1013"/>
        </table:table-row>
        <table:table-row table:style-name="ro2">
          <table:table-cell/>
          <table:table-cell table:style-name="ce188" office:value-type="string" calcext:value-type="string">
            <text:p>Fondo de Reserva</text:p>
          </table:table-cell>
          <table:table-cell table:formula="of:=[.C8]+[.C20]+[.C31]" office:value-type="float" office:value="541.98" calcext:value-type="float">
            <text:p>541.98</text:p>
          </table:table-cell>
          <table:table-cell table:formula="of:=[.D8]+[.D20]+[.D31]" office:value-type="float" office:value="541.98" calcext:value-type="float">
            <text:p>541.98</text:p>
          </table:table-cell>
          <table:table-cell table:formula="of:=[.E8]+[.E20]+[.E31]" office:value-type="float" office:value="541.98" calcext:value-type="float">
            <text:p>541.98</text:p>
          </table:table-cell>
          <table:table-cell table:formula="of:=[.F8]+[.F20]+[.F31]" office:value-type="float" office:value="541.98" calcext:value-type="float">
            <text:p>541.98</text:p>
          </table:table-cell>
          <table:table-cell table:formula="of:=[.G8]+[.G20]+[.G31]" office:value-type="float" office:value="541.98" calcext:value-type="float">
            <text:p>541.98</text:p>
          </table:table-cell>
          <table:table-cell table:formula="of:=[.H8]+[.H20]+[.H31]" office:value-type="float" office:value="541.98" calcext:value-type="float">
            <text:p>541.98</text:p>
          </table:table-cell>
          <table:table-cell table:formula="of:=[.I8]+[.I20]+[.I31]" office:value-type="float" office:value="541.98" calcext:value-type="float">
            <text:p>541.98</text:p>
          </table:table-cell>
          <table:table-cell table:formula="of:=[.J8]+[.J20]+[.J31]" office:value-type="float" office:value="408.46" calcext:value-type="float">
            <text:p>408.46</text:p>
          </table:table-cell>
          <table:table-cell table:formula="of:=[.K8]+[.K20]+[.K31]" office:value-type="float" office:value="237.9" calcext:value-type="float">
            <text:p>237.9</text:p>
          </table:table-cell>
          <table:table-cell table:number-columns-repeated="1013"/>
        </table:table-row>
        <table:table-row table:style-name="ro2">
          <table:table-cell/>
          <table:table-cell table:style-name="ce188" office:value-type="string" calcext:value-type="string">
            <text:p>Reduccion Jornada</text:p>
          </table:table-cell>
          <table:table-cell table:formula="of:=[.C9]+[.C21]" office:value-type="float" office:value="-1412.5" calcext:value-type="float">
            <text:p>-1412.5</text:p>
          </table:table-cell>
          <table:table-cell table:formula="of:=[.D9]+[.D21]" office:value-type="float" office:value="-1412.5" calcext:value-type="float">
            <text:p>-1412.5</text:p>
          </table:table-cell>
          <table:table-cell table:formula="of:=[.E9]+[.E21]" office:value-type="float" office:value="-1412.5" calcext:value-type="float">
            <text:p>-1412.5</text:p>
          </table:table-cell>
          <table:table-cell table:formula="of:=[.F9]+[.F21]" office:value-type="float" office:value="-1412.5" calcext:value-type="float">
            <text:p>-1412.5</text:p>
          </table:table-cell>
          <table:table-cell table:formula="of:=[.G9]+[.G21]" office:value-type="float" office:value="-1412.5" calcext:value-type="float">
            <text:p>-1412.5</text:p>
          </table:table-cell>
          <table:table-cell table:formula="of:=[.H9]+[.H21]" office:value-type="float" office:value="-1412.5" calcext:value-type="float">
            <text:p>-1412.5</text:p>
          </table:table-cell>
          <table:table-cell table:formula="of:=[.I9]+[.I21]" office:value-type="float" office:value="-1412.5" calcext:value-type="float">
            <text:p>-1412.5</text:p>
          </table:table-cell>
          <table:table-cell table:formula="of:=[.J9]+[.J21]" office:value-type="float" office:value="-1005.83" calcext:value-type="float">
            <text:p>-1005.83</text:p>
          </table:table-cell>
          <table:table-cell table:formula="of:=[.K9]+[.K21]" office:value-type="float" office:value="-500" calcext:value-type="float">
            <text:p>-500</text:p>
          </table:table-cell>
          <table:table-cell table:number-columns-repeated="1013"/>
        </table:table-row>
        <table:table-row table:style-name="ro2" table:number-rows-repeated="3">
          <table:table-cell table:number-columns-repeated="1024"/>
        </table:table-row>
        <table:table-row table:style-name="ro2">
          <table:table-cell table:style-name="ce190" office:value-type="float" office:value="5.3" calcext:value-type="float">
            <text:p>5.3</text:p>
          </table:table-cell>
          <table:table-cell table:style-name="ce190" office:value-type="string" calcext:value-type="string">
            <text:p>Sueldos Administrativos</text:p>
          </table:table-cell>
          <table:table-cell table:number-columns-repeated="1022"/>
        </table:table-row>
        <table:table-row table:style-name="ro2">
          <table:table-cell/>
          <table:table-cell table:style-name="ce188" office:value-type="string" calcext:value-type="string">
            <text:p>Sueldos</text:p>
          </table:table-cell>
          <table:table-cell table:number-columns-repeated="5" table:style-name="ce189" office:value-type="float" office:value="3222.91" calcext:value-type="float">
            <text:p>3,222.91</text:p>
          </table:table-cell>
          <table:table-cell table:style-name="ce189" office:value-type="float" office:value="3007.23" calcext:value-type="float">
            <text:p>3,007.23</text:p>
          </table:table-cell>
          <table:table-cell table:number-columns-repeated="2" table:style-name="ce189" office:value-type="float" office:value="2845.47" calcext:value-type="float">
            <text:p>2,845.47</text:p>
          </table:table-cell>
          <table:table-cell table:style-name="ce189" office:value-type="float" office:value="2404.4" calcext:value-type="float">
            <text:p>2,404.40</text:p>
          </table:table-cell>
          <table:table-cell table:number-columns-repeated="1013"/>
        </table:table-row>
        <table:table-row table:style-name="ro2">
          <table:table-cell/>
          <table:table-cell table:style-name="ce188" office:value-type="string" calcext:value-type="string">
            <text:p>Aportes al IESS</text:p>
          </table:table-cell>
          <table:table-cell table:number-columns-repeated="5" table:style-name="ce189" office:value-type="float" office:value="391.57" calcext:value-type="float">
            <text:p>391.57</text:p>
          </table:table-cell>
          <table:table-cell table:style-name="ce189" office:value-type="float" office:value="367.52" calcext:value-type="float">
            <text:p>367.52</text:p>
          </table:table-cell>
          <table:table-cell table:style-name="ce189" office:value-type="float" office:value="349.49" calcext:value-type="float">
            <text:p>349.49</text:p>
          </table:table-cell>
          <table:table-cell table:style-name="ce189" office:value-type="float" office:value="366.19" calcext:value-type="float">
            <text:p>366.19</text:p>
          </table:table-cell>
          <table:table-cell table:style-name="ce189" office:value-type="float" office:value="292.13" calcext:value-type="float">
            <text:p>292.13</text:p>
          </table:table-cell>
          <table:table-cell table:number-columns-repeated="1013"/>
        </table:table-row>
        <table:table-row table:style-name="ro2">
          <table:table-cell/>
          <table:table-cell table:style-name="ce188" office:value-type="string" calcext:value-type="string">
            <text:p>Décimo Tercer Sueldo</text:p>
          </table:table-cell>
          <table:table-cell table:number-columns-repeated="7" table:style-name="ce189" office:value-type="float" office:value="268.58" calcext:value-type="float">
            <text:p>268.58</text:p>
          </table:table-cell>
          <table:table-cell table:number-columns-repeated="2" table:style-name="ce189" office:value-type="float" office:value="200.37" calcext:value-type="float">
            <text:p>200.37</text:p>
          </table:table-cell>
          <table:table-cell table:number-columns-repeated="1013"/>
        </table:table-row>
        <table:table-row table:style-name="ro2">
          <table:table-cell/>
          <table:table-cell table:style-name="ce188" office:value-type="string" calcext:value-type="string">
            <text:p>Décimo Cuarto Sueldo</text:p>
          </table:table-cell>
          <table:table-cell table:number-columns-repeated="7" table:style-name="ce189" office:value-type="float" office:value="133.32" calcext:value-type="float">
            <text:p>133.32</text:p>
          </table:table-cell>
          <table:table-cell table:number-columns-repeated="2" table:style-name="ce189" office:value-type="float" office:value="66.66" calcext:value-type="float">
            <text:p>66.66</text:p>
          </table:table-cell>
          <table:table-cell table:number-columns-repeated="1013"/>
        </table:table-row>
        <table:table-row table:style-name="ro2">
          <table:table-cell/>
          <table:table-cell table:style-name="ce188" office:value-type="string" calcext:value-type="string">
            <text:p>Vacaciones</text:p>
          </table:table-cell>
          <table:table-cell table:style-name="ce189" office:value-type="float" office:value="220.36" calcext:value-type="float">
            <text:p>220.36</text:p>
          </table:table-cell>
          <table:table-cell table:number-columns-repeated="2" table:style-name="ce189" office:value-type="float" office:value="221.48" calcext:value-type="float">
            <text:p>221.48</text:p>
          </table:table-cell>
          <table:table-cell table:style-name="ce189" office:value-type="float" office:value="221.96" calcext:value-type="float">
            <text:p>221.96</text:p>
          </table:table-cell>
          <table:table-cell table:number-columns-repeated="3" table:style-name="ce189" office:value-type="float" office:value="222.6" calcext:value-type="float">
            <text:p>222.60</text:p>
          </table:table-cell>
          <table:table-cell table:style-name="ce189" office:value-type="float" office:value="186.41" calcext:value-type="float">
            <text:p>186.41</text:p>
          </table:table-cell>
          <table:table-cell table:style-name="ce189" office:value-type="float" office:value="168.03" calcext:value-type="float">
            <text:p>168.03</text:p>
          </table:table-cell>
          <table:table-cell table:number-columns-repeated="1013"/>
        </table:table-row>
        <table:table-row table:style-name="ro2">
          <table:table-cell/>
          <table:table-cell table:style-name="ce188" office:value-type="string" calcext:value-type="string">
            <text:p>Fondo de Reserva</text:p>
          </table:table-cell>
          <table:table-cell table:number-columns-repeated="7" table:style-name="ce189" office:value-type="float" office:value="268.55" calcext:value-type="float">
            <text:p>268.55</text:p>
          </table:table-cell>
          <table:table-cell table:style-name="ce189" office:value-type="float" office:value="237.12" calcext:value-type="float">
            <text:p>237.12</text:p>
          </table:table-cell>
          <table:table-cell table:style-name="ce189" office:value-type="float" office:value="200.36" calcext:value-type="float">
            <text:p>200.36</text:p>
          </table:table-cell>
          <table:table-cell table:number-columns-repeated="1013"/>
        </table:table-row>
        <table:table-row table:style-name="ro2" table:number-rows-repeated="2">
          <table:table-cell table:number-columns-repeated="1024"/>
        </table:table-row>
        <table:table-row table:style-name="ro2">
          <table:table-cell table:style-name="ce190"/>
          <table:table-cell table:style-name="ce190" office:value-type="string" calcext:value-type="string">
            <text:p>Sueldos Totales</text:p>
          </table:table-cell>
          <table:table-cell table:number-columns-repeated="1022"/>
        </table:table-row>
        <table:table-row table:style-name="ro2">
          <table:table-cell/>
          <table:table-cell table:style-name="ce188" office:value-type="string" calcext:value-type="string">
            <text:p>Sueldos</text:p>
          </table:table-cell>
          <table:table-cell table:formula="of:=[.C44]+[.C55]" office:value-type="float" office:value="9728.09" calcext:value-type="float">
            <text:p>9728.09</text:p>
          </table:table-cell>
          <table:table-cell table:formula="of:=[.D44]+[.D55]" office:value-type="float" office:value="9728.09" calcext:value-type="float">
            <text:p>9728.09</text:p>
          </table:table-cell>
          <table:table-cell table:formula="of:=[.E44]+[.E55]" office:value-type="float" office:value="9728.09" calcext:value-type="float">
            <text:p>9728.09</text:p>
          </table:table-cell>
          <table:table-cell table:formula="of:=[.F44]+[.F55]" office:value-type="float" office:value="9728.09" calcext:value-type="float">
            <text:p>9728.09</text:p>
          </table:table-cell>
          <table:table-cell table:formula="of:=[.G44]+[.G55]" office:value-type="float" office:value="9685.46" calcext:value-type="float">
            <text:p>9685.46</text:p>
          </table:table-cell>
          <table:table-cell table:formula="of:=[.H44]+[.H55]" office:value-type="float" office:value="9512.41" calcext:value-type="float">
            <text:p>9512.41</text:p>
          </table:table-cell>
          <table:table-cell table:formula="of:=[.I44]+[.I55]" office:value-type="float" office:value="9350.65" calcext:value-type="float">
            <text:p>9350.65</text:p>
          </table:table-cell>
          <table:table-cell table:formula="of:=[.J44]+[.J55]" office:value-type="float" office:value="7747.32" calcext:value-type="float">
            <text:p>7747.32</text:p>
          </table:table-cell>
          <table:table-cell table:formula="of:=[.K44]+[.K55]" office:value-type="float" office:value="5259.58" calcext:value-type="float">
            <text:p>5259.58</text:p>
          </table:table-cell>
          <table:table-cell table:number-columns-repeated="1013"/>
        </table:table-row>
        <table:table-row table:style-name="ro2">
          <table:table-cell/>
          <table:table-cell table:style-name="ce188" office:value-type="string" calcext:value-type="string">
            <text:p>Aportes al IESS</text:p>
          </table:table-cell>
          <table:table-cell table:formula="of:=[.C45]+[.C56]" office:value-type="float" office:value="1181.96" calcext:value-type="float">
            <text:p>1181.96</text:p>
          </table:table-cell>
          <table:table-cell table:formula="of:=[.D45]+[.D56]" office:value-type="float" office:value="1181.96" calcext:value-type="float">
            <text:p>1181.96</text:p>
          </table:table-cell>
          <table:table-cell table:formula="of:=[.E45]+[.E56]" office:value-type="float" office:value="1181.96" calcext:value-type="float">
            <text:p>1181.96</text:p>
          </table:table-cell>
          <table:table-cell table:formula="of:=[.F45]+[.F56]" office:value-type="float" office:value="1181.96" calcext:value-type="float">
            <text:p>1181.96</text:p>
          </table:table-cell>
          <table:table-cell table:formula="of:=[.G45]+[.G56]" office:value-type="float" office:value="1177.21" calcext:value-type="float">
            <text:p>1177.21</text:p>
          </table:table-cell>
          <table:table-cell table:formula="of:=[.H45]+[.H56]" office:value-type="float" office:value="1157.91" calcext:value-type="float">
            <text:p>1157.91</text:p>
          </table:table-cell>
          <table:table-cell table:formula="of:=[.I45]+[.I56]" office:value-type="float" office:value="1139.88" calcext:value-type="float">
            <text:p>1139.88</text:p>
          </table:table-cell>
          <table:table-cell table:formula="of:=[.J45]+[.J56]" office:value-type="float" office:value="954.68" calcext:value-type="float">
            <text:p>954.68</text:p>
          </table:table-cell>
          <table:table-cell table:formula="of:=[.K45]+[.K56]" office:value-type="float" office:value="639.04" calcext:value-type="float">
            <text:p>639.04</text:p>
          </table:table-cell>
          <table:table-cell table:number-columns-repeated="1013"/>
        </table:table-row>
        <table:table-row table:style-name="ro2">
          <table:table-cell/>
          <table:table-cell table:style-name="ce188" office:value-type="string" calcext:value-type="string">
            <text:p>Décimo Tercer Sueldo</text:p>
          </table:table-cell>
          <table:table-cell table:formula="of:=[.C46]+[.C57]" office:value-type="float" office:value="810.69" calcext:value-type="float">
            <text:p>810.69</text:p>
          </table:table-cell>
          <table:table-cell table:formula="of:=[.D46]+[.D57]" office:value-type="float" office:value="810.69" calcext:value-type="float">
            <text:p>810.69</text:p>
          </table:table-cell>
          <table:table-cell table:formula="of:=[.E46]+[.E57]" office:value-type="float" office:value="810.69" calcext:value-type="float">
            <text:p>810.69</text:p>
          </table:table-cell>
          <table:table-cell table:formula="of:=[.F46]+[.F57]" office:value-type="float" office:value="810.69" calcext:value-type="float">
            <text:p>810.69</text:p>
          </table:table-cell>
          <table:table-cell table:formula="of:=[.G46]+[.G57]" office:value-type="float" office:value="810.69" calcext:value-type="float">
            <text:p>810.69</text:p>
          </table:table-cell>
          <table:table-cell table:formula="of:=[.H46]+[.H57]" office:value-type="float" office:value="810.69" calcext:value-type="float">
            <text:p>810.69</text:p>
          </table:table-cell>
          <table:table-cell table:formula="of:=[.I46]+[.I57]" office:value-type="float" office:value="810.69" calcext:value-type="float">
            <text:p>810.69</text:p>
          </table:table-cell>
          <table:table-cell table:formula="of:=[.J46]+[.J57]" office:value-type="float" office:value="608.87" calcext:value-type="float">
            <text:p>608.87</text:p>
          </table:table-cell>
          <table:table-cell table:formula="of:=[.K46]+[.K57]" office:value-type="float" office:value="438.31" calcext:value-type="float">
            <text:p>438.31</text:p>
          </table:table-cell>
          <table:table-cell table:number-columns-repeated="1013"/>
        </table:table-row>
        <table:table-row table:style-name="ro2">
          <table:table-cell/>
          <table:table-cell table:style-name="ce188" office:value-type="string" calcext:value-type="string">
            <text:p>Décimo Cuarto Sueldo</text:p>
          </table:table-cell>
          <table:table-cell table:formula="of:=[.C47]+[.C58]" office:value-type="float" office:value="333.3" calcext:value-type="float">
            <text:p>333.3</text:p>
          </table:table-cell>
          <table:table-cell table:formula="of:=[.D47]+[.D58]" office:value-type="float" office:value="333.3" calcext:value-type="float">
            <text:p>333.3</text:p>
          </table:table-cell>
          <table:table-cell table:formula="of:=[.E47]+[.E58]" office:value-type="float" office:value="333.3" calcext:value-type="float">
            <text:p>333.3</text:p>
          </table:table-cell>
          <table:table-cell table:formula="of:=[.F47]+[.F58]" office:value-type="float" office:value="333.3" calcext:value-type="float">
            <text:p>333.3</text:p>
          </table:table-cell>
          <table:table-cell table:formula="of:=[.G47]+[.G58]" office:value-type="float" office:value="333.3" calcext:value-type="float">
            <text:p>333.3</text:p>
          </table:table-cell>
          <table:table-cell table:formula="of:=[.H47]+[.H58]" office:value-type="float" office:value="333.3" calcext:value-type="float">
            <text:p>333.3</text:p>
          </table:table-cell>
          <table:table-cell table:formula="of:=[.I47]+[.I58]" office:value-type="float" office:value="333.3" calcext:value-type="float">
            <text:p>333.3</text:p>
          </table:table-cell>
          <table:table-cell table:formula="of:=[.J47]+[.J58]" office:value-type="float" office:value="281.17" calcext:value-type="float">
            <text:p>281.17</text:p>
          </table:table-cell>
          <table:table-cell table:formula="of:=[.K47]+[.K58]" office:value-type="float" office:value="166.65" calcext:value-type="float">
            <text:p>166.65</text:p>
          </table:table-cell>
          <table:table-cell table:number-columns-repeated="1013"/>
        </table:table-row>
        <table:table-row table:style-name="ro2">
          <table:table-cell/>
          <table:table-cell table:style-name="ce188" office:value-type="string" calcext:value-type="string">
            <text:p>Vacaciones</text:p>
          </table:table-cell>
          <table:table-cell table:formula="of:=[.C48]+[.C59]" office:value-type="float" office:value="631.7" calcext:value-type="float">
            <text:p>631.7</text:p>
          </table:table-cell>
          <table:table-cell table:formula="of:=[.D48]+[.D59]" office:value-type="float" office:value="636.79" calcext:value-type="float">
            <text:p>636.79</text:p>
          </table:table-cell>
          <table:table-cell table:formula="of:=[.E48]+[.E59]" office:value-type="float" office:value="637.96" calcext:value-type="float">
            <text:p>637.96</text:p>
          </table:table-cell>
          <table:table-cell table:formula="of:=[.F48]+[.F59]" office:value-type="float" office:value="638.44" calcext:value-type="float">
            <text:p>638.44</text:p>
          </table:table-cell>
          <table:table-cell table:formula="of:=[.G48]+[.G59]" office:value-type="float" office:value="647.13" calcext:value-type="float">
            <text:p>647.13</text:p>
          </table:table-cell>
          <table:table-cell table:formula="of:=[.H48]+[.H59]" office:value-type="float" office:value="649.63" calcext:value-type="float">
            <text:p>649.63</text:p>
          </table:table-cell>
          <table:table-cell table:formula="of:=[.I48]+[.I59]" office:value-type="float" office:value="649.63" calcext:value-type="float">
            <text:p>649.63</text:p>
          </table:table-cell>
          <table:table-cell table:formula="of:=[.J48]+[.J59]" office:value-type="float" office:value="477.89" calcext:value-type="float">
            <text:p>477.89</text:p>
          </table:table-cell>
          <table:table-cell table:formula="of:=[.K48]+[.K59]" office:value-type="float" office:value="374.23" calcext:value-type="float">
            <text:p>374.23</text:p>
          </table:table-cell>
          <table:table-cell table:number-columns-repeated="1013"/>
        </table:table-row>
        <table:table-row table:style-name="ro2">
          <table:table-cell/>
          <table:table-cell table:style-name="ce188" office:value-type="string" calcext:value-type="string">
            <text:p>Fondo de Reserva</text:p>
          </table:table-cell>
          <table:table-cell table:formula="of:=[.C49]+[.C60]" office:value-type="float" office:value="810.53" calcext:value-type="float">
            <text:p>810.53</text:p>
          </table:table-cell>
          <table:table-cell table:formula="of:=[.D49]+[.D60]" office:value-type="float" office:value="810.53" calcext:value-type="float">
            <text:p>810.53</text:p>
          </table:table-cell>
          <table:table-cell table:formula="of:=[.E49]+[.E60]" office:value-type="float" office:value="810.53" calcext:value-type="float">
            <text:p>810.53</text:p>
          </table:table-cell>
          <table:table-cell table:formula="of:=[.F49]+[.F60]" office:value-type="float" office:value="810.53" calcext:value-type="float">
            <text:p>810.53</text:p>
          </table:table-cell>
          <table:table-cell table:formula="of:=[.G49]+[.G60]" office:value-type="float" office:value="810.53" calcext:value-type="float">
            <text:p>810.53</text:p>
          </table:table-cell>
          <table:table-cell table:formula="of:=[.H49]+[.H60]" office:value-type="float" office:value="810.53" calcext:value-type="float">
            <text:p>810.53</text:p>
          </table:table-cell>
          <table:table-cell table:formula="of:=[.I49]+[.I60]" office:value-type="float" office:value="810.53" calcext:value-type="float">
            <text:p>810.53</text:p>
          </table:table-cell>
          <table:table-cell table:formula="of:=[.J49]+[.J60]" office:value-type="float" office:value="645.58" calcext:value-type="float">
            <text:p>645.58</text:p>
          </table:table-cell>
          <table:table-cell table:formula="of:=[.K49]+[.K60]" office:value-type="float" office:value="438.26" calcext:value-type="float">
            <text:p>438.26</text:p>
          </table:table-cell>
          <table:table-cell table:number-columns-repeated="1013"/>
        </table:table-row>
        <table:table-row table:style-name="ro2">
          <table:table-cell/>
          <table:table-cell office:value-type="string" calcext:value-type="string">
            <text:p>Reduccion Jornada</text:p>
          </table:table-cell>
          <table:table-cell table:formula="of:=[.C50]" office:value-type="float" office:value="-1412.5" calcext:value-type="float">
            <text:p>-1412.5</text:p>
          </table:table-cell>
          <table:table-cell table:formula="of:=[.D50]" office:value-type="float" office:value="-1412.5" calcext:value-type="float">
            <text:p>-1412.5</text:p>
          </table:table-cell>
          <table:table-cell table:formula="of:=[.E50]" office:value-type="float" office:value="-1412.5" calcext:value-type="float">
            <text:p>-1412.5</text:p>
          </table:table-cell>
          <table:table-cell table:formula="of:=[.F50]" office:value-type="float" office:value="-1412.5" calcext:value-type="float">
            <text:p>-1412.5</text:p>
          </table:table-cell>
          <table:table-cell table:formula="of:=[.G50]" office:value-type="float" office:value="-1412.5" calcext:value-type="float">
            <text:p>-1412.5</text:p>
          </table:table-cell>
          <table:table-cell table:formula="of:=[.H50]" office:value-type="float" office:value="-1412.5" calcext:value-type="float">
            <text:p>-1412.5</text:p>
          </table:table-cell>
          <table:table-cell table:formula="of:=[.I50]" office:value-type="float" office:value="-1412.5" calcext:value-type="float">
            <text:p>-1412.5</text:p>
          </table:table-cell>
          <table:table-cell table:formula="of:=[.J50]" office:value-type="float" office:value="-1005.83" calcext:value-type="float">
            <text:p>-1005.83</text:p>
          </table:table-cell>
          <table:table-cell table:formula="of:=[.K50]" office:value-type="float" office:value="-500" calcext:value-type="float">
            <text:p>-500</text:p>
          </table:table-cell>
          <table:table-cell table:number-columns-repeated="1013"/>
        </table:table-row>
        <table:table-row table:style-name="ro2" table:number-rows-repeated="1048505">
          <table:table-cell table:number-columns-repeated="1024"/>
        </table:table-row>
        <table:table-row table:style-name="ro2">
          <table:table-cell table:number-columns-repeated="1024"/>
        </table:table-row>
      </table:table>
      <table:table table:name="declaraciones" table:style-name="ta2">
        <table:table-column table:style-name="co6" table:default-cell-style-name="ce1"/>
        <table:table-column table:style-name="co32" table:default-cell-style-name="ce1"/>
        <table:table-column table:style-name="co33" table:default-cell-style-name="ce1"/>
        <table:table-column table:style-name="co6" table:number-columns-repeated="2" table:default-cell-style-name="ce1"/>
        <table:table-column table:style-name="co6" table:number-columns-repeated="2" table:default-cell-style-name="ce214"/>
        <table:table-column table:style-name="co6" table:number-columns-repeated="2" table:default-cell-style-name="ce1"/>
        <table:table-column table:style-name="co6" table:default-cell-style-name="ce215"/>
        <table:table-column table:style-name="co6" table:number-columns-repeated="3" table:default-cell-style-name="ce1"/>
        <table:table-column table:style-name="co34" table:default-cell-style-name="ce1"/>
        <table:table-column table:style-name="co6" table:default-cell-style-name="ce1"/>
        <table:table-column table:style-name="co35" table:default-cell-style-name="ce1"/>
        <table:table-column table:style-name="co36" table:default-cell-style-name="ce216"/>
        <table:table-column table:style-name="co6" table:default-cell-style-name="ce1"/>
        <table:table-column table:style-name="co34" table:default-cell-style-name="ce202"/>
        <table:table-column table:style-name="co37" table:default-cell-style-name="ce216"/>
        <table:table-column table:style-name="co6" table:default-cell-style-name="ce1"/>
        <table:table-column table:style-name="co38" table:default-cell-style-name="ce202"/>
        <table:table-column table:style-name="co6" table:default-cell-style-name="ce1"/>
        <table:table-column table:style-name="co39" table:default-cell-style-name="ce1"/>
        <table:table-column table:style-name="co6" table:number-columns-repeated="13" table:default-cell-style-name="ce202"/>
        <table:table-column table:style-name="co6" table:number-columns-repeated="986" table:default-cell-style-name="ce1"/>
        <table:table-column table:style-name="co7" table:default-cell-style-name="ce1"/>
        <table:table-row table:style-name="ro8">
          <table:table-cell table:style-name="ce191" office:value-type="string" calcext:value-type="string">
            <text:p>Periodo</text:p>
          </table:table-cell>
          <table:table-cell table:style-name="ce191" office:value-type="string" calcext:value-type="string">
            <text:p>Cedula</text:p>
          </table:table-cell>
          <table:table-cell table:style-name="ce191" office:value-type="string" calcext:value-type="string">
            <text:p>Nombre</text:p>
          </table:table-cell>
          <table:table-cell table:style-name="ce191" office:value-type="string" calcext:value-type="string">
            <text:p>Sueldo</text:p>
          </table:table-cell>
          <table:table-cell table:style-name="ce191" office:value-type="string" calcext:value-type="string">
            <text:p>Dias</text:p>
          </table:table-cell>
          <table:table-cell table:style-name="ce192" office:value-type="string" calcext:value-type="string">
            <text:p>Patronal</text:p>
          </table:table-cell>
          <table:table-cell table:style-name="ce192" office:value-type="string" calcext:value-type="string">
            <text:p>Individual</text:p>
          </table:table-cell>
          <table:table-cell table:style-name="ce191" office:value-type="string" calcext:value-type="string">
            <text:p>Aporte Adicional</text:p>
          </table:table-cell>
          <table:table-cell table:style-name="ce191" office:value-type="string" calcext:value-type="string">
            <text:p>Cesantia</text:p>
          </table:table-cell>
          <table:table-cell table:style-name="ce193" office:value-type="string" calcext:value-type="string">
            <text:p>% CCC</text:p>
          </table:table-cell>
          <table:table-cell table:style-name="ce191" office:value-type="string" calcext:value-type="string">
            <text:p>Valor CCC</text:p>
          </table:table-cell>
          <table:table-cell table:style-name="ce191" office:value-type="string" calcext:value-type="string">
            <text:p>Aporte Total</text:p>
          </table:table-cell>
          <table:table-cell table:style-name="ce191" office:value-type="string" calcext:value-type="string">
            <text:p>Adicionales</text:p>
          </table:table-cell>
          <table:table-cell table:style-name="ce191"/>
          <table:table-cell table:style-name="ce191" office:value-type="string" calcext:value-type="string">
            <text:p>Total Planilla</text:p>
          </table:table-cell>
          <table:table-cell table:style-name="ce191"/>
          <table:table-cell table:style-name="ce217" office:value-type="string" calcext:value-type="string" table:number-columns-spanned="2" table:number-rows-spanned="1">
            <text:p>Extensión de Salud</text:p>
          </table:table-cell>
          <table:covered-table-cell/>
          <table:table-cell table:style-name="ce194"/>
          <table:table-cell table:style-name="ce217" office:value-type="string" calcext:value-type="string" table:number-columns-spanned="2" table:number-rows-spanned="1">
            <text:p>Fondos de Reserva</text:p>
          </table:table-cell>
          <table:covered-table-cell/>
          <table:table-cell table:style-name="ce194"/>
          <table:table-cell table:style-name="ce191" office:value-type="string" calcext:value-type="string">
            <text:p>Hipotecario</text:p>
          </table:table-cell>
          <table:table-cell table:style-name="ce191" office:value-type="string" calcext:value-type="string">
            <text:p>Quirografario</text:p>
          </table:table-cell>
          <table:table-cell table:style-name="ce194" office:value-type="string" calcext:value-type="string">
            <text:p>Fondo de Cesantia</text:p>
          </table:table-cell>
          <table:table-cell table:style-name="ce194" table:number-columns-repeated="12"/>
          <table:table-cell table:style-name="ce191" table:number-columns-repeated="987"/>
        </table:table-row>
        <table:table-row table:style-name="ro2">
          <table:table-cell table:style-name="ce195" office:value-type="string" calcext:value-type="string">
            <text:p>Ener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2]*0.1115" office:value-type="float" office:value="44.6" calcext:value-type="float">
            <text:p>44.60</text:p>
          </table:table-cell>
          <table:table-cell table:style-name="ce196" table:formula="of:=[.D2]*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2]*[.J2]" office:value-type="float" office:value="0" calcext:value-type="float">
            <text:p>0.00</text:p>
          </table:table-cell>
          <table:table-cell table:style-name="ce198" table:formula="of:=[.F2]+[.G2]"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2]+[.L2]+[.M2]"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2]*[.Q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3]*0.1115" office:value-type="float" office:value="22.3" calcext:value-type="float">
            <text:p>22.30</text:p>
          </table:table-cell>
          <table:table-cell table:style-name="ce204" table:formula="of:=[.D3]*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3]*[.J3]" office:value-type="float" office:value="0" calcext:value-type="float">
            <text:p>0.00</text:p>
          </table:table-cell>
          <table:table-cell table:style-name="ce157" table:formula="of:=[.F3]+[.G3]"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3]+[.L3]+[.M3]"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3]*[.Q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Ener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5]*0.1115" office:value-type="float" office:value="223" calcext:value-type="float">
            <text:p>223.00</text:p>
          </table:table-cell>
          <table:table-cell table:style-name="ce204" table:formula="of:=[.D5]*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J5]" office:value-type="float" office:value="20" calcext:value-type="float">
            <text:p>20.00</text:p>
          </table:table-cell>
          <table:table-cell table:style-name="ce157" table:formula="of:=[.F5]+[.G5]" office:value-type="float" office:value="412" calcext:value-type="float">
            <text:p>412.00</text:p>
          </table:table-cell>
          <table:table-cell table:style-name="ce157"/>
          <table:table-cell table:style-name="ce203"/>
          <table:table-cell table:style-name="ce157" table:formula="of:=[.K5]+[.L5]+[.M5]"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5]*[.Q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5]*[.T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6]*0.1115" office:value-type="float" office:value="223" calcext:value-type="float">
            <text:p>223.00</text:p>
          </table:table-cell>
          <table:table-cell table:style-name="ce204" table:formula="of:=[.D6]*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J6]" office:value-type="float" office:value="20" calcext:value-type="float">
            <text:p>20.00</text:p>
          </table:table-cell>
          <table:table-cell table:style-name="ce157" table:formula="of:=[.F6]+[.G6]" office:value-type="float" office:value="412" calcext:value-type="float">
            <text:p>412.00</text:p>
          </table:table-cell>
          <table:table-cell table:style-name="ce157"/>
          <table:table-cell table:style-name="ce203"/>
          <table:table-cell table:style-name="ce157" table:formula="of:=[.K6]+[.L6]+[.M6]"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6]*[.Q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6]*[.T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7]*0.1115" office:value-type="float" office:value="105.925" calcext:value-type="float">
            <text:p>105.93</text:p>
          </table:table-cell>
          <table:table-cell table:style-name="ce204" table:formula="of:=[.D7]*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J7]" office:value-type="float" office:value="9.5" calcext:value-type="float">
            <text:p>9.50</text:p>
          </table:table-cell>
          <table:table-cell table:style-name="ce157" table:formula="of:=[.F7]+[.G7]" office:value-type="float" office:value="195.7" calcext:value-type="float">
            <text:p>195.70</text:p>
          </table:table-cell>
          <table:table-cell table:style-name="ce157"/>
          <table:table-cell table:style-name="ce203"/>
          <table:table-cell table:style-name="ce157" table:formula="of:=[.K7]+[.L7]+[.M7]"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7]*[.Q7]*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7]*[.T7]*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8]*0.1115" office:value-type="float" office:value="100.35" calcext:value-type="float">
            <text:p>100.35</text:p>
          </table:table-cell>
          <table:table-cell table:style-name="ce204" table:formula="of:=[.D8]*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J8]" office:value-type="float" office:value="9" calcext:value-type="float">
            <text:p>9.00</text:p>
          </table:table-cell>
          <table:table-cell table:style-name="ce157" table:formula="of:=[.F8]+[.G8]" office:value-type="float" office:value="185.4" calcext:value-type="float">
            <text:p>185.40</text:p>
          </table:table-cell>
          <table:table-cell table:style-name="ce157"/>
          <table:table-cell table:style-name="ce203"/>
          <table:table-cell table:style-name="ce157" table:formula="of:=[.K8]+[.L8]+[.M8]"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8]*[.Q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8]*[.T8]*0.0833" office:value-type="float" office:value="0" calcext:value-type="float">
            <text:p>0.00</text:p>
          </table:table-cell>
          <table:table-cell table:style-name="ce207"/>
          <table:table-cell table:style-name="ce203" office:value-type="float" office:value="83.8" calcext:value-type="float">
            <text:p>83.8</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9]*0.1115" office:value-type="float" office:value="47.53691" calcext:value-type="float">
            <text:p>47.54</text:p>
          </table:table-cell>
          <table:table-cell table:style-name="ce204" table:formula="of:=[.D9]*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J9]" office:value-type="float" office:value="4.2634" calcext:value-type="float">
            <text:p>4.26</text:p>
          </table:table-cell>
          <table:table-cell table:style-name="ce157" table:formula="of:=[.F9]+[.G9]" office:value-type="float" office:value="87.82604" calcext:value-type="float">
            <text:p>87.83</text:p>
          </table:table-cell>
          <table:table-cell table:style-name="ce157"/>
          <table:table-cell table:style-name="ce203"/>
          <table:table-cell table:style-name="ce157" table:formula="of:=[.K9]+[.L9]+[.M9]"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9]*[.Q9]*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9]*[.T9]*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office:value-type="float" office:value="124.35" calcext:value-type="float">
            <text:p>124.35</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10]*0.1115" office:value-type="float" office:value="47.81566" calcext:value-type="float">
            <text:p>47.82</text:p>
          </table:table-cell>
          <table:table-cell table:style-name="ce204" table:formula="of:=[.D10]*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J10]" office:value-type="float" office:value="4.2884" calcext:value-type="float">
            <text:p>4.29</text:p>
          </table:table-cell>
          <table:table-cell table:style-name="ce157" table:formula="of:=[.F10]+[.G10]" office:value-type="float" office:value="88.34104" calcext:value-type="float">
            <text:p>88.34</text:p>
          </table:table-cell>
          <table:table-cell table:style-name="ce157"/>
          <table:table-cell table:style-name="ce203"/>
          <table:table-cell table:style-name="ce157" table:formula="of:=[.K10]+[.L10]+[.M10]"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10]*[.Q10]*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0]*[.T10]*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office:value-type="float" office:value="168.3" calcext:value-type="float">
            <text:p>168.3</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11]*0.1115" office:value-type="float" office:value="200.7" calcext:value-type="float">
            <text:p>200.70</text:p>
          </table:table-cell>
          <table:table-cell table:style-name="ce204" table:formula="of:=[.D11]*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J11]" office:value-type="float" office:value="18" calcext:value-type="float">
            <text:p>18.00</text:p>
          </table:table-cell>
          <table:table-cell table:style-name="ce157" table:formula="of:=[.F11]+[.G11]" office:value-type="float" office:value="370.8" calcext:value-type="float">
            <text:p>370.80</text:p>
          </table:table-cell>
          <table:table-cell table:style-name="ce157"/>
          <table:table-cell table:style-name="ce203"/>
          <table:table-cell table:style-name="ce157" table:formula="of:=[.K11]+[.L11]+[.M11]"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11]*[.Q11]*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1]*[.T11]*0.0833" office:value-type="float" office:value="149.94" calcext:value-type="float">
            <text:p>149.94</text:p>
          </table:table-cell>
          <table:table-cell table:style-name="ce207"/>
          <table:table-cell table:style-name="ce203" office:value-type="float" office:value="707.8" calcext:value-type="float">
            <text:p>707.8</text:p>
          </table:table-cell>
          <table:table-cell table:style-name="ce203" office:value-type="float" office:value="97.46" calcext:value-type="float">
            <text:p>97.46</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2]*0.1115" office:value-type="float" office:value="45.0906" calcext:value-type="float">
            <text:p>45.09</text:p>
          </table:table-cell>
          <table:table-cell table:style-name="ce204" table:formula="of:=[.D12]*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J12]" office:value-type="float" office:value="4.044" calcext:value-type="float">
            <text:p>4.04</text:p>
          </table:table-cell>
          <table:table-cell table:style-name="ce157" table:formula="of:=[.F12]+[.G12]" office:value-type="float" office:value="83.3064" calcext:value-type="float">
            <text:p>83.31</text:p>
          </table:table-cell>
          <table:table-cell table:style-name="ce157"/>
          <table:table-cell table:style-name="ce203"/>
          <table:table-cell table:style-name="ce157" table:formula="of:=[.K12]+[.L12]+[.M12]"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12]*[.Q1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2]*[.T12]*0.0833" office:value-type="float" office:value="0" calcext:value-type="float">
            <text:p>0.00</text:p>
          </table:table-cell>
          <table:table-cell table:style-name="ce207"/>
          <table:table-cell table:style-name="ce203" office:value-type="float" office:value="0" calcext:value-type="float">
            <text:p>0</text:p>
          </table:table-cell>
          <table:table-cell table:style-name="ce203" office:value-type="float" office:value="36.92" calcext:value-type="float">
            <text:p>36.92</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13]*0.1115" office:value-type="float" office:value="46.173265" calcext:value-type="float">
            <text:p>46.17</text:p>
          </table:table-cell>
          <table:table-cell table:style-name="ce204" table:formula="of:=[.D13]*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J13]" office:value-type="float" office:value="4.1411" calcext:value-type="float">
            <text:p>4.14</text:p>
          </table:table-cell>
          <table:table-cell table:style-name="ce157" table:formula="of:=[.F13]+[.G13]" office:value-type="float" office:value="85.30666" calcext:value-type="float">
            <text:p>85.31</text:p>
          </table:table-cell>
          <table:table-cell table:style-name="ce157"/>
          <table:table-cell table:style-name="ce203"/>
          <table:table-cell table:style-name="ce157" table:formula="of:=[.K13]+[.L13]+[.M13]"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13]*[.Q13]*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3]*[.T13]*0.0833" office:value-type="float" office:value="34.495363" calcext:value-type="float">
            <text:p>34.50</text:p>
          </table:table-cell>
          <table:table-cell table:style-name="ce207"/>
          <table:table-cell table:style-name="ce203" office:value-type="float" office:value="104.41" calcext:value-type="float">
            <text:p>104.41</text:p>
          </table:table-cell>
          <table:table-cell table:style-name="ce203" office:value-type="float" office:value="46.79" calcext:value-type="float">
            <text:p>46.79</text:p>
          </table:table-cell>
          <table:table-cell table:number-columns-repeated="1000"/>
        </table:table-row>
        <table:table-row table:style-name="ro2">
          <table:table-cell table:style-name="ce203" office:value-type="string" calcext:value-type="string">
            <text:p>Ener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4]*0.1115" office:value-type="float" office:value="45.0906" calcext:value-type="float">
            <text:p>45.09</text:p>
          </table:table-cell>
          <table:table-cell table:style-name="ce204" table:formula="of:=[.D14]*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J14]" office:value-type="float" office:value="4.044" calcext:value-type="float">
            <text:p>4.04</text:p>
          </table:table-cell>
          <table:table-cell table:style-name="ce157" table:formula="of:=[.F14]+[.G14]" office:value-type="float" office:value="83.3064" calcext:value-type="float">
            <text:p>83.31</text:p>
          </table:table-cell>
          <table:table-cell table:style-name="ce157"/>
          <table:table-cell table:style-name="ce203"/>
          <table:table-cell table:style-name="ce157" table:formula="of:=[.K14]+[.L14]+[.M14]"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14]*[.Q14]*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4]*[.T14]*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office:value-type="float" office:value="95.13" calcext:value-type="float">
            <text:p>95.13</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Enero</text:p>
          </table:table-cell>
          <table:covered-table-cell table:number-columns-repeated="2"/>
          <table:table-cell table:style-name="ce209" table:formula="of:=SUM([.D5:.D14])" office:value-type="float" office:value="9728.09" calcext:value-type="float">
            <text:p>9728.09</text:p>
          </table:table-cell>
          <table:table-cell table:style-name="ce209"/>
          <table:table-cell table:style-name="ce209" table:formula="of:=SUM([.F5:.F14])" office:value-type="float" office:value="1084.682035" calcext:value-type="float">
            <text:p>1084.68</text:p>
          </table:table-cell>
          <table:table-cell table:style-name="ce209" table:formula="of:=SUM([.G5:.G14])" office:value-type="float" office:value="919.304505" calcext:value-type="float">
            <text:p>919.30</text:p>
          </table:table-cell>
          <table:table-cell table:style-name="ce209" table:formula="of:=SUM([.H5:.H14])" office:value-type="float" office:value="0" calcext:value-type="float">
            <text:p>0.00</text:p>
          </table:table-cell>
          <table:table-cell table:style-name="ce209" table:formula="of:=SUM([.I5:.I14])" office:value-type="float" office:value="0" calcext:value-type="float">
            <text:p>0.00</text:p>
          </table:table-cell>
          <table:table-cell table:style-name="ce209"/>
          <table:table-cell table:style-name="ce209" table:formula="of:=SUM([.K5:.K14])" office:value-type="float" office:value="97.2809" calcext:value-type="float">
            <text:p>97.28</text:p>
          </table:table-cell>
          <table:table-cell table:style-name="ce209" table:formula="of:=SUM([.L5:.L14])" office:value-type="float" office:value="2003.98654" calcext:value-type="float">
            <text:p>2003.99</text:p>
          </table:table-cell>
          <table:table-cell table:style-name="ce209" table:formula="of:=SUM([.M5:.M14])" office:value-type="float" office:value="0" calcext:value-type="float">
            <text:p>0.00</text:p>
          </table:table-cell>
          <table:table-cell table:style-name="ce209"/>
          <table:table-cell table:style-name="ce210" table:formula="of:=SUM([.O5:.O14])" office:value-type="float" office:value="2101.26744" calcext:value-type="float">
            <text:p>2101.27</text:p>
          </table:table-cell>
          <table:table-cell table:style-name="ce211"/>
          <table:table-cell table:style-name="ce212"/>
          <table:table-cell table:style-name="ce210" table:formula="of:=SUM([.R5:.R14])" office:value-type="float" office:value="14.538194" calcext:value-type="float">
            <text:p>14.54</text:p>
          </table:table-cell>
          <table:table-cell table:style-name="ce211"/>
          <table:table-cell table:style-name="ce212"/>
          <table:table-cell table:style-name="ce210" table:formula="of:=SUM([.U5:.U14])" office:value-type="float" office:value="368.493377" calcext:value-type="float">
            <text:p>368.49</text:p>
          </table:table-cell>
          <table:table-cell table:style-name="ce211"/>
          <table:table-cell table:style-name="ce210" table:formula="of:=SUM([.W5:.W14])" office:value-type="float" office:value="896.01" calcext:value-type="float">
            <text:p>896.01</text:p>
          </table:table-cell>
          <table:table-cell table:style-name="ce210" table:formula="of:=SUM([.X5:.X14])" office:value-type="float" office:value="568.95" calcext:value-type="float">
            <text:p>568.95</text:p>
          </table:table-cell>
          <table:table-cell table:style-name="ce213" table:number-columns-repeated="13"/>
          <table:table-cell table:number-columns-repeated="987"/>
        </table:table-row>
        <table:table-row table:style-name="ro2">
          <table:table-cell table:style-name="ce195" office:value-type="string" calcext:value-type="string">
            <text:p>Febrer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17]*0.1115" office:value-type="float" office:value="44.6" calcext:value-type="float">
            <text:p>44.60</text:p>
          </table:table-cell>
          <table:table-cell table:style-name="ce196" table:formula="of:=[.D17]*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7]*[.J17]" office:value-type="float" office:value="0" calcext:value-type="float">
            <text:p>0.00</text:p>
          </table:table-cell>
          <table:table-cell table:style-name="ce198" table:formula="of:=[.F17]+[.G17]"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17]+[.L17]+[.M17]"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17]*[.Q1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style-name="ce195" office:value-type="float" office:value="0" calcext:value-type="float">
            <text:p>0</text:p>
          </table:table-cell>
          <table:table-cell table:style-name="ce195" office:value-type="float" office:value="79.55" calcext:value-type="float">
            <text:p>79.55</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18]*0.1115" office:value-type="float" office:value="22.3" calcext:value-type="float">
            <text:p>22.30</text:p>
          </table:table-cell>
          <table:table-cell table:style-name="ce204" table:formula="of:=[.D18]*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8]*[.J18]" office:value-type="float" office:value="0" calcext:value-type="float">
            <text:p>0.00</text:p>
          </table:table-cell>
          <table:table-cell table:style-name="ce157" table:formula="of:=[.F18]+[.G18]"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18]+[.L18]+[.M18]"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18]*[.Q1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Febrer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20]*0.1115" office:value-type="float" office:value="223" calcext:value-type="float">
            <text:p>223.00</text:p>
          </table:table-cell>
          <table:table-cell table:style-name="ce204" table:formula="of:=[.D20]*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0]*[.J20]" office:value-type="float" office:value="20" calcext:value-type="float">
            <text:p>20.00</text:p>
          </table:table-cell>
          <table:table-cell table:style-name="ce157" table:formula="of:=[.F20]+[.G20]" office:value-type="float" office:value="412" calcext:value-type="float">
            <text:p>412.00</text:p>
          </table:table-cell>
          <table:table-cell table:style-name="ce157"/>
          <table:table-cell table:style-name="ce203"/>
          <table:table-cell table:style-name="ce157" table:formula="of:=[.K20]+[.L20]+[.M20]"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20]*[.Q2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20]*[.T2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21]*0.1115" office:value-type="float" office:value="223" calcext:value-type="float">
            <text:p>223.00</text:p>
          </table:table-cell>
          <table:table-cell table:style-name="ce204" table:formula="of:=[.D21]*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1]*[.J21]" office:value-type="float" office:value="20" calcext:value-type="float">
            <text:p>20.00</text:p>
          </table:table-cell>
          <table:table-cell table:style-name="ce157" table:formula="of:=[.F21]+[.G21]" office:value-type="float" office:value="412" calcext:value-type="float">
            <text:p>412.00</text:p>
          </table:table-cell>
          <table:table-cell table:style-name="ce157"/>
          <table:table-cell table:style-name="ce203"/>
          <table:table-cell table:style-name="ce157" table:formula="of:=[.K21]+[.L21]+[.M21]"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21]*[.Q2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21]*[.T2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22]*0.1115" office:value-type="float" office:value="105.925" calcext:value-type="float">
            <text:p>105.93</text:p>
          </table:table-cell>
          <table:table-cell table:style-name="ce204" table:formula="of:=[.D22]*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2]*[.J22]" office:value-type="float" office:value="9.5" calcext:value-type="float">
            <text:p>9.50</text:p>
          </table:table-cell>
          <table:table-cell table:style-name="ce157" table:formula="of:=[.F22]+[.G22]" office:value-type="float" office:value="195.7" calcext:value-type="float">
            <text:p>195.70</text:p>
          </table:table-cell>
          <table:table-cell table:style-name="ce157"/>
          <table:table-cell table:style-name="ce203"/>
          <table:table-cell table:style-name="ce157" table:formula="of:=[.K22]+[.L22]+[.M22]"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22]*[.Q22]*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22]*[.T22]*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23]*0.1115" office:value-type="float" office:value="100.35" calcext:value-type="float">
            <text:p>100.35</text:p>
          </table:table-cell>
          <table:table-cell table:style-name="ce204" table:formula="of:=[.D23]*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3]*[.J23]" office:value-type="float" office:value="9" calcext:value-type="float">
            <text:p>9.00</text:p>
          </table:table-cell>
          <table:table-cell table:style-name="ce157" table:formula="of:=[.F23]+[.G23]" office:value-type="float" office:value="185.4" calcext:value-type="float">
            <text:p>185.40</text:p>
          </table:table-cell>
          <table:table-cell table:style-name="ce157"/>
          <table:table-cell table:style-name="ce203"/>
          <table:table-cell table:style-name="ce157" table:formula="of:=[.K23]+[.L23]+[.M23]"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23]*[.Q2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23]*[.T23]*0.0833" office:value-type="float" office:value="0" calcext:value-type="float">
            <text:p>0.00</text:p>
          </table:table-cell>
          <table:table-cell table:style-name="ce207"/>
          <table:table-cell table:style-name="ce203" office:value-type="float" office:value="172.54" calcext:value-type="float">
            <text:p>172.54</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24]*0.1115" office:value-type="float" office:value="47.53691" calcext:value-type="float">
            <text:p>47.54</text:p>
          </table:table-cell>
          <table:table-cell table:style-name="ce204" table:formula="of:=[.D24]*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4]*[.J24]" office:value-type="float" office:value="4.2634" calcext:value-type="float">
            <text:p>4.26</text:p>
          </table:table-cell>
          <table:table-cell table:style-name="ce157" table:formula="of:=[.F24]+[.G24]" office:value-type="float" office:value="87.82604" calcext:value-type="float">
            <text:p>87.83</text:p>
          </table:table-cell>
          <table:table-cell table:style-name="ce157"/>
          <table:table-cell table:style-name="ce203"/>
          <table:table-cell table:style-name="ce157" table:formula="of:=[.K24]+[.L24]+[.M24]"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24]*[.Q24]*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24]*[.T24]*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54.84+47.4+21.63" office:value-type="float" office:value="123.87" calcext:value-type="float">
            <text:p>123.87</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25]*0.1115" office:value-type="float" office:value="47.81566" calcext:value-type="float">
            <text:p>47.82</text:p>
          </table:table-cell>
          <table:table-cell table:style-name="ce204" table:formula="of:=[.D25]*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5]*[.J25]" office:value-type="float" office:value="4.2884" calcext:value-type="float">
            <text:p>4.29</text:p>
          </table:table-cell>
          <table:table-cell table:style-name="ce157" table:formula="of:=[.F25]+[.G25]" office:value-type="float" office:value="88.34104" calcext:value-type="float">
            <text:p>88.34</text:p>
          </table:table-cell>
          <table:table-cell table:style-name="ce157"/>
          <table:table-cell table:style-name="ce203"/>
          <table:table-cell table:style-name="ce157" table:formula="of:=[.K25]+[.L25]+[.M25]"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25]*[.Q25]*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25]*[.T25]*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54.86+49.12+64.32" office:value-type="float" office:value="168.3" calcext:value-type="float">
            <text:p>168.3</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26]*0.1115" office:value-type="float" office:value="200.7" calcext:value-type="float">
            <text:p>200.70</text:p>
          </table:table-cell>
          <table:table-cell table:style-name="ce204" table:formula="of:=[.D26]*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6]*[.J26]" office:value-type="float" office:value="18" calcext:value-type="float">
            <text:p>18.00</text:p>
          </table:table-cell>
          <table:table-cell table:style-name="ce157" table:formula="of:=[.F26]+[.G26]" office:value-type="float" office:value="370.8" calcext:value-type="float">
            <text:p>370.80</text:p>
          </table:table-cell>
          <table:table-cell table:style-name="ce157"/>
          <table:table-cell table:style-name="ce203"/>
          <table:table-cell table:style-name="ce157" table:formula="of:=[.K26]+[.L26]+[.M26]"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26]*[.Q26]*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26]*[.T26]*0.0833" office:value-type="float" office:value="149.94" calcext:value-type="float">
            <text:p>149.94</text:p>
          </table:table-cell>
          <table:table-cell table:style-name="ce207"/>
          <table:table-cell table:style-name="ce203" office:value-type="float" office:value="681.4" calcext:value-type="float">
            <text:p>681.4</text:p>
          </table:table-cell>
          <table:table-cell table:style-name="ce203" table:formula="of:=96.63" office:value-type="float" office:value="96.63" calcext:value-type="float">
            <text:p>96.63</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27]*0.1115" office:value-type="float" office:value="45.0906" calcext:value-type="float">
            <text:p>45.09</text:p>
          </table:table-cell>
          <table:table-cell table:style-name="ce204" table:formula="of:=[.D27]*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7]*[.J27]" office:value-type="float" office:value="4.044" calcext:value-type="float">
            <text:p>4.04</text:p>
          </table:table-cell>
          <table:table-cell table:style-name="ce157" table:formula="of:=[.F27]+[.G27]" office:value-type="float" office:value="83.3064" calcext:value-type="float">
            <text:p>83.31</text:p>
          </table:table-cell>
          <table:table-cell table:style-name="ce157"/>
          <table:table-cell table:style-name="ce203"/>
          <table:table-cell table:style-name="ce157" table:formula="of:=[.K27]+[.L27]+[.M27]"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27]*[.Q2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27]*[.T27]*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13.92+23" office:value-type="float" office:value="36.92" calcext:value-type="float">
            <text:p>36.92</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28]*0.1115" office:value-type="float" office:value="46.173265" calcext:value-type="float">
            <text:p>46.17</text:p>
          </table:table-cell>
          <table:table-cell table:style-name="ce204" table:formula="of:=[.D28]*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8]*[.J28]" office:value-type="float" office:value="4.1411" calcext:value-type="float">
            <text:p>4.14</text:p>
          </table:table-cell>
          <table:table-cell table:style-name="ce157" table:formula="of:=[.F28]+[.G28]" office:value-type="float" office:value="85.30666" calcext:value-type="float">
            <text:p>85.31</text:p>
          </table:table-cell>
          <table:table-cell table:style-name="ce157"/>
          <table:table-cell table:style-name="ce203"/>
          <table:table-cell table:style-name="ce157" table:formula="of:=[.K28]+[.L28]+[.M28]"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28]*[.Q28]*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28]*[.T28]*0.0833" office:value-type="float" office:value="34.495363" calcext:value-type="float">
            <text:p>34.50</text:p>
          </table:table-cell>
          <table:table-cell table:style-name="ce207"/>
          <table:table-cell table:style-name="ce203" office:value-type="float" office:value="98.99" calcext:value-type="float">
            <text:p>98.99</text:p>
          </table:table-cell>
          <table:table-cell table:style-name="ce203" table:formula="of:=15.57+9.56+6.83+5.38+14.07+5.38" office:value-type="float" office:value="56.79" calcext:value-type="float">
            <text:p>56.79</text:p>
          </table:table-cell>
          <table:table-cell table:number-columns-repeated="1000"/>
        </table:table-row>
        <table:table-row table:style-name="ro2">
          <table:table-cell table:style-name="ce203" office:value-type="string" calcext:value-type="string">
            <text:p>Febrer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29]*0.1115" office:value-type="float" office:value="45.0906" calcext:value-type="float">
            <text:p>45.09</text:p>
          </table:table-cell>
          <table:table-cell table:style-name="ce204" table:formula="of:=[.D29]*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29]*[.J29]" office:value-type="float" office:value="4.044" calcext:value-type="float">
            <text:p>4.04</text:p>
          </table:table-cell>
          <table:table-cell table:style-name="ce157" table:formula="of:=[.F29]+[.G29]" office:value-type="float" office:value="83.3064" calcext:value-type="float">
            <text:p>83.31</text:p>
          </table:table-cell>
          <table:table-cell table:style-name="ce157"/>
          <table:table-cell table:style-name="ce203"/>
          <table:table-cell table:style-name="ce157" table:formula="of:=[.K29]+[.L29]+[.M29]"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29]*[.Q29]*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29]*[.T29]*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table:formula="of:=13.35+9.54+23.23+27.08+25.52+9.79+12.14" office:value-type="float" office:value="120.65" calcext:value-type="float">
            <text:p>120.65</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Febrero</text:p>
          </table:table-cell>
          <table:covered-table-cell table:number-columns-repeated="2"/>
          <table:table-cell table:style-name="ce209" table:formula="of:=SUM([.D20:.D29])" office:value-type="float" office:value="9728.09" calcext:value-type="float">
            <text:p>9728.09</text:p>
          </table:table-cell>
          <table:table-cell table:style-name="ce209"/>
          <table:table-cell table:style-name="ce209" table:formula="of:=SUM([.F20:.F29])" office:value-type="float" office:value="1084.682035" calcext:value-type="float">
            <text:p>1084.68</text:p>
          </table:table-cell>
          <table:table-cell table:style-name="ce209" table:formula="of:=SUM([.G20:.G29])" office:value-type="float" office:value="919.304505" calcext:value-type="float">
            <text:p>919.30</text:p>
          </table:table-cell>
          <table:table-cell table:style-name="ce209" table:formula="of:=SUM([.H20:.H29])" office:value-type="float" office:value="0" calcext:value-type="float">
            <text:p>0.00</text:p>
          </table:table-cell>
          <table:table-cell table:style-name="ce209" table:formula="of:=SUM([.I20:.I29])" office:value-type="float" office:value="0" calcext:value-type="float">
            <text:p>0.00</text:p>
          </table:table-cell>
          <table:table-cell table:style-name="ce209"/>
          <table:table-cell table:style-name="ce209" table:formula="of:=SUM([.K20:.K29])" office:value-type="float" office:value="97.2809" calcext:value-type="float">
            <text:p>97.28</text:p>
          </table:table-cell>
          <table:table-cell table:style-name="ce209" table:formula="of:=SUM([.L20:.L29])" office:value-type="float" office:value="2003.98654" calcext:value-type="float">
            <text:p>2003.99</text:p>
          </table:table-cell>
          <table:table-cell table:style-name="ce209" table:formula="of:=SUM([.M20:.M29])" office:value-type="float" office:value="0" calcext:value-type="float">
            <text:p>0.00</text:p>
          </table:table-cell>
          <table:table-cell table:style-name="ce209"/>
          <table:table-cell table:style-name="ce210" table:formula="of:=SUM([.O20:.O29])" office:value-type="float" office:value="2101.26744" calcext:value-type="float">
            <text:p>2101.27</text:p>
          </table:table-cell>
          <table:table-cell table:style-name="ce211"/>
          <table:table-cell table:style-name="ce212"/>
          <table:table-cell table:style-name="ce210" table:formula="of:=SUM([.R20:.R29])" office:value-type="float" office:value="14.538194" calcext:value-type="float">
            <text:p>14.54</text:p>
          </table:table-cell>
          <table:table-cell table:style-name="ce211"/>
          <table:table-cell table:style-name="ce212"/>
          <table:table-cell table:style-name="ce210" table:formula="of:=SUM([.U20:.U29])" office:value-type="float" office:value="368.493377" calcext:value-type="float">
            <text:p>368.49</text:p>
          </table:table-cell>
          <table:table-cell table:style-name="ce211"/>
          <table:table-cell table:style-name="ce210" table:formula="of:=SUM([.W20:.W29])" office:value-type="float" office:value="952.93" calcext:value-type="float">
            <text:p>952.93</text:p>
          </table:table-cell>
          <table:table-cell table:style-name="ce210" table:formula="of:=SUM([.X20:.X29])" office:value-type="float" office:value="603.16" calcext:value-type="float">
            <text:p>603.16</text:p>
          </table:table-cell>
          <table:table-cell table:number-columns-repeated="1000"/>
        </table:table-row>
        <table:table-row table:style-name="ro2">
          <table:table-cell table:style-name="ce195" office:value-type="string" calcext:value-type="string">
            <text:p>Marz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32]*0.1115" office:value-type="float" office:value="44.6" calcext:value-type="float">
            <text:p>44.60</text:p>
          </table:table-cell>
          <table:table-cell table:style-name="ce196" table:formula="of:=[.D32]*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32]*[.J32]" office:value-type="float" office:value="0" calcext:value-type="float">
            <text:p>0.00</text:p>
          </table:table-cell>
          <table:table-cell table:style-name="ce198" table:formula="of:=[.F32]+[.G32]"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32]+[.L32]+[.M32]"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32]*[.Q3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style-name="ce195" office:value-type="float" office:value="0" calcext:value-type="float">
            <text:p>0</text:p>
          </table:table-cell>
          <table:table-cell table:style-name="ce195" office:value-type="float" office:value="79.53" calcext:value-type="float">
            <text:p>79.53</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33]*0.1115" office:value-type="float" office:value="22.3" calcext:value-type="float">
            <text:p>22.30</text:p>
          </table:table-cell>
          <table:table-cell table:style-name="ce204" table:formula="of:=[.D33]*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33]*[.J33]" office:value-type="float" office:value="0" calcext:value-type="float">
            <text:p>0.00</text:p>
          </table:table-cell>
          <table:table-cell table:style-name="ce157" table:formula="of:=[.F33]+[.G33]"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33]+[.L33]+[.M33]"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33]*[.Q3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Marz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35]*0.1115" office:value-type="float" office:value="223" calcext:value-type="float">
            <text:p>223.00</text:p>
          </table:table-cell>
          <table:table-cell table:style-name="ce204" table:formula="of:=[.D35]*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35]*[.J35]" office:value-type="float" office:value="20" calcext:value-type="float">
            <text:p>20.00</text:p>
          </table:table-cell>
          <table:table-cell table:style-name="ce157" table:formula="of:=[.F35]+[.G35]" office:value-type="float" office:value="412" calcext:value-type="float">
            <text:p>412.00</text:p>
          </table:table-cell>
          <table:table-cell table:style-name="ce157"/>
          <table:table-cell table:style-name="ce203"/>
          <table:table-cell table:style-name="ce157" table:formula="of:=[.K35]+[.L35]+[.M35]"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35]*[.Q3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35]*[.T3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36]*0.1115" office:value-type="float" office:value="223" calcext:value-type="float">
            <text:p>223.00</text:p>
          </table:table-cell>
          <table:table-cell table:style-name="ce204" table:formula="of:=[.D36]*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36]*[.J36]" office:value-type="float" office:value="20" calcext:value-type="float">
            <text:p>20.00</text:p>
          </table:table-cell>
          <table:table-cell table:style-name="ce157" table:formula="of:=[.F36]+[.G36]" office:value-type="float" office:value="412" calcext:value-type="float">
            <text:p>412.00</text:p>
          </table:table-cell>
          <table:table-cell table:style-name="ce157"/>
          <table:table-cell table:style-name="ce203"/>
          <table:table-cell table:style-name="ce157" table:formula="of:=[.K36]+[.L36]+[.M36]"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36]*[.Q3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36]*[.T3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37]*0.1115" office:value-type="float" office:value="105.925" calcext:value-type="float">
            <text:p>105.93</text:p>
          </table:table-cell>
          <table:table-cell table:style-name="ce204" table:formula="of:=[.D37]*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37]*[.J37]" office:value-type="float" office:value="9.5" calcext:value-type="float">
            <text:p>9.50</text:p>
          </table:table-cell>
          <table:table-cell table:style-name="ce157" table:formula="of:=[.F37]+[.G37]" office:value-type="float" office:value="195.7" calcext:value-type="float">
            <text:p>195.70</text:p>
          </table:table-cell>
          <table:table-cell table:style-name="ce157"/>
          <table:table-cell table:style-name="ce203"/>
          <table:table-cell table:style-name="ce157" table:formula="of:=[.K37]+[.L37]+[.M37]"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37]*[.Q37]*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37]*[.T37]*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38]*0.1115" office:value-type="float" office:value="100.35" calcext:value-type="float">
            <text:p>100.35</text:p>
          </table:table-cell>
          <table:table-cell table:style-name="ce204" table:formula="of:=[.D38]*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38]*[.J38]" office:value-type="float" office:value="9" calcext:value-type="float">
            <text:p>9.00</text:p>
          </table:table-cell>
          <table:table-cell table:style-name="ce157" table:formula="of:=[.F38]+[.G38]" office:value-type="float" office:value="185.4" calcext:value-type="float">
            <text:p>185.40</text:p>
          </table:table-cell>
          <table:table-cell table:style-name="ce157"/>
          <table:table-cell table:style-name="ce203"/>
          <table:table-cell table:style-name="ce157" table:formula="of:=[.K38]+[.L38]+[.M38]"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38]*[.Q3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38]*[.T38]*0.0833" office:value-type="float" office:value="0" calcext:value-type="float">
            <text:p>0.00</text:p>
          </table:table-cell>
          <table:table-cell table:style-name="ce207"/>
          <table:table-cell table:style-name="ce203" office:value-type="float" office:value="81.01" calcext:value-type="float">
            <text:p>81.01</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39]*0.1115" office:value-type="float" office:value="47.53691" calcext:value-type="float">
            <text:p>47.54</text:p>
          </table:table-cell>
          <table:table-cell table:style-name="ce204" table:formula="of:=[.D39]*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39]*[.J39]" office:value-type="float" office:value="4.2634" calcext:value-type="float">
            <text:p>4.26</text:p>
          </table:table-cell>
          <table:table-cell table:style-name="ce157" table:formula="of:=[.F39]+[.G39]" office:value-type="float" office:value="87.82604" calcext:value-type="float">
            <text:p>87.83</text:p>
          </table:table-cell>
          <table:table-cell table:style-name="ce157"/>
          <table:table-cell table:style-name="ce203"/>
          <table:table-cell table:style-name="ce157" table:formula="of:=[.K39]+[.L39]+[.M39]"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39]*[.Q39]*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39]*[.T39]*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46.92+21.62+54.84" office:value-type="float" office:value="123.38" calcext:value-type="float">
            <text:p>123.38</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40]*0.1115" office:value-type="float" office:value="47.81566" calcext:value-type="float">
            <text:p>47.82</text:p>
          </table:table-cell>
          <table:table-cell table:style-name="ce204" table:formula="of:=[.D40]*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40]*[.J40]" office:value-type="float" office:value="4.2884" calcext:value-type="float">
            <text:p>4.29</text:p>
          </table:table-cell>
          <table:table-cell table:style-name="ce157" table:formula="of:=[.F40]+[.G40]" office:value-type="float" office:value="88.34104" calcext:value-type="float">
            <text:p>88.34</text:p>
          </table:table-cell>
          <table:table-cell table:style-name="ce157"/>
          <table:table-cell table:style-name="ce203"/>
          <table:table-cell table:style-name="ce157" table:formula="of:=[.K40]+[.L40]+[.M40]"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40]*[.Q40]*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40]*[.T40]*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64.32+49.15+54.86" office:value-type="float" office:value="168.33" calcext:value-type="float">
            <text:p>168.33</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41]*0.1115" office:value-type="float" office:value="200.7" calcext:value-type="float">
            <text:p>200.70</text:p>
          </table:table-cell>
          <table:table-cell table:style-name="ce204" table:formula="of:=[.D41]*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41]*[.J41]" office:value-type="float" office:value="18" calcext:value-type="float">
            <text:p>18.00</text:p>
          </table:table-cell>
          <table:table-cell table:style-name="ce157" table:formula="of:=[.F41]+[.G41]" office:value-type="float" office:value="370.8" calcext:value-type="float">
            <text:p>370.80</text:p>
          </table:table-cell>
          <table:table-cell table:style-name="ce157"/>
          <table:table-cell table:style-name="ce203"/>
          <table:table-cell table:style-name="ce157" table:formula="of:=[.K41]+[.L41]+[.M41]"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41]*[.Q41]*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41]*[.T41]*0.0833" office:value-type="float" office:value="149.94" calcext:value-type="float">
            <text:p>149.94</text:p>
          </table:table-cell>
          <table:table-cell table:style-name="ce207"/>
          <table:table-cell table:style-name="ce203" office:value-type="float" office:value="681.4" calcext:value-type="float">
            <text:p>681.4</text:p>
          </table:table-cell>
          <table:table-cell table:style-name="ce203" table:formula="of:=95.8" office:value-type="float" office:value="95.8" calcext:value-type="float">
            <text:p>95.8</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42]*0.1115" office:value-type="float" office:value="45.0906" calcext:value-type="float">
            <text:p>45.09</text:p>
          </table:table-cell>
          <table:table-cell table:style-name="ce204" table:formula="of:=[.D42]*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42]*[.J42]" office:value-type="float" office:value="4.044" calcext:value-type="float">
            <text:p>4.04</text:p>
          </table:table-cell>
          <table:table-cell table:style-name="ce157" table:formula="of:=[.F42]+[.G42]" office:value-type="float" office:value="83.3064" calcext:value-type="float">
            <text:p>83.31</text:p>
          </table:table-cell>
          <table:table-cell table:style-name="ce157"/>
          <table:table-cell table:style-name="ce203"/>
          <table:table-cell table:style-name="ce157" table:formula="of:=[.K42]+[.L42]+[.M42]"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42]*[.Q4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42]*[.T42]*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13.92+23" office:value-type="float" office:value="36.92" calcext:value-type="float">
            <text:p>36.92</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43]*0.1115" office:value-type="float" office:value="46.173265" calcext:value-type="float">
            <text:p>46.17</text:p>
          </table:table-cell>
          <table:table-cell table:style-name="ce204" table:formula="of:=[.D43]*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43]*[.J43]" office:value-type="float" office:value="4.1411" calcext:value-type="float">
            <text:p>4.14</text:p>
          </table:table-cell>
          <table:table-cell table:style-name="ce157" table:formula="of:=[.F43]+[.G43]" office:value-type="float" office:value="85.30666" calcext:value-type="float">
            <text:p>85.31</text:p>
          </table:table-cell>
          <table:table-cell table:style-name="ce157"/>
          <table:table-cell table:style-name="ce203"/>
          <table:table-cell table:style-name="ce157" table:formula="of:=[.K43]+[.L43]+[.M43]"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43]*[.Q43]*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43]*[.T43]*0.0833" office:value-type="float" office:value="34.495363" calcext:value-type="float">
            <text:p>34.50</text:p>
          </table:table-cell>
          <table:table-cell table:style-name="ce207"/>
          <table:table-cell table:style-name="ce203" office:value-type="float" office:value="98.98" calcext:value-type="float">
            <text:p>98.98</text:p>
          </table:table-cell>
          <table:table-cell table:style-name="ce203" table:formula="of:=5.38+9.56+5.38+6.83+14.07+15.57+9.79" office:value-type="float" office:value="66.58" calcext:value-type="float">
            <text:p>66.58</text:p>
          </table:table-cell>
          <table:table-cell table:number-columns-repeated="1000"/>
        </table:table-row>
        <table:table-row table:style-name="ro2">
          <table:table-cell table:style-name="ce203" office:value-type="string" calcext:value-type="string">
            <text:p>Marz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44]*0.1115" office:value-type="float" office:value="45.0906" calcext:value-type="float">
            <text:p>45.09</text:p>
          </table:table-cell>
          <table:table-cell table:style-name="ce204" table:formula="of:=[.D44]*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44]*[.J44]" office:value-type="float" office:value="4.044" calcext:value-type="float">
            <text:p>4.04</text:p>
          </table:table-cell>
          <table:table-cell table:style-name="ce157" table:formula="of:=[.F44]+[.G44]" office:value-type="float" office:value="83.3064" calcext:value-type="float">
            <text:p>83.31</text:p>
          </table:table-cell>
          <table:table-cell table:style-name="ce157"/>
          <table:table-cell table:style-name="ce203"/>
          <table:table-cell table:style-name="ce157" table:formula="of:=[.K44]+[.L44]+[.M44]"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44]*[.Q44]*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44]*[.T44]*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table:formula="of:=23.23+13.35+12.14+27.08+9.54+25.52+13.23" office:value-type="float" office:value="124.09" calcext:value-type="float">
            <text:p>124.09</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marzo</text:p>
          </table:table-cell>
          <table:covered-table-cell table:number-columns-repeated="2"/>
          <table:table-cell table:style-name="ce209" table:formula="of:=SUM([.D35:.D44])" office:value-type="float" office:value="9728.09" calcext:value-type="float">
            <text:p>9728.09</text:p>
          </table:table-cell>
          <table:table-cell table:style-name="ce209"/>
          <table:table-cell table:style-name="ce209" table:formula="of:=SUM([.F35:.F44])" office:value-type="float" office:value="1084.682035" calcext:value-type="float">
            <text:p>1084.68</text:p>
          </table:table-cell>
          <table:table-cell table:style-name="ce209" table:formula="of:=SUM([.G35:.G44])" office:value-type="float" office:value="919.304505" calcext:value-type="float">
            <text:p>919.30</text:p>
          </table:table-cell>
          <table:table-cell table:style-name="ce209" table:formula="of:=SUM([.H35:.H44])" office:value-type="float" office:value="0" calcext:value-type="float">
            <text:p>0.00</text:p>
          </table:table-cell>
          <table:table-cell table:style-name="ce209" table:formula="of:=SUM([.I35:.I44])" office:value-type="float" office:value="0" calcext:value-type="float">
            <text:p>0.00</text:p>
          </table:table-cell>
          <table:table-cell table:style-name="ce209"/>
          <table:table-cell table:style-name="ce209" table:formula="of:=SUM([.K35:.K44])" office:value-type="float" office:value="97.2809" calcext:value-type="float">
            <text:p>97.28</text:p>
          </table:table-cell>
          <table:table-cell table:style-name="ce209" table:formula="of:=SUM([.L35:.L44])" office:value-type="float" office:value="2003.98654" calcext:value-type="float">
            <text:p>2003.99</text:p>
          </table:table-cell>
          <table:table-cell table:style-name="ce209" table:formula="of:=SUM([.M35:.M44])" office:value-type="float" office:value="0" calcext:value-type="float">
            <text:p>0.00</text:p>
          </table:table-cell>
          <table:table-cell table:style-name="ce209"/>
          <table:table-cell table:style-name="ce210" table:formula="of:=SUM([.O35:.O44])" office:value-type="float" office:value="2101.26744" calcext:value-type="float">
            <text:p>2101.27</text:p>
          </table:table-cell>
          <table:table-cell table:style-name="ce211"/>
          <table:table-cell table:style-name="ce212"/>
          <table:table-cell table:style-name="ce210" table:formula="of:=SUM([.R35:.R44])" office:value-type="float" office:value="14.538194" calcext:value-type="float">
            <text:p>14.54</text:p>
          </table:table-cell>
          <table:table-cell table:style-name="ce211"/>
          <table:table-cell table:style-name="ce212"/>
          <table:table-cell table:style-name="ce210" table:formula="of:=SUM([.U35:.U44])" office:value-type="float" office:value="368.493377" calcext:value-type="float">
            <text:p>368.49</text:p>
          </table:table-cell>
          <table:table-cell table:style-name="ce211"/>
          <table:table-cell table:style-name="ce210" table:formula="of:=SUM([.W35:.W44])" office:value-type="float" office:value="861.39" calcext:value-type="float">
            <text:p>861.39</text:p>
          </table:table-cell>
          <table:table-cell table:style-name="ce210" table:formula="of:=SUM([.X35:.X44])" office:value-type="float" office:value="615.1" calcext:value-type="float">
            <text:p>615.10</text:p>
          </table:table-cell>
          <table:table-cell table:number-columns-repeated="1000"/>
        </table:table-row>
        <table:table-row table:style-name="ro2">
          <table:table-cell table:style-name="ce195" office:value-type="string" calcext:value-type="string">
            <text:p>Abril</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47]*0.1115" office:value-type="float" office:value="44.6" calcext:value-type="float">
            <text:p>44.60</text:p>
          </table:table-cell>
          <table:table-cell table:style-name="ce196" table:formula="of:=[.D47]*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47]*[.J47]" office:value-type="float" office:value="0" calcext:value-type="float">
            <text:p>0.00</text:p>
          </table:table-cell>
          <table:table-cell table:style-name="ce198" table:formula="of:=[.F47]+[.G47]"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47]+[.L47]+[.M47]"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47]*[.Q4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48]*0.1115" office:value-type="float" office:value="22.3" calcext:value-type="float">
            <text:p>22.30</text:p>
          </table:table-cell>
          <table:table-cell table:style-name="ce204" table:formula="of:=[.D48]*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48]*[.J48]" office:value-type="float" office:value="0" calcext:value-type="float">
            <text:p>0.00</text:p>
          </table:table-cell>
          <table:table-cell table:style-name="ce157" table:formula="of:=[.F48]+[.G48]"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48]+[.L48]+[.M48]"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48]*[.Q4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Abril</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50]*0.1115" office:value-type="float" office:value="223" calcext:value-type="float">
            <text:p>223.00</text:p>
          </table:table-cell>
          <table:table-cell table:style-name="ce204" table:formula="of:=[.D50]*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0]*[.J50]" office:value-type="float" office:value="20" calcext:value-type="float">
            <text:p>20.00</text:p>
          </table:table-cell>
          <table:table-cell table:style-name="ce157" table:formula="of:=[.F50]+[.G50]" office:value-type="float" office:value="412" calcext:value-type="float">
            <text:p>412.00</text:p>
          </table:table-cell>
          <table:table-cell table:style-name="ce157"/>
          <table:table-cell table:style-name="ce203"/>
          <table:table-cell table:style-name="ce157" table:formula="of:=[.K50]+[.L50]+[.M50]"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50]*[.Q5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50]*[.T5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51]*0.1115" office:value-type="float" office:value="223" calcext:value-type="float">
            <text:p>223.00</text:p>
          </table:table-cell>
          <table:table-cell table:style-name="ce204" table:formula="of:=[.D51]*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1]*[.J51]" office:value-type="float" office:value="20" calcext:value-type="float">
            <text:p>20.00</text:p>
          </table:table-cell>
          <table:table-cell table:style-name="ce157" table:formula="of:=[.F51]+[.G51]" office:value-type="float" office:value="412" calcext:value-type="float">
            <text:p>412.00</text:p>
          </table:table-cell>
          <table:table-cell table:style-name="ce157"/>
          <table:table-cell table:style-name="ce203"/>
          <table:table-cell table:style-name="ce157" table:formula="of:=[.K51]+[.L51]+[.M51]"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51]*[.Q5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51]*[.T5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52]*0.1115" office:value-type="float" office:value="105.925" calcext:value-type="float">
            <text:p>105.93</text:p>
          </table:table-cell>
          <table:table-cell table:style-name="ce204" table:formula="of:=[.D52]*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2]*[.J52]" office:value-type="float" office:value="9.5" calcext:value-type="float">
            <text:p>9.50</text:p>
          </table:table-cell>
          <table:table-cell table:style-name="ce157" table:formula="of:=[.F52]+[.G52]" office:value-type="float" office:value="195.7" calcext:value-type="float">
            <text:p>195.70</text:p>
          </table:table-cell>
          <table:table-cell table:style-name="ce157"/>
          <table:table-cell table:style-name="ce203"/>
          <table:table-cell table:style-name="ce157" table:formula="of:=[.K52]+[.L52]+[.M52]"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52]*[.Q52]*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52]*[.T52]*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53]*0.1115" office:value-type="float" office:value="100.35" calcext:value-type="float">
            <text:p>100.35</text:p>
          </table:table-cell>
          <table:table-cell table:style-name="ce204" table:formula="of:=[.D53]*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3]*[.J53]" office:value-type="float" office:value="9" calcext:value-type="float">
            <text:p>9.00</text:p>
          </table:table-cell>
          <table:table-cell table:style-name="ce157" table:formula="of:=[.F53]+[.G53]" office:value-type="float" office:value="185.4" calcext:value-type="float">
            <text:p>185.40</text:p>
          </table:table-cell>
          <table:table-cell table:style-name="ce157"/>
          <table:table-cell table:style-name="ce203"/>
          <table:table-cell table:style-name="ce157" table:formula="of:=[.K53]+[.L53]+[.M53]"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53]*[.Q5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53]*[.T53]*0.0833" office:value-type="float" office:value="0" calcext:value-type="float">
            <text:p>0.00</text:p>
          </table:table-cell>
          <table:table-cell table:style-name="ce207"/>
          <table:table-cell table:style-name="ce203" office:value-type="float" office:value="158.54" calcext:value-type="float">
            <text:p>158.54</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54]*0.1115" office:value-type="float" office:value="47.53691" calcext:value-type="float">
            <text:p>47.54</text:p>
          </table:table-cell>
          <table:table-cell table:style-name="ce204" table:formula="of:=[.D54]*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4]*[.J54]" office:value-type="float" office:value="4.2634" calcext:value-type="float">
            <text:p>4.26</text:p>
          </table:table-cell>
          <table:table-cell table:style-name="ce157" table:formula="of:=[.F54]+[.G54]" office:value-type="float" office:value="87.82604" calcext:value-type="float">
            <text:p>87.83</text:p>
          </table:table-cell>
          <table:table-cell table:style-name="ce157"/>
          <table:table-cell table:style-name="ce203"/>
          <table:table-cell table:style-name="ce157" table:formula="of:=[.K54]+[.L54]+[.M54]"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54]*[.Q54]*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54]*[.T54]*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54.84+46.44+21.62" office:value-type="float" office:value="122.9" calcext:value-type="float">
            <text:p>122.9</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55]*0.1115" office:value-type="float" office:value="47.81566" calcext:value-type="float">
            <text:p>47.82</text:p>
          </table:table-cell>
          <table:table-cell table:style-name="ce204" table:formula="of:=[.D55]*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5]*[.J55]" office:value-type="float" office:value="4.2884" calcext:value-type="float">
            <text:p>4.29</text:p>
          </table:table-cell>
          <table:table-cell table:style-name="ce157" table:formula="of:=[.F55]+[.G55]" office:value-type="float" office:value="88.34104" calcext:value-type="float">
            <text:p>88.34</text:p>
          </table:table-cell>
          <table:table-cell table:style-name="ce157"/>
          <table:table-cell table:style-name="ce203"/>
          <table:table-cell table:style-name="ce157" table:formula="of:=[.K55]+[.L55]+[.M55]"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55]*[.Q55]*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55]*[.T55]*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64.32+54.86" office:value-type="float" office:value="119.18" calcext:value-type="float">
            <text:p>119.18</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56]*0.1115" office:value-type="float" office:value="200.7" calcext:value-type="float">
            <text:p>200.70</text:p>
          </table:table-cell>
          <table:table-cell table:style-name="ce204" table:formula="of:=[.D56]*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6]*[.J56]" office:value-type="float" office:value="18" calcext:value-type="float">
            <text:p>18.00</text:p>
          </table:table-cell>
          <table:table-cell table:style-name="ce157" table:formula="of:=[.F56]+[.G56]" office:value-type="float" office:value="370.8" calcext:value-type="float">
            <text:p>370.80</text:p>
          </table:table-cell>
          <table:table-cell table:style-name="ce157"/>
          <table:table-cell table:style-name="ce203"/>
          <table:table-cell table:style-name="ce157" table:formula="of:=[.K56]+[.L56]+[.M56]"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56]*[.Q56]*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56]*[.T56]*0.0833" office:value-type="float" office:value="149.94" calcext:value-type="float">
            <text:p>149.94</text:p>
          </table:table-cell>
          <table:table-cell table:style-name="ce207"/>
          <table:table-cell table:style-name="ce203" office:value-type="float" office:value="681.39" calcext:value-type="float">
            <text:p>681.39</text:p>
          </table:table-cell>
          <table:table-cell table:style-name="ce203" table:formula="of:=94.97" office:value-type="float" office:value="94.97" calcext:value-type="float">
            <text:p>94.97</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57]*0.1115" office:value-type="float" office:value="45.0906" calcext:value-type="float">
            <text:p>45.09</text:p>
          </table:table-cell>
          <table:table-cell table:style-name="ce204" table:formula="of:=[.D57]*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7]*[.J57]" office:value-type="float" office:value="4.044" calcext:value-type="float">
            <text:p>4.04</text:p>
          </table:table-cell>
          <table:table-cell table:style-name="ce157" table:formula="of:=[.F57]+[.G57]" office:value-type="float" office:value="83.3064" calcext:value-type="float">
            <text:p>83.31</text:p>
          </table:table-cell>
          <table:table-cell table:style-name="ce157"/>
          <table:table-cell table:style-name="ce203"/>
          <table:table-cell table:style-name="ce157" table:formula="of:=[.K57]+[.L57]+[.M57]"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57]*[.Q5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57]*[.T57]*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13.92+23" office:value-type="float" office:value="36.92" calcext:value-type="float">
            <text:p>36.92</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58]*0.1115" office:value-type="float" office:value="46.173265" calcext:value-type="float">
            <text:p>46.17</text:p>
          </table:table-cell>
          <table:table-cell table:style-name="ce204" table:formula="of:=[.D58]*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8]*[.J58]" office:value-type="float" office:value="4.1411" calcext:value-type="float">
            <text:p>4.14</text:p>
          </table:table-cell>
          <table:table-cell table:style-name="ce157" table:formula="of:=[.F58]+[.G58]" office:value-type="float" office:value="85.30666" calcext:value-type="float">
            <text:p>85.31</text:p>
          </table:table-cell>
          <table:table-cell table:style-name="ce157"/>
          <table:table-cell table:style-name="ce203"/>
          <table:table-cell table:style-name="ce157" table:formula="of:=[.K58]+[.L58]+[.M58]"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58]*[.Q58]*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58]*[.T58]*0.0833" office:value-type="float" office:value="34.495363" calcext:value-type="float">
            <text:p>34.50</text:p>
          </table:table-cell>
          <table:table-cell table:style-name="ce207"/>
          <table:table-cell table:style-name="ce203" office:value-type="float" office:value="98.98" calcext:value-type="float">
            <text:p>98.98</text:p>
          </table:table-cell>
          <table:table-cell table:style-name="ce203" office:value-type="float" office:value="66.58" calcext:value-type="float">
            <text:p>66.58</text:p>
          </table:table-cell>
          <table:table-cell table:number-columns-repeated="1000"/>
        </table:table-row>
        <table:table-row table:style-name="ro2">
          <table:table-cell table:style-name="ce203" office:value-type="string" calcext:value-type="string">
            <text:p>Abril</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59]*0.1115" office:value-type="float" office:value="45.0906" calcext:value-type="float">
            <text:p>45.09</text:p>
          </table:table-cell>
          <table:table-cell table:style-name="ce204" table:formula="of:=[.D59]*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59]*[.J59]" office:value-type="float" office:value="4.044" calcext:value-type="float">
            <text:p>4.04</text:p>
          </table:table-cell>
          <table:table-cell table:style-name="ce157" table:formula="of:=[.F59]+[.G59]" office:value-type="float" office:value="83.3064" calcext:value-type="float">
            <text:p>83.31</text:p>
          </table:table-cell>
          <table:table-cell table:style-name="ce157"/>
          <table:table-cell table:style-name="ce203"/>
          <table:table-cell table:style-name="ce157" table:formula="of:=[.K59]+[.L59]+[.M59]"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59]*[.Q59]*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59]*[.T59]*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office:value-type="float" office:value="124.09" calcext:value-type="float">
            <text:p>124.09</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Abril</text:p>
          </table:table-cell>
          <table:covered-table-cell table:number-columns-repeated="2"/>
          <table:table-cell table:style-name="ce209" table:formula="of:=SUM([.D50:.D59])" office:value-type="float" office:value="9728.09" calcext:value-type="float">
            <text:p>9728.09</text:p>
          </table:table-cell>
          <table:table-cell table:style-name="ce209"/>
          <table:table-cell table:style-name="ce209" table:formula="of:=SUM([.F50:.F59])" office:value-type="float" office:value="1084.682035" calcext:value-type="float">
            <text:p>1084.68</text:p>
          </table:table-cell>
          <table:table-cell table:style-name="ce209" table:formula="of:=SUM([.G50:.G59])" office:value-type="float" office:value="919.304505" calcext:value-type="float">
            <text:p>919.30</text:p>
          </table:table-cell>
          <table:table-cell table:style-name="ce209" table:formula="of:=SUM([.H50:.H59])" office:value-type="float" office:value="0" calcext:value-type="float">
            <text:p>0.00</text:p>
          </table:table-cell>
          <table:table-cell table:style-name="ce209" table:formula="of:=SUM([.I50:.I59])" office:value-type="float" office:value="0" calcext:value-type="float">
            <text:p>0.00</text:p>
          </table:table-cell>
          <table:table-cell table:style-name="ce209"/>
          <table:table-cell table:style-name="ce209" table:formula="of:=SUM([.K50:.K59])" office:value-type="float" office:value="97.2809" calcext:value-type="float">
            <text:p>97.28</text:p>
          </table:table-cell>
          <table:table-cell table:style-name="ce209" table:formula="of:=SUM([.L50:.L59])" office:value-type="float" office:value="2003.98654" calcext:value-type="float">
            <text:p>2003.99</text:p>
          </table:table-cell>
          <table:table-cell table:style-name="ce209" table:formula="of:=SUM([.M50:.M59])" office:value-type="float" office:value="0" calcext:value-type="float">
            <text:p>0.00</text:p>
          </table:table-cell>
          <table:table-cell table:style-name="ce209"/>
          <table:table-cell table:style-name="ce210" table:formula="of:=SUM([.O50:.O59])" office:value-type="float" office:value="2101.26744" calcext:value-type="float">
            <text:p>2101.27</text:p>
          </table:table-cell>
          <table:table-cell table:style-name="ce211"/>
          <table:table-cell table:style-name="ce212"/>
          <table:table-cell table:style-name="ce210" table:formula="of:=SUM([.R50:.R59])" office:value-type="float" office:value="14.538194" calcext:value-type="float">
            <text:p>14.54</text:p>
          </table:table-cell>
          <table:table-cell table:style-name="ce211"/>
          <table:table-cell table:style-name="ce212"/>
          <table:table-cell table:style-name="ce210" table:formula="of:=SUM([.U50:.U59])" office:value-type="float" office:value="368.493377" calcext:value-type="float">
            <text:p>368.49</text:p>
          </table:table-cell>
          <table:table-cell table:style-name="ce211"/>
          <table:table-cell table:style-name="ce210" table:formula="of:=SUM([.W50:.W59])" office:value-type="float" office:value="938.91" calcext:value-type="float">
            <text:p>938.91</text:p>
          </table:table-cell>
          <table:table-cell table:style-name="ce210" table:formula="of:=SUM([.X50:.X59])" office:value-type="float" office:value="564.64" calcext:value-type="float">
            <text:p>564.64</text:p>
          </table:table-cell>
          <table:table-cell table:number-columns-repeated="1000"/>
        </table:table-row>
        <table:table-row table:style-name="ro2">
          <table:table-cell table:style-name="ce195" office:value-type="string" calcext:value-type="string">
            <text:p>May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62]*0.1115" office:value-type="float" office:value="44.6" calcext:value-type="float">
            <text:p>44.60</text:p>
          </table:table-cell>
          <table:table-cell table:style-name="ce196" table:formula="of:=[.D62]*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62]*[.J62]" office:value-type="float" office:value="0" calcext:value-type="float">
            <text:p>0.00</text:p>
          </table:table-cell>
          <table:table-cell table:style-name="ce198" table:formula="of:=[.F62]+[.G62]"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62]+[.L62]+[.M62]"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62]*[.Q6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63]*0.1115" office:value-type="float" office:value="22.3" calcext:value-type="float">
            <text:p>22.30</text:p>
          </table:table-cell>
          <table:table-cell table:style-name="ce204" table:formula="of:=[.D63]*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63]*[.J63]" office:value-type="float" office:value="0" calcext:value-type="float">
            <text:p>0.00</text:p>
          </table:table-cell>
          <table:table-cell table:style-name="ce157" table:formula="of:=[.F63]+[.G63]"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63]+[.L63]+[.M63]"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63]*[.Q6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May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65]*0.1115" office:value-type="float" office:value="223" calcext:value-type="float">
            <text:p>223.00</text:p>
          </table:table-cell>
          <table:table-cell table:style-name="ce204" table:formula="of:=[.D65]*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5]*[.J65]" office:value-type="float" office:value="20" calcext:value-type="float">
            <text:p>20.00</text:p>
          </table:table-cell>
          <table:table-cell table:style-name="ce157" table:formula="of:=[.F65]+[.G65]" office:value-type="float" office:value="412" calcext:value-type="float">
            <text:p>412.00</text:p>
          </table:table-cell>
          <table:table-cell table:style-name="ce157"/>
          <table:table-cell table:style-name="ce203"/>
          <table:table-cell table:style-name="ce157" table:formula="of:=[.K65]+[.L65]+[.M65]"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65]*[.Q6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65]*[.T6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66]*0.1115" office:value-type="float" office:value="223" calcext:value-type="float">
            <text:p>223.00</text:p>
          </table:table-cell>
          <table:table-cell table:style-name="ce204" table:formula="of:=[.D66]*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6]*[.J66]" office:value-type="float" office:value="20" calcext:value-type="float">
            <text:p>20.00</text:p>
          </table:table-cell>
          <table:table-cell table:style-name="ce157" table:formula="of:=[.F66]+[.G66]" office:value-type="float" office:value="412" calcext:value-type="float">
            <text:p>412.00</text:p>
          </table:table-cell>
          <table:table-cell table:style-name="ce157"/>
          <table:table-cell table:style-name="ce203"/>
          <table:table-cell table:style-name="ce157" table:formula="of:=[.K66]+[.L66]+[.M66]"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66]*[.Q6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66]*[.T6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67]*0.1115" office:value-type="float" office:value="105.925" calcext:value-type="float">
            <text:p>105.93</text:p>
          </table:table-cell>
          <table:table-cell table:style-name="ce204" table:formula="of:=[.D67]*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7]*[.J67]" office:value-type="float" office:value="9.5" calcext:value-type="float">
            <text:p>9.50</text:p>
          </table:table-cell>
          <table:table-cell table:style-name="ce157" table:formula="of:=[.F67]+[.G67]" office:value-type="float" office:value="195.7" calcext:value-type="float">
            <text:p>195.70</text:p>
          </table:table-cell>
          <table:table-cell table:style-name="ce157"/>
          <table:table-cell table:style-name="ce203"/>
          <table:table-cell table:style-name="ce157" table:formula="of:=[.K67]+[.L67]+[.M67]"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67]*[.Q67]*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67]*[.T67]*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68]*0.1115" office:value-type="float" office:value="100.35" calcext:value-type="float">
            <text:p>100.35</text:p>
          </table:table-cell>
          <table:table-cell table:style-name="ce204" table:formula="of:=[.D68]*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8]*[.J68]" office:value-type="float" office:value="9" calcext:value-type="float">
            <text:p>9.00</text:p>
          </table:table-cell>
          <table:table-cell table:style-name="ce157" table:formula="of:=[.F68]+[.G68]" office:value-type="float" office:value="185.4" calcext:value-type="float">
            <text:p>185.40</text:p>
          </table:table-cell>
          <table:table-cell table:style-name="ce157"/>
          <table:table-cell table:style-name="ce203"/>
          <table:table-cell table:style-name="ce157" table:formula="of:=[.K68]+[.L68]+[.M68]"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68]*[.Q6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68]*[.T68]*0.0833" office:value-type="float" office:value="0" calcext:value-type="float">
            <text:p>0.00</text:p>
          </table:table-cell>
          <table:table-cell table:style-name="ce207"/>
          <table:table-cell table:style-name="ce203" office:value-type="float" office:value="81.01" calcext:value-type="float">
            <text:p>81.01</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69]*0.1115" office:value-type="float" office:value="47.53691" calcext:value-type="float">
            <text:p>47.54</text:p>
          </table:table-cell>
          <table:table-cell table:style-name="ce204" table:formula="of:=[.D69]*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69]*[.J69]" office:value-type="float" office:value="4.2634" calcext:value-type="float">
            <text:p>4.26</text:p>
          </table:table-cell>
          <table:table-cell table:style-name="ce157" table:formula="of:=[.F69]+[.G69]" office:value-type="float" office:value="87.82604" calcext:value-type="float">
            <text:p>87.83</text:p>
          </table:table-cell>
          <table:table-cell table:style-name="ce157"/>
          <table:table-cell table:style-name="ce203"/>
          <table:table-cell table:style-name="ce157" table:formula="of:=[.K69]+[.L69]+[.M69]"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69]*[.Q69]*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69]*[.T69]*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54.84+21.63+45.97" office:value-type="float" office:value="122.44" calcext:value-type="float">
            <text:p>122.44</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70]*0.1115" office:value-type="float" office:value="47.81566" calcext:value-type="float">
            <text:p>47.82</text:p>
          </table:table-cell>
          <table:table-cell table:style-name="ce204" table:formula="of:=[.D70]*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0]*[.J70]" office:value-type="float" office:value="4.2884" calcext:value-type="float">
            <text:p>4.29</text:p>
          </table:table-cell>
          <table:table-cell table:style-name="ce157" table:formula="of:=[.F70]+[.G70]" office:value-type="float" office:value="88.34104" calcext:value-type="float">
            <text:p>88.34</text:p>
          </table:table-cell>
          <table:table-cell table:style-name="ce157"/>
          <table:table-cell table:style-name="ce203"/>
          <table:table-cell table:style-name="ce157" table:formula="of:=[.K70]+[.L70]+[.M70]"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70]*[.Q70]*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70]*[.T70]*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54.86+64.32" office:value-type="float" office:value="119.18" calcext:value-type="float">
            <text:p>119.18</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71]*0.1115" office:value-type="float" office:value="200.7" calcext:value-type="float">
            <text:p>200.70</text:p>
          </table:table-cell>
          <table:table-cell table:style-name="ce204" table:formula="of:=[.D71]*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1]*[.J71]" office:value-type="float" office:value="18" calcext:value-type="float">
            <text:p>18.00</text:p>
          </table:table-cell>
          <table:table-cell table:style-name="ce157" table:formula="of:=[.F71]+[.G71]" office:value-type="float" office:value="370.8" calcext:value-type="float">
            <text:p>370.80</text:p>
          </table:table-cell>
          <table:table-cell table:style-name="ce157"/>
          <table:table-cell table:style-name="ce203"/>
          <table:table-cell table:style-name="ce157" table:formula="of:=[.K71]+[.L71]+[.M71]"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71]*[.Q71]*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71]*[.T71]*0.0833" office:value-type="float" office:value="149.94" calcext:value-type="float">
            <text:p>149.94</text:p>
          </table:table-cell>
          <table:table-cell table:style-name="ce207"/>
          <table:table-cell table:style-name="ce203" office:value-type="float" office:value="681.4" calcext:value-type="float">
            <text:p>681.4</text:p>
          </table:table-cell>
          <table:table-cell table:style-name="ce203" table:formula="of:=94.14" office:value-type="float" office:value="94.14" calcext:value-type="float">
            <text:p>94.14</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72]*0.1115" office:value-type="float" office:value="45.0906" calcext:value-type="float">
            <text:p>45.09</text:p>
          </table:table-cell>
          <table:table-cell table:style-name="ce204" table:formula="of:=[.D72]*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2]*[.J72]" office:value-type="float" office:value="4.044" calcext:value-type="float">
            <text:p>4.04</text:p>
          </table:table-cell>
          <table:table-cell table:style-name="ce157" table:formula="of:=[.F72]+[.G72]" office:value-type="float" office:value="83.3064" calcext:value-type="float">
            <text:p>83.31</text:p>
          </table:table-cell>
          <table:table-cell table:style-name="ce157"/>
          <table:table-cell table:style-name="ce203"/>
          <table:table-cell table:style-name="ce157" table:formula="of:=[.K72]+[.L72]+[.M72]"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72]*[.Q7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72]*[.T72]*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13.92+23" office:value-type="float" office:value="36.92" calcext:value-type="float">
            <text:p>36.92</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73]*0.1115" office:value-type="float" office:value="46.173265" calcext:value-type="float">
            <text:p>46.17</text:p>
          </table:table-cell>
          <table:table-cell table:style-name="ce204" table:formula="of:=[.D73]*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3]*[.J73]" office:value-type="float" office:value="4.1411" calcext:value-type="float">
            <text:p>4.14</text:p>
          </table:table-cell>
          <table:table-cell table:style-name="ce157" table:formula="of:=[.F73]+[.G73]" office:value-type="float" office:value="85.30666" calcext:value-type="float">
            <text:p>85.31</text:p>
          </table:table-cell>
          <table:table-cell table:style-name="ce157"/>
          <table:table-cell table:style-name="ce203"/>
          <table:table-cell table:style-name="ce157" table:formula="of:=[.K73]+[.L73]+[.M73]"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73]*[.Q73]*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73]*[.T73]*0.0833" office:value-type="float" office:value="34.495363" calcext:value-type="float">
            <text:p>34.50</text:p>
          </table:table-cell>
          <table:table-cell table:style-name="ce207"/>
          <table:table-cell table:style-name="ce203" office:value-type="float" office:value="98.99" calcext:value-type="float">
            <text:p>98.99</text:p>
          </table:table-cell>
          <table:table-cell table:style-name="ce203" table:formula="of:=5.38+6.83+9.56+5.38+14.07+15.57+13.35" office:value-type="float" office:value="70.14" calcext:value-type="float">
            <text:p>70.14</text:p>
          </table:table-cell>
          <table:table-cell table:number-columns-repeated="1000"/>
        </table:table-row>
        <table:table-row table:style-name="ro2">
          <table:table-cell table:style-name="ce203" office:value-type="string" calcext:value-type="string">
            <text:p>May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74]*0.1115" office:value-type="float" office:value="45.0906" calcext:value-type="float">
            <text:p>45.09</text:p>
          </table:table-cell>
          <table:table-cell table:style-name="ce204" table:formula="of:=[.D74]*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74]*[.J74]" office:value-type="float" office:value="4.044" calcext:value-type="float">
            <text:p>4.04</text:p>
          </table:table-cell>
          <table:table-cell table:style-name="ce157" table:formula="of:=[.F74]+[.G74]" office:value-type="float" office:value="83.3064" calcext:value-type="float">
            <text:p>83.31</text:p>
          </table:table-cell>
          <table:table-cell table:style-name="ce157"/>
          <table:table-cell table:style-name="ce203"/>
          <table:table-cell table:style-name="ce157" table:formula="of:=[.K74]+[.L74]+[.M74]"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74]*[.Q74]*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74]*[.T74]*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table:formula="of:=23.23+12.14+13.23+9.79+27.08+9.54+25.52" office:value-type="float" office:value="120.53" calcext:value-type="float">
            <text:p>120.53</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Mayo</text:p>
          </table:table-cell>
          <table:covered-table-cell table:number-columns-repeated="2"/>
          <table:table-cell table:style-name="ce209" table:formula="of:=SUM([.D65:.D74])" office:value-type="float" office:value="9728.09" calcext:value-type="float">
            <text:p>9728.09</text:p>
          </table:table-cell>
          <table:table-cell table:style-name="ce209"/>
          <table:table-cell table:style-name="ce209" table:formula="of:=SUM([.F65:.F74])" office:value-type="float" office:value="1084.682035" calcext:value-type="float">
            <text:p>1084.68</text:p>
          </table:table-cell>
          <table:table-cell table:style-name="ce209" table:formula="of:=SUM([.G65:.G74])" office:value-type="float" office:value="919.304505" calcext:value-type="float">
            <text:p>919.30</text:p>
          </table:table-cell>
          <table:table-cell table:style-name="ce209" table:formula="of:=SUM([.H65:.H74])" office:value-type="float" office:value="0" calcext:value-type="float">
            <text:p>0.00</text:p>
          </table:table-cell>
          <table:table-cell table:style-name="ce209" table:formula="of:=SUM([.I65:.I74])" office:value-type="float" office:value="0" calcext:value-type="float">
            <text:p>0.00</text:p>
          </table:table-cell>
          <table:table-cell table:style-name="ce209"/>
          <table:table-cell table:style-name="ce209" table:formula="of:=SUM([.K65:.K74])" office:value-type="float" office:value="97.2809" calcext:value-type="float">
            <text:p>97.28</text:p>
          </table:table-cell>
          <table:table-cell table:style-name="ce209" table:formula="of:=SUM([.L65:.L74])" office:value-type="float" office:value="2003.98654" calcext:value-type="float">
            <text:p>2003.99</text:p>
          </table:table-cell>
          <table:table-cell table:style-name="ce209" table:formula="of:=SUM([.M65:.M74])" office:value-type="float" office:value="0" calcext:value-type="float">
            <text:p>0.00</text:p>
          </table:table-cell>
          <table:table-cell table:style-name="ce209"/>
          <table:table-cell table:style-name="ce210" table:formula="of:=SUM([.O65:.O74])" office:value-type="float" office:value="2101.26744" calcext:value-type="float">
            <text:p>2101.27</text:p>
          </table:table-cell>
          <table:table-cell table:style-name="ce211"/>
          <table:table-cell table:style-name="ce212"/>
          <table:table-cell table:style-name="ce210" table:formula="of:=SUM([.R65:.R74])" office:value-type="float" office:value="14.538194" calcext:value-type="float">
            <text:p>14.54</text:p>
          </table:table-cell>
          <table:table-cell table:style-name="ce211"/>
          <table:table-cell table:style-name="ce212"/>
          <table:table-cell table:style-name="ce210" table:formula="of:=SUM([.U65:.U74])" office:value-type="float" office:value="368.493377" calcext:value-type="float">
            <text:p>368.49</text:p>
          </table:table-cell>
          <table:table-cell table:style-name="ce211"/>
          <table:table-cell table:style-name="ce210" table:formula="of:=SUM([.W65:.W74])" office:value-type="float" office:value="861.4" calcext:value-type="float">
            <text:p>861.40</text:p>
          </table:table-cell>
          <table:table-cell table:style-name="ce210" table:formula="of:=SUM([.X65:.X74])" office:value-type="float" office:value="563.35" calcext:value-type="float">
            <text:p>563.35</text:p>
          </table:table-cell>
          <table:table-cell table:number-columns-repeated="1000"/>
        </table:table-row>
        <table:table-row table:style-name="ro2">
          <table:table-cell table:style-name="ce195" office:value-type="string" calcext:value-type="string">
            <text:p>Juni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77]*0.1115" office:value-type="float" office:value="44.6" calcext:value-type="float">
            <text:p>44.60</text:p>
          </table:table-cell>
          <table:table-cell table:style-name="ce196" table:formula="of:=[.D77]*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77]*[.J77]" office:value-type="float" office:value="0" calcext:value-type="float">
            <text:p>0.00</text:p>
          </table:table-cell>
          <table:table-cell table:style-name="ce198" table:formula="of:=[.F77]+[.G77]"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77]+[.L77]+[.M77]"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77]*[.Q7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78]*0.1115" office:value-type="float" office:value="22.3" calcext:value-type="float">
            <text:p>22.30</text:p>
          </table:table-cell>
          <table:table-cell table:style-name="ce204" table:formula="of:=[.D78]*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78]*[.J78]" office:value-type="float" office:value="0" calcext:value-type="float">
            <text:p>0.00</text:p>
          </table:table-cell>
          <table:table-cell table:style-name="ce157" table:formula="of:=[.F78]+[.G78]"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78]+[.L78]+[.M78]"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78]*[.Q7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Juni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80]*0.1115" office:value-type="float" office:value="223" calcext:value-type="float">
            <text:p>223.00</text:p>
          </table:table-cell>
          <table:table-cell table:style-name="ce204" table:formula="of:=[.D80]*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0]*[.J80]" office:value-type="float" office:value="20" calcext:value-type="float">
            <text:p>20.00</text:p>
          </table:table-cell>
          <table:table-cell table:style-name="ce157" table:formula="of:=[.F80]+[.G80]" office:value-type="float" office:value="412" calcext:value-type="float">
            <text:p>412.00</text:p>
          </table:table-cell>
          <table:table-cell table:style-name="ce157"/>
          <table:table-cell table:style-name="ce203"/>
          <table:table-cell table:style-name="ce157" table:formula="of:=[.K80]+[.L80]+[.M80]"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80]*[.Q8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80]*[.T8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81]*0.1115" office:value-type="float" office:value="223" calcext:value-type="float">
            <text:p>223.00</text:p>
          </table:table-cell>
          <table:table-cell table:style-name="ce204" table:formula="of:=[.D81]*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1]*[.J81]" office:value-type="float" office:value="20" calcext:value-type="float">
            <text:p>20.00</text:p>
          </table:table-cell>
          <table:table-cell table:style-name="ce157" table:formula="of:=[.F81]+[.G81]" office:value-type="float" office:value="412" calcext:value-type="float">
            <text:p>412.00</text:p>
          </table:table-cell>
          <table:table-cell table:style-name="ce157"/>
          <table:table-cell table:style-name="ce203"/>
          <table:table-cell table:style-name="ce157" table:formula="of:=[.K81]+[.L81]+[.M81]"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81]*[.Q8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81]*[.T8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82]*0.1115" office:value-type="float" office:value="105.925" calcext:value-type="float">
            <text:p>105.93</text:p>
          </table:table-cell>
          <table:table-cell table:style-name="ce204" table:formula="of:=[.D82]*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2]*[.J82]" office:value-type="float" office:value="9.5" calcext:value-type="float">
            <text:p>9.50</text:p>
          </table:table-cell>
          <table:table-cell table:style-name="ce157" table:formula="of:=[.F82]+[.G82]" office:value-type="float" office:value="195.7" calcext:value-type="float">
            <text:p>195.70</text:p>
          </table:table-cell>
          <table:table-cell table:style-name="ce157"/>
          <table:table-cell table:style-name="ce203"/>
          <table:table-cell table:style-name="ce157" table:formula="of:=[.K82]+[.L82]+[.M82]"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82]*[.Q82]*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82]*[.T82]*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83]*0.1115" office:value-type="float" office:value="100.35" calcext:value-type="float">
            <text:p>100.35</text:p>
          </table:table-cell>
          <table:table-cell table:style-name="ce204" table:formula="of:=[.D83]*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3]*[.J83]" office:value-type="float" office:value="9" calcext:value-type="float">
            <text:p>9.00</text:p>
          </table:table-cell>
          <table:table-cell table:style-name="ce157" table:formula="of:=[.F83]+[.G83]" office:value-type="float" office:value="185.4" calcext:value-type="float">
            <text:p>185.40</text:p>
          </table:table-cell>
          <table:table-cell table:style-name="ce157"/>
          <table:table-cell table:style-name="ce203"/>
          <table:table-cell table:style-name="ce157" table:formula="of:=[.K83]+[.L83]+[.M83]"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83]*[.Q8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83]*[.T83]*0.0833" office:value-type="float" office:value="0" calcext:value-type="float">
            <text:p>0.00</text:p>
          </table:table-cell>
          <table:table-cell table:style-name="ce207"/>
          <table:table-cell table:style-name="ce203" office:value-type="float" office:value="81.01" calcext:value-type="float">
            <text:p>81.01</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84]*0.1115" office:value-type="float" office:value="47.53691" calcext:value-type="float">
            <text:p>47.54</text:p>
          </table:table-cell>
          <table:table-cell table:style-name="ce204" table:formula="of:=[.D84]*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4]*[.J84]" office:value-type="float" office:value="4.2634" calcext:value-type="float">
            <text:p>4.26</text:p>
          </table:table-cell>
          <table:table-cell table:style-name="ce157" table:formula="of:=[.F84]+[.G84]" office:value-type="float" office:value="87.82604" calcext:value-type="float">
            <text:p>87.83</text:p>
          </table:table-cell>
          <table:table-cell table:style-name="ce157"/>
          <table:table-cell table:style-name="ce203"/>
          <table:table-cell table:style-name="ce157" table:formula="of:=[.K84]+[.L84]+[.M84]"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84]*[.Q84]*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84]*[.T84]*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54.84+21.63+45.49" office:value-type="float" office:value="121.96" calcext:value-type="float">
            <text:p>121.96</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85]*0.1115" office:value-type="float" office:value="47.81566" calcext:value-type="float">
            <text:p>47.82</text:p>
          </table:table-cell>
          <table:table-cell table:style-name="ce204" table:formula="of:=[.D85]*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5]*[.J85]" office:value-type="float" office:value="4.2884" calcext:value-type="float">
            <text:p>4.29</text:p>
          </table:table-cell>
          <table:table-cell table:style-name="ce157" table:formula="of:=[.F85]+[.G85]" office:value-type="float" office:value="88.34104" calcext:value-type="float">
            <text:p>88.34</text:p>
          </table:table-cell>
          <table:table-cell table:style-name="ce157"/>
          <table:table-cell table:style-name="ce203"/>
          <table:table-cell table:style-name="ce157" table:formula="of:=[.K85]+[.L85]+[.M85]"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85]*[.Q85]*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85]*[.T85]*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54.86+64.32" office:value-type="float" office:value="119.18" calcext:value-type="float">
            <text:p>119.18</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86]*0.1115" office:value-type="float" office:value="200.7" calcext:value-type="float">
            <text:p>200.70</text:p>
          </table:table-cell>
          <table:table-cell table:style-name="ce204" table:formula="of:=[.D86]*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6]*[.J86]" office:value-type="float" office:value="18" calcext:value-type="float">
            <text:p>18.00</text:p>
          </table:table-cell>
          <table:table-cell table:style-name="ce157" table:formula="of:=[.F86]+[.G86]" office:value-type="float" office:value="370.8" calcext:value-type="float">
            <text:p>370.80</text:p>
          </table:table-cell>
          <table:table-cell table:style-name="ce157"/>
          <table:table-cell table:style-name="ce203"/>
          <table:table-cell table:style-name="ce157" table:formula="of:=[.K86]+[.L86]+[.M86]"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86]*[.Q86]*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86]*[.T86]*0.0833" office:value-type="float" office:value="149.94" calcext:value-type="float">
            <text:p>149.94</text:p>
          </table:table-cell>
          <table:table-cell table:style-name="ce207"/>
          <table:table-cell table:style-name="ce203" office:value-type="float" office:value="681.4" calcext:value-type="float">
            <text:p>681.4</text:p>
          </table:table-cell>
          <table:table-cell table:style-name="ce203" table:formula="of:=93.31" office:value-type="float" office:value="93.31" calcext:value-type="float">
            <text:p>93.31</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87]*0.1115" office:value-type="float" office:value="45.0906" calcext:value-type="float">
            <text:p>45.09</text:p>
          </table:table-cell>
          <table:table-cell table:style-name="ce204" table:formula="of:=[.D87]*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7]*[.J87]" office:value-type="float" office:value="4.044" calcext:value-type="float">
            <text:p>4.04</text:p>
          </table:table-cell>
          <table:table-cell table:style-name="ce157" table:formula="of:=[.F87]+[.G87]" office:value-type="float" office:value="83.3064" calcext:value-type="float">
            <text:p>83.31</text:p>
          </table:table-cell>
          <table:table-cell table:style-name="ce157"/>
          <table:table-cell table:style-name="ce203"/>
          <table:table-cell table:style-name="ce157" table:formula="of:=[.K87]+[.L87]+[.M87]"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87]*[.Q8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87]*[.T87]*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23+13.92" office:value-type="float" office:value="36.92" calcext:value-type="float">
            <text:p>36.92</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88]*0.1115" office:value-type="float" office:value="46.173265" calcext:value-type="float">
            <text:p>46.17</text:p>
          </table:table-cell>
          <table:table-cell table:style-name="ce204" table:formula="of:=[.D88]*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8]*[.J88]" office:value-type="float" office:value="4.1411" calcext:value-type="float">
            <text:p>4.14</text:p>
          </table:table-cell>
          <table:table-cell table:style-name="ce157" table:formula="of:=[.F88]+[.G88]" office:value-type="float" office:value="85.30666" calcext:value-type="float">
            <text:p>85.31</text:p>
          </table:table-cell>
          <table:table-cell table:style-name="ce157"/>
          <table:table-cell table:style-name="ce203"/>
          <table:table-cell table:style-name="ce157" table:formula="of:=[.K88]+[.L88]+[.M88]"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88]*[.Q88]*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88]*[.T88]*0.0833" office:value-type="float" office:value="34.495363" calcext:value-type="float">
            <text:p>34.50</text:p>
          </table:table-cell>
          <table:table-cell table:style-name="ce207"/>
          <table:table-cell table:style-name="ce203" office:value-type="float" office:value="98.99" calcext:value-type="float">
            <text:p>98.99</text:p>
          </table:table-cell>
          <table:table-cell table:style-name="ce203" table:formula="of:=5.38+9.56+5.38+6.83+14.07+15.57" office:value-type="float" office:value="56.79" calcext:value-type="float">
            <text:p>56.79</text:p>
          </table:table-cell>
          <table:table-cell table:number-columns-repeated="1000"/>
        </table:table-row>
        <table:table-row table:style-name="ro2">
          <table:table-cell table:style-name="ce203" office:value-type="string" calcext:value-type="string">
            <text:p>Juni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89]*0.1115" office:value-type="float" office:value="45.0906" calcext:value-type="float">
            <text:p>45.09</text:p>
          </table:table-cell>
          <table:table-cell table:style-name="ce204" table:formula="of:=[.D89]*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89]*[.J89]" office:value-type="float" office:value="4.044" calcext:value-type="float">
            <text:p>4.04</text:p>
          </table:table-cell>
          <table:table-cell table:style-name="ce157" table:formula="of:=[.F89]+[.G89]" office:value-type="float" office:value="83.3064" calcext:value-type="float">
            <text:p>83.31</text:p>
          </table:table-cell>
          <table:table-cell table:style-name="ce157"/>
          <table:table-cell table:style-name="ce203"/>
          <table:table-cell table:style-name="ce157" table:formula="of:=[.K89]+[.L89]+[.M89]"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89]*[.Q89]*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89]*[.T89]*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table:formula="of:=13.35+9.79+23.23+12.14+12.86+9.54+25.52+13.23+27.08" office:value-type="float" office:value="146.74" calcext:value-type="float">
            <text:p>146.74</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Junio</text:p>
          </table:table-cell>
          <table:covered-table-cell table:number-columns-repeated="2"/>
          <table:table-cell table:style-name="ce209" table:formula="of:=SUM([.D80:.D89])" office:value-type="float" office:value="9728.09" calcext:value-type="float">
            <text:p>9728.09</text:p>
          </table:table-cell>
          <table:table-cell table:style-name="ce209"/>
          <table:table-cell table:style-name="ce209" table:formula="of:=SUM([.F80:.F89])" office:value-type="float" office:value="1084.682035" calcext:value-type="float">
            <text:p>1084.68</text:p>
          </table:table-cell>
          <table:table-cell table:style-name="ce209" table:formula="of:=SUM([.G80:.G89])" office:value-type="float" office:value="919.304505" calcext:value-type="float">
            <text:p>919.30</text:p>
          </table:table-cell>
          <table:table-cell table:style-name="ce209" table:formula="of:=SUM([.H80:.H89])" office:value-type="float" office:value="0" calcext:value-type="float">
            <text:p>0.00</text:p>
          </table:table-cell>
          <table:table-cell table:style-name="ce209" table:formula="of:=SUM([.I80:.I89])" office:value-type="float" office:value="0" calcext:value-type="float">
            <text:p>0.00</text:p>
          </table:table-cell>
          <table:table-cell table:style-name="ce209"/>
          <table:table-cell table:style-name="ce209" table:formula="of:=SUM([.K80:.K89])" office:value-type="float" office:value="97.2809" calcext:value-type="float">
            <text:p>97.28</text:p>
          </table:table-cell>
          <table:table-cell table:style-name="ce209" table:formula="of:=SUM([.L80:.L89])" office:value-type="float" office:value="2003.98654" calcext:value-type="float">
            <text:p>2003.99</text:p>
          </table:table-cell>
          <table:table-cell table:style-name="ce209" table:formula="of:=SUM([.M80:.M89])" office:value-type="float" office:value="0" calcext:value-type="float">
            <text:p>0.00</text:p>
          </table:table-cell>
          <table:table-cell table:style-name="ce209"/>
          <table:table-cell table:style-name="ce210" table:formula="of:=SUM([.O80:.O89])" office:value-type="float" office:value="2101.26744" calcext:value-type="float">
            <text:p>2101.27</text:p>
          </table:table-cell>
          <table:table-cell table:style-name="ce211"/>
          <table:table-cell table:style-name="ce212"/>
          <table:table-cell table:style-name="ce210" table:formula="of:=SUM([.R80:.R89])" office:value-type="float" office:value="14.538194" calcext:value-type="float">
            <text:p>14.54</text:p>
          </table:table-cell>
          <table:table-cell table:style-name="ce211"/>
          <table:table-cell table:style-name="ce212"/>
          <table:table-cell table:style-name="ce210" table:formula="of:=SUM([.U80:.U89])" office:value-type="float" office:value="368.493377" calcext:value-type="float">
            <text:p>368.49</text:p>
          </table:table-cell>
          <table:table-cell table:style-name="ce211"/>
          <table:table-cell table:style-name="ce210" table:formula="of:=SUM([.W80:.W89])" office:value-type="float" office:value="861.4" calcext:value-type="float">
            <text:p>861.40</text:p>
          </table:table-cell>
          <table:table-cell table:style-name="ce210" table:formula="of:=SUM([.X80:.X89])" office:value-type="float" office:value="574.9" calcext:value-type="float">
            <text:p>574.90</text:p>
          </table:table-cell>
          <table:table-cell table:number-columns-repeated="1000"/>
        </table:table-row>
        <table:table-row table:style-name="ro2">
          <table:table-cell table:style-name="ce195" office:value-type="string" calcext:value-type="string">
            <text:p>Juli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92]*0.1115" office:value-type="float" office:value="44.6" calcext:value-type="float">
            <text:p>44.60</text:p>
          </table:table-cell>
          <table:table-cell table:style-name="ce196" table:formula="of:=[.D92]*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92]*[.J92]" office:value-type="float" office:value="0" calcext:value-type="float">
            <text:p>0.00</text:p>
          </table:table-cell>
          <table:table-cell table:style-name="ce198" table:formula="of:=[.F92]+[.G92]"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92]+[.L92]+[.M92]"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92]*[.Q9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style-name="ce195" office:value-type="float" office:value="0" calcext:value-type="float">
            <text:p>0</text:p>
          </table:table-cell>
          <table:table-cell table:style-name="ce195" office:value-type="float" office:value="68.3" calcext:value-type="float">
            <text:p>68.3</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93]*0.1115" office:value-type="float" office:value="22.3" calcext:value-type="float">
            <text:p>22.30</text:p>
          </table:table-cell>
          <table:table-cell table:style-name="ce204" table:formula="of:=[.D93]*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93]*[.J93]" office:value-type="float" office:value="0" calcext:value-type="float">
            <text:p>0.00</text:p>
          </table:table-cell>
          <table:table-cell table:style-name="ce157" table:formula="of:=[.F93]+[.G93]"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93]+[.L93]+[.M93]"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93]*[.Q9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Juli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95]*0.1115" office:value-type="float" office:value="223" calcext:value-type="float">
            <text:p>223.00</text:p>
          </table:table-cell>
          <table:table-cell table:style-name="ce204" table:formula="of:=[.D95]*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5]*[.J95]" office:value-type="float" office:value="20" calcext:value-type="float">
            <text:p>20.00</text:p>
          </table:table-cell>
          <table:table-cell table:style-name="ce157" table:formula="of:=[.F95]+[.G95]" office:value-type="float" office:value="412" calcext:value-type="float">
            <text:p>412.00</text:p>
          </table:table-cell>
          <table:table-cell table:style-name="ce157"/>
          <table:table-cell table:style-name="ce203"/>
          <table:table-cell table:style-name="ce157" table:formula="of:=[.K95]+[.L95]+[.M95]"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95]*[.Q9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95]*[.T9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96]*0.1115" office:value-type="float" office:value="223" calcext:value-type="float">
            <text:p>223.00</text:p>
          </table:table-cell>
          <table:table-cell table:style-name="ce204" table:formula="of:=[.D96]*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6]*[.J96]" office:value-type="float" office:value="20" calcext:value-type="float">
            <text:p>20.00</text:p>
          </table:table-cell>
          <table:table-cell table:style-name="ce157" table:formula="of:=[.F96]+[.G96]" office:value-type="float" office:value="412" calcext:value-type="float">
            <text:p>412.00</text:p>
          </table:table-cell>
          <table:table-cell table:style-name="ce157"/>
          <table:table-cell table:style-name="ce203"/>
          <table:table-cell table:style-name="ce157" table:formula="of:=[.K96]+[.L96]+[.M96]"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96]*[.Q9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96]*[.T9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950" calcext:value-type="float">
            <text:p>950</text:p>
          </table:table-cell>
          <table:table-cell table:style-name="ce203" office:value-type="float" office:value="30" calcext:value-type="float">
            <text:p>30</text:p>
          </table:table-cell>
          <table:table-cell table:style-name="ce204" table:formula="of:=[.D97]*0.1115" office:value-type="float" office:value="105.925" calcext:value-type="float">
            <text:p>105.93</text:p>
          </table:table-cell>
          <table:table-cell table:style-name="ce204" table:formula="of:=[.D97]*0.0945" office:value-type="float" office:value="89.775" calcext:value-type="float">
            <text:p>89.78</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7]*[.J97]" office:value-type="float" office:value="9.5" calcext:value-type="float">
            <text:p>9.50</text:p>
          </table:table-cell>
          <table:table-cell table:style-name="ce157" table:formula="of:=[.F97]+[.G97]" office:value-type="float" office:value="195.7" calcext:value-type="float">
            <text:p>195.70</text:p>
          </table:table-cell>
          <table:table-cell table:style-name="ce157"/>
          <table:table-cell table:style-name="ce203"/>
          <table:table-cell table:style-name="ce157" table:formula="of:=[.K97]+[.L97]+[.M97]" office:value-type="float" office:value="205.2" calcext:value-type="float">
            <text:p>205.20</text:p>
          </table:table-cell>
          <table:table-cell table:style-name="ce203"/>
          <table:table-cell table:style-name="ce206" office:value-type="float" office:value="0" calcext:value-type="float">
            <text:p>0</text:p>
          </table:table-cell>
          <table:table-cell table:style-name="ce157" table:formula="of:=[.D97]*[.Q97]*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97]*[.T97]*0.0833" office:value-type="float" office:value="79.135" calcext:value-type="float">
            <text:p>79.14</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900" calcext:value-type="float">
            <text:p>900</text:p>
          </table:table-cell>
          <table:table-cell table:style-name="ce203" office:value-type="float" office:value="30" calcext:value-type="float">
            <text:p>30</text:p>
          </table:table-cell>
          <table:table-cell table:style-name="ce204" table:formula="of:=[.D98]*0.1115" office:value-type="float" office:value="100.35" calcext:value-type="float">
            <text:p>100.35</text:p>
          </table:table-cell>
          <table:table-cell table:style-name="ce204" table:formula="of:=[.D98]*0.0945" office:value-type="float" office:value="85.05" calcext:value-type="float">
            <text:p>85.0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8]*[.J98]" office:value-type="float" office:value="9" calcext:value-type="float">
            <text:p>9.00</text:p>
          </table:table-cell>
          <table:table-cell table:style-name="ce157" table:formula="of:=[.F98]+[.G98]" office:value-type="float" office:value="185.4" calcext:value-type="float">
            <text:p>185.40</text:p>
          </table:table-cell>
          <table:table-cell table:style-name="ce157"/>
          <table:table-cell table:style-name="ce203"/>
          <table:table-cell table:style-name="ce157" table:formula="of:=[.K98]+[.L98]+[.M98]" office:value-type="float" office:value="194.4" calcext:value-type="float">
            <text:p>194.40</text:p>
          </table:table-cell>
          <table:table-cell table:style-name="ce203"/>
          <table:table-cell table:style-name="ce206" office:value-type="float" office:value="0" calcext:value-type="float">
            <text:p>0</text:p>
          </table:table-cell>
          <table:table-cell table:style-name="ce157" table:formula="of:=[.D98]*[.Q9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98]*[.T98]*0.0833" office:value-type="float" office:value="0" calcext:value-type="float">
            <text:p>0.00</text:p>
          </table:table-cell>
          <table:table-cell table:style-name="ce207"/>
          <table:table-cell table:style-name="ce203" office:value-type="float" office:value="172.54" calcext:value-type="float">
            <text:p>172.54</text:p>
          </table:table-cell>
          <table:table-cell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99]*0.1115" office:value-type="float" office:value="47.53691" calcext:value-type="float">
            <text:p>47.54</text:p>
          </table:table-cell>
          <table:table-cell table:style-name="ce204" table:formula="of:=[.D99]*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99]*[.J99]" office:value-type="float" office:value="4.2634" calcext:value-type="float">
            <text:p>4.26</text:p>
          </table:table-cell>
          <table:table-cell table:style-name="ce157" table:formula="of:=[.F99]+[.G99]" office:value-type="float" office:value="87.82604" calcext:value-type="float">
            <text:p>87.83</text:p>
          </table:table-cell>
          <table:table-cell table:style-name="ce157"/>
          <table:table-cell table:style-name="ce203"/>
          <table:table-cell table:style-name="ce157" table:formula="of:=[.K99]+[.L99]+[.M99]"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99]*[.Q99]*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99]*[.T99]*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45.01+54.84+21.62" office:value-type="float" office:value="121.47" calcext:value-type="float">
            <text:p>121.47</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100]*0.1115" office:value-type="float" office:value="47.81566" calcext:value-type="float">
            <text:p>47.82</text:p>
          </table:table-cell>
          <table:table-cell table:style-name="ce204" table:formula="of:=[.D100]*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0]*[.J100]" office:value-type="float" office:value="4.2884" calcext:value-type="float">
            <text:p>4.29</text:p>
          </table:table-cell>
          <table:table-cell table:style-name="ce157" table:formula="of:=[.F100]+[.G100]" office:value-type="float" office:value="88.34104" calcext:value-type="float">
            <text:p>88.34</text:p>
          </table:table-cell>
          <table:table-cell table:style-name="ce157"/>
          <table:table-cell table:style-name="ce203"/>
          <table:table-cell table:style-name="ce157" table:formula="of:=[.K100]+[.L100]+[.M100]"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100]*[.Q100]*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00]*[.T100]*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54.86+64.32" office:value-type="float" office:value="119.18" calcext:value-type="float">
            <text:p>119.18</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101]*0.1115" office:value-type="float" office:value="200.7" calcext:value-type="float">
            <text:p>200.70</text:p>
          </table:table-cell>
          <table:table-cell table:style-name="ce204" table:formula="of:=[.D101]*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1]*[.J101]" office:value-type="float" office:value="18" calcext:value-type="float">
            <text:p>18.00</text:p>
          </table:table-cell>
          <table:table-cell table:style-name="ce157" table:formula="of:=[.F101]+[.G101]" office:value-type="float" office:value="370.8" calcext:value-type="float">
            <text:p>370.80</text:p>
          </table:table-cell>
          <table:table-cell table:style-name="ce157"/>
          <table:table-cell table:style-name="ce203"/>
          <table:table-cell table:style-name="ce157" table:formula="of:=[.K101]+[.L101]+[.M101]"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101]*[.Q101]*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01]*[.T101]*0.0833" office:value-type="float" office:value="149.94" calcext:value-type="float">
            <text:p>149.94</text:p>
          </table:table-cell>
          <table:table-cell table:style-name="ce207"/>
          <table:table-cell table:style-name="ce203" office:value-type="float" office:value="681.39" calcext:value-type="float">
            <text:p>681.39</text:p>
          </table:table-cell>
          <table:table-cell table:style-name="ce203" table:formula="of:=92.47" office:value-type="float" office:value="92.47" calcext:value-type="float">
            <text:p>92.47</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02]*0.1115" office:value-type="float" office:value="45.0906" calcext:value-type="float">
            <text:p>45.09</text:p>
          </table:table-cell>
          <table:table-cell table:style-name="ce204" table:formula="of:=[.D102]*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2]*[.J102]" office:value-type="float" office:value="4.044" calcext:value-type="float">
            <text:p>4.04</text:p>
          </table:table-cell>
          <table:table-cell table:style-name="ce157" table:formula="of:=[.F102]+[.G102]" office:value-type="float" office:value="83.3064" calcext:value-type="float">
            <text:p>83.31</text:p>
          </table:table-cell>
          <table:table-cell table:style-name="ce157"/>
          <table:table-cell table:style-name="ce203"/>
          <table:table-cell table:style-name="ce157" table:formula="of:=[.K102]+[.L102]+[.M102]"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102]*[.Q10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02]*[.T102]*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23+13.92" office:value-type="float" office:value="36.92" calcext:value-type="float">
            <text:p>36.92</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103]*0.1115" office:value-type="float" office:value="46.173265" calcext:value-type="float">
            <text:p>46.17</text:p>
          </table:table-cell>
          <table:table-cell table:style-name="ce204" table:formula="of:=[.D103]*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3]*[.J103]" office:value-type="float" office:value="4.1411" calcext:value-type="float">
            <text:p>4.14</text:p>
          </table:table-cell>
          <table:table-cell table:style-name="ce157" table:formula="of:=[.F103]+[.G103]" office:value-type="float" office:value="85.30666" calcext:value-type="float">
            <text:p>85.31</text:p>
          </table:table-cell>
          <table:table-cell table:style-name="ce157"/>
          <table:table-cell table:style-name="ce203"/>
          <table:table-cell table:style-name="ce157" table:formula="of:=[.K103]+[.L103]+[.M103]"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103]*[.Q103]*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03]*[.T103]*0.0833" office:value-type="float" office:value="34.495363" calcext:value-type="float">
            <text:p>34.50</text:p>
          </table:table-cell>
          <table:table-cell table:style-name="ce207"/>
          <table:table-cell table:style-name="ce203" office:value-type="float" office:value="98.98" calcext:value-type="float">
            <text:p>98.98</text:p>
          </table:table-cell>
          <table:table-cell table:style-name="ce203" table:formula="of:=5.38+5.38+15.57+9.56+14.07+6.83" office:value-type="float" office:value="56.79" calcext:value-type="float">
            <text:p>56.79</text:p>
          </table:table-cell>
          <table:table-cell table:number-columns-repeated="1000"/>
        </table:table-row>
        <table:table-row table:style-name="ro2">
          <table:table-cell table:style-name="ce203" office:value-type="string" calcext:value-type="string">
            <text:p>Juli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04]*0.1115" office:value-type="float" office:value="45.0906" calcext:value-type="float">
            <text:p>45.09</text:p>
          </table:table-cell>
          <table:table-cell table:style-name="ce204" table:formula="of:=[.D104]*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04]*[.J104]" office:value-type="float" office:value="4.044" calcext:value-type="float">
            <text:p>4.04</text:p>
          </table:table-cell>
          <table:table-cell table:style-name="ce157" table:formula="of:=[.F104]+[.G104]" office:value-type="float" office:value="83.3064" calcext:value-type="float">
            <text:p>83.31</text:p>
          </table:table-cell>
          <table:table-cell table:style-name="ce157"/>
          <table:table-cell table:style-name="ce203"/>
          <table:table-cell table:style-name="ce157" table:formula="of:=[.K104]+[.L104]+[.M104]" office:value-type="float" office:value="87.3504" calcext:value-type="float">
            <text:p>87.35</text:p>
          </table:table-cell>
          <table:table-cell table:style-name="ce203"/>
          <table:table-cell table:style-name="ce208" office:value-type="float" office:value="0" calcext:value-type="float">
            <text:p>0</text:p>
          </table:table-cell>
          <table:table-cell table:style-name="ce157" table:formula="of:=[.D104]*[.Q104]*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04]*[.T104]*0.0833" office:value-type="float" office:value="33.68652" calcext:value-type="float">
            <text:p>33.69</text:p>
          </table:table-cell>
          <table:table-cell table:style-name="ce207"/>
          <table:table-cell table:style-name="ce203" office:value-type="float" office:value="0" calcext:value-type="float">
            <text:p>0</text:p>
          </table:table-cell>
          <table:table-cell table:style-name="ce203" table:formula="of:=23.23+13.35+9.79+13.23+25.52+27.08+9.54+12.14+12.86" office:value-type="float" office:value="146.74" calcext:value-type="float">
            <text:p>146.74</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Julio</text:p>
          </table:table-cell>
          <table:covered-table-cell table:number-columns-repeated="2"/>
          <table:table-cell table:style-name="ce209" table:formula="of:=SUM([.D95:.D104])" office:value-type="float" office:value="9728.09" calcext:value-type="float">
            <text:p>9728.09</text:p>
          </table:table-cell>
          <table:table-cell table:style-name="ce209"/>
          <table:table-cell table:style-name="ce209" table:formula="of:=SUM([.F95:.F104])" office:value-type="float" office:value="1084.682035" calcext:value-type="float">
            <text:p>1084.68</text:p>
          </table:table-cell>
          <table:table-cell table:style-name="ce209" table:formula="of:=SUM([.G95:.G104])" office:value-type="float" office:value="919.304505" calcext:value-type="float">
            <text:p>919.30</text:p>
          </table:table-cell>
          <table:table-cell table:style-name="ce209" table:formula="of:=SUM([.H95:.H104])" office:value-type="float" office:value="0" calcext:value-type="float">
            <text:p>0.00</text:p>
          </table:table-cell>
          <table:table-cell table:style-name="ce209" table:formula="of:=SUM([.I95:.I104])" office:value-type="float" office:value="0" calcext:value-type="float">
            <text:p>0.00</text:p>
          </table:table-cell>
          <table:table-cell table:style-name="ce209"/>
          <table:table-cell table:style-name="ce209" table:formula="of:=SUM([.K95:.K104])" office:value-type="float" office:value="97.2809" calcext:value-type="float">
            <text:p>97.28</text:p>
          </table:table-cell>
          <table:table-cell table:style-name="ce209" table:formula="of:=SUM([.L95:.L104])" office:value-type="float" office:value="2003.98654" calcext:value-type="float">
            <text:p>2003.99</text:p>
          </table:table-cell>
          <table:table-cell table:style-name="ce209" table:formula="of:=SUM([.M95:.M104])" office:value-type="float" office:value="0" calcext:value-type="float">
            <text:p>0.00</text:p>
          </table:table-cell>
          <table:table-cell table:style-name="ce209"/>
          <table:table-cell table:style-name="ce210" table:formula="of:=SUM([.O95:.O104])" office:value-type="float" office:value="2101.26744" calcext:value-type="float">
            <text:p>2101.27</text:p>
          </table:table-cell>
          <table:table-cell table:style-name="ce211"/>
          <table:table-cell table:style-name="ce212"/>
          <table:table-cell table:style-name="ce210" table:formula="of:=SUM([.R95:.R104])" office:value-type="float" office:value="14.538194" calcext:value-type="float">
            <text:p>14.54</text:p>
          </table:table-cell>
          <table:table-cell table:style-name="ce211"/>
          <table:table-cell table:style-name="ce212"/>
          <table:table-cell table:style-name="ce210" table:formula="of:=SUM([.U95:.U104])" office:value-type="float" office:value="368.493377" calcext:value-type="float">
            <text:p>368.49</text:p>
          </table:table-cell>
          <table:table-cell table:style-name="ce211"/>
          <table:table-cell table:style-name="ce210" table:formula="of:=SUM([.W95:.W104])" office:value-type="float" office:value="952.91" calcext:value-type="float">
            <text:p>952.91</text:p>
          </table:table-cell>
          <table:table-cell table:style-name="ce210" table:formula="of:=SUM([.X95:.X104])" office:value-type="float" office:value="573.57" calcext:value-type="float">
            <text:p>573.57</text:p>
          </table:table-cell>
          <table:table-cell table:number-columns-repeated="1000"/>
        </table:table-row>
        <table:table-row table:style-name="ro2">
          <table:table-cell table:style-name="ce195" office:value-type="string" calcext:value-type="string">
            <text:p>Agosto</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107]*0.1115" office:value-type="float" office:value="44.6" calcext:value-type="float">
            <text:p>44.60</text:p>
          </table:table-cell>
          <table:table-cell table:style-name="ce196" table:formula="of:=[.D107]*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07]*[.J107]" office:value-type="float" office:value="0" calcext:value-type="float">
            <text:p>0.00</text:p>
          </table:table-cell>
          <table:table-cell table:style-name="ce198" table:formula="of:=[.F107]+[.G107]"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107]+[.L107]+[.M107]"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107]*[.Q10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style-name="ce195" office:value-type="float" office:value="0" calcext:value-type="float">
            <text:p>0</text:p>
          </table:table-cell>
          <table:table-cell table:style-name="ce195" office:value-type="float" office:value="68.3" calcext:value-type="float">
            <text:p>68.3</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108]*0.1115" office:value-type="float" office:value="22.3" calcext:value-type="float">
            <text:p>22.30</text:p>
          </table:table-cell>
          <table:table-cell table:style-name="ce204" table:formula="of:=[.D108]*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08]*[.J108]" office:value-type="float" office:value="0" calcext:value-type="float">
            <text:p>0.00</text:p>
          </table:table-cell>
          <table:table-cell table:style-name="ce157" table:formula="of:=[.F108]+[.G108]"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108]+[.L108]+[.M108]"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108]*[.Q10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style-name="ce203" office:value-type="float" office:value="0" calcext:value-type="float">
            <text:p>0</text:p>
          </table:table-cell>
          <table:table-cell table:style-name="ce203" office:value-type="float" office:value="18.89" calcext:value-type="float">
            <text:p>18.89</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Agosto</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110]*0.1115" office:value-type="float" office:value="223" calcext:value-type="float">
            <text:p>223.00</text:p>
          </table:table-cell>
          <table:table-cell table:style-name="ce204" table:formula="of:=[.D110]*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0]*[.J110]" office:value-type="float" office:value="20" calcext:value-type="float">
            <text:p>20.00</text:p>
          </table:table-cell>
          <table:table-cell table:style-name="ce157" table:formula="of:=[.F110]+[.G110]" office:value-type="float" office:value="412" calcext:value-type="float">
            <text:p>412.00</text:p>
          </table:table-cell>
          <table:table-cell table:style-name="ce157"/>
          <table:table-cell table:style-name="ce203"/>
          <table:table-cell table:style-name="ce157" table:formula="of:=[.K110]+[.L110]+[.M110]"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110]*[.Q11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0]*[.T11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111]*0.1115" office:value-type="float" office:value="223" calcext:value-type="float">
            <text:p>223.00</text:p>
          </table:table-cell>
          <table:table-cell table:style-name="ce204" table:formula="of:=[.D111]*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1]*[.J111]" office:value-type="float" office:value="20" calcext:value-type="float">
            <text:p>20.00</text:p>
          </table:table-cell>
          <table:table-cell table:style-name="ce157" table:formula="of:=[.F111]+[.G111]" office:value-type="float" office:value="412" calcext:value-type="float">
            <text:p>412.00</text:p>
          </table:table-cell>
          <table:table-cell table:style-name="ce157"/>
          <table:table-cell table:style-name="ce203"/>
          <table:table-cell table:style-name="ce157" table:formula="of:=[.K111]+[.L111]+[.M111]"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111]*[.Q11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1]*[.T11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126.67" calcext:value-type="float">
            <text:p>126.67</text:p>
          </table:table-cell>
          <table:table-cell table:style-name="ce203" office:value-type="float" office:value="4" calcext:value-type="float">
            <text:p>4</text:p>
          </table:table-cell>
          <table:table-cell table:style-name="ce204" table:formula="of:=[.D112]*0.1115" office:value-type="float" office:value="14.123705" calcext:value-type="float">
            <text:p>14.12</text:p>
          </table:table-cell>
          <table:table-cell table:style-name="ce204" table:formula="of:=[.D112]*0.0945" office:value-type="float" office:value="11.970315" calcext:value-type="float">
            <text:p>11.97</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2]*[.J112]" office:value-type="float" office:value="1.2667" calcext:value-type="float">
            <text:p>1.27</text:p>
          </table:table-cell>
          <table:table-cell table:style-name="ce157" table:formula="of:=[.F112]+[.G112]" office:value-type="float" office:value="26.09402" calcext:value-type="float">
            <text:p>26.09</text:p>
          </table:table-cell>
          <table:table-cell table:style-name="ce157"/>
          <table:table-cell table:style-name="ce203"/>
          <table:table-cell table:style-name="ce157" table:formula="of:=[.K112]+[.L112]+[.M112]" office:value-type="float" office:value="27.36072" calcext:value-type="float">
            <text:p>27.36</text:p>
          </table:table-cell>
          <table:table-cell table:style-name="ce203"/>
          <table:table-cell table:style-name="ce206" office:value-type="float" office:value="0" calcext:value-type="float">
            <text:p>0</text:p>
          </table:table-cell>
          <table:table-cell table:style-name="ce157" table:formula="of:=[.D112]*[.Q11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2]*[.T112]*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office:value-type="float" office:value="10.55" calcext:value-type="float">
            <text:p>10.55</text:p>
          </table:table-cell>
          <table:table-cell table:number-columns-repeated="999"/>
        </table:table-row>
        <table:table-row table:style-name="ro2">
          <table:table-cell table:style-name="ce203" office:value-type="string" calcext:value-type="string">
            <text:p>Agosto</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120" calcext:value-type="float">
            <text:p>120</text:p>
          </table:table-cell>
          <table:table-cell table:style-name="ce203" office:value-type="float" office:value="4" calcext:value-type="float">
            <text:p>4</text:p>
          </table:table-cell>
          <table:table-cell table:style-name="ce204" table:formula="of:=[.D113]*0.1115" office:value-type="float" office:value="13.38" calcext:value-type="float">
            <text:p>13.38</text:p>
          </table:table-cell>
          <table:table-cell table:style-name="ce204" table:formula="of:=[.D113]*0.0945" office:value-type="float" office:value="11.34" calcext:value-type="float">
            <text:p>11.34</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3]*[.J113]" office:value-type="float" office:value="1.2" calcext:value-type="float">
            <text:p>1.20</text:p>
          </table:table-cell>
          <table:table-cell table:style-name="ce157" table:formula="of:=[.F113]+[.G113]" office:value-type="float" office:value="24.72" calcext:value-type="float">
            <text:p>24.72</text:p>
          </table:table-cell>
          <table:table-cell table:style-name="ce157"/>
          <table:table-cell table:style-name="ce203"/>
          <table:table-cell table:style-name="ce157" table:formula="of:=[.K113]+[.L113]+[.M113]" office:value-type="float" office:value="25.92" calcext:value-type="float">
            <text:p>25.92</text:p>
          </table:table-cell>
          <table:table-cell table:style-name="ce203"/>
          <table:table-cell table:style-name="ce206" office:value-type="float" office:value="0" calcext:value-type="float">
            <text:p>0</text:p>
          </table:table-cell>
          <table:table-cell table:style-name="ce157" table:formula="of:=[.D113]*[.Q11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3]*[.T113]*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114]*0.1115" office:value-type="float" office:value="47.53691" calcext:value-type="float">
            <text:p>47.54</text:p>
          </table:table-cell>
          <table:table-cell table:style-name="ce204" table:formula="of:=[.D114]*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4]*[.J114]" office:value-type="float" office:value="4.2634" calcext:value-type="float">
            <text:p>4.26</text:p>
          </table:table-cell>
          <table:table-cell table:style-name="ce157" table:formula="of:=[.F114]+[.G114]" office:value-type="float" office:value="87.82604" calcext:value-type="float">
            <text:p>87.83</text:p>
          </table:table-cell>
          <table:table-cell table:style-name="ce157"/>
          <table:table-cell table:style-name="ce203"/>
          <table:table-cell table:style-name="ce157" table:formula="of:=[.K114]+[.L114]+[.M114]"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114]*[.Q114]*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114]*[.T114]*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44.53+21.63+54.84" office:value-type="float" office:value="121" calcext:value-type="float">
            <text:p>121</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115]*0.1115" office:value-type="float" office:value="47.81566" calcext:value-type="float">
            <text:p>47.82</text:p>
          </table:table-cell>
          <table:table-cell table:style-name="ce204" table:formula="of:=[.D115]*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5]*[.J115]" office:value-type="float" office:value="4.2884" calcext:value-type="float">
            <text:p>4.29</text:p>
          </table:table-cell>
          <table:table-cell table:style-name="ce157" table:formula="of:=[.F115]+[.G115]" office:value-type="float" office:value="88.34104" calcext:value-type="float">
            <text:p>88.34</text:p>
          </table:table-cell>
          <table:table-cell table:style-name="ce157"/>
          <table:table-cell table:style-name="ce203"/>
          <table:table-cell table:style-name="ce157" table:formula="of:=[.K115]+[.L115]+[.M115]"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115]*[.Q115]*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15]*[.T115]*0.0833" office:value-type="float" office:value="35.722372" calcext:value-type="float">
            <text:p>35.72</text:p>
          </table:table-cell>
          <table:table-cell table:style-name="ce207"/>
          <table:table-cell table:style-name="ce203" office:value-type="float" office:value="0" calcext:value-type="float">
            <text:p>0</text:p>
          </table:table-cell>
          <table:table-cell table:style-name="ce203" table:formula="of:=64.32+54.86+33.94" office:value-type="float" office:value="153.12" calcext:value-type="float">
            <text:p>153.12</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1800" calcext:value-type="float">
            <text:p>1800</text:p>
          </table:table-cell>
          <table:table-cell table:style-name="ce203" office:value-type="float" office:value="30" calcext:value-type="float">
            <text:p>30</text:p>
          </table:table-cell>
          <table:table-cell table:style-name="ce204" table:formula="of:=[.D116]*0.1115" office:value-type="float" office:value="200.7" calcext:value-type="float">
            <text:p>200.70</text:p>
          </table:table-cell>
          <table:table-cell table:style-name="ce204" table:formula="of:=[.D116]*0.0945" office:value-type="float" office:value="170.1" calcext:value-type="float">
            <text:p>170.1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6]*[.J116]" office:value-type="float" office:value="18" calcext:value-type="float">
            <text:p>18.00</text:p>
          </table:table-cell>
          <table:table-cell table:style-name="ce157" table:formula="of:=[.F116]+[.G116]" office:value-type="float" office:value="370.8" calcext:value-type="float">
            <text:p>370.80</text:p>
          </table:table-cell>
          <table:table-cell table:style-name="ce157"/>
          <table:table-cell table:style-name="ce203"/>
          <table:table-cell table:style-name="ce157" table:formula="of:=[.K116]+[.L116]+[.M116]" office:value-type="float" office:value="388.8" calcext:value-type="float">
            <text:p>388.80</text:p>
          </table:table-cell>
          <table:table-cell table:style-name="ce203"/>
          <table:table-cell table:style-name="ce206" office:value-type="float" office:value="0" calcext:value-type="float">
            <text:p>0</text:p>
          </table:table-cell>
          <table:table-cell table:style-name="ce157" table:formula="of:=[.D116]*[.Q11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6]*[.T116]*0.0833" office:value-type="float" office:value="0" calcext:value-type="float">
            <text:p>0.00</text:p>
          </table:table-cell>
          <table:table-cell table:style-name="ce207"/>
          <table:table-cell table:style-name="ce203" office:value-type="float" office:value="692.01" calcext:value-type="float">
            <text:p>692.01</text:p>
          </table:table-cell>
          <table:table-cell table:style-name="ce203" table:formula="of:=91.64" office:value-type="float" office:value="91.64" calcext:value-type="float">
            <text:p>91.64</text:p>
          </table:table-cell>
          <table:table-cell office:value-type="float" office:value="149.94" calcext:value-type="float">
            <text:p>149.94</text:p>
          </table:table-cell>
          <table:table-cell table:number-columns-repeated="999"/>
        </table:table-row>
        <table:table-row table:style-name="ro2">
          <table:table-cell table:style-name="ce203" office:value-type="string" calcext:value-type="string">
            <text:p>Agosto</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17]*0.1115" office:value-type="float" office:value="45.0906" calcext:value-type="float">
            <text:p>45.09</text:p>
          </table:table-cell>
          <table:table-cell table:style-name="ce204" table:formula="of:=[.D117]*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7]*[.J117]" office:value-type="float" office:value="4.044" calcext:value-type="float">
            <text:p>4.04</text:p>
          </table:table-cell>
          <table:table-cell table:style-name="ce157" table:formula="of:=[.F117]+[.G117]" office:value-type="float" office:value="83.3064" calcext:value-type="float">
            <text:p>83.31</text:p>
          </table:table-cell>
          <table:table-cell table:style-name="ce157"/>
          <table:table-cell table:style-name="ce203"/>
          <table:table-cell table:style-name="ce157" table:formula="of:=[.K117]+[.L117]+[.M117]"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117]*[.Q11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7]*[.T117]*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13.92+23" office:value-type="float" office:value="36.92" calcext:value-type="float">
            <text:p>36.92</text:p>
          </table:table-cell>
          <table:table-cell table:number-columns-repeated="1000"/>
        </table:table-row>
        <table:table-row table:style-name="ro2">
          <table:table-cell table:style-name="ce203" office:value-type="string" calcext:value-type="string">
            <text:p>Agosto</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414.11" calcext:value-type="float">
            <text:p>414.11</text:p>
          </table:table-cell>
          <table:table-cell table:style-name="ce203" office:value-type="float" office:value="30" calcext:value-type="float">
            <text:p>30</text:p>
          </table:table-cell>
          <table:table-cell table:style-name="ce204" table:formula="of:=[.D118]*0.1115" office:value-type="float" office:value="46.173265" calcext:value-type="float">
            <text:p>46.17</text:p>
          </table:table-cell>
          <table:table-cell table:style-name="ce204" table:formula="of:=[.D118]*0.0945" office:value-type="float" office:value="39.133395" calcext:value-type="float">
            <text:p>39.1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8]*[.J118]" office:value-type="float" office:value="4.1411" calcext:value-type="float">
            <text:p>4.14</text:p>
          </table:table-cell>
          <table:table-cell table:style-name="ce157" table:formula="of:=[.F118]+[.G118]" office:value-type="float" office:value="85.30666" calcext:value-type="float">
            <text:p>85.31</text:p>
          </table:table-cell>
          <table:table-cell table:style-name="ce157"/>
          <table:table-cell table:style-name="ce203"/>
          <table:table-cell table:style-name="ce157" table:formula="of:=[.K118]+[.L118]+[.M118]" office:value-type="float" office:value="89.44776" calcext:value-type="float">
            <text:p>89.45</text:p>
          </table:table-cell>
          <table:table-cell table:style-name="ce203"/>
          <table:table-cell table:style-name="ce206" office:value-type="float" office:value="0" calcext:value-type="float">
            <text:p>0</text:p>
          </table:table-cell>
          <table:table-cell table:style-name="ce157" table:formula="of:=[.D118]*[.Q11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8]*[.T118]*0.0833" office:value-type="float" office:value="0" calcext:value-type="float">
            <text:p>0.00</text:p>
          </table:table-cell>
          <table:table-cell table:style-name="ce207"/>
          <table:table-cell table:style-name="ce203" office:value-type="float" office:value="100.63" calcext:value-type="float">
            <text:p>100.63</text:p>
          </table:table-cell>
          <table:table-cell table:style-name="ce203" table:formula="of:=15.57+14.07+6.83+5.38+5.38+9.56" office:value-type="float" office:value="56.79" calcext:value-type="float">
            <text:p>56.79</text:p>
          </table:table-cell>
          <table:table-cell office:value-type="float" office:value="34.5" calcext:value-type="float">
            <text:p>34.5</text:p>
          </table:table-cell>
          <table:table-cell table:number-columns-repeated="999"/>
        </table:table-row>
        <table:table-row table:style-name="ro2">
          <table:table-cell table:style-name="ce203" office:value-type="string" calcext:value-type="string">
            <text:p>Agosto</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26.96" calcext:value-type="float">
            <text:p>26.96</text:p>
          </table:table-cell>
          <table:table-cell table:style-name="ce203" office:value-type="float" office:value="2" calcext:value-type="float">
            <text:p>2</text:p>
          </table:table-cell>
          <table:table-cell table:style-name="ce204" table:formula="of:=[.D119]*0.1115" office:value-type="float" office:value="3.00604" calcext:value-type="float">
            <text:p>3.01</text:p>
          </table:table-cell>
          <table:table-cell table:style-name="ce204" table:formula="of:=[.D119]*0.0945" office:value-type="float" office:value="2.54772" calcext:value-type="float">
            <text:p>2.55</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19]*[.J119]" office:value-type="float" office:value="0.2696" calcext:value-type="float">
            <text:p>0.27</text:p>
          </table:table-cell>
          <table:table-cell table:style-name="ce157" table:formula="of:=[.F119]+[.G119]" office:value-type="float" office:value="5.55376" calcext:value-type="float">
            <text:p>5.55</text:p>
          </table:table-cell>
          <table:table-cell table:style-name="ce157"/>
          <table:table-cell table:style-name="ce203"/>
          <table:table-cell table:style-name="ce157" table:formula="of:=[.K119]+[.L119]+[.M119]" office:value-type="float" office:value="5.82336" calcext:value-type="float">
            <text:p>5.82</text:p>
          </table:table-cell>
          <table:table-cell table:style-name="ce203"/>
          <table:table-cell table:style-name="ce208" office:value-type="float" office:value="0" calcext:value-type="float">
            <text:p>0</text:p>
          </table:table-cell>
          <table:table-cell table:style-name="ce157" table:formula="of:=[.D119]*[.Q119]*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19]*[.T119]*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office:value-type="float" office:value="2.25" calcext:value-type="float">
            <text:p>2.25</text:p>
          </table:table-cell>
          <table:table-cell table:number-columns-repeated="999"/>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Agosto</text:p>
          </table:table-cell>
          <table:covered-table-cell table:number-columns-repeated="2"/>
          <table:table-cell table:style-name="ce209" table:formula="of:=SUM([.D110:.D119])" office:value-type="float" office:value="7747.32" calcext:value-type="float">
            <text:p>7747.32</text:p>
          </table:table-cell>
          <table:table-cell table:style-name="ce209"/>
          <table:table-cell table:style-name="ce209" table:formula="of:=SUM([.F110:.F119])" office:value-type="float" office:value="863.82618" calcext:value-type="float">
            <text:p>863.83</text:p>
          </table:table-cell>
          <table:table-cell table:style-name="ce209" table:formula="of:=SUM([.G110:.G119])" office:value-type="float" office:value="732.12174" calcext:value-type="float">
            <text:p>732.12</text:p>
          </table:table-cell>
          <table:table-cell table:style-name="ce209" table:formula="of:=SUM([.H110:.H119])" office:value-type="float" office:value="0" calcext:value-type="float">
            <text:p>0.00</text:p>
          </table:table-cell>
          <table:table-cell table:style-name="ce209" table:formula="of:=SUM([.I110:.I119])" office:value-type="float" office:value="0" calcext:value-type="float">
            <text:p>0.00</text:p>
          </table:table-cell>
          <table:table-cell table:style-name="ce209"/>
          <table:table-cell table:style-name="ce209" table:formula="of:=SUM([.K110:.K119])" office:value-type="float" office:value="77.4732" calcext:value-type="float">
            <text:p>77.47</text:p>
          </table:table-cell>
          <table:table-cell table:style-name="ce209" table:formula="of:=SUM([.L110:.L119])" office:value-type="float" office:value="1595.94792" calcext:value-type="float">
            <text:p>1595.95</text:p>
          </table:table-cell>
          <table:table-cell table:style-name="ce209" table:formula="of:=SUM([.M110:.M119])" office:value-type="float" office:value="0" calcext:value-type="float">
            <text:p>0.00</text:p>
          </table:table-cell>
          <table:table-cell table:style-name="ce209"/>
          <table:table-cell table:style-name="ce210" table:formula="of:=SUM([.O110:.O119])" office:value-type="float" office:value="1673.42112" calcext:value-type="float">
            <text:p>1673.42</text:p>
          </table:table-cell>
          <table:table-cell table:style-name="ce211"/>
          <table:table-cell table:style-name="ce212"/>
          <table:table-cell table:style-name="ce210" table:formula="of:=SUM([.R110:.R119])" office:value-type="float" office:value="14.538194" calcext:value-type="float">
            <text:p>14.54</text:p>
          </table:table-cell>
          <table:table-cell table:style-name="ce211"/>
          <table:table-cell table:style-name="ce212"/>
          <table:table-cell table:style-name="ce210" table:formula="of:=SUM([.U110:.U119])" office:value-type="float" office:value="71.236494" calcext:value-type="float">
            <text:p>71.24</text:p>
          </table:table-cell>
          <table:table-cell table:style-name="ce211"/>
          <table:table-cell table:style-name="ce210" table:formula="of:=SUM([.W110:.W119])" office:value-type="float" office:value="792.64" calcext:value-type="float">
            <text:p>792.64</text:p>
          </table:table-cell>
          <table:table-cell table:style-name="ce210" table:formula="of:=SUM([.X110:.X119])" office:value-type="float" office:value="459.47" calcext:value-type="float">
            <text:p>459.47</text:p>
          </table:table-cell>
          <table:table-cell table:formula="of:=SUM([.Y107:.Y119])" office:value-type="float" office:value="197.24" calcext:value-type="float">
            <text:p>197.24</text:p>
          </table:table-cell>
          <table:table-cell table:number-columns-repeated="999"/>
        </table:table-row>
        <table:table-row table:style-name="ro2">
          <table:table-cell table:style-name="ce195" office:value-type="string" calcext:value-type="string">
            <text:p>Septiembre</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400" calcext:value-type="float">
            <text:p>400</text:p>
          </table:table-cell>
          <table:table-cell table:style-name="ce195" office:value-type="float" office:value="30" calcext:value-type="float">
            <text:p>30</text:p>
          </table:table-cell>
          <table:table-cell table:style-name="ce196" table:formula="of:=[.D122]*0.1115" office:value-type="float" office:value="44.6" calcext:value-type="float">
            <text:p>44.60</text:p>
          </table:table-cell>
          <table:table-cell table:style-name="ce196" table:formula="of:=[.D122]*0.0945" office:value-type="float" office:value="37.8" calcext:value-type="float">
            <text:p>37.8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22]*[.J122]" office:value-type="float" office:value="0" calcext:value-type="float">
            <text:p>0.00</text:p>
          </table:table-cell>
          <table:table-cell table:style-name="ce198" table:formula="of:=[.F122]+[.G122]" office:value-type="float" office:value="82.4" calcext:value-type="float">
            <text:p>82.40</text:p>
          </table:table-cell>
          <table:table-cell table:style-name="ce198" office:value-type="float" office:value="0" calcext:value-type="float">
            <text:p>0.00</text:p>
          </table:table-cell>
          <table:table-cell table:style-name="ce195"/>
          <table:table-cell table:style-name="ce198" table:formula="of:=[.K122]+[.L122]+[.M122]" office:value-type="float" office:value="82.4" calcext:value-type="float">
            <text:p>82.40</text:p>
          </table:table-cell>
          <table:table-cell table:style-name="ce195"/>
          <table:table-cell table:style-name="ce199" office:value-type="float" office:value="0" calcext:value-type="float">
            <text:p>0</text:p>
          </table:table-cell>
          <table:table-cell table:style-name="ce198" table:formula="of:=[.D122]*[.Q12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style-name="ce195" office:value-type="float" office:value="0" calcext:value-type="float">
            <text:p>0</text:p>
          </table:table-cell>
          <table:table-cell table:style-name="ce195" office:value-type="float" office:value="68.3" calcext:value-type="float">
            <text:p>68.3</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200" calcext:value-type="float">
            <text:p>200</text:p>
          </table:table-cell>
          <table:table-cell table:style-name="ce203" office:value-type="float" office:value="15" calcext:value-type="float">
            <text:p>15</text:p>
          </table:table-cell>
          <table:table-cell table:style-name="ce204" table:formula="of:=[.D123]*0.1115" office:value-type="float" office:value="22.3" calcext:value-type="float">
            <text:p>22.30</text:p>
          </table:table-cell>
          <table:table-cell table:style-name="ce204" table:formula="of:=[.D123]*0.0945" office:value-type="float" office:value="18.9" calcext:value-type="float">
            <text:p>18.9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23]*[.J123]" office:value-type="float" office:value="0" calcext:value-type="float">
            <text:p>0.00</text:p>
          </table:table-cell>
          <table:table-cell table:style-name="ce157" table:formula="of:=[.F123]+[.G123]" office:value-type="float" office:value="41.2" calcext:value-type="float">
            <text:p>41.20</text:p>
          </table:table-cell>
          <table:table-cell table:style-name="ce157" office:value-type="float" office:value="8.82" calcext:value-type="float">
            <text:p>8.82</text:p>
          </table:table-cell>
          <table:table-cell table:style-name="ce203"/>
          <table:table-cell table:style-name="ce157" table:formula="of:=[.K123]+[.L123]+[.M123]" office:value-type="float" office:value="50.02" calcext:value-type="float">
            <text:p>50.02</text:p>
          </table:table-cell>
          <table:table-cell table:style-name="ce203"/>
          <table:table-cell table:style-name="ce206" office:value-type="float" office:value="0" calcext:value-type="float">
            <text:p>0</text:p>
          </table:table-cell>
          <table:table-cell table:style-name="ce157" table:formula="of:=[.D123]*[.Q12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style-name="ce203" office:value-type="float" office:value="0" calcext:value-type="float">
            <text:p>0</text:p>
          </table:table-cell>
          <table:table-cell table:style-name="ce203" office:value-type="float" office:value="18.06" calcext:value-type="float">
            <text:p>18.06</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Septiembre</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125]*0.1115" office:value-type="float" office:value="223" calcext:value-type="float">
            <text:p>223.00</text:p>
          </table:table-cell>
          <table:table-cell table:style-name="ce204" table:formula="of:=[.D125]*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5]*[.J125]" office:value-type="float" office:value="20" calcext:value-type="float">
            <text:p>20.00</text:p>
          </table:table-cell>
          <table:table-cell table:style-name="ce157" table:formula="of:=[.F125]+[.G125]" office:value-type="float" office:value="412" calcext:value-type="float">
            <text:p>412.00</text:p>
          </table:table-cell>
          <table:table-cell table:style-name="ce157"/>
          <table:table-cell table:style-name="ce203"/>
          <table:table-cell table:style-name="ce157" table:formula="of:=[.K125]+[.L125]+[.M125]"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125]*[.Q12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25]*[.T12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2000" calcext:value-type="float">
            <text:p>2000</text:p>
          </table:table-cell>
          <table:table-cell table:style-name="ce203" office:value-type="float" office:value="30" calcext:value-type="float">
            <text:p>30</text:p>
          </table:table-cell>
          <table:table-cell table:style-name="ce204" table:formula="of:=[.D126]*0.1115" office:value-type="float" office:value="223" calcext:value-type="float">
            <text:p>223.00</text:p>
          </table:table-cell>
          <table:table-cell table:style-name="ce204" table:formula="of:=[.D126]*0.0945" office:value-type="float" office:value="189" calcext:value-type="float">
            <text:p>189.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6]*[.J126]" office:value-type="float" office:value="20" calcext:value-type="float">
            <text:p>20.00</text:p>
          </table:table-cell>
          <table:table-cell table:style-name="ce157" table:formula="of:=[.F126]+[.G126]" office:value-type="float" office:value="412" calcext:value-type="float">
            <text:p>412.00</text:p>
          </table:table-cell>
          <table:table-cell table:style-name="ce157"/>
          <table:table-cell table:style-name="ce203"/>
          <table:table-cell table:style-name="ce157" table:formula="of:=[.K126]+[.L126]+[.M126]" office:value-type="float" office:value="432" calcext:value-type="float">
            <text:p>432.00</text:p>
          </table:table-cell>
          <table:table-cell table:style-name="ce203"/>
          <table:table-cell table:style-name="ce206" office:value-type="float" office:value="0" calcext:value-type="float">
            <text:p>0</text:p>
          </table:table-cell>
          <table:table-cell table:style-name="ce157" table:formula="of:=[.D126]*[.Q12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26]*[.T12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27]*0.1115" office:value-type="float" office:value="0" calcext:value-type="float">
            <text:p>0.00</text:p>
          </table:table-cell>
          <table:table-cell table:style-name="ce204" table:formula="of:=[.D127]*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7]*[.J127]" office:value-type="float" office:value="0" calcext:value-type="float">
            <text:p>0.00</text:p>
          </table:table-cell>
          <table:table-cell table:style-name="ce157" table:formula="of:=[.F127]+[.G127]" office:value-type="float" office:value="0" calcext:value-type="float">
            <text:p>0.00</text:p>
          </table:table-cell>
          <table:table-cell table:style-name="ce157"/>
          <table:table-cell table:style-name="ce203"/>
          <table:table-cell table:style-name="ce157" table:formula="of:=[.K127]+[.L127]+[.M127]"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27]*[.Q12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27]*[.T127]*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28]*0.1115" office:value-type="float" office:value="0" calcext:value-type="float">
            <text:p>0.00</text:p>
          </table:table-cell>
          <table:table-cell table:style-name="ce204" table:formula="of:=[.D12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8]*[.J128]" office:value-type="float" office:value="0" calcext:value-type="float">
            <text:p>0.00</text:p>
          </table:table-cell>
          <table:table-cell table:style-name="ce157" table:formula="of:=[.F128]+[.G128]" office:value-type="float" office:value="0" calcext:value-type="float">
            <text:p>0.00</text:p>
          </table:table-cell>
          <table:table-cell table:style-name="ce157"/>
          <table:table-cell table:style-name="ce203"/>
          <table:table-cell table:style-name="ce157" table:formula="of:=[.K128]+[.L128]+[.M12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28]*[.Q12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28]*[.T128]*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426.34" calcext:value-type="float">
            <text:p>426.34</text:p>
          </table:table-cell>
          <table:table-cell table:style-name="ce203" office:value-type="float" office:value="30" calcext:value-type="float">
            <text:p>30</text:p>
          </table:table-cell>
          <table:table-cell table:style-name="ce204" table:formula="of:=[.D129]*0.1115" office:value-type="float" office:value="47.53691" calcext:value-type="float">
            <text:p>47.54</text:p>
          </table:table-cell>
          <table:table-cell table:style-name="ce204" table:formula="of:=[.D129]*0.0945" office:value-type="float" office:value="40.28913" calcext:value-type="float">
            <text:p>40.29</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29]*[.J129]" office:value-type="float" office:value="4.2634" calcext:value-type="float">
            <text:p>4.26</text:p>
          </table:table-cell>
          <table:table-cell table:style-name="ce157" table:formula="of:=[.F129]+[.G129]" office:value-type="float" office:value="87.82604" calcext:value-type="float">
            <text:p>87.83</text:p>
          </table:table-cell>
          <table:table-cell table:style-name="ce157"/>
          <table:table-cell table:style-name="ce203"/>
          <table:table-cell table:style-name="ce157" table:formula="of:=[.K129]+[.L129]+[.M129]" office:value-type="float" office:value="92.08944" calcext:value-type="float">
            <text:p>92.09</text:p>
          </table:table-cell>
          <table:table-cell table:style-name="ce203"/>
          <table:table-cell table:style-name="ce206" office:value-type="float" office:value="1" calcext:value-type="float">
            <text:p>1</text:p>
          </table:table-cell>
          <table:table-cell table:style-name="ce157" table:formula="of:=[.D129]*[.Q129]*0.0341" office:value-type="float" office:value="14.538194" calcext:value-type="float">
            <text:p>14.54</text:p>
          </table:table-cell>
          <table:table-cell table:style-name="ce207"/>
          <table:table-cell table:style-name="ce208" office:value-type="float" office:value="1" calcext:value-type="float">
            <text:p>1</text:p>
          </table:table-cell>
          <table:table-cell table:style-name="ce157" table:formula="of:=[.D129]*[.T129]*0.0833" office:value-type="float" office:value="35.514122" calcext:value-type="float">
            <text:p>35.51</text:p>
          </table:table-cell>
          <table:table-cell table:style-name="ce207"/>
          <table:table-cell table:style-name="ce203" office:value-type="float" office:value="0" calcext:value-type="float">
            <text:p>0</text:p>
          </table:table-cell>
          <table:table-cell table:style-name="ce203" table:formula="of:=44.06+54.84+21.62" office:value-type="float" office:value="120.52" calcext:value-type="float">
            <text:p>120.52</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428.84" calcext:value-type="float">
            <text:p>428.84</text:p>
          </table:table-cell>
          <table:table-cell table:style-name="ce203" office:value-type="float" office:value="30" calcext:value-type="float">
            <text:p>30</text:p>
          </table:table-cell>
          <table:table-cell table:style-name="ce204" table:formula="of:=[.D130]*0.1115" office:value-type="float" office:value="47.81566" calcext:value-type="float">
            <text:p>47.82</text:p>
          </table:table-cell>
          <table:table-cell table:style-name="ce204" table:formula="of:=[.D130]*0.0945" office:value-type="float" office:value="40.52538" calcext:value-type="float">
            <text:p>40.53</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0]*[.J130]" office:value-type="float" office:value="4.2884" calcext:value-type="float">
            <text:p>4.29</text:p>
          </table:table-cell>
          <table:table-cell table:style-name="ce157" table:formula="of:=[.F130]+[.G130]" office:value-type="float" office:value="88.34104" calcext:value-type="float">
            <text:p>88.34</text:p>
          </table:table-cell>
          <table:table-cell table:style-name="ce157"/>
          <table:table-cell table:style-name="ce203"/>
          <table:table-cell table:style-name="ce157" table:formula="of:=[.K130]+[.L130]+[.M130]" office:value-type="float" office:value="92.62944" calcext:value-type="float">
            <text:p>92.63</text:p>
          </table:table-cell>
          <table:table-cell table:style-name="ce203"/>
          <table:table-cell table:style-name="ce206" office:value-type="float" office:value="0" calcext:value-type="float">
            <text:p>0</text:p>
          </table:table-cell>
          <table:table-cell table:style-name="ce157" table:formula="of:=[.D130]*[.Q130]*0.0341" office:value-type="float" office:value="0" calcext:value-type="float">
            <text:p>0.00</text:p>
          </table:table-cell>
          <table:table-cell table:style-name="ce207"/>
          <table:table-cell table:style-name="ce208" office:value-type="float" office:value="1" calcext:value-type="float">
            <text:p>1</text:p>
          </table:table-cell>
          <table:table-cell table:style-name="ce157" table:formula="of:=[.D130]*[.T130]*0.0833" office:value-type="float" office:value="35.722372" calcext:value-type="float">
            <text:p>35.72</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31]*0.1115" office:value-type="float" office:value="0" calcext:value-type="float">
            <text:p>0.00</text:p>
          </table:table-cell>
          <table:table-cell table:style-name="ce204" table:formula="of:=[.D131]*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1]*[.J131]" office:value-type="float" office:value="0" calcext:value-type="float">
            <text:p>0.00</text:p>
          </table:table-cell>
          <table:table-cell table:style-name="ce157" table:formula="of:=[.F131]+[.G131]" office:value-type="float" office:value="0" calcext:value-type="float">
            <text:p>0.00</text:p>
          </table:table-cell>
          <table:table-cell table:style-name="ce157"/>
          <table:table-cell table:style-name="ce203"/>
          <table:table-cell table:style-name="ce157" table:formula="of:=[.K131]+[.L131]+[.M131]"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31]*[.Q13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31]*[.T13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404.4" calcext:value-type="float">
            <text:p>404.4</text:p>
          </table:table-cell>
          <table:table-cell table:style-name="ce203" office:value-type="float" office:value="30" calcext:value-type="float">
            <text:p>30</text:p>
          </table:table-cell>
          <table:table-cell table:style-name="ce204" table:formula="of:=[.D132]*0.1115" office:value-type="float" office:value="45.0906" calcext:value-type="float">
            <text:p>45.09</text:p>
          </table:table-cell>
          <table:table-cell table:style-name="ce204" table:formula="of:=[.D132]*0.0945" office:value-type="float" office:value="38.2158" calcext:value-type="float">
            <text:p>38.22</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2]*[.J132]" office:value-type="float" office:value="4.044" calcext:value-type="float">
            <text:p>4.04</text:p>
          </table:table-cell>
          <table:table-cell table:style-name="ce157" table:formula="of:=[.F132]+[.G132]" office:value-type="float" office:value="83.3064" calcext:value-type="float">
            <text:p>83.31</text:p>
          </table:table-cell>
          <table:table-cell table:style-name="ce157"/>
          <table:table-cell table:style-name="ce203"/>
          <table:table-cell table:style-name="ce157" table:formula="of:=[.K132]+[.L132]+[.M132]" office:value-type="float" office:value="87.3504" calcext:value-type="float">
            <text:p>87.35</text:p>
          </table:table-cell>
          <table:table-cell table:style-name="ce203"/>
          <table:table-cell table:style-name="ce206" office:value-type="float" office:value="0" calcext:value-type="float">
            <text:p>0</text:p>
          </table:table-cell>
          <table:table-cell table:style-name="ce157" table:formula="of:=[.D132]*[.Q13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32]*[.T132]*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23+13.92" office:value-type="float" office:value="36.92" calcext:value-type="float">
            <text:p>36.92</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33]*0.1115" office:value-type="float" office:value="0" calcext:value-type="float">
            <text:p>0.00</text:p>
          </table:table-cell>
          <table:table-cell table:style-name="ce204" table:formula="of:=[.D133]*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3]*[.J133]" office:value-type="float" office:value="0" calcext:value-type="float">
            <text:p>0.00</text:p>
          </table:table-cell>
          <table:table-cell table:style-name="ce157" table:formula="of:=[.F133]+[.G133]" office:value-type="float" office:value="0" calcext:value-type="float">
            <text:p>0.00</text:p>
          </table:table-cell>
          <table:table-cell table:style-name="ce157"/>
          <table:table-cell table:style-name="ce203"/>
          <table:table-cell table:style-name="ce157" table:formula="of:=[.K133]+[.L133]+[.M133]"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33]*[.Q13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33]*[.T133]*0.0833" office:value-type="float" office:value="0" calcext:value-type="float">
            <text:p>0.00</text:p>
          </table:table-cell>
          <table:table-cell table:style-name="ce207"/>
          <table:table-cell table:style-name="ce203" office:value-type="float" office:value="0" calcext:value-type="float">
            <text:p>0</text:p>
          </table:table-cell>
          <table:table-cell table:style-name="ce203" table:formula="of:=33.94+54.86+64.32" office:value-type="float" office:value="153.12" calcext:value-type="float">
            <text:p>153.12</text:p>
          </table:table-cell>
          <table:table-cell table:number-columns-repeated="1000"/>
        </table:table-row>
        <table:table-row table:style-name="ro2">
          <table:table-cell table:style-name="ce203" office:value-type="string" calcext:value-type="string">
            <text:p>Septiembre</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34]*0.1115" office:value-type="float" office:value="0" calcext:value-type="float">
            <text:p>0.00</text:p>
          </table:table-cell>
          <table:table-cell table:style-name="ce204" table:formula="of:=[.D134]*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34]*[.J134]" office:value-type="float" office:value="0" calcext:value-type="float">
            <text:p>0.00</text:p>
          </table:table-cell>
          <table:table-cell table:style-name="ce157" table:formula="of:=[.F134]+[.G134]" office:value-type="float" office:value="0" calcext:value-type="float">
            <text:p>0.00</text:p>
          </table:table-cell>
          <table:table-cell table:style-name="ce157"/>
          <table:table-cell table:style-name="ce203"/>
          <table:table-cell table:style-name="ce157" table:formula="of:=[.K134]+[.L134]+[.M134]" office:value-type="float" office:value="0" calcext:value-type="float">
            <text:p>0.00</text:p>
          </table:table-cell>
          <table:table-cell table:style-name="ce203"/>
          <table:table-cell table:style-name="ce208" office:value-type="float" office:value="0" calcext:value-type="float">
            <text:p>0</text:p>
          </table:table-cell>
          <table:table-cell table:style-name="ce157" table:formula="of:=[.D134]*[.Q134]*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34]*[.T134]*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Septiembre</text:p>
          </table:table-cell>
          <table:covered-table-cell table:number-columns-repeated="2"/>
          <table:table-cell table:style-name="ce209" table:formula="of:=SUM([.D125:.D134])" office:value-type="float" office:value="5259.58" calcext:value-type="float">
            <text:p>5259.58</text:p>
          </table:table-cell>
          <table:table-cell table:style-name="ce209"/>
          <table:table-cell table:style-name="ce209" table:formula="of:=SUM([.F125:.F134])" office:value-type="float" office:value="586.44317" calcext:value-type="float">
            <text:p>586.44</text:p>
          </table:table-cell>
          <table:table-cell table:style-name="ce209" table:formula="of:=SUM([.G125:.G134])" office:value-type="float" office:value="497.03031" calcext:value-type="float">
            <text:p>497.03</text:p>
          </table:table-cell>
          <table:table-cell table:style-name="ce209" table:formula="of:=SUM([.H125:.H134])" office:value-type="float" office:value="0" calcext:value-type="float">
            <text:p>0.00</text:p>
          </table:table-cell>
          <table:table-cell table:style-name="ce209" table:formula="of:=SUM([.I125:.I134])" office:value-type="float" office:value="0" calcext:value-type="float">
            <text:p>0.00</text:p>
          </table:table-cell>
          <table:table-cell table:style-name="ce209"/>
          <table:table-cell table:style-name="ce209" table:formula="of:=SUM([.K125:.K134])" office:value-type="float" office:value="52.5958" calcext:value-type="float">
            <text:p>52.60</text:p>
          </table:table-cell>
          <table:table-cell table:style-name="ce209" table:formula="of:=SUM([.L125:.L134])" office:value-type="float" office:value="1083.47348" calcext:value-type="float">
            <text:p>1083.47</text:p>
          </table:table-cell>
          <table:table-cell table:style-name="ce209" table:formula="of:=SUM([.M125:.M134])" office:value-type="float" office:value="0" calcext:value-type="float">
            <text:p>0.00</text:p>
          </table:table-cell>
          <table:table-cell table:style-name="ce209"/>
          <table:table-cell table:style-name="ce210" table:formula="of:=SUM([.O125:.O134])" office:value-type="float" office:value="1136.06928" calcext:value-type="float">
            <text:p>1136.07</text:p>
          </table:table-cell>
          <table:table-cell table:style-name="ce211"/>
          <table:table-cell table:style-name="ce212"/>
          <table:table-cell table:style-name="ce210" table:formula="of:=SUM([.R125:.R134])" office:value-type="float" office:value="14.538194" calcext:value-type="float">
            <text:p>14.54</text:p>
          </table:table-cell>
          <table:table-cell table:style-name="ce211"/>
          <table:table-cell table:style-name="ce212"/>
          <table:table-cell table:style-name="ce210" table:formula="of:=SUM([.U125:.U134])" office:value-type="float" office:value="71.236494" calcext:value-type="float">
            <text:p>71.24</text:p>
          </table:table-cell>
          <table:table-cell table:style-name="ce211"/>
          <table:table-cell table:style-name="ce210" table:formula="of:=SUM([.W125:.W134])" office:value-type="float" office:value="0" calcext:value-type="float">
            <text:p>0.00</text:p>
          </table:table-cell>
          <table:table-cell table:style-name="ce210" table:formula="of:=SUM([.X125:.X134])" office:value-type="float" office:value="310.56" calcext:value-type="float">
            <text:p>310.56</text:p>
          </table:table-cell>
          <table:table-cell table:number-columns-repeated="1000"/>
        </table:table-row>
        <table:table-row table:style-name="ro2">
          <table:table-cell table:style-name="ce195" office:value-type="string" calcext:value-type="string">
            <text:p>Octubre</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0" calcext:value-type="float">
            <text:p>0</text:p>
          </table:table-cell>
          <table:table-cell table:style-name="ce195" office:value-type="float" office:value="30" calcext:value-type="float">
            <text:p>30</text:p>
          </table:table-cell>
          <table:table-cell table:style-name="ce196" table:formula="of:=[.D137]*0.1115" office:value-type="float" office:value="0" calcext:value-type="float">
            <text:p>0.00</text:p>
          </table:table-cell>
          <table:table-cell table:style-name="ce196" table:formula="of:=[.D137]*0.0945" office:value-type="float" office:value="0" calcext:value-type="float">
            <text:p>0.0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37]*[.J137]" office:value-type="float" office:value="0" calcext:value-type="float">
            <text:p>0.00</text:p>
          </table:table-cell>
          <table:table-cell table:style-name="ce198" table:formula="of:=[.F137]+[.G137]" office:value-type="float" office:value="0" calcext:value-type="float">
            <text:p>0.00</text:p>
          </table:table-cell>
          <table:table-cell table:style-name="ce198" office:value-type="float" office:value="0" calcext:value-type="float">
            <text:p>0.00</text:p>
          </table:table-cell>
          <table:table-cell table:style-name="ce195"/>
          <table:table-cell table:style-name="ce198" table:formula="of:=[.K137]+[.L137]+[.M137]" office:value-type="float" office:value="0" calcext:value-type="float">
            <text:p>0.00</text:p>
          </table:table-cell>
          <table:table-cell table:style-name="ce195"/>
          <table:table-cell table:style-name="ce199" office:value-type="float" office:value="0" calcext:value-type="float">
            <text:p>0</text:p>
          </table:table-cell>
          <table:table-cell table:style-name="ce198" table:formula="of:=[.D137]*[.Q13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0" calcext:value-type="float">
            <text:p>0</text:p>
          </table:table-cell>
          <table:table-cell table:style-name="ce203" office:value-type="float" office:value="15" calcext:value-type="float">
            <text:p>15</text:p>
          </table:table-cell>
          <table:table-cell table:style-name="ce204" table:formula="of:=[.D138]*0.1115" office:value-type="float" office:value="0" calcext:value-type="float">
            <text:p>0.00</text:p>
          </table:table-cell>
          <table:table-cell table:style-name="ce204" table:formula="of:=[.D13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38]*[.J138]" office:value-type="float" office:value="0" calcext:value-type="float">
            <text:p>0.00</text:p>
          </table:table-cell>
          <table:table-cell table:style-name="ce157" table:formula="of:=[.F138]+[.G138]" office:value-type="float" office:value="0" calcext:value-type="float">
            <text:p>0.00</text:p>
          </table:table-cell>
          <table:table-cell table:style-name="ce157" office:value-type="float" office:value="0" calcext:value-type="float">
            <text:p>0.00</text:p>
          </table:table-cell>
          <table:table-cell table:style-name="ce203"/>
          <table:table-cell table:style-name="ce157" table:formula="of:=[.K138]+[.L138]+[.M13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38]*[.Q13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Octubre</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0]*0.1115" office:value-type="float" office:value="0" calcext:value-type="float">
            <text:p>0.00</text:p>
          </table:table-cell>
          <table:table-cell table:style-name="ce204" table:formula="of:=[.D140]*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0]*[.J140]" office:value-type="float" office:value="0" calcext:value-type="float">
            <text:p>0.00</text:p>
          </table:table-cell>
          <table:table-cell table:style-name="ce157" table:formula="of:=[.F140]+[.G140]" office:value-type="float" office:value="0" calcext:value-type="float">
            <text:p>0.00</text:p>
          </table:table-cell>
          <table:table-cell table:style-name="ce157"/>
          <table:table-cell table:style-name="ce203"/>
          <table:table-cell table:style-name="ce157" table:formula="of:=[.K140]+[.L140]+[.M140]"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0]*[.Q14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0]*[.T14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1]*0.1115" office:value-type="float" office:value="0" calcext:value-type="float">
            <text:p>0.00</text:p>
          </table:table-cell>
          <table:table-cell table:style-name="ce204" table:formula="of:=[.D141]*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1]*[.J141]" office:value-type="float" office:value="0" calcext:value-type="float">
            <text:p>0.00</text:p>
          </table:table-cell>
          <table:table-cell table:style-name="ce157" table:formula="of:=[.F141]+[.G141]" office:value-type="float" office:value="0" calcext:value-type="float">
            <text:p>0.00</text:p>
          </table:table-cell>
          <table:table-cell table:style-name="ce157"/>
          <table:table-cell table:style-name="ce203"/>
          <table:table-cell table:style-name="ce157" table:formula="of:=[.K141]+[.L141]+[.M141]"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1]*[.Q14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1]*[.T14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2]*0.1115" office:value-type="float" office:value="0" calcext:value-type="float">
            <text:p>0.00</text:p>
          </table:table-cell>
          <table:table-cell table:style-name="ce204" table:formula="of:=[.D142]*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2]*[.J142]" office:value-type="float" office:value="0" calcext:value-type="float">
            <text:p>0.00</text:p>
          </table:table-cell>
          <table:table-cell table:style-name="ce157" table:formula="of:=[.F142]+[.G142]" office:value-type="float" office:value="0" calcext:value-type="float">
            <text:p>0.00</text:p>
          </table:table-cell>
          <table:table-cell table:style-name="ce157"/>
          <table:table-cell table:style-name="ce203"/>
          <table:table-cell table:style-name="ce157" table:formula="of:=[.K142]+[.L142]+[.M142]"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2]*[.Q14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2]*[.T142]*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3]*0.1115" office:value-type="float" office:value="0" calcext:value-type="float">
            <text:p>0.00</text:p>
          </table:table-cell>
          <table:table-cell table:style-name="ce204" table:formula="of:=[.D143]*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3]*[.J143]" office:value-type="float" office:value="0" calcext:value-type="float">
            <text:p>0.00</text:p>
          </table:table-cell>
          <table:table-cell table:style-name="ce157" table:formula="of:=[.F143]+[.G143]" office:value-type="float" office:value="0" calcext:value-type="float">
            <text:p>0.00</text:p>
          </table:table-cell>
          <table:table-cell table:style-name="ce157"/>
          <table:table-cell table:style-name="ce203"/>
          <table:table-cell table:style-name="ce157" table:formula="of:=[.K143]+[.L143]+[.M143]"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3]*[.Q14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3]*[.T143]*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4]*0.1115" office:value-type="float" office:value="0" calcext:value-type="float">
            <text:p>0.00</text:p>
          </table:table-cell>
          <table:table-cell table:style-name="ce204" table:formula="of:=[.D144]*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4]*[.J144]" office:value-type="float" office:value="0" calcext:value-type="float">
            <text:p>0.00</text:p>
          </table:table-cell>
          <table:table-cell table:style-name="ce157" table:formula="of:=[.F144]+[.G144]" office:value-type="float" office:value="0" calcext:value-type="float">
            <text:p>0.00</text:p>
          </table:table-cell>
          <table:table-cell table:style-name="ce157"/>
          <table:table-cell table:style-name="ce203"/>
          <table:table-cell table:style-name="ce157" table:formula="of:=[.K144]+[.L144]+[.M144]"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4]*[.Q144]*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4]*[.T144]*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5]*0.1115" office:value-type="float" office:value="0" calcext:value-type="float">
            <text:p>0.00</text:p>
          </table:table-cell>
          <table:table-cell table:style-name="ce204" table:formula="of:=[.D145]*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5]*[.J145]" office:value-type="float" office:value="0" calcext:value-type="float">
            <text:p>0.00</text:p>
          </table:table-cell>
          <table:table-cell table:style-name="ce157" table:formula="of:=[.F145]+[.G145]" office:value-type="float" office:value="0" calcext:value-type="float">
            <text:p>0.00</text:p>
          </table:table-cell>
          <table:table-cell table:style-name="ce157"/>
          <table:table-cell table:style-name="ce203"/>
          <table:table-cell table:style-name="ce157" table:formula="of:=[.K145]+[.L145]+[.M145]"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5]*[.Q14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5]*[.T14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6]*0.1115" office:value-type="float" office:value="0" calcext:value-type="float">
            <text:p>0.00</text:p>
          </table:table-cell>
          <table:table-cell table:style-name="ce204" table:formula="of:=[.D146]*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6]*[.J146]" office:value-type="float" office:value="0" calcext:value-type="float">
            <text:p>0.00</text:p>
          </table:table-cell>
          <table:table-cell table:style-name="ce157" table:formula="of:=[.F146]+[.G146]" office:value-type="float" office:value="0" calcext:value-type="float">
            <text:p>0.00</text:p>
          </table:table-cell>
          <table:table-cell table:style-name="ce157"/>
          <table:table-cell table:style-name="ce203"/>
          <table:table-cell table:style-name="ce157" table:formula="of:=[.K146]+[.L146]+[.M146]"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6]*[.Q14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6]*[.T14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7]*0.1115" office:value-type="float" office:value="0" calcext:value-type="float">
            <text:p>0.00</text:p>
          </table:table-cell>
          <table:table-cell table:style-name="ce204" table:formula="of:=[.D147]*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7]*[.J147]" office:value-type="float" office:value="0" calcext:value-type="float">
            <text:p>0.00</text:p>
          </table:table-cell>
          <table:table-cell table:style-name="ce157" table:formula="of:=[.F147]+[.G147]" office:value-type="float" office:value="0" calcext:value-type="float">
            <text:p>0.00</text:p>
          </table:table-cell>
          <table:table-cell table:style-name="ce157"/>
          <table:table-cell table:style-name="ce203"/>
          <table:table-cell table:style-name="ce157" table:formula="of:=[.K147]+[.L147]+[.M147]"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7]*[.Q14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7]*[.T147]*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8]*0.1115" office:value-type="float" office:value="0" calcext:value-type="float">
            <text:p>0.00</text:p>
          </table:table-cell>
          <table:table-cell table:style-name="ce204" table:formula="of:=[.D14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8]*[.J148]" office:value-type="float" office:value="0" calcext:value-type="float">
            <text:p>0.00</text:p>
          </table:table-cell>
          <table:table-cell table:style-name="ce157" table:formula="of:=[.F148]+[.G148]" office:value-type="float" office:value="0" calcext:value-type="float">
            <text:p>0.00</text:p>
          </table:table-cell>
          <table:table-cell table:style-name="ce157"/>
          <table:table-cell table:style-name="ce203"/>
          <table:table-cell table:style-name="ce157" table:formula="of:=[.K148]+[.L148]+[.M14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48]*[.Q14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8]*[.T148]*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Octubre</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49]*0.1115" office:value-type="float" office:value="0" calcext:value-type="float">
            <text:p>0.00</text:p>
          </table:table-cell>
          <table:table-cell table:style-name="ce204" table:formula="of:=[.D149]*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49]*[.J149]" office:value-type="float" office:value="0" calcext:value-type="float">
            <text:p>0.00</text:p>
          </table:table-cell>
          <table:table-cell table:style-name="ce157" table:formula="of:=[.F149]+[.G149]" office:value-type="float" office:value="0" calcext:value-type="float">
            <text:p>0.00</text:p>
          </table:table-cell>
          <table:table-cell table:style-name="ce157"/>
          <table:table-cell table:style-name="ce203"/>
          <table:table-cell table:style-name="ce157" table:formula="of:=[.K149]+[.L149]+[.M149]" office:value-type="float" office:value="0" calcext:value-type="float">
            <text:p>0.00</text:p>
          </table:table-cell>
          <table:table-cell table:style-name="ce203"/>
          <table:table-cell table:style-name="ce208" office:value-type="float" office:value="0" calcext:value-type="float">
            <text:p>0</text:p>
          </table:table-cell>
          <table:table-cell table:style-name="ce157" table:formula="of:=[.D149]*[.Q149]*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49]*[.T149]*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Octubre</text:p>
          </table:table-cell>
          <table:covered-table-cell table:number-columns-repeated="2"/>
          <table:table-cell table:style-name="ce209" table:formula="of:=SUM([.D140:.D149])" office:value-type="float" office:value="0" calcext:value-type="float">
            <text:p>0.00</text:p>
          </table:table-cell>
          <table:table-cell table:style-name="ce209"/>
          <table:table-cell table:style-name="ce209" table:formula="of:=SUM([.F140:.F149])" office:value-type="float" office:value="0" calcext:value-type="float">
            <text:p>0.00</text:p>
          </table:table-cell>
          <table:table-cell table:style-name="ce209" table:formula="of:=SUM([.G140:.G149])" office:value-type="float" office:value="0" calcext:value-type="float">
            <text:p>0.00</text:p>
          </table:table-cell>
          <table:table-cell table:style-name="ce209" table:formula="of:=SUM([.H140:.H149])" office:value-type="float" office:value="0" calcext:value-type="float">
            <text:p>0.00</text:p>
          </table:table-cell>
          <table:table-cell table:style-name="ce209" table:formula="of:=SUM([.I140:.I149])" office:value-type="float" office:value="0" calcext:value-type="float">
            <text:p>0.00</text:p>
          </table:table-cell>
          <table:table-cell table:style-name="ce209"/>
          <table:table-cell table:style-name="ce209" table:formula="of:=SUM([.K140:.K149])" office:value-type="float" office:value="0" calcext:value-type="float">
            <text:p>0.00</text:p>
          </table:table-cell>
          <table:table-cell table:style-name="ce209" table:formula="of:=SUM([.L140:.L149])" office:value-type="float" office:value="0" calcext:value-type="float">
            <text:p>0.00</text:p>
          </table:table-cell>
          <table:table-cell table:style-name="ce209" table:formula="of:=SUM([.M140:.M149])" office:value-type="float" office:value="0" calcext:value-type="float">
            <text:p>0.00</text:p>
          </table:table-cell>
          <table:table-cell table:style-name="ce209"/>
          <table:table-cell table:style-name="ce210" table:formula="of:=SUM([.O140:.O149])" office:value-type="float" office:value="0" calcext:value-type="float">
            <text:p>0.00</text:p>
          </table:table-cell>
          <table:table-cell table:style-name="ce211"/>
          <table:table-cell table:style-name="ce212"/>
          <table:table-cell table:style-name="ce210" table:formula="of:=SUM([.R140:.R149])" office:value-type="float" office:value="0" calcext:value-type="float">
            <text:p>0.00</text:p>
          </table:table-cell>
          <table:table-cell table:style-name="ce211"/>
          <table:table-cell table:style-name="ce212"/>
          <table:table-cell table:style-name="ce210" table:formula="of:=SUM([.U140:.U149])" office:value-type="float" office:value="0" calcext:value-type="float">
            <text:p>0.00</text:p>
          </table:table-cell>
          <table:table-cell table:style-name="ce211"/>
          <table:table-cell table:style-name="ce210" table:formula="of:=SUM([.W140:.W149])" office:value-type="float" office:value="0" calcext:value-type="float">
            <text:p>0.00</text:p>
          </table:table-cell>
          <table:table-cell table:style-name="ce210" table:formula="of:=SUM([.X140:.X149])" office:value-type="float" office:value="0" calcext:value-type="float">
            <text:p>0.00</text:p>
          </table:table-cell>
          <table:table-cell table:number-columns-repeated="1000"/>
        </table:table-row>
        <table:table-row table:style-name="ro2">
          <table:table-cell table:style-name="ce195" office:value-type="string" calcext:value-type="string">
            <text:p>Noviembre</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0" calcext:value-type="float">
            <text:p>0</text:p>
          </table:table-cell>
          <table:table-cell table:style-name="ce195" office:value-type="float" office:value="30" calcext:value-type="float">
            <text:p>30</text:p>
          </table:table-cell>
          <table:table-cell table:style-name="ce196" table:formula="of:=[.D152]*0.1115" office:value-type="float" office:value="0" calcext:value-type="float">
            <text:p>0.00</text:p>
          </table:table-cell>
          <table:table-cell table:style-name="ce196" table:formula="of:=[.D152]*0.0945" office:value-type="float" office:value="0" calcext:value-type="float">
            <text:p>0.0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52]*[.J152]" office:value-type="float" office:value="0" calcext:value-type="float">
            <text:p>0.00</text:p>
          </table:table-cell>
          <table:table-cell table:style-name="ce198" table:formula="of:=[.F152]+[.G152]" office:value-type="float" office:value="0" calcext:value-type="float">
            <text:p>0.00</text:p>
          </table:table-cell>
          <table:table-cell table:style-name="ce198" office:value-type="float" office:value="0" calcext:value-type="float">
            <text:p>0.00</text:p>
          </table:table-cell>
          <table:table-cell table:style-name="ce195"/>
          <table:table-cell table:style-name="ce198" table:formula="of:=[.K152]+[.L152]+[.M152]" office:value-type="float" office:value="0" calcext:value-type="float">
            <text:p>0.00</text:p>
          </table:table-cell>
          <table:table-cell table:style-name="ce195"/>
          <table:table-cell table:style-name="ce199" office:value-type="float" office:value="0" calcext:value-type="float">
            <text:p>0</text:p>
          </table:table-cell>
          <table:table-cell table:style-name="ce198" table:formula="of:=[.D152]*[.Q152]*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0" calcext:value-type="float">
            <text:p>0</text:p>
          </table:table-cell>
          <table:table-cell table:style-name="ce203" office:value-type="float" office:value="15" calcext:value-type="float">
            <text:p>15</text:p>
          </table:table-cell>
          <table:table-cell table:style-name="ce204" table:formula="of:=[.D153]*0.1115" office:value-type="float" office:value="0" calcext:value-type="float">
            <text:p>0.00</text:p>
          </table:table-cell>
          <table:table-cell table:style-name="ce204" table:formula="of:=[.D153]*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53]*[.J153]" office:value-type="float" office:value="0" calcext:value-type="float">
            <text:p>0.00</text:p>
          </table:table-cell>
          <table:table-cell table:style-name="ce157" table:formula="of:=[.F153]+[.G153]" office:value-type="float" office:value="0" calcext:value-type="float">
            <text:p>0.00</text:p>
          </table:table-cell>
          <table:table-cell table:style-name="ce157" office:value-type="float" office:value="0" calcext:value-type="float">
            <text:p>0.00</text:p>
          </table:table-cell>
          <table:table-cell table:style-name="ce203"/>
          <table:table-cell table:style-name="ce157" table:formula="of:=[.K153]+[.L153]+[.M153]"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3]*[.Q15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Noviembre</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55]*0.1115" office:value-type="float" office:value="0" calcext:value-type="float">
            <text:p>0.00</text:p>
          </table:table-cell>
          <table:table-cell table:style-name="ce204" table:formula="of:=[.D155]*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55]*[.J155]" office:value-type="float" office:value="0" calcext:value-type="float">
            <text:p>0.00</text:p>
          </table:table-cell>
          <table:table-cell table:style-name="ce157" table:formula="of:=[.F155]+[.G155]" office:value-type="float" office:value="0" calcext:value-type="float">
            <text:p>0.00</text:p>
          </table:table-cell>
          <table:table-cell table:style-name="ce157"/>
          <table:table-cell table:style-name="ce203"/>
          <table:table-cell table:style-name="ce157" table:formula="of:=[.K155]+[.L155]+[.M155]"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5]*[.Q15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55]*[.T15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56]*0.1115" office:value-type="float" office:value="0" calcext:value-type="float">
            <text:p>0.00</text:p>
          </table:table-cell>
          <table:table-cell table:style-name="ce204" table:formula="of:=[.D156]*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56]*[.J156]" office:value-type="float" office:value="0" calcext:value-type="float">
            <text:p>0.00</text:p>
          </table:table-cell>
          <table:table-cell table:style-name="ce157" table:formula="of:=[.F156]+[.G156]" office:value-type="float" office:value="0" calcext:value-type="float">
            <text:p>0.00</text:p>
          </table:table-cell>
          <table:table-cell table:style-name="ce157"/>
          <table:table-cell table:style-name="ce203"/>
          <table:table-cell table:style-name="ce157" table:formula="of:=[.K156]+[.L156]+[.M156]"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6]*[.Q15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56]*[.T15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57]*0.1115" office:value-type="float" office:value="0" calcext:value-type="float">
            <text:p>0.00</text:p>
          </table:table-cell>
          <table:table-cell table:style-name="ce204" table:formula="of:=[.D157]*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57]*[.J157]" office:value-type="float" office:value="0" calcext:value-type="float">
            <text:p>0.00</text:p>
          </table:table-cell>
          <table:table-cell table:style-name="ce157" table:formula="of:=[.F157]+[.G157]" office:value-type="float" office:value="0" calcext:value-type="float">
            <text:p>0.00</text:p>
          </table:table-cell>
          <table:table-cell table:style-name="ce157"/>
          <table:table-cell table:style-name="ce203"/>
          <table:table-cell table:style-name="ce157" table:formula="of:=[.K157]+[.L157]+[.M157]"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7]*[.Q15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57]*[.T157]*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58]*0.1115" office:value-type="float" office:value="0" calcext:value-type="float">
            <text:p>0.00</text:p>
          </table:table-cell>
          <table:table-cell table:style-name="ce204" table:formula="of:=[.D15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58]*[.J158]" office:value-type="float" office:value="0" calcext:value-type="float">
            <text:p>0.00</text:p>
          </table:table-cell>
          <table:table-cell table:style-name="ce157" table:formula="of:=[.F158]+[.G158]" office:value-type="float" office:value="0" calcext:value-type="float">
            <text:p>0.00</text:p>
          </table:table-cell>
          <table:table-cell table:style-name="ce157"/>
          <table:table-cell table:style-name="ce203"/>
          <table:table-cell table:style-name="ce157" table:formula="of:=[.K158]+[.L158]+[.M15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8]*[.Q15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58]*[.T158]*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59]*0.1115" office:value-type="float" office:value="0" calcext:value-type="float">
            <text:p>0.00</text:p>
          </table:table-cell>
          <table:table-cell table:style-name="ce204" table:formula="of:=[.D159]*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59]*[.J159]" office:value-type="float" office:value="0" calcext:value-type="float">
            <text:p>0.00</text:p>
          </table:table-cell>
          <table:table-cell table:style-name="ce157" table:formula="of:=[.F159]+[.G159]" office:value-type="float" office:value="0" calcext:value-type="float">
            <text:p>0.00</text:p>
          </table:table-cell>
          <table:table-cell table:style-name="ce157"/>
          <table:table-cell table:style-name="ce203"/>
          <table:table-cell table:style-name="ce157" table:formula="of:=[.K159]+[.L159]+[.M159]"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59]*[.Q159]*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59]*[.T159]*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60]*0.1115" office:value-type="float" office:value="0" calcext:value-type="float">
            <text:p>0.00</text:p>
          </table:table-cell>
          <table:table-cell table:style-name="ce204" table:formula="of:=[.D160]*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60]*[.J160]" office:value-type="float" office:value="0" calcext:value-type="float">
            <text:p>0.00</text:p>
          </table:table-cell>
          <table:table-cell table:style-name="ce157" table:formula="of:=[.F160]+[.G160]" office:value-type="float" office:value="0" calcext:value-type="float">
            <text:p>0.00</text:p>
          </table:table-cell>
          <table:table-cell table:style-name="ce157"/>
          <table:table-cell table:style-name="ce203"/>
          <table:table-cell table:style-name="ce157" table:formula="of:=[.K160]+[.L160]+[.M160]"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60]*[.Q16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60]*[.T16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61]*0.1115" office:value-type="float" office:value="0" calcext:value-type="float">
            <text:p>0.00</text:p>
          </table:table-cell>
          <table:table-cell table:style-name="ce204" table:formula="of:=[.D161]*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61]*[.J161]" office:value-type="float" office:value="0" calcext:value-type="float">
            <text:p>0.00</text:p>
          </table:table-cell>
          <table:table-cell table:style-name="ce157" table:formula="of:=[.F161]+[.G161]" office:value-type="float" office:value="0" calcext:value-type="float">
            <text:p>0.00</text:p>
          </table:table-cell>
          <table:table-cell table:style-name="ce157"/>
          <table:table-cell table:style-name="ce203"/>
          <table:table-cell table:style-name="ce157" table:formula="of:=[.K161]+[.L161]+[.M161]"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61]*[.Q16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61]*[.T16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62]*0.1115" office:value-type="float" office:value="0" calcext:value-type="float">
            <text:p>0.00</text:p>
          </table:table-cell>
          <table:table-cell table:style-name="ce204" table:formula="of:=[.D162]*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62]*[.J162]" office:value-type="float" office:value="0" calcext:value-type="float">
            <text:p>0.00</text:p>
          </table:table-cell>
          <table:table-cell table:style-name="ce157" table:formula="of:=[.F162]+[.G162]" office:value-type="float" office:value="0" calcext:value-type="float">
            <text:p>0.00</text:p>
          </table:table-cell>
          <table:table-cell table:style-name="ce157"/>
          <table:table-cell table:style-name="ce203"/>
          <table:table-cell table:style-name="ce157" table:formula="of:=[.K162]+[.L162]+[.M162]"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62]*[.Q16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62]*[.T162]*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63]*0.1115" office:value-type="float" office:value="0" calcext:value-type="float">
            <text:p>0.00</text:p>
          </table:table-cell>
          <table:table-cell table:style-name="ce204" table:formula="of:=[.D163]*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63]*[.J163]" office:value-type="float" office:value="0" calcext:value-type="float">
            <text:p>0.00</text:p>
          </table:table-cell>
          <table:table-cell table:style-name="ce157" table:formula="of:=[.F163]+[.G163]" office:value-type="float" office:value="0" calcext:value-type="float">
            <text:p>0.00</text:p>
          </table:table-cell>
          <table:table-cell table:style-name="ce157"/>
          <table:table-cell table:style-name="ce203"/>
          <table:table-cell table:style-name="ce157" table:formula="of:=[.K163]+[.L163]+[.M163]"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63]*[.Q16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63]*[.T163]*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Noviembre</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64]*0.1115" office:value-type="float" office:value="0" calcext:value-type="float">
            <text:p>0.00</text:p>
          </table:table-cell>
          <table:table-cell table:style-name="ce204" table:formula="of:=[.D164]*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64]*[.J164]" office:value-type="float" office:value="0" calcext:value-type="float">
            <text:p>0.00</text:p>
          </table:table-cell>
          <table:table-cell table:style-name="ce157" table:formula="of:=[.F164]+[.G164]" office:value-type="float" office:value="0" calcext:value-type="float">
            <text:p>0.00</text:p>
          </table:table-cell>
          <table:table-cell table:style-name="ce157"/>
          <table:table-cell table:style-name="ce203"/>
          <table:table-cell table:style-name="ce157" table:formula="of:=[.K164]+[.L164]+[.M164]" office:value-type="float" office:value="0" calcext:value-type="float">
            <text:p>0.00</text:p>
          </table:table-cell>
          <table:table-cell table:style-name="ce203"/>
          <table:table-cell table:style-name="ce208" office:value-type="float" office:value="0" calcext:value-type="float">
            <text:p>0</text:p>
          </table:table-cell>
          <table:table-cell table:style-name="ce157" table:formula="of:=[.D164]*[.Q164]*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64]*[.T164]*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Noviembre</text:p>
          </table:table-cell>
          <table:covered-table-cell table:number-columns-repeated="2"/>
          <table:table-cell table:style-name="ce209" table:formula="of:=SUM([.D155:.D164])" office:value-type="float" office:value="0" calcext:value-type="float">
            <text:p>0.00</text:p>
          </table:table-cell>
          <table:table-cell table:style-name="ce209"/>
          <table:table-cell table:style-name="ce209" table:formula="of:=SUM([.F155:.F164])" office:value-type="float" office:value="0" calcext:value-type="float">
            <text:p>0.00</text:p>
          </table:table-cell>
          <table:table-cell table:style-name="ce209" table:formula="of:=SUM([.G155:.G164])" office:value-type="float" office:value="0" calcext:value-type="float">
            <text:p>0.00</text:p>
          </table:table-cell>
          <table:table-cell table:style-name="ce209" table:formula="of:=SUM([.H155:.H164])" office:value-type="float" office:value="0" calcext:value-type="float">
            <text:p>0.00</text:p>
          </table:table-cell>
          <table:table-cell table:style-name="ce209" table:formula="of:=SUM([.I155:.I164])" office:value-type="float" office:value="0" calcext:value-type="float">
            <text:p>0.00</text:p>
          </table:table-cell>
          <table:table-cell table:style-name="ce209"/>
          <table:table-cell table:style-name="ce209" table:formula="of:=SUM([.K155:.K164])" office:value-type="float" office:value="0" calcext:value-type="float">
            <text:p>0.00</text:p>
          </table:table-cell>
          <table:table-cell table:style-name="ce209" table:formula="of:=SUM([.L155:.L164])" office:value-type="float" office:value="0" calcext:value-type="float">
            <text:p>0.00</text:p>
          </table:table-cell>
          <table:table-cell table:style-name="ce209" table:formula="of:=SUM([.M155:.M164])" office:value-type="float" office:value="0" calcext:value-type="float">
            <text:p>0.00</text:p>
          </table:table-cell>
          <table:table-cell table:style-name="ce209"/>
          <table:table-cell table:style-name="ce210" table:formula="of:=SUM([.O155:.O164])" office:value-type="float" office:value="0" calcext:value-type="float">
            <text:p>0.00</text:p>
          </table:table-cell>
          <table:table-cell table:style-name="ce211"/>
          <table:table-cell table:style-name="ce212"/>
          <table:table-cell table:style-name="ce210" table:formula="of:=SUM([.R155:.R164])" office:value-type="float" office:value="0" calcext:value-type="float">
            <text:p>0.00</text:p>
          </table:table-cell>
          <table:table-cell table:style-name="ce211"/>
          <table:table-cell table:style-name="ce212"/>
          <table:table-cell table:style-name="ce210" table:formula="of:=SUM([.U155:.U164])" office:value-type="float" office:value="0" calcext:value-type="float">
            <text:p>0.00</text:p>
          </table:table-cell>
          <table:table-cell table:style-name="ce211"/>
          <table:table-cell table:style-name="ce210" table:formula="of:=SUM([.W155:.W164])" office:value-type="float" office:value="0" calcext:value-type="float">
            <text:p>0.00</text:p>
          </table:table-cell>
          <table:table-cell table:style-name="ce210" table:formula="of:=SUM([.X155:.X164])" office:value-type="float" office:value="0" calcext:value-type="float">
            <text:p>0.00</text:p>
          </table:table-cell>
          <table:table-cell table:number-columns-repeated="1000"/>
        </table:table-row>
        <table:table-row table:style-name="ro2">
          <table:table-cell table:style-name="ce195" office:value-type="string" calcext:value-type="string">
            <text:p>Diciembre</text:p>
          </table:table-cell>
          <table:table-cell table:style-name="ce195" office:value-type="float" office:value="1311225658" calcext:value-type="float">
            <text:p>1311225658</text:p>
          </table:table-cell>
          <table:table-cell table:style-name="ce195" office:value-type="string" calcext:value-type="string">
            <text:p>Smith Villalta Janeth Isabel</text:p>
          </table:table-cell>
          <table:table-cell table:style-name="ce195" office:value-type="float" office:value="0" calcext:value-type="float">
            <text:p>0</text:p>
          </table:table-cell>
          <table:table-cell table:style-name="ce195" office:value-type="float" office:value="30" calcext:value-type="float">
            <text:p>30</text:p>
          </table:table-cell>
          <table:table-cell table:style-name="ce196" table:formula="of:=[.D167]*0.1115" office:value-type="float" office:value="0" calcext:value-type="float">
            <text:p>0.00</text:p>
          </table:table-cell>
          <table:table-cell table:style-name="ce196" table:formula="of:=[.D167]*0.0945" office:value-type="float" office:value="0" calcext:value-type="float">
            <text:p>0.00</text:p>
          </table:table-cell>
          <table:table-cell table:number-columns-repeated="2" table:style-name="ce195" office:value-type="float" office:value="0" calcext:value-type="float">
            <text:p>0</text:p>
          </table:table-cell>
          <table:table-cell table:style-name="ce197" office:value-type="percentage" office:value="0" calcext:value-type="percentage">
            <text:p>0.00 %</text:p>
          </table:table-cell>
          <table:table-cell table:style-name="ce198" table:formula="of:=[.D167]*[.J167]" office:value-type="float" office:value="0" calcext:value-type="float">
            <text:p>0.00</text:p>
          </table:table-cell>
          <table:table-cell table:style-name="ce198" table:formula="of:=[.F167]+[.G167]" office:value-type="float" office:value="0" calcext:value-type="float">
            <text:p>0.00</text:p>
          </table:table-cell>
          <table:table-cell table:style-name="ce198" office:value-type="float" office:value="0" calcext:value-type="float">
            <text:p>0.00</text:p>
          </table:table-cell>
          <table:table-cell table:style-name="ce195"/>
          <table:table-cell table:style-name="ce198" table:formula="of:=[.K167]+[.L167]+[.M167]" office:value-type="float" office:value="0" calcext:value-type="float">
            <text:p>0.00</text:p>
          </table:table-cell>
          <table:table-cell table:style-name="ce195"/>
          <table:table-cell table:style-name="ce199" office:value-type="float" office:value="0" calcext:value-type="float">
            <text:p>0</text:p>
          </table:table-cell>
          <table:table-cell table:style-name="ce198" table:formula="of:=[.D167]*[.Q167]*0.0341" office:value-type="float" office:value="0" calcext:value-type="float">
            <text:p>0.00</text:p>
          </table:table-cell>
          <table:table-cell table:style-name="ce200"/>
          <table:table-cell table:style-name="ce201" office:value-type="float" office:value="0" calcext:value-type="float">
            <text:p>0</text:p>
          </table:table-cell>
          <table:table-cell table:style-name="ce198" office:value-type="float" office:value="0" calcext:value-type="float">
            <text:p>0.00</text:p>
          </table:table-cell>
          <table:table-cell table:style-name="ce200"/>
          <table:table-cell table:number-columns-repeated="2" table:style-name="ce195"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19717918" calcext:value-type="float">
            <text:p>919717918</text:p>
          </table:table-cell>
          <table:table-cell table:style-name="ce203" office:value-type="string" calcext:value-type="string">
            <text:p>Roca Roca Robert Rafael</text:p>
          </table:table-cell>
          <table:table-cell table:style-name="ce203" office:value-type="float" office:value="0" calcext:value-type="float">
            <text:p>0</text:p>
          </table:table-cell>
          <table:table-cell table:style-name="ce203" office:value-type="float" office:value="15" calcext:value-type="float">
            <text:p>15</text:p>
          </table:table-cell>
          <table:table-cell table:style-name="ce204" table:formula="of:=[.D168]*0.1115" office:value-type="float" office:value="0" calcext:value-type="float">
            <text:p>0.00</text:p>
          </table:table-cell>
          <table:table-cell table:style-name="ce204" table:formula="of:=[.D16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 calcext:value-type="percentage">
            <text:p>0.00 %</text:p>
          </table:table-cell>
          <table:table-cell table:style-name="ce157" table:formula="of:=[.D168]*[.J168]" office:value-type="float" office:value="0" calcext:value-type="float">
            <text:p>0.00</text:p>
          </table:table-cell>
          <table:table-cell table:style-name="ce157" table:formula="of:=[.F168]+[.G168]" office:value-type="float" office:value="0" calcext:value-type="float">
            <text:p>0.00</text:p>
          </table:table-cell>
          <table:table-cell table:style-name="ce157" office:value-type="float" office:value="0" calcext:value-type="float">
            <text:p>0.00</text:p>
          </table:table-cell>
          <table:table-cell table:style-name="ce203"/>
          <table:table-cell table:style-name="ce157" table:formula="of:=[.K168]+[.L168]+[.M16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68]*[.Q16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157" table:number-columns-repeated="3"/>
          <table:table-cell table:style-name="ce203"/>
          <table:table-cell table:style-name="ce157"/>
          <table:table-cell table:style-name="ce203"/>
          <table:table-cell table:style-name="ce206"/>
          <table:table-cell table:style-name="ce157"/>
          <table:table-cell table:style-name="ce207"/>
          <table:table-cell table:style-name="ce208"/>
          <table:table-cell table:style-name="ce157"/>
          <table:table-cell table:style-name="ce207"/>
          <table:table-cell table:style-name="ce203" table:number-columns-repeated="2"/>
          <table:table-cell table:number-columns-repeated="1000"/>
        </table:table-row>
        <table:table-row table:style-name="ro2">
          <table:table-cell table:style-name="ce203" office:value-type="string" calcext:value-type="string">
            <text:p>Diciembre</text:p>
          </table:table-cell>
          <table:table-cell table:style-name="ce203" office:value-type="float" office:value="908955701" calcext:value-type="float">
            <text:p>908955701</text:p>
          </table:table-cell>
          <table:table-cell table:style-name="ce203" office:value-type="string" calcext:value-type="string">
            <text:p>Casal Rizzo Maria Dolores</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0]*0.1115" office:value-type="float" office:value="0" calcext:value-type="float">
            <text:p>0.00</text:p>
          </table:table-cell>
          <table:table-cell table:style-name="ce204" table:formula="of:=[.D170]*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0]*[.J170]" office:value-type="float" office:value="0" calcext:value-type="float">
            <text:p>0.00</text:p>
          </table:table-cell>
          <table:table-cell table:style-name="ce157" table:formula="of:=[.F170]+[.G170]" office:value-type="float" office:value="0" calcext:value-type="float">
            <text:p>0.00</text:p>
          </table:table-cell>
          <table:table-cell table:style-name="ce157"/>
          <table:table-cell table:style-name="ce203"/>
          <table:table-cell table:style-name="ce157" table:formula="of:=[.K170]+[.L170]+[.M170]"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0]*[.Q170]*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0]*[.T170]*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08955693" calcext:value-type="float">
            <text:p>908955693</text:p>
          </table:table-cell>
          <table:table-cell table:style-name="ce203" office:value-type="string" calcext:value-type="string">
            <text:p>Casal Rizzo Maria Pau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1]*0.1115" office:value-type="float" office:value="0" calcext:value-type="float">
            <text:p>0.00</text:p>
          </table:table-cell>
          <table:table-cell table:style-name="ce204" table:formula="of:=[.D171]*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1]*[.J171]" office:value-type="float" office:value="0" calcext:value-type="float">
            <text:p>0.00</text:p>
          </table:table-cell>
          <table:table-cell table:style-name="ce157" table:formula="of:=[.F171]+[.G171]" office:value-type="float" office:value="0" calcext:value-type="float">
            <text:p>0.00</text:p>
          </table:table-cell>
          <table:table-cell table:style-name="ce157"/>
          <table:table-cell table:style-name="ce203"/>
          <table:table-cell table:style-name="ce157" table:formula="of:=[.K171]+[.L171]+[.M171]"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1]*[.Q171]*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1]*[.T171]*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12134905" calcext:value-type="float">
            <text:p>912134905</text:p>
          </table:table-cell>
          <table:table-cell table:style-name="ce203" office:value-type="string" calcext:value-type="string">
            <text:p>Coello Chang Maria Gabriel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2]*0.1115" office:value-type="float" office:value="0" calcext:value-type="float">
            <text:p>0.00</text:p>
          </table:table-cell>
          <table:table-cell table:style-name="ce204" table:formula="of:=[.D172]*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2]*[.J172]" office:value-type="float" office:value="0" calcext:value-type="float">
            <text:p>0.00</text:p>
          </table:table-cell>
          <table:table-cell table:style-name="ce157" table:formula="of:=[.F172]+[.G172]" office:value-type="float" office:value="0" calcext:value-type="float">
            <text:p>0.00</text:p>
          </table:table-cell>
          <table:table-cell table:style-name="ce157"/>
          <table:table-cell table:style-name="ce203"/>
          <table:table-cell table:style-name="ce157" table:formula="of:=[.K172]+[.L172]+[.M172]"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2]*[.Q172]*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2]*[.T172]*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16641418" calcext:value-type="float">
            <text:p>916641418</text:p>
          </table:table-cell>
          <table:table-cell table:style-name="ce203" office:value-type="string" calcext:value-type="string">
            <text:p>Drouet Loor Lesther Oswal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3]*0.1115" office:value-type="float" office:value="0" calcext:value-type="float">
            <text:p>0.00</text:p>
          </table:table-cell>
          <table:table-cell table:style-name="ce204" table:formula="of:=[.D173]*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3]*[.J173]" office:value-type="float" office:value="0" calcext:value-type="float">
            <text:p>0.00</text:p>
          </table:table-cell>
          <table:table-cell table:style-name="ce157" table:formula="of:=[.F173]+[.G173]" office:value-type="float" office:value="0" calcext:value-type="float">
            <text:p>0.00</text:p>
          </table:table-cell>
          <table:table-cell table:style-name="ce157"/>
          <table:table-cell table:style-name="ce203"/>
          <table:table-cell table:style-name="ce157" table:formula="of:=[.K173]+[.L173]+[.M173]"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3]*[.Q173]*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3]*[.T173]*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14434030" calcext:value-type="float">
            <text:p>914434030</text:p>
          </table:table-cell>
          <table:table-cell table:style-name="ce203" office:value-type="string" calcext:value-type="string">
            <text:p>Guaranda Tumbaco Guillermo Antoni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4]*0.1115" office:value-type="float" office:value="0" calcext:value-type="float">
            <text:p>0.00</text:p>
          </table:table-cell>
          <table:table-cell table:style-name="ce204" table:formula="of:=[.D174]*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4]*[.J174]" office:value-type="float" office:value="0" calcext:value-type="float">
            <text:p>0.00</text:p>
          </table:table-cell>
          <table:table-cell table:style-name="ce157" table:formula="of:=[.F174]+[.G174]" office:value-type="float" office:value="0" calcext:value-type="float">
            <text:p>0.00</text:p>
          </table:table-cell>
          <table:table-cell table:style-name="ce157"/>
          <table:table-cell table:style-name="ce203"/>
          <table:table-cell table:style-name="ce157" table:formula="of:=[.K174]+[.L174]+[.M174]"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4]*[.Q174]*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4]*[.T174]*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09669442" calcext:value-type="float">
            <text:p>909669442</text:p>
          </table:table-cell>
          <table:table-cell table:style-name="ce203" office:value-type="string" calcext:value-type="string">
            <text:p>Noboa Caceres Miguel Enrique</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5]*0.1115" office:value-type="float" office:value="0" calcext:value-type="float">
            <text:p>0.00</text:p>
          </table:table-cell>
          <table:table-cell table:style-name="ce204" table:formula="of:=[.D175]*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5]*[.J175]" office:value-type="float" office:value="0" calcext:value-type="float">
            <text:p>0.00</text:p>
          </table:table-cell>
          <table:table-cell table:style-name="ce157" table:formula="of:=[.F175]+[.G175]" office:value-type="float" office:value="0" calcext:value-type="float">
            <text:p>0.00</text:p>
          </table:table-cell>
          <table:table-cell table:style-name="ce157"/>
          <table:table-cell table:style-name="ce203"/>
          <table:table-cell table:style-name="ce157" table:formula="of:=[.K175]+[.L175]+[.M175]"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5]*[.Q175]*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5]*[.T175]*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13437919" calcext:value-type="float">
            <text:p>913437919</text:p>
          </table:table-cell>
          <table:table-cell table:style-name="ce203" office:value-type="string" calcext:value-type="string">
            <text:p>Pazmiño Herrera Diego Wilfrido</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6]*0.1115" office:value-type="float" office:value="0" calcext:value-type="float">
            <text:p>0.00</text:p>
          </table:table-cell>
          <table:table-cell table:style-name="ce204" table:formula="of:=[.D176]*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6]*[.J176]" office:value-type="float" office:value="0" calcext:value-type="float">
            <text:p>0.00</text:p>
          </table:table-cell>
          <table:table-cell table:style-name="ce157" table:formula="of:=[.F176]+[.G176]" office:value-type="float" office:value="0" calcext:value-type="float">
            <text:p>0.00</text:p>
          </table:table-cell>
          <table:table-cell table:style-name="ce157"/>
          <table:table-cell table:style-name="ce203"/>
          <table:table-cell table:style-name="ce157" table:formula="of:=[.K176]+[.L176]+[.M176]"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6]*[.Q176]*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6]*[.T176]*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22310958" calcext:value-type="float">
            <text:p>922310958</text:p>
          </table:table-cell>
          <table:table-cell table:style-name="ce203" office:value-type="string" calcext:value-type="string">
            <text:p>Sellan Almeida Gabriela Vanessa</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7]*0.1115" office:value-type="float" office:value="0" calcext:value-type="float">
            <text:p>0.00</text:p>
          </table:table-cell>
          <table:table-cell table:style-name="ce204" table:formula="of:=[.D177]*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7]*[.J177]" office:value-type="float" office:value="0" calcext:value-type="float">
            <text:p>0.00</text:p>
          </table:table-cell>
          <table:table-cell table:style-name="ce157" table:formula="of:=[.F177]+[.G177]" office:value-type="float" office:value="0" calcext:value-type="float">
            <text:p>0.00</text:p>
          </table:table-cell>
          <table:table-cell table:style-name="ce157"/>
          <table:table-cell table:style-name="ce203"/>
          <table:table-cell table:style-name="ce157" table:formula="of:=[.K177]+[.L177]+[.M177]"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7]*[.Q177]*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7]*[.T177]*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24114754" calcext:value-type="float">
            <text:p>924114754</text:p>
          </table:table-cell>
          <table:table-cell table:style-name="ce203" office:value-type="string" calcext:value-type="string">
            <text:p>Tandazo Viñan Enrique Gabriel</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8]*0.1115" office:value-type="float" office:value="0" calcext:value-type="float">
            <text:p>0.00</text:p>
          </table:table-cell>
          <table:table-cell table:style-name="ce204" table:formula="of:=[.D178]*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8]*[.J178]" office:value-type="float" office:value="0" calcext:value-type="float">
            <text:p>0.00</text:p>
          </table:table-cell>
          <table:table-cell table:style-name="ce157" table:formula="of:=[.F178]+[.G178]" office:value-type="float" office:value="0" calcext:value-type="float">
            <text:p>0.00</text:p>
          </table:table-cell>
          <table:table-cell table:style-name="ce157"/>
          <table:table-cell table:style-name="ce203"/>
          <table:table-cell table:style-name="ce157" table:formula="of:=[.K178]+[.L178]+[.M178]" office:value-type="float" office:value="0" calcext:value-type="float">
            <text:p>0.00</text:p>
          </table:table-cell>
          <table:table-cell table:style-name="ce203"/>
          <table:table-cell table:style-name="ce206" office:value-type="float" office:value="0" calcext:value-type="float">
            <text:p>0</text:p>
          </table:table-cell>
          <table:table-cell table:style-name="ce157" table:formula="of:=[.D178]*[.Q178]*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8]*[.T178]*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office:value-type="string" calcext:value-type="string">
            <text:p>Diciembre</text:p>
          </table:table-cell>
          <table:table-cell table:style-name="ce203" office:value-type="float" office:value="907995153" calcext:value-type="float">
            <text:p>907995153</text:p>
          </table:table-cell>
          <table:table-cell table:style-name="ce203" office:value-type="string" calcext:value-type="string">
            <text:p>Viejo Cuadra Rufo Colon</text:p>
          </table:table-cell>
          <table:table-cell table:style-name="ce203" office:value-type="float" office:value="0" calcext:value-type="float">
            <text:p>0</text:p>
          </table:table-cell>
          <table:table-cell table:style-name="ce203" office:value-type="float" office:value="30" calcext:value-type="float">
            <text:p>30</text:p>
          </table:table-cell>
          <table:table-cell table:style-name="ce204" table:formula="of:=[.D179]*0.1115" office:value-type="float" office:value="0" calcext:value-type="float">
            <text:p>0.00</text:p>
          </table:table-cell>
          <table:table-cell table:style-name="ce204" table:formula="of:=[.D179]*0.0945" office:value-type="float" office:value="0" calcext:value-type="float">
            <text:p>0.00</text:p>
          </table:table-cell>
          <table:table-cell table:number-columns-repeated="2" table:style-name="ce203" office:value-type="float" office:value="0" calcext:value-type="float">
            <text:p>0</text:p>
          </table:table-cell>
          <table:table-cell table:style-name="ce205" office:value-type="percentage" office:value="0.01" calcext:value-type="percentage">
            <text:p>1.00 %</text:p>
          </table:table-cell>
          <table:table-cell table:style-name="ce157" table:formula="of:=[.D179]*[.J179]" office:value-type="float" office:value="0" calcext:value-type="float">
            <text:p>0.00</text:p>
          </table:table-cell>
          <table:table-cell table:style-name="ce157" table:formula="of:=[.F179]+[.G179]" office:value-type="float" office:value="0" calcext:value-type="float">
            <text:p>0.00</text:p>
          </table:table-cell>
          <table:table-cell table:style-name="ce157"/>
          <table:table-cell table:style-name="ce203"/>
          <table:table-cell table:style-name="ce157" table:formula="of:=[.K179]+[.L179]+[.M179]" office:value-type="float" office:value="0" calcext:value-type="float">
            <text:p>0.00</text:p>
          </table:table-cell>
          <table:table-cell table:style-name="ce203"/>
          <table:table-cell table:style-name="ce208" office:value-type="float" office:value="0" calcext:value-type="float">
            <text:p>0</text:p>
          </table:table-cell>
          <table:table-cell table:style-name="ce157" table:formula="of:=[.D179]*[.Q179]*0.0341" office:value-type="float" office:value="0" calcext:value-type="float">
            <text:p>0.00</text:p>
          </table:table-cell>
          <table:table-cell table:style-name="ce207"/>
          <table:table-cell table:style-name="ce208" office:value-type="float" office:value="0" calcext:value-type="float">
            <text:p>0</text:p>
          </table:table-cell>
          <table:table-cell table:style-name="ce157" table:formula="of:=[.D179]*[.T179]*0.0833" office:value-type="float" office:value="0" calcext:value-type="float">
            <text:p>0.00</text:p>
          </table:table-cell>
          <table:table-cell table:style-name="ce207"/>
          <table:table-cell table:number-columns-repeated="2" table:style-name="ce203" office:value-type="float" office:value="0" calcext:value-type="float">
            <text:p>0</text:p>
          </table:table-cell>
          <table:table-cell table:number-columns-repeated="1000"/>
        </table:table-row>
        <table:table-row table:style-name="ro2">
          <table:table-cell table:style-name="ce203" table:number-columns-repeated="5"/>
          <table:table-cell table:style-name="ce204" table:number-columns-repeated="2"/>
          <table:table-cell table:style-name="ce203" table:number-columns-repeated="2"/>
          <table:table-cell table:style-name="ce205"/>
          <table:table-cell table:style-name="ce203" table:number-columns-repeated="4"/>
          <table:table-cell table:style-name="ce157"/>
          <table:table-cell table:style-name="ce203"/>
          <table:table-cell table:style-name="ce208"/>
          <table:table-cell table:style-name="ce203"/>
          <table:table-cell table:style-name="ce207"/>
          <table:table-cell table:style-name="ce208"/>
          <table:table-cell table:style-name="ce203"/>
          <table:table-cell table:style-name="ce207"/>
          <table:table-cell table:style-name="ce203" table:number-columns-repeated="2"/>
          <table:table-cell table:number-columns-repeated="1000"/>
        </table:table-row>
        <table:table-row table:style-name="ro2">
          <table:table-cell table:style-name="ce218" office:value-type="string" calcext:value-type="string" table:number-columns-spanned="3" table:number-rows-spanned="1">
            <text:p>Total Diciembre</text:p>
          </table:table-cell>
          <table:covered-table-cell table:number-columns-repeated="2"/>
          <table:table-cell table:style-name="ce209" table:formula="of:=SUM([.D170:.D179])" office:value-type="float" office:value="0" calcext:value-type="float">
            <text:p>0.00</text:p>
          </table:table-cell>
          <table:table-cell table:style-name="ce209"/>
          <table:table-cell table:style-name="ce209" table:formula="of:=SUM([.F170:.F179])" office:value-type="float" office:value="0" calcext:value-type="float">
            <text:p>0.00</text:p>
          </table:table-cell>
          <table:table-cell table:style-name="ce209" table:formula="of:=SUM([.G170:.G179])" office:value-type="float" office:value="0" calcext:value-type="float">
            <text:p>0.00</text:p>
          </table:table-cell>
          <table:table-cell table:style-name="ce209" table:formula="of:=SUM([.H170:.H179])" office:value-type="float" office:value="0" calcext:value-type="float">
            <text:p>0.00</text:p>
          </table:table-cell>
          <table:table-cell table:style-name="ce209" table:formula="of:=SUM([.I170:.I179])" office:value-type="float" office:value="0" calcext:value-type="float">
            <text:p>0.00</text:p>
          </table:table-cell>
          <table:table-cell table:style-name="ce209"/>
          <table:table-cell table:style-name="ce209" table:formula="of:=SUM([.K170:.K179])" office:value-type="float" office:value="0" calcext:value-type="float">
            <text:p>0.00</text:p>
          </table:table-cell>
          <table:table-cell table:style-name="ce209" table:formula="of:=SUM([.L170:.L179])" office:value-type="float" office:value="0" calcext:value-type="float">
            <text:p>0.00</text:p>
          </table:table-cell>
          <table:table-cell table:style-name="ce209" table:formula="of:=SUM([.M170:.M179])" office:value-type="float" office:value="0" calcext:value-type="float">
            <text:p>0.00</text:p>
          </table:table-cell>
          <table:table-cell table:style-name="ce209"/>
          <table:table-cell table:style-name="ce210" table:formula="of:=SUM([.O170:.O179])" office:value-type="float" office:value="0" calcext:value-type="float">
            <text:p>0.00</text:p>
          </table:table-cell>
          <table:table-cell table:style-name="ce211"/>
          <table:table-cell table:style-name="ce212"/>
          <table:table-cell table:style-name="ce210" table:formula="of:=SUM([.R170:.R179])" office:value-type="float" office:value="0" calcext:value-type="float">
            <text:p>0.00</text:p>
          </table:table-cell>
          <table:table-cell table:style-name="ce211"/>
          <table:table-cell table:style-name="ce212"/>
          <table:table-cell table:style-name="ce210" table:formula="of:=SUM([.U170:.U179])" office:value-type="float" office:value="0" calcext:value-type="float">
            <text:p>0.00</text:p>
          </table:table-cell>
          <table:table-cell table:style-name="ce211"/>
          <table:table-cell table:style-name="ce210" table:formula="of:=SUM([.W170:.W179])" office:value-type="float" office:value="0" calcext:value-type="float">
            <text:p>0.00</text:p>
          </table:table-cell>
          <table:table-cell table:style-name="ce210" table:formula="of:=SUM([.X170:.X179])" office:value-type="float" office:value="0" calcext:value-type="float">
            <text:p>0.00</text:p>
          </table:table-cell>
          <table:table-cell table:number-columns-repeated="1000"/>
        </table:table-row>
        <table:table-row table:style-name="ro2" table:number-rows-repeated="1048394">
          <table:table-cell table:number-columns-repeated="1024"/>
        </table:table-row>
        <table:table-row table:style-name="ro2">
          <table:table-cell table:number-columns-repeated="1024"/>
        </table:table-row>
      </table:table>
      <table:table table:name="Movmientos" table:style-name="ta3">
        <table:table-column table:style-name="co40" table:default-cell-style-name="Default"/>
        <table:table-column table:style-name="co41" table:number-columns-repeated="2"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number-columns-repeated="2" table:default-cell-style-name="Default"/>
        <table:table-column table:style-name="co50" table:default-cell-style-name="Default"/>
        <table:table-row table:style-name="ro2">
          <table:table-cell table:style-name="ce468" office:value-type="string" calcext:value-type="string">
            <text:p>Fecha</text:p>
          </table:table-cell>
          <table:table-cell table:style-name="ce468" office:value-type="string" calcext:value-type="string">
            <text:p>Mes</text:p>
          </table:table-cell>
          <table:table-cell table:style-name="ce468" office:value-type="string" calcext:value-type="string">
            <text:p>Código</text:p>
          </table:table-cell>
          <table:table-cell table:style-name="ce468" office:value-type="string" calcext:value-type="string">
            <text:p>Cuenta</text:p>
          </table:table-cell>
          <table:table-cell table:style-name="ce468" office:value-type="string" calcext:value-type="string">
            <text:p>Asiento</text:p>
          </table:table-cell>
          <table:table-cell table:style-name="ce468" office:value-type="string" calcext:value-type="string">
            <text:p>Tipo</text:p>
          </table:table-cell>
          <table:table-cell table:style-name="ce468" office:value-type="string" calcext:value-type="string">
            <text:p>Documento</text:p>
          </table:table-cell>
          <table:table-cell table:style-name="ce468" office:value-type="string" calcext:value-type="string">
            <text:p>Identificación</text:p>
          </table:table-cell>
          <table:table-cell table:style-name="ce468" office:value-type="string" calcext:value-type="string">
            <text:p>Persona</text:p>
          </table:table-cell>
          <table:table-cell table:style-name="ce468" office:value-type="string" calcext:value-type="string">
            <text:p>Descripción</text:p>
          </table:table-cell>
          <table:table-cell table:style-name="ce468" office:value-type="string" calcext:value-type="string">
            <text:p>Debe</text:p>
          </table:table-cell>
          <table:table-cell table:style-name="ce468" office:value-type="string" calcext:value-type="string">
            <text:p>Haber</text:p>
          </table:table-cell>
          <table:table-cell table:style-name="ce468" office:value-type="string" calcext:value-type="string">
            <text:p>Saldo</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977.36" calcext:value-type="float">
            <text:p>977.3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150" calcext:value-type="float">
            <text:p>150.00</text:p>
          </table:table-cell>
          <table:table-cell table:style-name="ce473" office:value-type="float" office:value="1127.36" calcext:value-type="float">
            <text:p>1,127.3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1161.87" calcext:value-type="float">
            <text:p>1,161.8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1195.57" calcext:value-type="float">
            <text:p>1,195.5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1231.1" calcext:value-type="float">
            <text:p>1,231.1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1306.1" calcext:value-type="float">
            <text:p>1,306.1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1385.27" calcext:value-type="float">
            <text:p>1,385.2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1421.01" calcext:value-type="float">
            <text:p>1,421.0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166.67" calcext:value-type="float">
            <text:p>166.67</text:p>
          </table:table-cell>
          <table:table-cell table:style-name="ce473" office:value-type="float" office:value="1587.68" calcext:value-type="float">
            <text:p>1,587.68</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33.7" calcext:value-type="float">
            <text:p>33.70</text:p>
          </table:table-cell>
          <table:table-cell table:style-name="ce473" office:value-type="float" office:value="1621.38" calcext:value-type="float">
            <text:p>1,621.38</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1788.05" calcext:value-type="float">
            <text:p>1,788.0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150" calcext:value-type="float">
            <text:p>150.00</text:p>
          </table:table-cell>
          <table:table-cell table:style-name="ce473" office:value-type="float" office:value="1938.05" calcext:value-type="float">
            <text:p>1,938.0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1972.56" calcext:value-type="float">
            <text:p>1,972.56</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2006.26" calcext:value-type="float">
            <text:p>2,006.26</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2041.79" calcext:value-type="float">
            <text:p>2,041.7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2116.79" calcext:value-type="float">
            <text:p>2,116.7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2195.96" calcext:value-type="float">
            <text:p>2,195.96</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2231.7" calcext:value-type="float">
            <text:p>2,231.7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166.67" calcext:value-type="float">
            <text:p>166.67</text:p>
          </table:table-cell>
          <table:table-cell table:style-name="ce473" office:value-type="float" office:value="2398.37" calcext:value-type="float">
            <text:p>2,398.3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33.7" calcext:value-type="float">
            <text:p>33.70</text:p>
          </table:table-cell>
          <table:table-cell table:style-name="ce473" office:value-type="float" office:value="2432.07" calcext:value-type="float">
            <text:p>2,432.0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2598.74" calcext:value-type="float">
            <text:p>2,598.7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150" calcext:value-type="float">
            <text:p>150.00</text:p>
          </table:table-cell>
          <table:table-cell table:style-name="ce473" office:value-type="float" office:value="2748.74" calcext:value-type="float">
            <text:p>2,748.7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2783.25" calcext:value-type="float">
            <text:p>2,783.2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2816.95" calcext:value-type="float">
            <text:p>2,816.9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2852.48" calcext:value-type="float">
            <text:p>2,852.4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2927.48" calcext:value-type="float">
            <text:p>2,927.4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3006.65" calcext:value-type="float">
            <text:p>3,006.6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3042.39" calcext:value-type="float">
            <text:p>3,042.3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166.67" calcext:value-type="float">
            <text:p>166.67</text:p>
          </table:table-cell>
          <table:table-cell table:style-name="ce473" office:value-type="float" office:value="3209.06" calcext:value-type="float">
            <text:p>3,209.0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33.7" calcext:value-type="float">
            <text:p>33.70</text:p>
          </table:table-cell>
          <table:table-cell table:style-name="ce473" office:value-type="float" office:value="3242.76" calcext:value-type="float">
            <text:p>3,242.76</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3409.43" calcext:value-type="float">
            <text:p>3,409.4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150" calcext:value-type="float">
            <text:p>150.00</text:p>
          </table:table-cell>
          <table:table-cell table:style-name="ce473" office:value-type="float" office:value="3559.43" calcext:value-type="float">
            <text:p>3,559.4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3593.94" calcext:value-type="float">
            <text:p>3,593.9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3627.64" calcext:value-type="float">
            <text:p>3,627.6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3663.17" calcext:value-type="float">
            <text:p>3,663.1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75" calcext:value-type="float">
            <text:p>75.00</text:p>
          </table:table-cell>
          <table:table-cell table:style-name="ce473" office:value-type="float" office:value="3738.17" calcext:value-type="float">
            <text:p>3,738.1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3817.34" calcext:value-type="float">
            <text:p>3,817.3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3853.08" calcext:value-type="float">
            <text:p>3,853.08</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166.67" calcext:value-type="float">
            <text:p>166.67</text:p>
          </table:table-cell>
          <table:table-cell table:style-name="ce473" office:value-type="float" office:value="4019.75" calcext:value-type="float">
            <text:p>4,019.7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33.7" calcext:value-type="float">
            <text:p>33.70</text:p>
          </table:table-cell>
          <table:table-cell table:style-name="ce473" office:value-type="float" office:value="4053.45" calcext:value-type="float">
            <text:p>4,053.4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4220.12" calcext:value-type="float">
            <text:p>4,220.1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150" calcext:value-type="float">
            <text:p>150.00</text:p>
          </table:table-cell>
          <table:table-cell table:style-name="ce473" office:value-type="float" office:value="4370.12" calcext:value-type="float">
            <text:p>4,370.1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4404.63" calcext:value-type="float">
            <text:p>4,404.6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4438.33" calcext:value-type="float">
            <text:p>4,438.3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4473.86" calcext:value-type="float">
            <text:p>4,473.86</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4548.86" calcext:value-type="float">
            <text:p>4,548.86</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4628.03" calcext:value-type="float">
            <text:p>4,628.0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4663.77" calcext:value-type="float">
            <text:p>4,663.7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166.67" calcext:value-type="float">
            <text:p>166.67</text:p>
          </table:table-cell>
          <table:table-cell table:style-name="ce473" office:value-type="float" office:value="4830.44" calcext:value-type="float">
            <text:p>4,830.4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33.7" calcext:value-type="float">
            <text:p>33.70</text:p>
          </table:table-cell>
          <table:table-cell table:style-name="ce473" office:value-type="float" office:value="4864.14" calcext:value-type="float">
            <text:p>4,864.1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5030.81" calcext:value-type="float">
            <text:p>5,030.8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150" calcext:value-type="float">
            <text:p>150.00</text:p>
          </table:table-cell>
          <table:table-cell table:style-name="ce473" office:value-type="float" office:value="5180.81" calcext:value-type="float">
            <text:p>5,180.8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5215.32" calcext:value-type="float">
            <text:p>5,215.3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5249.02" calcext:value-type="float">
            <text:p>5,249.0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5284.55" calcext:value-type="float">
            <text:p>5,284.5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5359.55" calcext:value-type="float">
            <text:p>5,359.5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5438.72" calcext:value-type="float">
            <text:p>5,438.7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5474.46" calcext:value-type="float">
            <text:p>5,474.46</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166.67" calcext:value-type="float">
            <text:p>166.67</text:p>
          </table:table-cell>
          <table:table-cell table:style-name="ce473" office:value-type="float" office:value="5641.13" calcext:value-type="float">
            <text:p>5,641.13</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33.7" calcext:value-type="float">
            <text:p>33.70</text:p>
          </table:table-cell>
          <table:table-cell table:style-name="ce473" office:value-type="float" office:value="5674.83" calcext:value-type="float">
            <text:p>5,674.8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5841.5" calcext:value-type="float">
            <text:p>5,841.5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150" calcext:value-type="float">
            <text:p>150.00</text:p>
          </table:table-cell>
          <table:table-cell table:style-name="ce473" office:value-type="float" office:value="5991.5" calcext:value-type="float">
            <text:p>5,991.5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34.51" calcext:value-type="float">
            <text:p>34.51</text:p>
          </table:table-cell>
          <table:table-cell table:style-name="ce473" office:value-type="float" office:value="6026.01" calcext:value-type="float">
            <text:p>6,026.0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6059.71" calcext:value-type="float">
            <text:p>6,059.7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6095.24" calcext:value-type="float">
            <text:p>6,095.2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75" calcext:value-type="float">
            <text:p>75.00</text:p>
          </table:table-cell>
          <table:table-cell table:style-name="ce473" office:value-type="float" office:value="6170.24" calcext:value-type="float">
            <text:p>6,170.2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79.17" calcext:value-type="float">
            <text:p>79.17</text:p>
          </table:table-cell>
          <table:table-cell table:style-name="ce473" office:value-type="float" office:value="6249.41" calcext:value-type="float">
            <text:p>6,249.4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6285.15" calcext:value-type="float">
            <text:p>6,285.1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166.67" calcext:value-type="float">
            <text:p>166.67</text:p>
          </table:table-cell>
          <table:table-cell table:style-name="ce473" office:value-type="float" office:value="6451.82" calcext:value-type="float">
            <text:p>6,451.82</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33.7" calcext:value-type="float">
            <text:p>33.70</text:p>
          </table:table-cell>
          <table:table-cell table:style-name="ce473" office:value-type="float" office:value="6485.52" calcext:value-type="float">
            <text:p>6,485.52</text:p>
          </table:table-cell>
        </table:table-row>
        <table:table-row table:style-name="ro2">
          <table:table-cell table:style-name="ce470" office:value-type="string" calcext:value-type="string">
            <text:p>02/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3</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RUFO VIEJO FECHA SALIDA 02 DE AGOSTO 2021</text:p>
          </table:table-cell>
          <table:table-cell table:style-name="ce473" office:value-type="float" office:value="271.85" calcext:value-type="float">
            <text:p>271.85</text:p>
          </table:table-cell>
          <table:table-cell table:style-name="ce469"/>
          <table:table-cell table:style-name="ce473" office:value-type="float" office:value="6213.67" calcext:value-type="float">
            <text:p>6,213.67</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73" office:value-type="float" office:value="482.92" calcext:value-type="float">
            <text:p>482.92</text:p>
          </table:table-cell>
          <table:table-cell table:style-name="ce469"/>
          <table:table-cell table:style-name="ce473" office:value-type="float" office:value="5730.75" calcext:value-type="float">
            <text:p>5,730.75</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457.5" calcext:value-type="float">
            <text:p>457.50</text:p>
          </table:table-cell>
          <table:table-cell table:style-name="ce469"/>
          <table:table-cell table:style-name="ce473" office:value-type="float" office:value="5273.25" calcext:value-type="float">
            <text:p>5,273.2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73" office:value-type="float" office:value="1012.5" calcext:value-type="float">
            <text:p>1,012.50</text:p>
          </table:table-cell>
          <table:table-cell table:style-name="ce469"/>
          <table:table-cell table:style-name="ce473" office:value-type="float" office:value="4260.75" calcext:value-type="float">
            <text:p>4,260.7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73" office:value-type="float" office:value="232.94" calcext:value-type="float">
            <text:p>232.94</text:p>
          </table:table-cell>
          <table:table-cell table:style-name="ce469"/>
          <table:table-cell table:style-name="ce473" office:value-type="float" office:value="4027.81" calcext:value-type="float">
            <text:p>4,027.8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07.32" calcext:value-type="float">
            <text:p>207.32</text:p>
          </table:table-cell>
          <table:table-cell table:style-name="ce473" office:value-type="float" office:value="4235.13" calcext:value-type="float">
            <text:p>4,235.1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4401.8" calcext:value-type="float">
            <text:p>4,401.8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4435.5" calcext:value-type="float">
            <text:p>4,435.5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4471.03" calcext:value-type="float">
            <text:p>4,471.0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4506.77" calcext:value-type="float">
            <text:p>4,506.77</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166.67" calcext:value-type="float">
            <text:p>166.67</text:p>
          </table:table-cell>
          <table:table-cell table:style-name="ce473" office:value-type="float" office:value="4673.44" calcext:value-type="float">
            <text:p>4,673.4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166.67" calcext:value-type="float">
            <text:p>166.67</text:p>
          </table:table-cell>
          <table:table-cell table:style-name="ce473" office:value-type="float" office:value="4840.11" calcext:value-type="float">
            <text:p>4,840.11</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33.7" calcext:value-type="float">
            <text:p>33.70</text:p>
          </table:table-cell>
          <table:table-cell table:style-name="ce473" office:value-type="float" office:value="4873.81" calcext:value-type="float">
            <text:p>4,873.81</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35.53" calcext:value-type="float">
            <text:p>35.53</text:p>
          </table:table-cell>
          <table:table-cell table:style-name="ce473" office:value-type="float" office:value="4909.34" calcext:value-type="float">
            <text:p>4,909.3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35.74" calcext:value-type="float">
            <text:p>35.74</text:p>
          </table:table-cell>
          <table:table-cell table:style-name="ce473" office:value-type="float" office:value="4945.08" calcext:value-type="float">
            <text:p>4,945.08</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text:p>
          </table:table-cell>
          <table:table-cell table:style-name="ce471" office:value-type="string" calcext:value-type="string">
            <text:p>Décimo Tercer Sueldo</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166.67" calcext:value-type="float">
            <text:p>166.67</text:p>
          </table:table-cell>
          <table:table-cell table:style-name="ce473" office:value-type="float" office:value="5111.75" calcext:value-type="float">
            <text:p>5,111.75</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611.86" calcext:value-type="float">
            <text:p>611.86</text:p>
          </table:table-cell>
          <table:table-cell table:style-name="ce469"/>
          <table:table-cell table:style-name="ce473" office:value-type="float" office:value="633.55" calcext:value-type="float">
            <text:p>633.55</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633.55" calcext:value-type="float">
            <text:p>633.55</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number-columns-repeated="2" table:style-name="ce473" office:value-type="float" office:value="97.46" calcext:value-type="float">
            <text:p>97.4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4.25" calcext:value-type="float">
            <text:p>154.2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91.17" calcext:value-type="float">
            <text:p>191.1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124.35" calcext:value-type="float">
            <text:p>124.35</text:p>
          </table:table-cell>
          <table:table-cell table:style-name="ce473" office:value-type="float" office:value="315.52" calcext:value-type="float">
            <text:p>315.5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168.3" calcext:value-type="float">
            <text:p>168.30</text:p>
          </table:table-cell>
          <table:table-cell table:style-name="ce473" office:value-type="float" office:value="483.82" calcext:value-type="float">
            <text:p>483.8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95.13" calcext:value-type="float">
            <text:p>95.13</text:p>
          </table:table-cell>
          <table:table-cell table:style-name="ce473" office:value-type="float" office:value="578.95" calcext:value-type="float">
            <text:p>578.95</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578.95" calcext:value-type="float">
            <text:p>578.95</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number-columns-repeated="2" table:style-name="ce473" office:value-type="float" office:value="96.63" calcext:value-type="float">
            <text:p>96.6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3.42" calcext:value-type="float">
            <text:p>153.42</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90.34" calcext:value-type="float">
            <text:p>190.34</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123.87" calcext:value-type="float">
            <text:p>123.87</text:p>
          </table:table-cell>
          <table:table-cell table:style-name="ce473" office:value-type="float" office:value="314.21" calcext:value-type="float">
            <text:p>314.2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168.3" calcext:value-type="float">
            <text:p>168.30</text:p>
          </table:table-cell>
          <table:table-cell table:style-name="ce473" office:value-type="float" office:value="482.51" calcext:value-type="float">
            <text:p>482.5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120.65" calcext:value-type="float">
            <text:p>120.65</text:p>
          </table:table-cell>
          <table:table-cell table:style-name="ce473" office:value-type="float" office:value="603.16" calcext:value-type="float">
            <text:p>603.16</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603.16" calcext:value-type="float">
            <text:p>603.16</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number-columns-repeated="2" table:style-name="ce473" office:value-type="float" office:value="95.8" calcext:value-type="float">
            <text:p>95.8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2.59" calcext:value-type="float">
            <text:p>152.5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9.51" calcext:value-type="float">
            <text:p>189.5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123.38" calcext:value-type="float">
            <text:p>123.38</text:p>
          </table:table-cell>
          <table:table-cell table:style-name="ce473" office:value-type="float" office:value="312.89" calcext:value-type="float">
            <text:p>312.8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168.33" calcext:value-type="float">
            <text:p>168.33</text:p>
          </table:table-cell>
          <table:table-cell table:style-name="ce473" office:value-type="float" office:value="481.22" calcext:value-type="float">
            <text:p>481.2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133.88" calcext:value-type="float">
            <text:p>133.88</text:p>
          </table:table-cell>
          <table:table-cell table:style-name="ce473" office:value-type="float" office:value="615.1" calcext:value-type="float">
            <text:p>615.10</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615.1" calcext:value-type="float">
            <text:p>615.1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number-columns-repeated="2" table:style-name="ce473" office:value-type="float" office:value="94.97" calcext:value-type="float">
            <text:p>94.9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1.76" calcext:value-type="float">
            <text:p>151.76</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8.68" calcext:value-type="float">
            <text:p>188.68</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122.9" calcext:value-type="float">
            <text:p>122.90</text:p>
          </table:table-cell>
          <table:table-cell table:style-name="ce473" office:value-type="float" office:value="311.58" calcext:value-type="float">
            <text:p>311.58</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119.18" calcext:value-type="float">
            <text:p>119.18</text:p>
          </table:table-cell>
          <table:table-cell table:style-name="ce473" office:value-type="float" office:value="430.76" calcext:value-type="float">
            <text:p>430.76</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133.88" calcext:value-type="float">
            <text:p>133.88</text:p>
          </table:table-cell>
          <table:table-cell table:style-name="ce473" office:value-type="float" office:value="564.64" calcext:value-type="float">
            <text:p>564.64</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564.64" calcext:value-type="float">
            <text:p>564.6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number-columns-repeated="2" table:style-name="ce473" office:value-type="float" office:value="94.14" calcext:value-type="float">
            <text:p>94.1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0.93" calcext:value-type="float">
            <text:p>150.9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7.85" calcext:value-type="float">
            <text:p>187.8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122.44" calcext:value-type="float">
            <text:p>122.44</text:p>
          </table:table-cell>
          <table:table-cell table:style-name="ce473" office:value-type="float" office:value="310.29" calcext:value-type="float">
            <text:p>310.2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119.18" calcext:value-type="float">
            <text:p>119.18</text:p>
          </table:table-cell>
          <table:table-cell table:style-name="ce473" office:value-type="float" office:value="429.47" calcext:value-type="float">
            <text:p>429.4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133.88" calcext:value-type="float">
            <text:p>133.88</text:p>
          </table:table-cell>
          <table:table-cell table:style-name="ce473" office:value-type="float" office:value="563.35" calcext:value-type="float">
            <text:p>563.35</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600046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QUIROGRAFARIO IESS</text:p>
          </table:table-cell>
          <table:table-cell table:style-name="ce473" office:value-type="float" office:value="563.35" calcext:value-type="float">
            <text:p>563.35</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number-columns-repeated="2" table:style-name="ce473" office:value-type="float" office:value="93.31" calcext:value-type="float">
            <text:p>93.3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50.1" calcext:value-type="float">
            <text:p>150.1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7.02" calcext:value-type="float">
            <text:p>187.0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121.96" calcext:value-type="float">
            <text:p>121.96</text:p>
          </table:table-cell>
          <table:table-cell table:style-name="ce473" office:value-type="float" office:value="308.98" calcext:value-type="float">
            <text:p>308.9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119.18" calcext:value-type="float">
            <text:p>119.18</text:p>
          </table:table-cell>
          <table:table-cell table:style-name="ce473" office:value-type="float" office:value="428.16" calcext:value-type="float">
            <text:p>428.16</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146.74" calcext:value-type="float">
            <text:p>146.74</text:p>
          </table:table-cell>
          <table:table-cell table:style-name="ce473" office:value-type="float" office:value="574.9" calcext:value-type="float">
            <text:p>574.90</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574.9" calcext:value-type="float">
            <text:p>574.9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number-columns-repeated="2" table:style-name="ce473" office:value-type="float" office:value="92.47" calcext:value-type="float">
            <text:p>92.4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56.79" calcext:value-type="float">
            <text:p>56.79</text:p>
          </table:table-cell>
          <table:table-cell table:style-name="ce473" office:value-type="float" office:value="149.26" calcext:value-type="float">
            <text:p>149.26</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6.18" calcext:value-type="float">
            <text:p>186.18</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121.47" calcext:value-type="float">
            <text:p>121.47</text:p>
          </table:table-cell>
          <table:table-cell table:style-name="ce473" office:value-type="float" office:value="307.65" calcext:value-type="float">
            <text:p>307.6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119.18" calcext:value-type="float">
            <text:p>119.18</text:p>
          </table:table-cell>
          <table:table-cell table:style-name="ce473" office:value-type="float" office:value="426.83" calcext:value-type="float">
            <text:p>426.8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146.74" calcext:value-type="float">
            <text:p>146.74</text:p>
          </table:table-cell>
          <table:table-cell table:style-name="ce473" office:value-type="float" office:value="573.57" calcext:value-type="float">
            <text:p>573.57</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573.57" calcext:value-type="float">
            <text:p>573.57</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number-columns-repeated="2" table:style-name="ce473" office:value-type="float" office:value="91.64" calcext:value-type="float">
            <text:p>91.6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56.79" calcext:value-type="float">
            <text:p>56.79</text:p>
          </table:table-cell>
          <table:table-cell table:style-name="ce473" office:value-type="float" office:value="148.43" calcext:value-type="float">
            <text:p>148.4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36.92" calcext:value-type="float">
            <text:p>36.92</text:p>
          </table:table-cell>
          <table:table-cell table:style-name="ce473" office:value-type="float" office:value="185.35" calcext:value-type="float">
            <text:p>185.3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121" calcext:value-type="float">
            <text:p>121.00</text:p>
          </table:table-cell>
          <table:table-cell table:style-name="ce473" office:value-type="float" office:value="306.35" calcext:value-type="float">
            <text:p>306.3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153.12" calcext:value-type="float">
            <text:p>153.12</text:p>
          </table:table-cell>
          <table:table-cell table:style-name="ce473" office:value-type="float" office:value="459.47" calcext:value-type="float">
            <text:p>459.47</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459.47" calcext:value-type="float">
            <text:p>459.47</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number-columns-repeated="2" table:style-name="ce473" office:value-type="float" office:value="36.92" calcext:value-type="float">
            <text:p>36.92</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120.52" calcext:value-type="float">
            <text:p>120.52</text:p>
          </table:table-cell>
          <table:table-cell table:style-name="ce473" office:value-type="float" office:value="157.44" calcext:value-type="float">
            <text:p>157.4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0</text:p>
          </table:table-cell>
          <table:table-cell table:style-name="ce470" office:value-type="string" calcext:value-type="string">
            <text:p>Prestamos Quirografarios</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153.12" calcext:value-type="float">
            <text:p>153.12</text:p>
          </table:table-cell>
          <table:table-cell table:style-name="ce473" office:value-type="float" office:value="310.56" calcext:value-type="float">
            <text:p>310.5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707.8" calcext:value-type="float">
            <text:p>707.80</text:p>
          </table:table-cell>
          <table:table-cell table:style-name="ce473" office:value-type="float" office:value="2604.4" calcext:value-type="float">
            <text:p>2,604.4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104.41" calcext:value-type="float">
            <text:p>104.41</text:p>
          </table:table-cell>
          <table:table-cell table:style-name="ce473" office:value-type="float" office:value="2708.81" calcext:value-type="float">
            <text:p>2,708.8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83.8" calcext:value-type="float">
            <text:p>83.80</text:p>
          </table:table-cell>
          <table:table-cell table:style-name="ce473" office:value-type="float" office:value="2792.61" calcext:value-type="float">
            <text:p>2,792.6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ASI 202101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IESS HIPOTECARIO</text:p>
          </table:table-cell>
          <table:table-cell table:style-name="ce473" office:value-type="float" office:value="1896.6" calcext:value-type="float">
            <text:p>1,896.60</text:p>
          </table:table-cell>
          <table:table-cell table:style-name="ce469"/>
          <table:table-cell table:style-name="ce473" office:value-type="float" office:value="896.01" calcext:value-type="float">
            <text:p>896.01</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896.01" calcext:value-type="float">
            <text:p>896.01</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number-columns-repeated="2" table:style-name="ce473" office:value-type="float" office:value="681.4" calcext:value-type="float">
            <text:p>681.4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98.99" calcext:value-type="float">
            <text:p>98.99</text:p>
          </table:table-cell>
          <table:table-cell table:style-name="ce473" office:value-type="float" office:value="780.39" calcext:value-type="float">
            <text:p>780.3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172.54" calcext:value-type="float">
            <text:p>172.54</text:p>
          </table:table-cell>
          <table:table-cell table:style-name="ce473" office:value-type="float" office:value="952.93" calcext:value-type="float">
            <text:p>952.93</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52.93" calcext:value-type="float">
            <text:p>952.93</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number-columns-repeated="2" table:style-name="ce473" office:value-type="float" office:value="681.4" calcext:value-type="float">
            <text:p>681.4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98.98" calcext:value-type="float">
            <text:p>98.98</text:p>
          </table:table-cell>
          <table:table-cell table:style-name="ce473" office:value-type="float" office:value="780.38" calcext:value-type="float">
            <text:p>780.3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83.8" calcext:value-type="float">
            <text:p>83.80</text:p>
          </table:table-cell>
          <table:table-cell table:style-name="ce473" office:value-type="float" office:value="864.18" calcext:value-type="float">
            <text:p>864.1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ASI 202103000003</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JUSTE PRESTAMOS HIPOTECARIOS</text:p>
          </table:table-cell>
          <table:table-cell table:style-name="ce473" office:value-type="float" office:value="2.79" calcext:value-type="float">
            <text:p>2.79</text:p>
          </table:table-cell>
          <table:table-cell table:style-name="ce469"/>
          <table:table-cell table:style-name="ce473" office:value-type="float" office:value="861.39" calcext:value-type="float">
            <text:p>861.39</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861.39" calcext:value-type="float">
            <text:p>861.39</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number-columns-repeated="2" table:style-name="ce473" office:value-type="float" office:value="681.39" calcext:value-type="float">
            <text:p>681.3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98.98" calcext:value-type="float">
            <text:p>98.98</text:p>
          </table:table-cell>
          <table:table-cell table:style-name="ce473" office:value-type="float" office:value="780.37" calcext:value-type="float">
            <text:p>780.3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158.54" calcext:value-type="float">
            <text:p>158.54</text:p>
          </table:table-cell>
          <table:table-cell table:style-name="ce473" office:value-type="float" office:value="938.91" calcext:value-type="float">
            <text:p>938.91</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938.91" calcext:value-type="float">
            <text:p>938.91</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number-columns-repeated="2" table:style-name="ce473" office:value-type="float" office:value="681.4" calcext:value-type="float">
            <text:p>681.4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98.99" calcext:value-type="float">
            <text:p>98.99</text:p>
          </table:table-cell>
          <table:table-cell table:style-name="ce473" office:value-type="float" office:value="780.39" calcext:value-type="float">
            <text:p>780.3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81.01" calcext:value-type="float">
            <text:p>81.01</text:p>
          </table:table-cell>
          <table:table-cell table:style-name="ce473" office:value-type="float" office:value="861.4" calcext:value-type="float">
            <text:p>861.40</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6000462</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HIPOTECARIO IESS</text:p>
          </table:table-cell>
          <table:table-cell table:style-name="ce473" office:value-type="float" office:value="861.4" calcext:value-type="float">
            <text:p>861.4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number-columns-repeated="2" table:style-name="ce473" office:value-type="float" office:value="681.4" calcext:value-type="float">
            <text:p>681.4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98.99" calcext:value-type="float">
            <text:p>98.99</text:p>
          </table:table-cell>
          <table:table-cell table:style-name="ce473" office:value-type="float" office:value="780.39" calcext:value-type="float">
            <text:p>780.3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81.01" calcext:value-type="float">
            <text:p>81.01</text:p>
          </table:table-cell>
          <table:table-cell table:style-name="ce473" office:value-type="float" office:value="861.4" calcext:value-type="float">
            <text:p>861.40</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861.4" calcext:value-type="float">
            <text:p>861.4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number-columns-repeated="2" table:style-name="ce473" office:value-type="float" office:value="681.39" calcext:value-type="float">
            <text:p>681.3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98.98" calcext:value-type="float">
            <text:p>98.98</text:p>
          </table:table-cell>
          <table:table-cell table:style-name="ce473" office:value-type="float" office:value="780.37" calcext:value-type="float">
            <text:p>780.3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172.54" calcext:value-type="float">
            <text:p>172.54</text:p>
          </table:table-cell>
          <table:table-cell table:style-name="ce473" office:value-type="float" office:value="952.91" calcext:value-type="float">
            <text:p>952.91</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952.91" calcext:value-type="float">
            <text:p>952.91</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number-columns-repeated="2" table:style-name="ce473" office:value-type="float" office:value="692.01" calcext:value-type="float">
            <text:p>692.0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100.63" calcext:value-type="float">
            <text:p>100.63</text:p>
          </table:table-cell>
          <table:table-cell table:style-name="ce473" office:value-type="float" office:value="792.64" calcext:value-type="float">
            <text:p>792.64</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11</text:p>
          </table:table-cell>
          <table:table-cell table:style-name="ce470" office:value-type="string" calcext:value-type="string">
            <text:p>Prestamos Hipotecario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792.64" calcext:value-type="float">
            <text:p>792.6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4.54" calcext:value-type="float">
            <text:p>14.54</text:p>
          </table:table-cell>
          <table:table-cell table:style-name="ce469"/>
          <table:table-cell table:style-name="ce473" office:value-type="float" office:value="14.54" calcext:value-type="float">
            <text:p>14.54</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1000001</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IESS APORTES</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2000001</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CONYUGUE</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3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CONYUGUE</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4000005</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5000005</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600046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EXT SALUD IESS</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6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7000003</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8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14.54" calcext:value-type="float">
            <text:p>14.5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12</text:p>
          </table:table-cell>
          <table:table-cell table:style-name="ce470" office:value-type="string" calcext:value-type="string">
            <text:p>Extension conyugal Iess</text:p>
          </table:table-cell>
          <table:table-cell table:style-name="ce470" office:value-type="string" calcext:value-type="string">
            <text:p>ASI 202109000009</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EXTENSION CONYUGAL SEPTIEMBRE</text:p>
          </table:table-cell>
          <table:table-cell table:style-name="ce469"/>
          <table:table-cell table:number-columns-repeated="2" table:style-name="ce473" office:value-type="float" office:value="14.54" calcext:value-type="float">
            <text:p>14.5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3366.63" calcext:value-type="float">
            <text:p>3,366.63</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33.33" calcext:value-type="float">
            <text:p>33.33</text:p>
          </table:table-cell>
          <table:table-cell table:style-name="ce473" office:value-type="float" office:value="3399.96" calcext:value-type="float">
            <text:p>3,399.9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3433.29" calcext:value-type="float">
            <text:p>3,433.2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3466.62" calcext:value-type="float">
            <text:p>3,466.6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3499.95" calcext:value-type="float">
            <text:p>3,499.9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3533.28" calcext:value-type="float">
            <text:p>3,533.28</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3566.61" calcext:value-type="float">
            <text:p>3,566.6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3599.94" calcext:value-type="float">
            <text:p>3,599.9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33.33" calcext:value-type="float">
            <text:p>33.33</text:p>
          </table:table-cell>
          <table:table-cell table:style-name="ce473" office:value-type="float" office:value="3633.27" calcext:value-type="float">
            <text:p>3,633.2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33.33" calcext:value-type="float">
            <text:p>33.33</text:p>
          </table:table-cell>
          <table:table-cell table:style-name="ce473" office:value-type="float" office:value="3666.6" calcext:value-type="float">
            <text:p>3,666.6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3699.93" calcext:value-type="float">
            <text:p>3,699.9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33.33" calcext:value-type="float">
            <text:p>33.33</text:p>
          </table:table-cell>
          <table:table-cell table:style-name="ce473" office:value-type="float" office:value="3733.26" calcext:value-type="float">
            <text:p>3,733.26</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3766.59" calcext:value-type="float">
            <text:p>3,766.5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3799.92" calcext:value-type="float">
            <text:p>3,799.92</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3833.25" calcext:value-type="float">
            <text:p>3,833.2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3866.58" calcext:value-type="float">
            <text:p>3,866.58</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3899.91" calcext:value-type="float">
            <text:p>3,899.9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3933.24" calcext:value-type="float">
            <text:p>3,933.24</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33.33" calcext:value-type="float">
            <text:p>33.33</text:p>
          </table:table-cell>
          <table:table-cell table:style-name="ce473" office:value-type="float" office:value="3966.57" calcext:value-type="float">
            <text:p>3,966.5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33.33" calcext:value-type="float">
            <text:p>33.33</text:p>
          </table:table-cell>
          <table:table-cell table:style-name="ce473" office:value-type="float" office:value="3999.9" calcext:value-type="float">
            <text:p>3,999.90</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EGR 20210300015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DECIMO CUARTO SUELDO VISACOM 2021</text:p>
          </table:table-cell>
          <table:table-cell table:style-name="ce473" office:value-type="float" office:value="3425.02" calcext:value-type="float">
            <text:p>3,425.02</text:p>
          </table:table-cell>
          <table:table-cell table:style-name="ce469"/>
          <table:table-cell table:style-name="ce473" office:value-type="float" office:value="574.88" calcext:value-type="float">
            <text:p>574.8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608.21" calcext:value-type="float">
            <text:p>608.2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33.33" calcext:value-type="float">
            <text:p>33.33</text:p>
          </table:table-cell>
          <table:table-cell table:style-name="ce473" office:value-type="float" office:value="641.54" calcext:value-type="float">
            <text:p>641.5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674.87" calcext:value-type="float">
            <text:p>674.8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708.2" calcext:value-type="float">
            <text:p>708.2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741.53" calcext:value-type="float">
            <text:p>741.53</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774.86" calcext:value-type="float">
            <text:p>774.8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808.19" calcext:value-type="float">
            <text:p>808.1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841.52" calcext:value-type="float">
            <text:p>841.5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33.33" calcext:value-type="float">
            <text:p>33.33</text:p>
          </table:table-cell>
          <table:table-cell table:style-name="ce473" office:value-type="float" office:value="874.85" calcext:value-type="float">
            <text:p>874.8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33.33" calcext:value-type="float">
            <text:p>33.33</text:p>
          </table:table-cell>
          <table:table-cell table:style-name="ce473" office:value-type="float" office:value="908.18" calcext:value-type="float">
            <text:p>908.18</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33.33" calcext:value-type="float">
            <text:p>33.33</text:p>
          </table:table-cell>
          <table:table-cell table:style-name="ce473" office:value-type="float" office:value="941.51" calcext:value-type="float">
            <text:p>941.5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33.33" calcext:value-type="float">
            <text:p>33.33</text:p>
          </table:table-cell>
          <table:table-cell table:style-name="ce473" office:value-type="float" office:value="974.84" calcext:value-type="float">
            <text:p>974.8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1008.17" calcext:value-type="float">
            <text:p>1,008.1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1041.5" calcext:value-type="float">
            <text:p>1,041.5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1074.83" calcext:value-type="float">
            <text:p>1,074.8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1108.16" calcext:value-type="float">
            <text:p>1,108.16</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1141.49" calcext:value-type="float">
            <text:p>1,141.4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1174.82" calcext:value-type="float">
            <text:p>1,174.82</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33.33" calcext:value-type="float">
            <text:p>33.33</text:p>
          </table:table-cell>
          <table:table-cell table:style-name="ce473" office:value-type="float" office:value="1208.15" calcext:value-type="float">
            <text:p>1,208.1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33.33" calcext:value-type="float">
            <text:p>33.33</text:p>
          </table:table-cell>
          <table:table-cell table:style-name="ce473" office:value-type="float" office:value="1241.48" calcext:value-type="float">
            <text:p>1,241.4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1274.81" calcext:value-type="float">
            <text:p>1,274.8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33.33" calcext:value-type="float">
            <text:p>33.33</text:p>
          </table:table-cell>
          <table:table-cell table:style-name="ce473" office:value-type="float" office:value="1308.14" calcext:value-type="float">
            <text:p>1,308.1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1341.47" calcext:value-type="float">
            <text:p>1,341.4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1374.8" calcext:value-type="float">
            <text:p>1,374.8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1408.13" calcext:value-type="float">
            <text:p>1,408.1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1441.46" calcext:value-type="float">
            <text:p>1,441.46</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1474.79" calcext:value-type="float">
            <text:p>1,474.7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1508.12" calcext:value-type="float">
            <text:p>1,508.1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33.33" calcext:value-type="float">
            <text:p>33.33</text:p>
          </table:table-cell>
          <table:table-cell table:style-name="ce473" office:value-type="float" office:value="1541.45" calcext:value-type="float">
            <text:p>1,541.4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33.33" calcext:value-type="float">
            <text:p>33.33</text:p>
          </table:table-cell>
          <table:table-cell table:style-name="ce473" office:value-type="float" office:value="1574.78" calcext:value-type="float">
            <text:p>1,574.7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1608.11" calcext:value-type="float">
            <text:p>1,608.1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33.33" calcext:value-type="float">
            <text:p>33.33</text:p>
          </table:table-cell>
          <table:table-cell table:style-name="ce473" office:value-type="float" office:value="1641.44" calcext:value-type="float">
            <text:p>1,641.4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1674.77" calcext:value-type="float">
            <text:p>1,674.77</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1708.1" calcext:value-type="float">
            <text:p>1,708.1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1741.43" calcext:value-type="float">
            <text:p>1,741.43</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1774.76" calcext:value-type="float">
            <text:p>1,774.76</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1808.09" calcext:value-type="float">
            <text:p>1,808.0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1841.42" calcext:value-type="float">
            <text:p>1,841.4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33.33" calcext:value-type="float">
            <text:p>33.33</text:p>
          </table:table-cell>
          <table:table-cell table:style-name="ce473" office:value-type="float" office:value="1874.75" calcext:value-type="float">
            <text:p>1,874.7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33.33" calcext:value-type="float">
            <text:p>33.33</text:p>
          </table:table-cell>
          <table:table-cell table:style-name="ce473" office:value-type="float" office:value="1908.08" calcext:value-type="float">
            <text:p>1,908.08</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1941.41" calcext:value-type="float">
            <text:p>1,941.4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33.33" calcext:value-type="float">
            <text:p>33.33</text:p>
          </table:table-cell>
          <table:table-cell table:style-name="ce473" office:value-type="float" office:value="1974.74" calcext:value-type="float">
            <text:p>1,974.7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33.33" calcext:value-type="float">
            <text:p>33.33</text:p>
          </table:table-cell>
          <table:table-cell table:style-name="ce473" office:value-type="float" office:value="2008.07" calcext:value-type="float">
            <text:p>2,008.0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2041.4" calcext:value-type="float">
            <text:p>2,041.4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2074.73" calcext:value-type="float">
            <text:p>2,074.7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33.33" calcext:value-type="float">
            <text:p>33.33</text:p>
          </table:table-cell>
          <table:table-cell table:style-name="ce473" office:value-type="float" office:value="2108.06" calcext:value-type="float">
            <text:p>2,108.06</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33.33" calcext:value-type="float">
            <text:p>33.33</text:p>
          </table:table-cell>
          <table:table-cell table:style-name="ce473" office:value-type="float" office:value="2141.39" calcext:value-type="float">
            <text:p>2,141.3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2174.72" calcext:value-type="float">
            <text:p>2,174.72</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33.33" calcext:value-type="float">
            <text:p>33.33</text:p>
          </table:table-cell>
          <table:table-cell table:style-name="ce473" office:value-type="float" office:value="2208.05" calcext:value-type="float">
            <text:p>2,208.0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33.33" calcext:value-type="float">
            <text:p>33.33</text:p>
          </table:table-cell>
          <table:table-cell table:style-name="ce473" office:value-type="float" office:value="2241.38" calcext:value-type="float">
            <text:p>2,241.38</text:p>
          </table:table-cell>
        </table:table-row>
        <table:table-row table:style-name="ro2">
          <table:table-cell table:style-name="ce470" office:value-type="string" calcext:value-type="string">
            <text:p>02/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3</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RUFO VIEJO FECHA SALIDA 02 DE AGOSTO 2021</text:p>
          </table:table-cell>
          <table:table-cell table:style-name="ce473" office:value-type="float" office:value="168.89" calcext:value-type="float">
            <text:p>168.89</text:p>
          </table:table-cell>
          <table:table-cell table:style-name="ce469"/>
          <table:table-cell table:style-name="ce473" office:value-type="float" office:value="2072.49" calcext:value-type="float">
            <text:p>2,072.49</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73" office:value-type="float" office:value="171.11" calcext:value-type="float">
            <text:p>171.11</text:p>
          </table:table-cell>
          <table:table-cell table:style-name="ce469"/>
          <table:table-cell table:style-name="ce473" office:value-type="float" office:value="1901.38" calcext:value-type="float">
            <text:p>1,901.38</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69"/>
          <table:table-cell table:style-name="ce473" office:value-type="float" office:value="42.78" calcext:value-type="float">
            <text:p>42.78</text:p>
          </table:table-cell>
          <table:table-cell table:style-name="ce473" office:value-type="float" office:value="1944.16" calcext:value-type="float">
            <text:p>1,944.16</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171.11" calcext:value-type="float">
            <text:p>171.11</text:p>
          </table:table-cell>
          <table:table-cell table:style-name="ce469"/>
          <table:table-cell table:style-name="ce473" office:value-type="float" office:value="1773.05" calcext:value-type="float">
            <text:p>1,773.05</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69"/>
          <table:table-cell table:style-name="ce473" office:value-type="float" office:value="42.78" calcext:value-type="float">
            <text:p>42.78</text:p>
          </table:table-cell>
          <table:table-cell table:style-name="ce473" office:value-type="float" office:value="1815.83" calcext:value-type="float">
            <text:p>1,815.8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73" office:value-type="float" office:value="200" calcext:value-type="float">
            <text:p>200.00</text:p>
          </table:table-cell>
          <table:table-cell table:style-name="ce469"/>
          <table:table-cell table:style-name="ce473" office:value-type="float" office:value="1615.83" calcext:value-type="float">
            <text:p>1,615.8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style-name="ce473" office:value-type="float" office:value="50" calcext:value-type="float">
            <text:p>50.00</text:p>
          </table:table-cell>
          <table:table-cell table:style-name="ce473" office:value-type="float" office:value="1665.83" calcext:value-type="float">
            <text:p>1,665.8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73" office:value-type="float" office:value="200" calcext:value-type="float">
            <text:p>200.00</text:p>
          </table:table-cell>
          <table:table-cell table:style-name="ce469"/>
          <table:table-cell table:style-name="ce473" office:value-type="float" office:value="1465.83" calcext:value-type="float">
            <text:p>1,465.8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50" calcext:value-type="float">
            <text:p>50.00</text:p>
          </table:table-cell>
          <table:table-cell table:style-name="ce473" office:value-type="float" office:value="1515.83" calcext:value-type="float">
            <text:p>1,515.8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77.76" calcext:value-type="float">
            <text:p>77.76</text:p>
          </table:table-cell>
          <table:table-cell table:style-name="ce473" office:value-type="float" office:value="1593.59" calcext:value-type="float">
            <text:p>1,593.59</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33.33" calcext:value-type="float">
            <text:p>33.33</text:p>
          </table:table-cell>
          <table:table-cell table:style-name="ce473" office:value-type="float" office:value="1626.92" calcext:value-type="float">
            <text:p>1,626.92</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1660.25" calcext:value-type="float">
            <text:p>1,660.2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1693.58" calcext:value-type="float">
            <text:p>1,693.58</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1726.91" calcext:value-type="float">
            <text:p>1,726.9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33.33" calcext:value-type="float">
            <text:p>33.33</text:p>
          </table:table-cell>
          <table:table-cell table:style-name="ce473" office:value-type="float" office:value="1760.24" calcext:value-type="float">
            <text:p>1,760.2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33.33" calcext:value-type="float">
            <text:p>33.33</text:p>
          </table:table-cell>
          <table:table-cell table:style-name="ce473" office:value-type="float" office:value="1793.57" calcext:value-type="float">
            <text:p>1,793.5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33.33" calcext:value-type="float">
            <text:p>33.33</text:p>
          </table:table-cell>
          <table:table-cell table:style-name="ce473" office:value-type="float" office:value="1826.9" calcext:value-type="float">
            <text:p>1,826.9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33.33" calcext:value-type="float">
            <text:p>33.33</text:p>
          </table:table-cell>
          <table:table-cell table:style-name="ce473" office:value-type="float" office:value="1860.23" calcext:value-type="float">
            <text:p>1,860.23</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33.33" calcext:value-type="float">
            <text:p>33.33</text:p>
          </table:table-cell>
          <table:table-cell table:style-name="ce473" office:value-type="float" office:value="1893.56" calcext:value-type="float">
            <text:p>1,893.56</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2</text:p>
          </table:table-cell>
          <table:table-cell table:style-name="ce470" office:value-type="string" calcext:value-type="string">
            <text:p>Décimo Cuarto Sueldo</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33.33" calcext:value-type="float">
            <text:p>33.33</text:p>
          </table:table-cell>
          <table:table-cell table:style-name="ce473" office:value-type="float" office:value="1926.89" calcext:value-type="float">
            <text:p>1,926.8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4064.8" calcext:value-type="float">
            <text:p>4,064.8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100" calcext:value-type="float">
            <text:p>100.00</text:p>
          </table:table-cell>
          <table:table-cell table:style-name="ce473" office:value-type="float" office:value="4164.8" calcext:value-type="float">
            <text:p>4,164.8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4192.41" calcext:value-type="float">
            <text:p>4,192.4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22.47" calcext:value-type="float">
            <text:p>22.47</text:p>
          </table:table-cell>
          <table:table-cell table:style-name="ce473" office:value-type="float" office:value="4214.88" calcext:value-type="float">
            <text:p>4,214.88</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4245.67" calcext:value-type="float">
            <text:p>4,245.6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50" calcext:value-type="float">
            <text:p>50.00</text:p>
          </table:table-cell>
          <table:table-cell table:style-name="ce473" office:value-type="float" office:value="4295.67" calcext:value-type="float">
            <text:p>4,295.6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60.69" calcext:value-type="float">
            <text:p>60.69</text:p>
          </table:table-cell>
          <table:table-cell table:style-name="ce473" office:value-type="float" office:value="4356.36" calcext:value-type="float">
            <text:p>4,356.3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4387.33" calcext:value-type="float">
            <text:p>4,387.33</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138.89" calcext:value-type="float">
            <text:p>138.89</text:p>
          </table:table-cell>
          <table:table-cell table:style-name="ce473" office:value-type="float" office:value="4526.22" calcext:value-type="float">
            <text:p>4,526.2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25.84" calcext:value-type="float">
            <text:p>25.84</text:p>
          </table:table-cell>
          <table:table-cell table:style-name="ce473" office:value-type="float" office:value="4552.06" calcext:value-type="float">
            <text:p>4,552.06</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4696.5" calcext:value-type="float">
            <text:p>4,696.5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100" calcext:value-type="float">
            <text:p>100.00</text:p>
          </table:table-cell>
          <table:table-cell table:style-name="ce473" office:value-type="float" office:value="4796.5" calcext:value-type="float">
            <text:p>4,796.5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4824.11" calcext:value-type="float">
            <text:p>4,824.1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22.47" calcext:value-type="float">
            <text:p>22.47</text:p>
          </table:table-cell>
          <table:table-cell table:style-name="ce473" office:value-type="float" office:value="4846.58" calcext:value-type="float">
            <text:p>4,846.58</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4877.37" calcext:value-type="float">
            <text:p>4,877.3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51.33" calcext:value-type="float">
            <text:p>51.33</text:p>
          </table:table-cell>
          <table:table-cell table:style-name="ce473" office:value-type="float" office:value="4928.7" calcext:value-type="float">
            <text:p>4,928.7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4992.03" calcext:value-type="float">
            <text:p>4,992.0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5023" calcext:value-type="float">
            <text:p>5,023.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138.89" calcext:value-type="float">
            <text:p>138.89</text:p>
          </table:table-cell>
          <table:table-cell table:style-name="ce473" office:value-type="float" office:value="5161.89" calcext:value-type="float">
            <text:p>5,161.8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26.96" calcext:value-type="float">
            <text:p>26.96</text:p>
          </table:table-cell>
          <table:table-cell table:style-name="ce473" office:value-type="float" office:value="5188.85" calcext:value-type="float">
            <text:p>5,188.8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5333.29" calcext:value-type="float">
            <text:p>5,333.2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100" calcext:value-type="float">
            <text:p>100.00</text:p>
          </table:table-cell>
          <table:table-cell table:style-name="ce473" office:value-type="float" office:value="5433.29" calcext:value-type="float">
            <text:p>5,433.2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5460.9" calcext:value-type="float">
            <text:p>5,460.9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22.47" calcext:value-type="float">
            <text:p>22.47</text:p>
          </table:table-cell>
          <table:table-cell table:style-name="ce473" office:value-type="float" office:value="5483.37" calcext:value-type="float">
            <text:p>5,483.3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5514.16" calcext:value-type="float">
            <text:p>5,514.1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52.5" calcext:value-type="float">
            <text:p>52.50</text:p>
          </table:table-cell>
          <table:table-cell table:style-name="ce473" office:value-type="float" office:value="5566.66" calcext:value-type="float">
            <text:p>5,566.6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5629.99" calcext:value-type="float">
            <text:p>5,629.9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5660.96" calcext:value-type="float">
            <text:p>5,660.9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138.89" calcext:value-type="float">
            <text:p>138.89</text:p>
          </table:table-cell>
          <table:table-cell table:style-name="ce473" office:value-type="float" office:value="5799.85" calcext:value-type="float">
            <text:p>5,799.8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26.96" calcext:value-type="float">
            <text:p>26.96</text:p>
          </table:table-cell>
          <table:table-cell table:style-name="ce473" office:value-type="float" office:value="5826.81" calcext:value-type="float">
            <text:p>5,826.8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5971.25" calcext:value-type="float">
            <text:p>5,971.2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100" calcext:value-type="float">
            <text:p>100.00</text:p>
          </table:table-cell>
          <table:table-cell table:style-name="ce473" office:value-type="float" office:value="6071.25" calcext:value-type="float">
            <text:p>6,071.2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6098.86" calcext:value-type="float">
            <text:p>6,098.86</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22.95" calcext:value-type="float">
            <text:p>22.95</text:p>
          </table:table-cell>
          <table:table-cell table:style-name="ce473" office:value-type="float" office:value="6121.81" calcext:value-type="float">
            <text:p>6,121.8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6152.6" calcext:value-type="float">
            <text:p>6,152.6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52.5" calcext:value-type="float">
            <text:p>52.50</text:p>
          </table:table-cell>
          <table:table-cell table:style-name="ce473" office:value-type="float" office:value="6205.1" calcext:value-type="float">
            <text:p>6,205.1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6268.43" calcext:value-type="float">
            <text:p>6,268.4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6299.4" calcext:value-type="float">
            <text:p>6,299.4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138.89" calcext:value-type="float">
            <text:p>138.89</text:p>
          </table:table-cell>
          <table:table-cell table:style-name="ce473" office:value-type="float" office:value="6438.29" calcext:value-type="float">
            <text:p>6,438.2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26.96" calcext:value-type="float">
            <text:p>26.96</text:p>
          </table:table-cell>
          <table:table-cell table:style-name="ce473" office:value-type="float" office:value="6465.25" calcext:value-type="float">
            <text:p>6,465.2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6609.69" calcext:value-type="float">
            <text:p>6,609.6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102.5" calcext:value-type="float">
            <text:p>102.50</text:p>
          </table:table-cell>
          <table:table-cell table:style-name="ce473" office:value-type="float" office:value="6712.19" calcext:value-type="float">
            <text:p>6,712.1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6739.8" calcext:value-type="float">
            <text:p>6,739.8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23.59" calcext:value-type="float">
            <text:p>23.59</text:p>
          </table:table-cell>
          <table:table-cell table:style-name="ce473" office:value-type="float" office:value="6763.39" calcext:value-type="float">
            <text:p>6,763.3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6794.18" calcext:value-type="float">
            <text:p>6,794.1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52.5" calcext:value-type="float">
            <text:p>52.50</text:p>
          </table:table-cell>
          <table:table-cell table:style-name="ce473" office:value-type="float" office:value="6846.68" calcext:value-type="float">
            <text:p>6,846.6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6910.01" calcext:value-type="float">
            <text:p>6,910.0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6940.98" calcext:value-type="float">
            <text:p>6,940.9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144.44" calcext:value-type="float">
            <text:p>144.44</text:p>
          </table:table-cell>
          <table:table-cell table:style-name="ce473" office:value-type="float" office:value="7085.42" calcext:value-type="float">
            <text:p>7,085.4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26.96" calcext:value-type="float">
            <text:p>26.96</text:p>
          </table:table-cell>
          <table:table-cell table:style-name="ce473" office:value-type="float" office:value="7112.38" calcext:value-type="float">
            <text:p>7,112.3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7256.82" calcext:value-type="float">
            <text:p>7,256.8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105" calcext:value-type="float">
            <text:p>105.00</text:p>
          </table:table-cell>
          <table:table-cell table:style-name="ce473" office:value-type="float" office:value="7361.82" calcext:value-type="float">
            <text:p>7,361.8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7389.43" calcext:value-type="float">
            <text:p>7,389.43</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23.59" calcext:value-type="float">
            <text:p>23.59</text:p>
          </table:table-cell>
          <table:table-cell table:style-name="ce473" office:value-type="float" office:value="7413.02" calcext:value-type="float">
            <text:p>7,413.0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7443.81" calcext:value-type="float">
            <text:p>7,443.8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52.5" calcext:value-type="float">
            <text:p>52.50</text:p>
          </table:table-cell>
          <table:table-cell table:style-name="ce473" office:value-type="float" office:value="7496.31" calcext:value-type="float">
            <text:p>7,496.3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7559.64" calcext:value-type="float">
            <text:p>7,559.6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7590.61" calcext:value-type="float">
            <text:p>7,590.6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144.44" calcext:value-type="float">
            <text:p>144.44</text:p>
          </table:table-cell>
          <table:table-cell table:style-name="ce473" office:value-type="float" office:value="7735.05" calcext:value-type="float">
            <text:p>7,735.0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26.96" calcext:value-type="float">
            <text:p>26.96</text:p>
          </table:table-cell>
          <table:table-cell table:style-name="ce473" office:value-type="float" office:value="7762.01" calcext:value-type="float">
            <text:p>7,762.0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7906.45" calcext:value-type="float">
            <text:p>7,906.4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105" calcext:value-type="float">
            <text:p>105.00</text:p>
          </table:table-cell>
          <table:table-cell table:style-name="ce473" office:value-type="float" office:value="8011.45" calcext:value-type="float">
            <text:p>8,011.4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27.61" calcext:value-type="float">
            <text:p>27.61</text:p>
          </table:table-cell>
          <table:table-cell table:style-name="ce473" office:value-type="float" office:value="8039.06" calcext:value-type="float">
            <text:p>8,039.06</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23.59" calcext:value-type="float">
            <text:p>23.59</text:p>
          </table:table-cell>
          <table:table-cell table:style-name="ce473" office:value-type="float" office:value="8062.65" calcext:value-type="float">
            <text:p>8,062.6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8093.44" calcext:value-type="float">
            <text:p>8,093.4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52.5" calcext:value-type="float">
            <text:p>52.50</text:p>
          </table:table-cell>
          <table:table-cell table:style-name="ce473" office:value-type="float" office:value="8145.94" calcext:value-type="float">
            <text:p>8,145.9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63.33" calcext:value-type="float">
            <text:p>63.33</text:p>
          </table:table-cell>
          <table:table-cell table:style-name="ce473" office:value-type="float" office:value="8209.27" calcext:value-type="float">
            <text:p>8,209.2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8240.24" calcext:value-type="float">
            <text:p>8,240.2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144.44" calcext:value-type="float">
            <text:p>144.44</text:p>
          </table:table-cell>
          <table:table-cell table:style-name="ce473" office:value-type="float" office:value="8384.68" calcext:value-type="float">
            <text:p>8,384.68</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26.96" calcext:value-type="float">
            <text:p>26.96</text:p>
          </table:table-cell>
          <table:table-cell table:style-name="ce473" office:value-type="float" office:value="8411.64" calcext:value-type="float">
            <text:p>8,411.64</text:p>
          </table:table-cell>
        </table:table-row>
        <table:table-row table:style-name="ro2">
          <table:table-cell table:style-name="ce470" office:value-type="string" calcext:value-type="string">
            <text:p>02/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3</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RUFO VIEJO FECHA SALIDA 02 DE AGOSTO 2021</text:p>
          </table:table-cell>
          <table:table-cell table:style-name="ce473" office:value-type="float" office:value="85.37" calcext:value-type="float">
            <text:p>85.37</text:p>
          </table:table-cell>
          <table:table-cell table:style-name="ce469"/>
          <table:table-cell table:style-name="ce473" office:value-type="float" office:value="8326.27" calcext:value-type="float">
            <text:p>8,326.27</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73" office:value-type="float" office:value="152.4" calcext:value-type="float">
            <text:p>152.40</text:p>
          </table:table-cell>
          <table:table-cell table:style-name="ce469"/>
          <table:table-cell table:style-name="ce473" office:value-type="float" office:value="8173.87" calcext:value-type="float">
            <text:p>8,173.87</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73" office:value-type="float" office:value="48.16" calcext:value-type="float">
            <text:p>48.16</text:p>
          </table:table-cell>
          <table:table-cell table:style-name="ce469"/>
          <table:table-cell table:style-name="ce473" office:value-type="float" office:value="8125.71" calcext:value-type="float">
            <text:p>8,125.71</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159.38" calcext:value-type="float">
            <text:p>159.38</text:p>
          </table:table-cell>
          <table:table-cell table:style-name="ce469"/>
          <table:table-cell table:style-name="ce473" office:value-type="float" office:value="7966.33" calcext:value-type="float">
            <text:p>7,966.33</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92.58" calcext:value-type="float">
            <text:p>92.58</text:p>
          </table:table-cell>
          <table:table-cell table:style-name="ce469"/>
          <table:table-cell table:style-name="ce473" office:value-type="float" office:value="7873.75" calcext:value-type="float">
            <text:p>7,873.7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73" office:value-type="float" office:value="232.5" calcext:value-type="float">
            <text:p>232.50</text:p>
          </table:table-cell>
          <table:table-cell table:style-name="ce469"/>
          <table:table-cell table:style-name="ce473" office:value-type="float" office:value="7641.25" calcext:value-type="float">
            <text:p>7,641.2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73" office:value-type="float" office:value="196.88" calcext:value-type="float">
            <text:p>196.88</text:p>
          </table:table-cell>
          <table:table-cell table:style-name="ce469"/>
          <table:table-cell table:style-name="ce473" office:value-type="float" office:value="7444.37" calcext:value-type="float">
            <text:p>7,444.37</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73" office:value-type="float" office:value="122.94" calcext:value-type="float">
            <text:p>122.94</text:p>
          </table:table-cell>
          <table:table-cell table:style-name="ce469"/>
          <table:table-cell table:style-name="ce473" office:value-type="float" office:value="7321.43" calcext:value-type="float">
            <text:p>7,321.4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73" office:value-type="float" office:value="114.77" calcext:value-type="float">
            <text:p>114.77</text:p>
          </table:table-cell>
          <table:table-cell table:style-name="ce469"/>
          <table:table-cell table:style-name="ce473" office:value-type="float" office:value="7206.66" calcext:value-type="float">
            <text:p>7,206.66</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103.66" calcext:value-type="float">
            <text:p>103.66</text:p>
          </table:table-cell>
          <table:table-cell table:style-name="ce473" office:value-type="float" office:value="7310.32" calcext:value-type="float">
            <text:p>7,310.32</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7454.76" calcext:value-type="float">
            <text:p>7,454.76</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23.59" calcext:value-type="float">
            <text:p>23.59</text:p>
          </table:table-cell>
          <table:table-cell table:style-name="ce473" office:value-type="float" office:value="7478.35" calcext:value-type="float">
            <text:p>7,478.3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7509.14" calcext:value-type="float">
            <text:p>7,509.1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7540.11" calcext:value-type="float">
            <text:p>7,540.1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144.44" calcext:value-type="float">
            <text:p>144.44</text:p>
          </table:table-cell>
          <table:table-cell table:style-name="ce473" office:value-type="float" office:value="7684.55" calcext:value-type="float">
            <text:p>7,684.55</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144.44" calcext:value-type="float">
            <text:p>144.44</text:p>
          </table:table-cell>
          <table:table-cell table:style-name="ce473" office:value-type="float" office:value="7828.99" calcext:value-type="float">
            <text:p>7,828.99</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23.59" calcext:value-type="float">
            <text:p>23.59</text:p>
          </table:table-cell>
          <table:table-cell table:style-name="ce473" office:value-type="float" office:value="7852.58" calcext:value-type="float">
            <text:p>7,852.58</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30.79" calcext:value-type="float">
            <text:p>30.79</text:p>
          </table:table-cell>
          <table:table-cell table:style-name="ce473" office:value-type="float" office:value="7883.37" calcext:value-type="float">
            <text:p>7,883.3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30.97" calcext:value-type="float">
            <text:p>30.97</text:p>
          </table:table-cell>
          <table:table-cell table:style-name="ce473" office:value-type="float" office:value="7914.34" calcext:value-type="float">
            <text:p>7,914.3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3</text:p>
          </table:table-cell>
          <table:table-cell table:style-name="ce470" office:value-type="string" calcext:value-type="string">
            <text:p>Vacaciones</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144.44" calcext:value-type="float">
            <text:p>144.44</text:p>
          </table:table-cell>
          <table:table-cell table:style-name="ce473" office:value-type="float" office:value="8058.78" calcext:value-type="float">
            <text:p>8,058.78</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084.69" calcext:value-type="float">
            <text:p>1,084.69</text:p>
          </table:table-cell>
          <table:table-cell table:style-name="ce469"/>
          <table:table-cell table:style-name="ce473" office:value-type="float" office:value="1084.96" calcext:value-type="float">
            <text:p>1,084.96</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084.69" calcext:value-type="float">
            <text:p>1,084.69</text:p>
          </table:table-cell>
          <table:table-cell table:style-name="ce469"/>
          <table:table-cell table:style-name="ce473" office:value-type="float" office:value="0.27" calcext:value-type="float">
            <text:p>0.2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23.27" calcext:value-type="float">
            <text:p>223.2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200.7" calcext:value-type="float">
            <text:p>200.70</text:p>
          </table:table-cell>
          <table:table-cell table:style-name="ce473" office:value-type="float" office:value="423.97" calcext:value-type="float">
            <text:p>423.9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70.14" calcext:value-type="float">
            <text:p>470.1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5.23" calcext:value-type="float">
            <text:p>515.23</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62.77" calcext:value-type="float">
            <text:p>562.7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63.12" calcext:value-type="float">
            <text:p>663.1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9.05" calcext:value-type="float">
            <text:p>769.0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6.87" calcext:value-type="float">
            <text:p>816.8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223" calcext:value-type="float">
            <text:p>223.00</text:p>
          </table:table-cell>
          <table:table-cell table:style-name="ce473" office:value-type="float" office:value="1039.87" calcext:value-type="float">
            <text:p>1,039.8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4.96" calcext:value-type="float">
            <text:p>1,084.96</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1084.69" calcext:value-type="float">
            <text:p>1,084.69</text:p>
          </table:table-cell>
          <table:table-cell table:style-name="ce469"/>
          <table:table-cell table:style-name="ce473" office:value-type="float" office:value="0.27" calcext:value-type="float">
            <text:p>0.2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23.27" calcext:value-type="float">
            <text:p>223.2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200.7" calcext:value-type="float">
            <text:p>200.70</text:p>
          </table:table-cell>
          <table:table-cell table:style-name="ce473" office:value-type="float" office:value="423.97" calcext:value-type="float">
            <text:p>423.9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70.14" calcext:value-type="float">
            <text:p>470.14</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5.23" calcext:value-type="float">
            <text:p>515.2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62.77" calcext:value-type="float">
            <text:p>562.7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63.12" calcext:value-type="float">
            <text:p>663.12</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9.05" calcext:value-type="float">
            <text:p>769.0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6.87" calcext:value-type="float">
            <text:p>816.8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223" calcext:value-type="float">
            <text:p>223.00</text:p>
          </table:table-cell>
          <table:table-cell table:style-name="ce473" office:value-type="float" office:value="1039.87" calcext:value-type="float">
            <text:p>1,039.8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4.96" calcext:value-type="float">
            <text:p>1,084.96</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1084.69" calcext:value-type="float">
            <text:p>1,084.69</text:p>
          </table:table-cell>
          <table:table-cell table:style-name="ce469"/>
          <table:table-cell table:style-name="ce473" office:value-type="float" office:value="0.27" calcext:value-type="float">
            <text:p>0.2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23.27" calcext:value-type="float">
            <text:p>223.2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200.7" calcext:value-type="float">
            <text:p>200.70</text:p>
          </table:table-cell>
          <table:table-cell table:style-name="ce473" office:value-type="float" office:value="423.97" calcext:value-type="float">
            <text:p>423.9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70.14" calcext:value-type="float">
            <text:p>470.1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5.23" calcext:value-type="float">
            <text:p>515.23</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62.77" calcext:value-type="float">
            <text:p>562.7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63.12" calcext:value-type="float">
            <text:p>663.1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9.05" calcext:value-type="float">
            <text:p>769.0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6.87" calcext:value-type="float">
            <text:p>816.8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223" calcext:value-type="float">
            <text:p>223.00</text:p>
          </table:table-cell>
          <table:table-cell table:style-name="ce473" office:value-type="float" office:value="1039.87" calcext:value-type="float">
            <text:p>1,039.8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4.96" calcext:value-type="float">
            <text:p>1,084.96</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1084.69" calcext:value-type="float">
            <text:p>1,084.69</text:p>
          </table:table-cell>
          <table:table-cell table:style-name="ce469"/>
          <table:table-cell table:style-name="ce473" office:value-type="float" office:value="0.27" calcext:value-type="float">
            <text:p>0.2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23.27" calcext:value-type="float">
            <text:p>223.2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200.7" calcext:value-type="float">
            <text:p>200.70</text:p>
          </table:table-cell>
          <table:table-cell table:style-name="ce473" office:value-type="float" office:value="423.97" calcext:value-type="float">
            <text:p>423.9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70.14" calcext:value-type="float">
            <text:p>470.1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5.23" calcext:value-type="float">
            <text:p>515.2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62.77" calcext:value-type="float">
            <text:p>562.7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63.12" calcext:value-type="float">
            <text:p>663.12</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9.05" calcext:value-type="float">
            <text:p>769.0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6.87" calcext:value-type="float">
            <text:p>816.8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223" calcext:value-type="float">
            <text:p>223.00</text:p>
          </table:table-cell>
          <table:table-cell table:style-name="ce473" office:value-type="float" office:value="1039.87" calcext:value-type="float">
            <text:p>1,039.8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4.96" calcext:value-type="float">
            <text:p>1,084.96</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1084.69" calcext:value-type="float">
            <text:p>1,084.69</text:p>
          </table:table-cell>
          <table:table-cell table:style-name="ce469"/>
          <table:table-cell table:style-name="ce473" office:value-type="float" office:value="0.27" calcext:value-type="float">
            <text:p>0.2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23.27" calcext:value-type="float">
            <text:p>223.2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200.7" calcext:value-type="float">
            <text:p>200.70</text:p>
          </table:table-cell>
          <table:table-cell table:style-name="ce473" office:value-type="float" office:value="423.97" calcext:value-type="float">
            <text:p>423.9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70.14" calcext:value-type="float">
            <text:p>470.1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5.23" calcext:value-type="float">
            <text:p>515.2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62.77" calcext:value-type="float">
            <text:p>562.7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63.12" calcext:value-type="float">
            <text:p>663.1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9.05" calcext:value-type="float">
            <text:p>769.0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6.87" calcext:value-type="float">
            <text:p>816.8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223" calcext:value-type="float">
            <text:p>223.00</text:p>
          </table:table-cell>
          <table:table-cell table:style-name="ce473" office:value-type="float" office:value="1039.87" calcext:value-type="float">
            <text:p>1,039.8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4.96" calcext:value-type="float">
            <text:p>1,084.96</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ASI 202106000003</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NOTA CREDITO GUILLERMO GUARANDA</text:p>
          </table:table-cell>
          <table:table-cell table:style-name="ce473" office:value-type="float" office:value="4.75" calcext:value-type="float">
            <text:p>4.75</text:p>
          </table:table-cell>
          <table:table-cell table:style-name="ce469"/>
          <table:table-cell table:style-name="ce473" office:value-type="float" office:value="1080.21" calcext:value-type="float">
            <text:p>1,080.21</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6000459</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APORTES IESS</text:p>
          </table:table-cell>
          <table:table-cell table:style-name="ce473" office:value-type="float" office:value="1084.69" calcext:value-type="float">
            <text:p>1,084.69</text:p>
          </table:table-cell>
          <table:table-cell table:style-name="ce469"/>
          <table:table-cell table:style-name="ce473" office:value-type="float" office:value="-4.48" calcext:value-type="float">
            <text:p>-4.4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218.52" calcext:value-type="float">
            <text:p>218.5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200.7" calcext:value-type="float">
            <text:p>200.70</text:p>
          </table:table-cell>
          <table:table-cell table:style-name="ce473" office:value-type="float" office:value="419.22" calcext:value-type="float">
            <text:p>419.2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65.39" calcext:value-type="float">
            <text:p>465.3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510.48" calcext:value-type="float">
            <text:p>510.4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58.02" calcext:value-type="float">
            <text:p>558.0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58.37" calcext:value-type="float">
            <text:p>658.37</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64.3" calcext:value-type="float">
            <text:p>764.3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812.12" calcext:value-type="float">
            <text:p>812.1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223" calcext:value-type="float">
            <text:p>223.00</text:p>
          </table:table-cell>
          <table:table-cell table:style-name="ce473" office:value-type="float" office:value="1035.12" calcext:value-type="float">
            <text:p>1,035.1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80.21" calcext:value-type="float">
            <text:p>1,080.21</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1084.69" calcext:value-type="float">
            <text:p>1,084.69</text:p>
          </table:table-cell>
          <table:table-cell table:style-name="ce469"/>
          <table:table-cell table:style-name="ce473" office:value-type="float" office:value="-4.48" calcext:value-type="float">
            <text:p>-4.48</text:p>
          </table:table-cell>
        </table:table-row>
        <table:table-row table:style-name="ro3">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ASI 202107000004</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2" office:value-type="string" calcext:value-type="string">
            <text:p>PR RECLASIF. NOTA CREDITO GABRIELA SELLAN _x005F_x000D_</text:p>
            <text:p>Nota de Credito por la Planilla 9223109580019651945 del Tipo AA del Mes 06 del Año 2021 del Periodo M en la Sucursal 0001 del Empleador 0992333618001</text:p>
          </table:table-cell>
          <table:table-cell table:style-name="ce473" office:value-type="float" office:value="24.05" calcext:value-type="float">
            <text:p>24.05</text:p>
          </table:table-cell>
          <table:table-cell table:style-name="ce469"/>
          <table:table-cell table:style-name="ce473" office:value-type="float" office:value="-28.53" calcext:value-type="float">
            <text:p>-28.5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194.47" calcext:value-type="float">
            <text:p>194.4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200.7" calcext:value-type="float">
            <text:p>200.70</text:p>
          </table:table-cell>
          <table:table-cell table:style-name="ce473" office:value-type="float" office:value="395.17" calcext:value-type="float">
            <text:p>395.1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46.17" calcext:value-type="float">
            <text:p>46.17</text:p>
          </table:table-cell>
          <table:table-cell table:style-name="ce473" office:value-type="float" office:value="441.34" calcext:value-type="float">
            <text:p>441.3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486.43" calcext:value-type="float">
            <text:p>486.4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33.97" calcext:value-type="float">
            <text:p>533.9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100.35" calcext:value-type="float">
            <text:p>100.35</text:p>
          </table:table-cell>
          <table:table-cell table:style-name="ce473" office:value-type="float" office:value="634.32" calcext:value-type="float">
            <text:p>634.32</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105.93" calcext:value-type="float">
            <text:p>105.93</text:p>
          </table:table-cell>
          <table:table-cell table:style-name="ce473" office:value-type="float" office:value="740.25" calcext:value-type="float">
            <text:p>740.2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788.07" calcext:value-type="float">
            <text:p>788.0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223" calcext:value-type="float">
            <text:p>223.00</text:p>
          </table:table-cell>
          <table:table-cell table:style-name="ce473" office:value-type="float" office:value="1011.07" calcext:value-type="float">
            <text:p>1,011.0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45.09" calcext:value-type="float">
            <text:p>45.09</text:p>
          </table:table-cell>
          <table:table-cell table:style-name="ce473" office:value-type="float" office:value="1056.16" calcext:value-type="float">
            <text:p>1,056.16</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1084.69" calcext:value-type="float">
            <text:p>1,084.69</text:p>
          </table:table-cell>
          <table:table-cell table:style-name="ce469"/>
          <table:table-cell table:style-name="ce473" office:value-type="float" office:value="-28.53" calcext:value-type="float">
            <text:p>-28.5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ASI 202108000008</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90.76" calcext:value-type="float">
            <text:p>290.76</text:p>
          </table:table-cell>
          <table:table-cell table:style-name="ce473" office:value-type="float" office:value="262.23" calcext:value-type="float">
            <text:p>262.23</text:p>
          </table:table-cell>
        </table:table-row>
        <table:table-row table:style-name="ro3">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ASI 202108000009</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2" office:value-type="string" calcext:value-type="string">
            <text:p>PR RECLASIF. NOTA CREDITO GABRIELA SELLAN _x005F_x000D_</text:p>
            <text:p>Nota de Credito por la Planilla 9223109580019790099 del Tipo AA del Mes 07 del Año 2021 del Periodo M en la Sucursal 0001 del Empleador 0992333618001</text:p>
          </table:table-cell>
          <table:table-cell table:style-name="ce473" office:value-type="float" office:value="42.08" calcext:value-type="float">
            <text:p>42.08</text:p>
          </table:table-cell>
          <table:table-cell table:style-name="ce469"/>
          <table:table-cell table:style-name="ce473" office:value-type="float" office:value="220.15" calcext:value-type="float">
            <text:p>220.1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223" calcext:value-type="float">
            <text:p>223.00</text:p>
          </table:table-cell>
          <table:table-cell table:style-name="ce473" office:value-type="float" office:value="443.15" calcext:value-type="float">
            <text:p>443.1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488.24" calcext:value-type="float">
            <text:p>488.2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535.78" calcext:value-type="float">
            <text:p>535.78</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583.6" calcext:value-type="float">
            <text:p>583.6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223" calcext:value-type="float">
            <text:p>223.00</text:p>
          </table:table-cell>
          <table:table-cell table:style-name="ce473" office:value-type="float" office:value="806.6" calcext:value-type="float">
            <text:p>806.60</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863.83" calcext:value-type="float">
            <text:p>863.83</text:p>
          </table:table-cell>
          <table:table-cell table:style-name="ce469"/>
          <table:table-cell table:style-name="ce473" office:value-type="float" office:value="-57.23" calcext:value-type="float">
            <text:p>-57.23</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223" calcext:value-type="float">
            <text:p>223.00</text:p>
          </table:table-cell>
          <table:table-cell table:style-name="ce473" office:value-type="float" office:value="165.77" calcext:value-type="float">
            <text:p>165.7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45.09" calcext:value-type="float">
            <text:p>45.09</text:p>
          </table:table-cell>
          <table:table-cell table:style-name="ce473" office:value-type="float" office:value="210.86" calcext:value-type="float">
            <text:p>210.86</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47.54" calcext:value-type="float">
            <text:p>47.54</text:p>
          </table:table-cell>
          <table:table-cell table:style-name="ce473" office:value-type="float" office:value="258.4" calcext:value-type="float">
            <text:p>258.4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47.82" calcext:value-type="float">
            <text:p>47.82</text:p>
          </table:table-cell>
          <table:table-cell table:style-name="ce473" office:value-type="float" office:value="306.22" calcext:value-type="float">
            <text:p>306.22</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4</text:p>
          </table:table-cell>
          <table:table-cell table:style-name="ce470" office:value-type="string" calcext:value-type="string">
            <text:p>11.15% Aportes Patronales I.E.S.S.</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223" calcext:value-type="float">
            <text:p>223.00</text:p>
          </table:table-cell>
          <table:table-cell table:style-name="ce473" office:value-type="float" office:value="529.22" calcext:value-type="float">
            <text:p>529.22</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7.27" calcext:value-type="float">
            <text:p>97.27</text:p>
          </table:table-cell>
          <table:table-cell table:style-name="ce469"/>
          <table:table-cell table:style-name="ce473" office:value-type="float" office:value="97.24" calcext:value-type="float">
            <text:p>97.24</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6000459</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APORTES IESS</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18" calcext:value-type="float">
            <text:p>18.00</text:p>
          </table:table-cell>
          <table:table-cell table:style-name="ce473" office:value-type="float" office:value="37.97" calcext:value-type="float">
            <text:p>37.9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4.14" calcext:value-type="float">
            <text:p>4.14</text:p>
          </table:table-cell>
          <table:table-cell table:style-name="ce473" office:value-type="float" office:value="42.11" calcext:value-type="float">
            <text:p>42.1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6.15" calcext:value-type="float">
            <text:p>46.1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0.41" calcext:value-type="float">
            <text:p>50.4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9" calcext:value-type="float">
            <text:p>9.00</text:p>
          </table:table-cell>
          <table:table-cell table:style-name="ce473" office:value-type="float" office:value="59.41" calcext:value-type="float">
            <text:p>59.4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9.5" calcext:value-type="float">
            <text:p>9.50</text:p>
          </table:table-cell>
          <table:table-cell table:style-name="ce473" office:value-type="float" office:value="68.91" calcext:value-type="float">
            <text:p>68.9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73.2" calcext:value-type="float">
            <text:p>73.2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20" calcext:value-type="float">
            <text:p>20.00</text:p>
          </table:table-cell>
          <table:table-cell table:style-name="ce473" office:value-type="float" office:value="93.2" calcext:value-type="float">
            <text:p>93.2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4.04" calcext:value-type="float">
            <text:p>4.04</text:p>
          </table:table-cell>
          <table:table-cell table:style-name="ce473" office:value-type="float" office:value="97.24" calcext:value-type="float">
            <text:p>97.24</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97.27" calcext:value-type="float">
            <text:p>97.2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ASI 202108000008</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4.88" calcext:value-type="float">
            <text:p>24.88</text:p>
          </table:table-cell>
          <table:table-cell table:style-name="ce473" office:value-type="float" office:value="24.85" calcext:value-type="float">
            <text:p>24.8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20" calcext:value-type="float">
            <text:p>20.00</text:p>
          </table:table-cell>
          <table:table-cell table:style-name="ce473" office:value-type="float" office:value="44.85" calcext:value-type="float">
            <text:p>44.8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48.89" calcext:value-type="float">
            <text:p>48.89</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53.15" calcext:value-type="float">
            <text:p>53.1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57.44" calcext:value-type="float">
            <text:p>57.4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20" calcext:value-type="float">
            <text:p>20.00</text:p>
          </table:table-cell>
          <table:table-cell table:style-name="ce473" office:value-type="float" office:value="77.44" calcext:value-type="float">
            <text:p>77.44</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77.47" calcext:value-type="float">
            <text:p>77.47</text:p>
          </table:table-cell>
          <table:table-cell table:style-name="ce469"/>
          <table:table-cell table:style-name="ce473" office:value-type="float" office:value="-0.03" calcext:value-type="float">
            <text:p>-0.03</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20" calcext:value-type="float">
            <text:p>20.00</text:p>
          </table:table-cell>
          <table:table-cell table:style-name="ce473" office:value-type="float" office:value="19.97" calcext:value-type="float">
            <text:p>19.9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4.04" calcext:value-type="float">
            <text:p>4.04</text:p>
          </table:table-cell>
          <table:table-cell table:style-name="ce473" office:value-type="float" office:value="24.01" calcext:value-type="float">
            <text:p>24.01</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4.26" calcext:value-type="float">
            <text:p>4.26</text:p>
          </table:table-cell>
          <table:table-cell table:style-name="ce473" office:value-type="float" office:value="28.27" calcext:value-type="float">
            <text:p>28.2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4.29" calcext:value-type="float">
            <text:p>4.29</text:p>
          </table:table-cell>
          <table:table-cell table:style-name="ce473" office:value-type="float" office:value="32.56" calcext:value-type="float">
            <text:p>32.56</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5</text:p>
          </table:table-cell>
          <table:table-cell table:style-name="ce470" office:value-type="string" calcext:value-type="string">
            <text:p>1% Secap - Iece</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20" calcext:value-type="float">
            <text:p>20.00</text:p>
          </table:table-cell>
          <table:table-cell table:style-name="ce473" office:value-type="float" office:value="52.56" calcext:value-type="float">
            <text:p>52.56</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368.5" calcext:value-type="float">
            <text:p>368.50</text:p>
          </table:table-cell>
          <table:table-cell table:style-name="ce469"/>
          <table:table-cell table:style-name="ce473" office:value-type="float" office:value="368.5" calcext:value-type="float">
            <text:p>368.50</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600046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FONDO DE RESERVA IESS</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368.5" calcext:value-type="float">
            <text:p>368.50</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number-columns-repeated="2" table:style-name="ce473" office:value-type="float" office:value="149.94" calcext:value-type="float">
            <text:p>149.9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34.5" calcext:value-type="float">
            <text:p>34.50</text:p>
          </table:table-cell>
          <table:table-cell table:style-name="ce473" office:value-type="float" office:value="184.44" calcext:value-type="float">
            <text:p>184.4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19.95" calcext:value-type="float">
            <text:p>219.9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79.14" calcext:value-type="float">
            <text:p>79.14</text:p>
          </table:table-cell>
          <table:table-cell table:style-name="ce473" office:value-type="float" office:value="299.09" calcext:value-type="float">
            <text:p>299.0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334.81" calcext:value-type="float">
            <text:p>334.8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33.69" calcext:value-type="float">
            <text:p>33.69</text:p>
          </table:table-cell>
          <table:table-cell table:style-name="ce473" office:value-type="float" office:value="368.5" calcext:value-type="float">
            <text:p>368.50</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7.5" calcext:value-type="float">
            <text:p>7.50</text:p>
          </table:table-cell>
          <table:table-cell table:style-name="ce469"/>
          <table:table-cell table:style-name="ce473" office:value-type="float" office:value="361" calcext:value-type="float">
            <text:p>361.00</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368.5" calcext:value-type="float">
            <text:p>368.50</text:p>
          </table:table-cell>
          <table:table-cell table:style-name="ce469"/>
          <table:table-cell table:style-name="ce473" office:value-type="float" office:value="-7.5" calcext:value-type="float">
            <text:p>-7.5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07.32" calcext:value-type="float">
            <text:p>207.32</text:p>
          </table:table-cell>
          <table:table-cell table:style-name="ce473" office:value-type="float" office:value="199.82" calcext:value-type="float">
            <text:p>199.82</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ASI 202108000010</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RECLASIFICACION APORTES</text:p>
          </table:table-cell>
          <table:table-cell table:style-name="ce473" office:value-type="float" office:value="2.58" calcext:value-type="float">
            <text:p>2.58</text:p>
          </table:table-cell>
          <table:table-cell table:style-name="ce469"/>
          <table:table-cell table:style-name="ce473" office:value-type="float" office:value="197.24" calcext:value-type="float">
            <text:p>197.2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35.51" calcext:value-type="float">
            <text:p>35.51</text:p>
          </table:table-cell>
          <table:table-cell table:style-name="ce473" office:value-type="float" office:value="232.75" calcext:value-type="float">
            <text:p>232.7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268.47" calcext:value-type="float">
            <text:p>268.47</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268.47" calcext:value-type="float">
            <text:p>268.47</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number-columns-repeated="2" table:style-name="ce473" office:value-type="float" office:value="35.51" calcext:value-type="float">
            <text:p>35.51</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6</text:p>
          </table:table-cell>
          <table:table-cell table:style-name="ce470" office:value-type="string" calcext:value-type="string">
            <text:p>Fondos de Reservas</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35.72" calcext:value-type="float">
            <text:p>35.72</text:p>
          </table:table-cell>
          <table:table-cell table:style-name="ce473" office:value-type="float" office:value="71.23" calcext:value-type="float">
            <text:p>71.23</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100012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19.31" calcext:value-type="float">
            <text:p>919.31</text:p>
          </table:table-cell>
          <table:table-cell table:style-name="ce469"/>
          <table:table-cell table:style-name="ce473" office:value-type="float" office:value="919.07" calcext:value-type="float">
            <text:p>919.07</text:p>
          </table:table-cell>
        </table:table-row>
        <table:table-row table:style-name="ro2">
          <table:table-cell table:style-name="ce470" office:value-type="string" calcext:value-type="string">
            <text:p>1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100012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19.31" calcext:value-type="float">
            <text:p>919.31</text:p>
          </table:table-cell>
          <table:table-cell table:style-name="ce469"/>
          <table:table-cell table:style-name="ce473" office:value-type="float" office:value="-0.24" calcext:value-type="float">
            <text:p>-0.2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8.76" calcext:value-type="float">
            <text:p>188.7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170.1" calcext:value-type="float">
            <text:p>170.10</text:p>
          </table:table-cell>
          <table:table-cell table:style-name="ce473" office:value-type="float" office:value="358.86" calcext:value-type="float">
            <text:p>358.8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7.99" calcext:value-type="float">
            <text:p>397.9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6.21" calcext:value-type="float">
            <text:p>436.21</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91.04" calcext:value-type="float">
            <text:p>491.04</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6.09" calcext:value-type="float">
            <text:p>576.0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5.87" calcext:value-type="float">
            <text:p>665.8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6.4" calcext:value-type="float">
            <text:p>706.4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189" calcext:value-type="float">
            <text:p>189.00</text:p>
          </table:table-cell>
          <table:table-cell table:style-name="ce473" office:value-type="float" office:value="895.4" calcext:value-type="float">
            <text:p>895.4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38.22" calcext:value-type="float">
            <text:p>38.22</text:p>
          </table:table-cell>
          <table:table-cell table:style-name="ce473" office:value-type="float" office:value="933.62" calcext:value-type="float">
            <text:p>933.62</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1000001</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IESS APORTES</text:p>
          </table:table-cell>
          <table:table-cell table:style-name="ce473" office:value-type="float" office:value="14.54" calcext:value-type="float">
            <text:p>14.54</text:p>
          </table:table-cell>
          <table:table-cell table:style-name="ce469"/>
          <table:table-cell table:style-name="ce473" office:value-type="float" office:value="919.08" calcext:value-type="float">
            <text:p>919.08</text:p>
          </table:table-cell>
        </table:table-row>
        <table:table-row table:style-name="ro2">
          <table:table-cell table:style-name="ce470" office:value-type="string" calcext:value-type="string">
            <text:p>12/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2000130</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text:p>
          </table:table-cell>
          <table:table-cell table:style-name="ce473" office:value-type="float" office:value="919.31" calcext:value-type="float">
            <text:p>919.31</text:p>
          </table:table-cell>
          <table:table-cell table:style-name="ce469"/>
          <table:table-cell table:style-name="ce473" office:value-type="float" office:value="-0.23" calcext:value-type="float">
            <text:p>-0.2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8.77" calcext:value-type="float">
            <text:p>188.7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170.1" calcext:value-type="float">
            <text:p>170.10</text:p>
          </table:table-cell>
          <table:table-cell table:style-name="ce473" office:value-type="float" office:value="358.87" calcext:value-type="float">
            <text:p>358.8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8" calcext:value-type="float">
            <text:p>398.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6.22" calcext:value-type="float">
            <text:p>436.22</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91.05" calcext:value-type="float">
            <text:p>491.0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6.1" calcext:value-type="float">
            <text:p>576.1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5.88" calcext:value-type="float">
            <text:p>665.88</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6.41" calcext:value-type="float">
            <text:p>706.4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189" calcext:value-type="float">
            <text:p>189.00</text:p>
          </table:table-cell>
          <table:table-cell table:style-name="ce473" office:value-type="float" office:value="895.41" calcext:value-type="float">
            <text:p>895.4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38.22" calcext:value-type="float">
            <text:p>38.22</text:p>
          </table:table-cell>
          <table:table-cell table:style-name="ce473" office:value-type="float" office:value="933.63" calcext:value-type="float">
            <text:p>933.6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2000001</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CONYUGUE</text:p>
          </table:table-cell>
          <table:table-cell table:style-name="ce473" office:value-type="float" office:value="14.54" calcext:value-type="float">
            <text:p>14.54</text:p>
          </table:table-cell>
          <table:table-cell table:style-name="ce469"/>
          <table:table-cell table:style-name="ce473" office:value-type="float" office:value="919.09" calcext:value-type="float">
            <text:p>919.09</text:p>
          </table:table-cell>
        </table:table-row>
        <table:table-row table:style-name="ro2">
          <table:table-cell table:style-name="ce470" office:value-type="string" calcext:value-type="string">
            <text:p>12/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300023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text:p>
          </table:table-cell>
          <table:table-cell table:style-name="ce473" office:value-type="float" office:value="919.31" calcext:value-type="float">
            <text:p>919.31</text:p>
          </table:table-cell>
          <table:table-cell table:style-name="ce469"/>
          <table:table-cell table:style-name="ce473" office:value-type="float" office:value="-0.22" calcext:value-type="float">
            <text:p>-0.2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8.78" calcext:value-type="float">
            <text:p>188.7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170.1" calcext:value-type="float">
            <text:p>170.10</text:p>
          </table:table-cell>
          <table:table-cell table:style-name="ce473" office:value-type="float" office:value="358.88" calcext:value-type="float">
            <text:p>358.88</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8.01" calcext:value-type="float">
            <text:p>398.0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6.23" calcext:value-type="float">
            <text:p>436.23</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91.06" calcext:value-type="float">
            <text:p>491.0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6.11" calcext:value-type="float">
            <text:p>576.11</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5.89" calcext:value-type="float">
            <text:p>665.8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6.42" calcext:value-type="float">
            <text:p>706.4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189" calcext:value-type="float">
            <text:p>189.00</text:p>
          </table:table-cell>
          <table:table-cell table:style-name="ce473" office:value-type="float" office:value="895.42" calcext:value-type="float">
            <text:p>895.42</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38.22" calcext:value-type="float">
            <text:p>38.22</text:p>
          </table:table-cell>
          <table:table-cell table:style-name="ce473" office:value-type="float" office:value="933.64" calcext:value-type="float">
            <text:p>933.6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3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CONYUGUE</text:p>
          </table:table-cell>
          <table:table-cell table:style-name="ce473" office:value-type="float" office:value="14.54" calcext:value-type="float">
            <text:p>14.54</text:p>
          </table:table-cell>
          <table:table-cell table:style-name="ce469"/>
          <table:table-cell table:style-name="ce473" office:value-type="float" office:value="919.1" calcext:value-type="float">
            <text:p>919.10</text:p>
          </table:table-cell>
        </table:table-row>
        <table:table-row table:style-name="ro2">
          <table:table-cell table:style-name="ce470" office:value-type="string" calcext:value-type="string">
            <text:p>13/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4000396</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DEL MES DE MARZO 2021</text:p>
          </table:table-cell>
          <table:table-cell table:style-name="ce473" office:value-type="float" office:value="919.31" calcext:value-type="float">
            <text:p>919.31</text:p>
          </table:table-cell>
          <table:table-cell table:style-name="ce469"/>
          <table:table-cell table:style-name="ce473" office:value-type="float" office:value="-0.21" calcext:value-type="float">
            <text:p>-0.2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8.79" calcext:value-type="float">
            <text:p>188.7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170.1" calcext:value-type="float">
            <text:p>170.10</text:p>
          </table:table-cell>
          <table:table-cell table:style-name="ce473" office:value-type="float" office:value="358.89" calcext:value-type="float">
            <text:p>358.8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8.02" calcext:value-type="float">
            <text:p>398.02</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6.24" calcext:value-type="float">
            <text:p>436.2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91.07" calcext:value-type="float">
            <text:p>491.0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6.12" calcext:value-type="float">
            <text:p>576.12</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5.9" calcext:value-type="float">
            <text:p>665.9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6.43" calcext:value-type="float">
            <text:p>706.4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189" calcext:value-type="float">
            <text:p>189.00</text:p>
          </table:table-cell>
          <table:table-cell table:style-name="ce473" office:value-type="float" office:value="895.43" calcext:value-type="float">
            <text:p>895.43</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38.22" calcext:value-type="float">
            <text:p>38.22</text:p>
          </table:table-cell>
          <table:table-cell table:style-name="ce473" office:value-type="float" office:value="933.65" calcext:value-type="float">
            <text:p>933.6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4000005</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73" office:value-type="float" office:value="14.54" calcext:value-type="float">
            <text:p>14.54</text:p>
          </table:table-cell>
          <table:table-cell table:style-name="ce469"/>
          <table:table-cell table:style-name="ce473" office:value-type="float" office:value="919.11" calcext:value-type="float">
            <text:p>919.11</text:p>
          </table:table-cell>
        </table:table-row>
        <table:table-row table:style-name="ro2">
          <table:table-cell table:style-name="ce470" office:value-type="string" calcext:value-type="string">
            <text:p>12/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5000395</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S IESS APORTES ABRIL 2021</text:p>
          </table:table-cell>
          <table:table-cell table:style-name="ce473" office:value-type="float" office:value="919.31" calcext:value-type="float">
            <text:p>919.31</text:p>
          </table:table-cell>
          <table:table-cell table:style-name="ce469"/>
          <table:table-cell table:style-name="ce473" office:value-type="float" office:value="-0.2" calcext:value-type="float">
            <text:p>-0.2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8.8" calcext:value-type="float">
            <text:p>188.8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170.1" calcext:value-type="float">
            <text:p>170.10</text:p>
          </table:table-cell>
          <table:table-cell table:style-name="ce473" office:value-type="float" office:value="358.9" calcext:value-type="float">
            <text:p>358.9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8.03" calcext:value-type="float">
            <text:p>398.0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6.25" calcext:value-type="float">
            <text:p>436.2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91.08" calcext:value-type="float">
            <text:p>491.0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6.13" calcext:value-type="float">
            <text:p>576.1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5.91" calcext:value-type="float">
            <text:p>665.9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6.44" calcext:value-type="float">
            <text:p>706.4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189" calcext:value-type="float">
            <text:p>189.00</text:p>
          </table:table-cell>
          <table:table-cell table:style-name="ce473" office:value-type="float" office:value="895.44" calcext:value-type="float">
            <text:p>895.44</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38.22" calcext:value-type="float">
            <text:p>38.22</text:p>
          </table:table-cell>
          <table:table-cell table:style-name="ce473" office:value-type="float" office:value="933.66" calcext:value-type="float">
            <text:p>933.66</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5000005</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73" office:value-type="float" office:value="14.54" calcext:value-type="float">
            <text:p>14.54</text:p>
          </table:table-cell>
          <table:table-cell table:style-name="ce469"/>
          <table:table-cell table:style-name="ce473" office:value-type="float" office:value="919.12" calcext:value-type="float">
            <text:p>919.12</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6000003</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NOTA CREDITO GUILLERMO GUARANDA</text:p>
          </table:table-cell>
          <table:table-cell table:style-name="ce473" office:value-type="float" office:value="4.03" calcext:value-type="float">
            <text:p>4.03</text:p>
          </table:table-cell>
          <table:table-cell table:style-name="ce469"/>
          <table:table-cell table:style-name="ce473" office:value-type="float" office:value="915.09" calcext:value-type="float">
            <text:p>915.09</text:p>
          </table:table-cell>
        </table:table-row>
        <table:table-row table:style-name="ro2">
          <table:table-cell table:style-name="ce470" office:value-type="string" calcext:value-type="string">
            <text:p>14/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6000459</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APORTES IESS</text:p>
          </table:table-cell>
          <table:table-cell table:style-name="ce473" office:value-type="float" office:value="919.31" calcext:value-type="float">
            <text:p>919.31</text:p>
          </table:table-cell>
          <table:table-cell table:style-name="ce469"/>
          <table:table-cell table:style-name="ce473" office:value-type="float" office:value="-4.22" calcext:value-type="float">
            <text:p>-4.2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84.78" calcext:value-type="float">
            <text:p>184.7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170.1" calcext:value-type="float">
            <text:p>170.10</text:p>
          </table:table-cell>
          <table:table-cell table:style-name="ce473" office:value-type="float" office:value="354.88" calcext:value-type="float">
            <text:p>354.8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94.01" calcext:value-type="float">
            <text:p>394.0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32.23" calcext:value-type="float">
            <text:p>432.23</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87.06" calcext:value-type="float">
            <text:p>487.06</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72.11" calcext:value-type="float">
            <text:p>572.1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61.89" calcext:value-type="float">
            <text:p>661.8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702.42" calcext:value-type="float">
            <text:p>702.4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189" calcext:value-type="float">
            <text:p>189.00</text:p>
          </table:table-cell>
          <table:table-cell table:style-name="ce473" office:value-type="float" office:value="891.42" calcext:value-type="float">
            <text:p>891.42</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38.22" calcext:value-type="float">
            <text:p>38.22</text:p>
          </table:table-cell>
          <table:table-cell table:style-name="ce473" office:value-type="float" office:value="929.64" calcext:value-type="float">
            <text:p>929.6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6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73" office:value-type="float" office:value="14.54" calcext:value-type="float">
            <text:p>14.54</text:p>
          </table:table-cell>
          <table:table-cell table:style-name="ce469"/>
          <table:table-cell table:style-name="ce473" office:value-type="float" office:value="915.1" calcext:value-type="float">
            <text:p>915.10</text:p>
          </table:table-cell>
        </table:table-row>
        <table:table-row table:style-name="ro2">
          <table:table-cell table:style-name="ce470" office:value-type="string" calcext:value-type="string">
            <text:p>12/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7000514</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DEL MES DE JUNIO 2021</text:p>
          </table:table-cell>
          <table:table-cell table:style-name="ce473" office:value-type="float" office:value="910.53" calcext:value-type="float">
            <text:p>910.53</text:p>
          </table:table-cell>
          <table:table-cell table:style-name="ce469"/>
          <table:table-cell table:style-name="ce473" office:value-type="float" office:value="4.57" calcext:value-type="float">
            <text:p>4.5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7000003</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73" office:value-type="float" office:value="14.54" calcext:value-type="float">
            <text:p>14.54</text:p>
          </table:table-cell>
          <table:table-cell table:style-name="ce469"/>
          <table:table-cell table:style-name="ce473" office:value-type="float" office:value="-9.97" calcext:value-type="float">
            <text:p>-9.97</text:p>
          </table:table-cell>
        </table:table-row>
        <table:table-row table:style-name="ro3">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7000004</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2" office:value-type="string" calcext:value-type="string">
            <text:p>PR RECLASIF. NOTA CREDITO GABRIELA SELLAN _x005F_x000D_</text:p>
            <text:p>Nota de Credito por la Planilla 9223109580019651945 del Tipo AA del Mes 06 del Año 2021 del Periodo M en la Sucursal 0001 del Empleador 0992333618001</text:p>
          </table:table-cell>
          <table:table-cell table:style-name="ce473" office:value-type="float" office:value="20.38" calcext:value-type="float">
            <text:p>20.38</text:p>
          </table:table-cell>
          <table:table-cell table:style-name="ce469"/>
          <table:table-cell table:style-name="ce473" office:value-type="float" office:value="-30.35" calcext:value-type="float">
            <text:p>-30.3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158.65" calcext:value-type="float">
            <text:p>158.6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170.1" calcext:value-type="float">
            <text:p>170.10</text:p>
          </table:table-cell>
          <table:table-cell table:style-name="ce473" office:value-type="float" office:value="328.75" calcext:value-type="float">
            <text:p>328.7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39.13" calcext:value-type="float">
            <text:p>39.13</text:p>
          </table:table-cell>
          <table:table-cell table:style-name="ce473" office:value-type="float" office:value="367.88" calcext:value-type="float">
            <text:p>367.88</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li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06.1" calcext:value-type="float">
            <text:p>406.1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60.93" calcext:value-type="float">
            <text:p>460.93</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85.05" calcext:value-type="float">
            <text:p>85.05</text:p>
          </table:table-cell>
          <table:table-cell table:style-name="ce473" office:value-type="float" office:value="545.98" calcext:value-type="float">
            <text:p>545.98</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89.78" calcext:value-type="float">
            <text:p>89.78</text:p>
          </table:table-cell>
          <table:table-cell table:style-name="ce473" office:value-type="float" office:value="635.76" calcext:value-type="float">
            <text:p>635.76</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676.29" calcext:value-type="float">
            <text:p>676.2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189" calcext:value-type="float">
            <text:p>189.00</text:p>
          </table:table-cell>
          <table:table-cell table:style-name="ce473" office:value-type="float" office:value="865.29" calcext:value-type="float">
            <text:p>865.2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38.22" calcext:value-type="float">
            <text:p>38.22</text:p>
          </table:table-cell>
          <table:table-cell table:style-name="ce473" office:value-type="float" office:value="903.51" calcext:value-type="float">
            <text:p>903.51</text:p>
          </table:table-cell>
        </table:table-row>
        <table:table-row table:style-name="ro2">
          <table:table-cell table:style-name="ce470" office:value-type="string" calcext:value-type="string">
            <text:p>12/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8000573</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PLANILLA IESS JULIO 2021</text:p>
          </table:table-cell>
          <table:table-cell table:style-name="ce473" office:value-type="float" office:value="874.88" calcext:value-type="float">
            <text:p>874.88</text:p>
          </table:table-cell>
          <table:table-cell table:style-name="ce469"/>
          <table:table-cell table:style-name="ce473" office:value-type="float" office:value="28.63" calcext:value-type="float">
            <text:p>28.6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800000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EXT SAUD</text:p>
          </table:table-cell>
          <table:table-cell table:style-name="ce473" office:value-type="float" office:value="14.54" calcext:value-type="float">
            <text:p>14.54</text:p>
          </table:table-cell>
          <table:table-cell table:style-name="ce469"/>
          <table:table-cell table:style-name="ce473" office:value-type="float" office:value="14.09" calcext:value-type="float">
            <text:p>14.09</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35.09" calcext:value-type="float">
            <text:p>235.09</text:p>
          </table:table-cell>
          <table:table-cell table:style-name="ce473" office:value-type="float" office:value="249.18" calcext:value-type="float">
            <text:p>249.18</text:p>
          </table:table-cell>
        </table:table-row>
        <table:table-row table:style-name="ro3">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8000009</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2" office:value-type="string" calcext:value-type="string">
            <text:p>PR RECLASIF. NOTA CREDITO GABRIELA SELLAN _x005F_x000D_</text:p>
            <text:p>Nota de Credito por la Planilla 9223109580019790099 del Tipo AA del Mes 07 del Año 2021 del Periodo M en la Sucursal 0001 del Empleador 0992333618001</text:p>
          </table:table-cell>
          <table:table-cell table:style-name="ce473" office:value-type="float" office:value="35.67" calcext:value-type="float">
            <text:p>35.67</text:p>
          </table:table-cell>
          <table:table-cell table:style-name="ce469"/>
          <table:table-cell table:style-name="ce473" office:value-type="float" office:value="213.51" calcext:value-type="float">
            <text:p>213.5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8000010</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RECLASIFICACION APORTES</text:p>
          </table:table-cell>
          <table:table-cell table:style-name="ce473" office:value-type="float" office:value="16.04" calcext:value-type="float">
            <text:p>16.04</text:p>
          </table:table-cell>
          <table:table-cell table:style-name="ce469"/>
          <table:table-cell table:style-name="ce473" office:value-type="float" office:value="197.47" calcext:value-type="float">
            <text:p>197.47</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8000010</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RECLASIFICACION APORTES</text:p>
          </table:table-cell>
          <table:table-cell table:style-name="ce469"/>
          <table:table-cell table:style-name="ce473" office:value-type="float" office:value="2.58" calcext:value-type="float">
            <text:p>2.58</text:p>
          </table:table-cell>
          <table:table-cell table:style-name="ce473" office:value-type="float" office:value="200.05" calcext:value-type="float">
            <text:p>200.0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189" calcext:value-type="float">
            <text:p>189.00</text:p>
          </table:table-cell>
          <table:table-cell table:style-name="ce473" office:value-type="float" office:value="389.05" calcext:value-type="float">
            <text:p>389.0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427.27" calcext:value-type="float">
            <text:p>427.27</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482.1" calcext:value-type="float">
            <text:p>482.1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522.63" calcext:value-type="float">
            <text:p>522.6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189" calcext:value-type="float">
            <text:p>189.00</text:p>
          </table:table-cell>
          <table:table-cell table:style-name="ce473" office:value-type="float" office:value="711.63" calcext:value-type="float">
            <text:p>711.63</text:p>
          </table:table-cell>
        </table:table-row>
        <table:table-row table:style-name="ro2">
          <table:table-cell table:style-name="ce470" office:value-type="string" calcext:value-type="string">
            <text:p>13/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EGR 202109000621</text:p>
          </table:table-cell>
          <table:table-cell table:style-name="ce470" office:value-type="string" calcext:value-type="string">
            <text:p>EGR</text:p>
          </table:table-cell>
          <table:table-cell table:style-name="ce470" office:value-type="string" calcext:value-type="string">
            <text:p>Transf. # BANCO</text:p>
          </table:table-cell>
          <table:table-cell table:style-name="ce470" office:value-type="string" calcext:value-type="string">
            <text:p>0990379017001</text:p>
          </table:table-cell>
          <table:table-cell table:style-name="ce470" office:value-type="string" calcext:value-type="string">
            <text:p>BANCO BOLIVARIANO C.A.</text:p>
          </table:table-cell>
          <table:table-cell table:style-name="ce470" office:value-type="string" calcext:value-type="string">
            <text:p>PAGO <text:s/>IESS</text:p>
          </table:table-cell>
          <table:table-cell table:style-name="ce473" office:value-type="float" office:value="651.59" calcext:value-type="float">
            <text:p>651.59</text:p>
          </table:table-cell>
          <table:table-cell table:style-name="ce469"/>
          <table:table-cell table:style-name="ce473" office:value-type="float" office:value="60.04" calcext:value-type="float">
            <text:p>60.0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189" calcext:value-type="float">
            <text:p>189.00</text:p>
          </table:table-cell>
          <table:table-cell table:style-name="ce473" office:value-type="float" office:value="249.04" calcext:value-type="float">
            <text:p>249.04</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38.22" calcext:value-type="float">
            <text:p>38.22</text:p>
          </table:table-cell>
          <table:table-cell table:style-name="ce473" office:value-type="float" office:value="287.26" calcext:value-type="float">
            <text:p>287.26</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54.83" calcext:value-type="float">
            <text:p>54.83</text:p>
          </table:table-cell>
          <table:table-cell table:style-name="ce473" office:value-type="float" office:value="342.09" calcext:value-type="float">
            <text:p>342.09</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40.53" calcext:value-type="float">
            <text:p>40.53</text:p>
          </table:table-cell>
          <table:table-cell table:style-name="ce473" office:value-type="float" office:value="382.62" calcext:value-type="float">
            <text:p>382.62</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189" calcext:value-type="float">
            <text:p>189.00</text:p>
          </table:table-cell>
          <table:table-cell table:style-name="ce473" office:value-type="float" office:value="571.62" calcext:value-type="float">
            <text:p>571.62</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6.9</text:p>
          </table:table-cell>
          <table:table-cell table:style-name="ce470" office:value-type="string" calcext:value-type="string">
            <text:p>9.45% Aportes Individuales</text:p>
          </table:table-cell>
          <table:table-cell table:style-name="ce470" office:value-type="string" calcext:value-type="string">
            <text:p>ASI 202109000009</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EXTENSION CONYUGAL SEPTIEMBRE</text:p>
          </table:table-cell>
          <table:table-cell table:style-name="ce473" office:value-type="float" office:value="14.54" calcext:value-type="float">
            <text:p>14.54</text:p>
          </table:table-cell>
          <table:table-cell table:style-name="ce469"/>
          <table:table-cell table:style-name="ce473" office:value-type="float" office:value="557.08" calcext:value-type="float">
            <text:p>557.08</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Ener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Ener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Enero, DIEGO PAZMIÑO H.</text:p>
          </table:table-cell>
          <table:table-cell table:style-name="ce473" office:value-type="float" office:value="221.4" calcext:value-type="float">
            <text:p>221.40</text:p>
          </table:table-cell>
          <table:table-cell table:style-name="ce469"/>
          <table:table-cell table:style-name="ce473" office:value-type="float" office:value="-221.4" calcext:value-type="float">
            <text:p>-221.4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Enero 2021, - DIEGO PAZMIÑO H.</text:p>
          </table:table-cell>
          <table:table-cell table:style-name="ce469"/>
          <table:table-cell table:style-name="ce473" office:value-type="float" office:value="221.4" calcext:value-type="float">
            <text:p>221.40</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Enero, ENRIQUE GABRIEL TANDAZO VIÑAN</text:p>
          </table:table-cell>
          <table:table-cell table:style-name="ce473" office:value-type="float" office:value="4.96" calcext:value-type="float">
            <text:p>4.96</text:p>
          </table:table-cell>
          <table:table-cell table:style-name="ce469"/>
          <table:table-cell table:style-name="ce473" office:value-type="float" office:value="-4.96" calcext:value-type="float">
            <text:p>-4.96</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Enero 2021, - ENRIQUE GABRIEL TANDAZO VIÑAN</text:p>
          </table:table-cell>
          <table:table-cell table:style-name="ce469"/>
          <table:table-cell table:style-name="ce473" office:value-type="float" office:value="4.96" calcext:value-type="float">
            <text:p>4.96</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Enero,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Enero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Enero, GUILLERMO ANTONIO GUARANDA TUMBACO</text:p>
          </table:table-cell>
          <table:table-cell table:style-name="ce473" office:value-type="float" office:value="73.99" calcext:value-type="float">
            <text:p>73.99</text:p>
          </table:table-cell>
          <table:table-cell table:style-name="ce469"/>
          <table:table-cell table:style-name="ce473" office:value-type="float" office:value="-73.99" calcext:value-type="float">
            <text:p>-73.9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Enero 2021, - GUILLERMO ANTONIO GUARANDA TUMBACO</text:p>
          </table:table-cell>
          <table:table-cell table:style-name="ce469"/>
          <table:table-cell table:style-name="ce473" office:value-type="float" office:value="73.99" calcext:value-type="float">
            <text:p>73.99</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Enero, LESTHER OSWALDO DROUET LOOR</text:p>
          </table:table-cell>
          <table:table-cell table:style-name="ce473" office:value-type="float" office:value="477.45" calcext:value-type="float">
            <text:p>477.45</text:p>
          </table:table-cell>
          <table:table-cell table:style-name="ce469"/>
          <table:table-cell table:style-name="ce473" office:value-type="float" office:value="-477.45" calcext:value-type="float">
            <text:p>-477.4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Enero 2021, - LESTHER OSWALDO DROUET LOOR</text:p>
          </table:table-cell>
          <table:table-cell table:style-name="ce469"/>
          <table:table-cell table:style-name="ce473" office:value-type="float" office:value="477.45" calcext:value-type="float">
            <text:p>477.45</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Ener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Ener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Enero, MIGUEL ENRIQUE NOBOA CACERES</text:p>
          </table:table-cell>
          <table:table-cell table:style-name="ce473" office:value-type="float" office:value="45.59" calcext:value-type="float">
            <text:p>45.59</text:p>
          </table:table-cell>
          <table:table-cell table:style-name="ce469"/>
          <table:table-cell table:style-name="ce473" office:value-type="float" office:value="-45.59" calcext:value-type="float">
            <text:p>-45.59</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Enero 2021, - MIGUEL ENRIQUE NOBOA CACERES</text:p>
          </table:table-cell>
          <table:table-cell table:style-name="ce469"/>
          <table:table-cell table:style-name="ce473" office:value-type="float" office:value="45.59" calcext:value-type="float">
            <text:p>45.59</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Ener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Ener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1000105</text:p>
          </table:table-cell>
          <table:table-cell table:style-name="ce470" office:value-type="string" calcext:value-type="string">
            <text:p>EGR</text:p>
          </table:table-cell>
          <table:table-cell table:style-name="ce470" office:value-type="string" calcext:value-type="string">
            <text:p>Transf. # 202101000105</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Enero, VIEJO CUADRA RUFO COLON</text:p>
          </table:table-cell>
          <table:table-cell table:style-name="ce473" office:value-type="float" office:value="98.85" calcext:value-type="float">
            <text:p>98.85</text:p>
          </table:table-cell>
          <table:table-cell table:style-name="ce469"/>
          <table:table-cell table:style-name="ce473" office:value-type="float" office:value="-98.85" calcext:value-type="float">
            <text:p>-98.85</text:p>
          </table:table-cell>
        </table:table-row>
        <table:table-row table:style-name="ro2">
          <table:table-cell table:style-name="ce470" office:value-type="string" calcext:value-type="string">
            <text:p>31/01/2021</text:p>
          </table:table-cell>
          <table:table-cell table:style-name="ce470" office:value-type="float" office:value="1" calcext:value-type="float">
            <text:p>1</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1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Enero 2021, - VIEJO CUADRA RUFO COLON</text:p>
          </table:table-cell>
          <table:table-cell table:style-name="ce469"/>
          <table:table-cell table:style-name="ce473" office:value-type="float" office:value="98.85" calcext:value-type="float">
            <text:p>98.85</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Febrer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Febrer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Febrero, DIEGO PAZMIÑO H.</text:p>
          </table:table-cell>
          <table:table-cell table:style-name="ce473" office:value-type="float" office:value="248.63" calcext:value-type="float">
            <text:p>248.63</text:p>
          </table:table-cell>
          <table:table-cell table:style-name="ce469"/>
          <table:table-cell table:style-name="ce473" office:value-type="float" office:value="-248.63" calcext:value-type="float">
            <text:p>-248.6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Febrero 2021, - DIEGO PAZMIÑO H.</text:p>
          </table:table-cell>
          <table:table-cell table:style-name="ce469"/>
          <table:table-cell table:style-name="ce473" office:value-type="float" office:value="248.63" calcext:value-type="float">
            <text:p>248.63</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Febrero, ENRIQUE GABRIEL TANDAZO VIÑAN</text:p>
          </table:table-cell>
          <table:table-cell table:style-name="ce473" office:value-type="float" office:value="10.38" calcext:value-type="float">
            <text:p>10.38</text:p>
          </table:table-cell>
          <table:table-cell table:style-name="ce469"/>
          <table:table-cell table:style-name="ce473" office:value-type="float" office:value="-10.38" calcext:value-type="float">
            <text:p>-10.38</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Febrero 2021, - ENRIQUE GABRIEL TANDAZO VIÑAN</text:p>
          </table:table-cell>
          <table:table-cell table:style-name="ce469"/>
          <table:table-cell table:style-name="ce473" office:value-type="float" office:value="10.38" calcext:value-type="float">
            <text:p>10.38</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Febrero,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Febrero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Febrero, GUILLERMO ANTONIO GUARANDA TUMBACO</text:p>
          </table:table-cell>
          <table:table-cell table:style-name="ce473" office:value-type="float" office:value="74.47" calcext:value-type="float">
            <text:p>74.47</text:p>
          </table:table-cell>
          <table:table-cell table:style-name="ce469"/>
          <table:table-cell table:style-name="ce473" office:value-type="float" office:value="-74.47" calcext:value-type="float">
            <text:p>-74.4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Febrero 2021, - GUILLERMO ANTONIO GUARANDA TUMBACO</text:p>
          </table:table-cell>
          <table:table-cell table:style-name="ce469"/>
          <table:table-cell table:style-name="ce473" office:value-type="float" office:value="74.47" calcext:value-type="float">
            <text:p>74.47</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Febrero, LESTHER OSWALDO DROUET LOOR</text:p>
          </table:table-cell>
          <table:table-cell table:style-name="ce473" office:value-type="float" office:value="388.71" calcext:value-type="float">
            <text:p>388.71</text:p>
          </table:table-cell>
          <table:table-cell table:style-name="ce469"/>
          <table:table-cell table:style-name="ce473" office:value-type="float" office:value="-388.71" calcext:value-type="float">
            <text:p>-388.71</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Febrero 2021, - LESTHER OSWALDO DROUET LOOR</text:p>
          </table:table-cell>
          <table:table-cell table:style-name="ce469"/>
          <table:table-cell table:style-name="ce473" office:value-type="float" office:value="388.71" calcext:value-type="float">
            <text:p>388.71</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Febrer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Febrer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Febrero, MIGUEL ENRIQUE NOBOA CACERES</text:p>
          </table:table-cell>
          <table:table-cell table:style-name="ce473" office:value-type="float" office:value="45.59" calcext:value-type="float">
            <text:p>45.59</text:p>
          </table:table-cell>
          <table:table-cell table:style-name="ce469"/>
          <table:table-cell table:style-name="ce473" office:value-type="float" office:value="-45.59" calcext:value-type="float">
            <text:p>-45.59</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Febrero 2021, - MIGUEL ENRIQUE NOBOA CACERES</text:p>
          </table:table-cell>
          <table:table-cell table:style-name="ce469"/>
          <table:table-cell table:style-name="ce473" office:value-type="float" office:value="45.59" calcext:value-type="float">
            <text:p>45.59</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Febrer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Febrer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2000117</text:p>
          </table:table-cell>
          <table:table-cell table:style-name="ce470" office:value-type="string" calcext:value-type="string">
            <text:p>EGR</text:p>
          </table:table-cell>
          <table:table-cell table:style-name="ce470" office:value-type="string" calcext:value-type="string">
            <text:p>Transf. # 202102000117</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Febrero, VIEJO CUADRA RUFO COLON</text:p>
          </table:table-cell>
          <table:table-cell table:style-name="ce473" office:value-type="float" office:value="73.33" calcext:value-type="float">
            <text:p>73.33</text:p>
          </table:table-cell>
          <table:table-cell table:style-name="ce469"/>
          <table:table-cell table:style-name="ce473" office:value-type="float" office:value="-73.33" calcext:value-type="float">
            <text:p>-73.33</text:p>
          </table:table-cell>
        </table:table-row>
        <table:table-row table:style-name="ro2">
          <table:table-cell table:style-name="ce470" office:value-type="string" calcext:value-type="string">
            <text:p>28/02/2021</text:p>
          </table:table-cell>
          <table:table-cell table:style-name="ce470" office:value-type="float" office:value="2" calcext:value-type="float">
            <text:p>2</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2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Febrero 2021, - VIEJO CUADRA RUFO COLON</text:p>
          </table:table-cell>
          <table:table-cell table:style-name="ce469"/>
          <table:table-cell table:style-name="ce473" office:value-type="float" office:value="73.33" calcext:value-type="float">
            <text:p>73.33</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Marz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rz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Marzo, DIEGO PAZMIÑO H.</text:p>
          </table:table-cell>
          <table:table-cell table:style-name="ce473" office:value-type="float" office:value="249.46" calcext:value-type="float">
            <text:p>249.46</text:p>
          </table:table-cell>
          <table:table-cell table:style-name="ce469"/>
          <table:table-cell table:style-name="ce473" office:value-type="float" office:value="-249.46" calcext:value-type="float">
            <text:p>-249.4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rzo 2021, - DIEGO PAZMIÑO H.</text:p>
          </table:table-cell>
          <table:table-cell table:style-name="ce469"/>
          <table:table-cell table:style-name="ce473" office:value-type="float" office:value="249.46" calcext:value-type="float">
            <text:p>249.46</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Marzo, ENRIQUE GABRIEL TANDAZO VIÑAN</text:p>
          </table:table-cell>
          <table:table-cell table:style-name="ce473" office:value-type="float" office:value="10.39" calcext:value-type="float">
            <text:p>10.39</text:p>
          </table:table-cell>
          <table:table-cell table:style-name="ce469"/>
          <table:table-cell table:style-name="ce473" office:value-type="float" office:value="-10.39" calcext:value-type="float">
            <text:p>-10.39</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rzo 2021, - ENRIQUE GABRIEL TANDAZO VIÑAN</text:p>
          </table:table-cell>
          <table:table-cell table:style-name="ce469"/>
          <table:table-cell table:style-name="ce473" office:value-type="float" office:value="10.39" calcext:value-type="float">
            <text:p>10.39</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Marzo,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rzo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Marzo, GUILLERMO ANTONIO GUARANDA TUMBACO</text:p>
          </table:table-cell>
          <table:table-cell table:style-name="ce473" office:value-type="float" office:value="74.96" calcext:value-type="float">
            <text:p>74.96</text:p>
          </table:table-cell>
          <table:table-cell table:style-name="ce469"/>
          <table:table-cell table:style-name="ce473" office:value-type="float" office:value="-74.96" calcext:value-type="float">
            <text:p>-74.9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rzo 2021, - GUILLERMO ANTONIO GUARANDA TUMBACO</text:p>
          </table:table-cell>
          <table:table-cell table:style-name="ce469"/>
          <table:table-cell table:style-name="ce473" office:value-type="float" office:value="74.96" calcext:value-type="float">
            <text:p>74.96</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Marzo, LESTHER OSWALDO DROUET LOOR</text:p>
          </table:table-cell>
          <table:table-cell table:style-name="ce473" office:value-type="float" office:value="480.24" calcext:value-type="float">
            <text:p>480.24</text:p>
          </table:table-cell>
          <table:table-cell table:style-name="ce469"/>
          <table:table-cell table:style-name="ce473" office:value-type="float" office:value="-480.24" calcext:value-type="float">
            <text:p>-480.24</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rzo 2021, - LESTHER OSWALDO DROUET LOOR</text:p>
          </table:table-cell>
          <table:table-cell table:style-name="ce469"/>
          <table:table-cell table:style-name="ce473" office:value-type="float" office:value="480.24" calcext:value-type="float">
            <text:p>480.24</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Marz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rz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Marzo, MIGUEL ENRIQUE NOBOA CACERES</text:p>
          </table:table-cell>
          <table:table-cell table:style-name="ce473" office:value-type="float" office:value="45.56" calcext:value-type="float">
            <text:p>45.56</text:p>
          </table:table-cell>
          <table:table-cell table:style-name="ce469"/>
          <table:table-cell table:style-name="ce473" office:value-type="float" office:value="-45.56" calcext:value-type="float">
            <text:p>-45.56</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rzo 2021, - MIGUEL ENRIQUE NOBOA CACERES</text:p>
          </table:table-cell>
          <table:table-cell table:style-name="ce469"/>
          <table:table-cell table:style-name="ce473" office:value-type="float" office:value="45.56" calcext:value-type="float">
            <text:p>45.56</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Marz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rz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3000201</text:p>
          </table:table-cell>
          <table:table-cell table:style-name="ce470" office:value-type="string" calcext:value-type="string">
            <text:p>EGR</text:p>
          </table:table-cell>
          <table:table-cell table:style-name="ce470" office:value-type="string" calcext:value-type="string">
            <text:p>Transf. # 202103000201</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Marzo, VIEJO CUADRA RUFO COLON</text:p>
          </table:table-cell>
          <table:table-cell table:style-name="ce473" office:value-type="float" office:value="60.1" calcext:value-type="float">
            <text:p>60.10</text:p>
          </table:table-cell>
          <table:table-cell table:style-name="ce469"/>
          <table:table-cell table:style-name="ce473" office:value-type="float" office:value="-60.1" calcext:value-type="float">
            <text:p>-60.10</text:p>
          </table:table-cell>
        </table:table-row>
        <table:table-row table:style-name="ro2">
          <table:table-cell table:style-name="ce470" office:value-type="string" calcext:value-type="string">
            <text:p>31/03/2021</text:p>
          </table:table-cell>
          <table:table-cell table:style-name="ce470" office:value-type="float" office:value="3" calcext:value-type="float">
            <text:p>3</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3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rzo 2021, - VIEJO CUADRA RUFO COLON</text:p>
          </table:table-cell>
          <table:table-cell table:style-name="ce469"/>
          <table:table-cell table:style-name="ce473" office:value-type="float" office:value="60.1" calcext:value-type="float">
            <text:p>60.10</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Abril,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bril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Abril, DIEGO PAZMIÑO H.</text:p>
          </table:table-cell>
          <table:table-cell table:style-name="ce473" office:value-type="float" office:value="250.3" calcext:value-type="float">
            <text:p>250.30</text:p>
          </table:table-cell>
          <table:table-cell table:style-name="ce469"/>
          <table:table-cell table:style-name="ce473" office:value-type="float" office:value="-250.3" calcext:value-type="float">
            <text:p>-250.3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Abril 2021, - DIEGO PAZMIÑO H.</text:p>
          </table:table-cell>
          <table:table-cell table:style-name="ce469"/>
          <table:table-cell table:style-name="ce473" office:value-type="float" office:value="250.3" calcext:value-type="float">
            <text:p>250.30</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Abril, ENRIQUE GABRIEL TANDAZO VIÑAN</text:p>
          </table:table-cell>
          <table:table-cell table:style-name="ce473" office:value-type="float" office:value="10.39" calcext:value-type="float">
            <text:p>10.39</text:p>
          </table:table-cell>
          <table:table-cell table:style-name="ce469"/>
          <table:table-cell table:style-name="ce473" office:value-type="float" office:value="-10.39" calcext:value-type="float">
            <text:p>-10.39</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Abril 2021, - ENRIQUE GABRIEL TANDAZO VIÑAN</text:p>
          </table:table-cell>
          <table:table-cell table:style-name="ce469"/>
          <table:table-cell table:style-name="ce473" office:value-type="float" office:value="10.39" calcext:value-type="float">
            <text:p>10.39</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Abril,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bril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Abril, GUILLERMO ANTONIO GUARANDA TUMBACO</text:p>
          </table:table-cell>
          <table:table-cell table:style-name="ce473" office:value-type="float" office:value="75.44" calcext:value-type="float">
            <text:p>75.44</text:p>
          </table:table-cell>
          <table:table-cell table:style-name="ce469"/>
          <table:table-cell table:style-name="ce473" office:value-type="float" office:value="-75.44" calcext:value-type="float">
            <text:p>-75.44</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bril 2021, - GUILLERMO ANTONIO GUARANDA TUMBACO</text:p>
          </table:table-cell>
          <table:table-cell table:style-name="ce469"/>
          <table:table-cell table:style-name="ce473" office:value-type="float" office:value="75.44" calcext:value-type="float">
            <text:p>75.44</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Abril, LESTHER OSWALDO DROUET LOOR</text:p>
          </table:table-cell>
          <table:table-cell table:style-name="ce473" office:value-type="float" office:value="402.71" calcext:value-type="float">
            <text:p>402.71</text:p>
          </table:table-cell>
          <table:table-cell table:style-name="ce469"/>
          <table:table-cell table:style-name="ce473" office:value-type="float" office:value="-402.71" calcext:value-type="float">
            <text:p>-402.7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Abril 2021, - LESTHER OSWALDO DROUET LOOR</text:p>
          </table:table-cell>
          <table:table-cell table:style-name="ce469"/>
          <table:table-cell table:style-name="ce473" office:value-type="float" office:value="402.71" calcext:value-type="float">
            <text:p>402.71</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Abril,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Abril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Abril, MIGUEL ENRIQUE NOBOA CACERES</text:p>
          </table:table-cell>
          <table:table-cell table:style-name="ce473" office:value-type="float" office:value="94.71" calcext:value-type="float">
            <text:p>94.71</text:p>
          </table:table-cell>
          <table:table-cell table:style-name="ce469"/>
          <table:table-cell table:style-name="ce473" office:value-type="float" office:value="-94.71" calcext:value-type="float">
            <text:p>-94.71</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bril 2021, - MIGUEL ENRIQUE NOBOA CACERES</text:p>
          </table:table-cell>
          <table:table-cell table:style-name="ce469"/>
          <table:table-cell table:style-name="ce473" office:value-type="float" office:value="94.71" calcext:value-type="float">
            <text:p>94.71</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Abril,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bril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4000268</text:p>
          </table:table-cell>
          <table:table-cell table:style-name="ce470" office:value-type="string" calcext:value-type="string">
            <text:p>EGR</text:p>
          </table:table-cell>
          <table:table-cell table:style-name="ce470" office:value-type="string" calcext:value-type="string">
            <text:p>Transf. # 202104000268</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Abril, VIEJO CUADRA RUFO COLON</text:p>
          </table:table-cell>
          <table:table-cell table:style-name="ce473" office:value-type="float" office:value="60.1" calcext:value-type="float">
            <text:p>60.10</text:p>
          </table:table-cell>
          <table:table-cell table:style-name="ce469"/>
          <table:table-cell table:style-name="ce473" office:value-type="float" office:value="-60.1" calcext:value-type="float">
            <text:p>-60.10</text:p>
          </table:table-cell>
        </table:table-row>
        <table:table-row table:style-name="ro2">
          <table:table-cell table:style-name="ce470" office:value-type="string" calcext:value-type="string">
            <text:p>30/04/2021</text:p>
          </table:table-cell>
          <table:table-cell table:style-name="ce470" office:value-type="float" office:value="4" calcext:value-type="float">
            <text:p>4</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4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Abril 2021, - VIEJO CUADRA RUFO COLON</text:p>
          </table:table-cell>
          <table:table-cell table:style-name="ce469"/>
          <table:table-cell table:style-name="ce473" office:value-type="float" office:value="60.1" calcext:value-type="float">
            <text:p>60.10</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May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May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Mayo, DIEGO PAZMIÑO H.</text:p>
          </table:table-cell>
          <table:table-cell table:style-name="ce473" office:value-type="float" office:value="251.13" calcext:value-type="float">
            <text:p>251.13</text:p>
          </table:table-cell>
          <table:table-cell table:style-name="ce469"/>
          <table:table-cell table:style-name="ce473" office:value-type="float" office:value="-251.13" calcext:value-type="float">
            <text:p>-251.13</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Mayo 2021, - DIEGO PAZMIÑO H.</text:p>
          </table:table-cell>
          <table:table-cell table:style-name="ce469"/>
          <table:table-cell table:style-name="ce473" office:value-type="float" office:value="251.13" calcext:value-type="float">
            <text:p>251.13</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Mayo, ENRIQUE GABRIEL TANDAZO VIÑAN</text:p>
          </table:table-cell>
          <table:table-cell table:style-name="ce473" office:value-type="float" office:value="10.38" calcext:value-type="float">
            <text:p>10.38</text:p>
          </table:table-cell>
          <table:table-cell table:style-name="ce469"/>
          <table:table-cell table:style-name="ce473" office:value-type="float" office:value="-10.38" calcext:value-type="float">
            <text:p>-10.38</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Mayo 2021, - ENRIQUE GABRIEL TANDAZO VIÑAN</text:p>
          </table:table-cell>
          <table:table-cell table:style-name="ce469"/>
          <table:table-cell table:style-name="ce473" office:value-type="float" office:value="10.38" calcext:value-type="float">
            <text:p>10.38</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Mayo,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Mayo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Mayo, GUILLERMO ANTONIO GUARANDA TUMBACO</text:p>
          </table:table-cell>
          <table:table-cell table:style-name="ce473" office:value-type="float" office:value="75.9" calcext:value-type="float">
            <text:p>75.90</text:p>
          </table:table-cell>
          <table:table-cell table:style-name="ce469"/>
          <table:table-cell table:style-name="ce473" office:value-type="float" office:value="-75.9" calcext:value-type="float">
            <text:p>-75.9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Mayo 2021, - GUILLERMO ANTONIO GUARANDA TUMBACO</text:p>
          </table:table-cell>
          <table:table-cell table:style-name="ce469"/>
          <table:table-cell table:style-name="ce473" office:value-type="float" office:value="75.9" calcext:value-type="float">
            <text:p>75.90</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Mayo, LESTHER OSWALDO DROUET LOOR</text:p>
          </table:table-cell>
          <table:table-cell table:style-name="ce473" office:value-type="float" office:value="477.45" calcext:value-type="float">
            <text:p>477.45</text:p>
          </table:table-cell>
          <table:table-cell table:style-name="ce469"/>
          <table:table-cell table:style-name="ce473" office:value-type="float" office:value="-477.45" calcext:value-type="float">
            <text:p>-477.4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Mayo 2021, - LESTHER OSWALDO DROUET LOOR</text:p>
          </table:table-cell>
          <table:table-cell table:style-name="ce469"/>
          <table:table-cell table:style-name="ce473" office:value-type="float" office:value="477.45" calcext:value-type="float">
            <text:p>477.45</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May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May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Mayo, MIGUEL ENRIQUE NOBOA CACERES</text:p>
          </table:table-cell>
          <table:table-cell table:style-name="ce473" office:value-type="float" office:value="94.71" calcext:value-type="float">
            <text:p>94.71</text:p>
          </table:table-cell>
          <table:table-cell table:style-name="ce469"/>
          <table:table-cell table:style-name="ce473" office:value-type="float" office:value="-94.71" calcext:value-type="float">
            <text:p>-94.71</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Mayo 2021, - MIGUEL ENRIQUE NOBOA CACERES</text:p>
          </table:table-cell>
          <table:table-cell table:style-name="ce469"/>
          <table:table-cell table:style-name="ce473" office:value-type="float" office:value="94.71" calcext:value-type="float">
            <text:p>94.71</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May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May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5000392</text:p>
          </table:table-cell>
          <table:table-cell table:style-name="ce470" office:value-type="string" calcext:value-type="string">
            <text:p>EGR</text:p>
          </table:table-cell>
          <table:table-cell table:style-name="ce470" office:value-type="string" calcext:value-type="string">
            <text:p>Transf. # 202105000392</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Mayo, VIEJO CUADRA RUFO COLON</text:p>
          </table:table-cell>
          <table:table-cell table:style-name="ce473" office:value-type="float" office:value="60.1" calcext:value-type="float">
            <text:p>60.10</text:p>
          </table:table-cell>
          <table:table-cell table:style-name="ce469"/>
          <table:table-cell table:style-name="ce473" office:value-type="float" office:value="-60.1" calcext:value-type="float">
            <text:p>-60.10</text:p>
          </table:table-cell>
        </table:table-row>
        <table:table-row table:style-name="ro2">
          <table:table-cell table:style-name="ce470" office:value-type="string" calcext:value-type="string">
            <text:p>31/05/2021</text:p>
          </table:table-cell>
          <table:table-cell table:style-name="ce470" office:value-type="float" office:value="5" calcext:value-type="float">
            <text:p>5</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5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Mayo 2021, - VIEJO CUADRA RUFO COLON</text:p>
          </table:table-cell>
          <table:table-cell table:style-name="ce469"/>
          <table:table-cell table:style-name="ce473" office:value-type="float" office:value="60.1" calcext:value-type="float">
            <text:p>60.10</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Juni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ni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Junio, DIEGO PAZMIÑO H.</text:p>
          </table:table-cell>
          <table:table-cell table:style-name="ce473" office:value-type="float" office:value="251.96" calcext:value-type="float">
            <text:p>251.96</text:p>
          </table:table-cell>
          <table:table-cell table:style-name="ce469"/>
          <table:table-cell table:style-name="ce473" office:value-type="float" office:value="-251.96" calcext:value-type="float">
            <text:p>-251.96</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PAZMIÑO H.</text:p>
          </table:table-cell>
          <table:table-cell table:style-name="ce470" office:value-type="string" calcext:value-type="string">
            <text:p>Registro de sueldos y provisión de beneficios sociales Junio 2021, - DIEGO PAZMIÑO H.</text:p>
          </table:table-cell>
          <table:table-cell table:style-name="ce469"/>
          <table:table-cell table:style-name="ce473" office:value-type="float" office:value="251.96" calcext:value-type="float">
            <text:p>251.96</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Junio, ENRIQUE GABRIEL TANDAZO VIÑAN</text:p>
          </table:table-cell>
          <table:table-cell table:style-name="ce473" office:value-type="float" office:value="10.38" calcext:value-type="float">
            <text:p>10.38</text:p>
          </table:table-cell>
          <table:table-cell table:style-name="ce469"/>
          <table:table-cell table:style-name="ce473" office:value-type="float" office:value="-10.38" calcext:value-type="float">
            <text:p>-10.3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nio 2021, - ENRIQUE GABRIEL TANDAZO VIÑAN</text:p>
          </table:table-cell>
          <table:table-cell table:style-name="ce469"/>
          <table:table-cell table:style-name="ce473" office:value-type="float" office:value="10.38" calcext:value-type="float">
            <text:p>10.38</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Junio, GABRIELA VANESSA SELLAN ALMEIDA</text:p>
          </table:table-cell>
          <table:table-cell table:style-name="ce473" office:value-type="float" office:value="160.75" calcext:value-type="float">
            <text:p>160.75</text:p>
          </table:table-cell>
          <table:table-cell table:style-name="ce469"/>
          <table:table-cell table:style-name="ce473" office:value-type="float" office:value="-160.75" calcext:value-type="float">
            <text:p>-160.7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Junio 2021, - GABRIELA VANESSA SELLAN ALMEIDA</text:p>
          </table:table-cell>
          <table:table-cell table:style-name="ce469"/>
          <table:table-cell table:style-name="ce473" office:value-type="float" office:value="160.75" calcext:value-type="float">
            <text:p>160.75</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Junio, GUILLERMO ANTONIO GUARANDA TUMBACO</text:p>
          </table:table-cell>
          <table:table-cell table:style-name="ce473" office:value-type="float" office:value="76.38" calcext:value-type="float">
            <text:p>76.38</text:p>
          </table:table-cell>
          <table:table-cell table:style-name="ce469"/>
          <table:table-cell table:style-name="ce473" office:value-type="float" office:value="-76.38" calcext:value-type="float">
            <text:p>-76.38</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nio 2021, - GUILLERMO ANTONIO GUARANDA TUMBACO</text:p>
          </table:table-cell>
          <table:table-cell table:style-name="ce469"/>
          <table:table-cell table:style-name="ce473" office:value-type="float" office:value="76.38" calcext:value-type="float">
            <text:p>76.38</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Junio, LESTHER OSWALDO DROUET LOOR</text:p>
          </table:table-cell>
          <table:table-cell table:style-name="ce473" office:value-type="float" office:value="477.45" calcext:value-type="float">
            <text:p>477.45</text:p>
          </table:table-cell>
          <table:table-cell table:style-name="ce469"/>
          <table:table-cell table:style-name="ce473" office:value-type="float" office:value="-477.45" calcext:value-type="float">
            <text:p>-477.4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nio 2021, - LESTHER OSWALDO DROUET LOOR</text:p>
          </table:table-cell>
          <table:table-cell table:style-name="ce469"/>
          <table:table-cell table:style-name="ce473" office:value-type="float" office:value="477.45" calcext:value-type="float">
            <text:p>477.45</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Juni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ni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Junio, MIGUEL ENRIQUE NOBOA CACERES</text:p>
          </table:table-cell>
          <table:table-cell table:style-name="ce473" office:value-type="float" office:value="94.71" calcext:value-type="float">
            <text:p>94.71</text:p>
          </table:table-cell>
          <table:table-cell table:style-name="ce469"/>
          <table:table-cell table:style-name="ce473" office:value-type="float" office:value="-94.71" calcext:value-type="float">
            <text:p>-94.71</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nio 2021, - MIGUEL ENRIQUE NOBOA CACERES</text:p>
          </table:table-cell>
          <table:table-cell table:style-name="ce469"/>
          <table:table-cell table:style-name="ce473" office:value-type="float" office:value="94.71" calcext:value-type="float">
            <text:p>94.71</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Juni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ni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6000451</text:p>
          </table:table-cell>
          <table:table-cell table:style-name="ce470" office:value-type="string" calcext:value-type="string">
            <text:p>EGR</text:p>
          </table:table-cell>
          <table:table-cell table:style-name="ce470" office:value-type="string" calcext:value-type="string">
            <text:p>Transf. # 202106000451</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Junio, VIEJO CUADRA RUFO COLON</text:p>
          </table:table-cell>
          <table:table-cell table:style-name="ce473" office:value-type="float" office:value="47.24" calcext:value-type="float">
            <text:p>47.24</text:p>
          </table:table-cell>
          <table:table-cell table:style-name="ce469"/>
          <table:table-cell table:style-name="ce473" office:value-type="float" office:value="-47.24" calcext:value-type="float">
            <text:p>-47.24</text:p>
          </table:table-cell>
        </table:table-row>
        <table:table-row table:style-name="ro2">
          <table:table-cell table:style-name="ce470" office:value-type="string" calcext:value-type="string">
            <text:p>30/06/2021</text:p>
          </table:table-cell>
          <table:table-cell table:style-name="ce470" office:value-type="float" office:value="6" calcext:value-type="float">
            <text:p>6</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6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nio 2021, - VIEJO CUADRA RUFO COLON</text:p>
          </table:table-cell>
          <table:table-cell table:style-name="ce469"/>
          <table:table-cell table:style-name="ce473" office:value-type="float" office:value="47.24" calcext:value-type="float">
            <text:p>47.24</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Juli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Juli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13437919001</text:p>
          </table:table-cell>
          <table:table-cell table:style-name="ce470" office:value-type="string" calcext:value-type="string">
            <text:p>DIEGO WILFRIDO PAZMIÑO HERRERA</text:p>
          </table:table-cell>
          <table:table-cell table:style-name="ce470" office:value-type="string" calcext:value-type="string">
            <text:p>Cancelación de haberes correspodientes al mes de Julio, DIEGO WILFRIDO PAZMIÑO HERRERA</text:p>
          </table:table-cell>
          <table:table-cell table:style-name="ce473" office:value-type="float" office:value="252.81" calcext:value-type="float">
            <text:p>252.81</text:p>
          </table:table-cell>
          <table:table-cell table:style-name="ce469"/>
          <table:table-cell table:style-name="ce473" office:value-type="float" office:value="-252.81" calcext:value-type="float">
            <text:p>-252.8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DIEGO WILFRIDO PAZMIÑO HERRERA</text:p>
          </table:table-cell>
          <table:table-cell table:style-name="ce470" office:value-type="string" calcext:value-type="string">
            <text:p>Registro de sueldos y provisión de beneficios sociales Julio 2021, - DIEGO WILFRIDO PAZMIÑO HERRERA</text:p>
          </table:table-cell>
          <table:table-cell table:style-name="ce469"/>
          <table:table-cell table:style-name="ce473" office:value-type="float" office:value="252.81" calcext:value-type="float">
            <text:p>252.81</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24114754001</text:p>
          </table:table-cell>
          <table:table-cell table:style-name="ce470" office:value-type="string" calcext:value-type="string">
            <text:p>ENRIQUE GABRIEL TANDAZO VIÑAN</text:p>
          </table:table-cell>
          <table:table-cell table:style-name="ce470" office:value-type="string" calcext:value-type="string">
            <text:p>Cancelación de haberes correspodientes al mes de Julio, ENRIQUE GABRIEL TANDAZO VIÑAN</text:p>
          </table:table-cell>
          <table:table-cell table:style-name="ce473" office:value-type="float" office:value="10.39" calcext:value-type="float">
            <text:p>10.39</text:p>
          </table:table-cell>
          <table:table-cell table:style-name="ce469"/>
          <table:table-cell table:style-name="ce473" office:value-type="float" office:value="-10.39" calcext:value-type="float">
            <text:p>-10.39</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ENRIQUE GABRIEL TANDAZO VIÑAN</text:p>
          </table:table-cell>
          <table:table-cell table:style-name="ce470" office:value-type="string" calcext:value-type="string">
            <text:p>Registro de sueldos y provisión de beneficios sociales Julio 2021, - ENRIQUE GABRIEL TANDAZO VIÑAN</text:p>
          </table:table-cell>
          <table:table-cell table:style-name="ce469"/>
          <table:table-cell table:style-name="ce473" office:value-type="float" office:value="10.39" calcext:value-type="float">
            <text:p>10.39</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Julio, GUILLERMO ANTONIO GUARANDA TUMBACO</text:p>
          </table:table-cell>
          <table:table-cell table:style-name="ce473" office:value-type="float" office:value="58" calcext:value-type="float">
            <text:p>58.00</text:p>
          </table:table-cell>
          <table:table-cell table:style-name="ce469"/>
          <table:table-cell table:style-name="ce473" office:value-type="float" office:value="-58" calcext:value-type="float">
            <text:p>-58.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Julio 2021, - GUILLERMO ANTONIO GUARANDA TUMBACO</text:p>
          </table:table-cell>
          <table:table-cell table:style-name="ce469"/>
          <table:table-cell table:style-name="ce473" office:value-type="float" office:value="58" calcext:value-type="float">
            <text:p>58.00</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16641418001</text:p>
          </table:table-cell>
          <table:table-cell table:style-name="ce470" office:value-type="string" calcext:value-type="string">
            <text:p>LESTHER OSWALDO DROUET LOOR</text:p>
          </table:table-cell>
          <table:table-cell table:style-name="ce470" office:value-type="string" calcext:value-type="string">
            <text:p>Cancelación de haberes correspodientes al mes de Julio, LESTHER OSWALDO DROUET LOOR</text:p>
          </table:table-cell>
          <table:table-cell table:style-name="ce473" office:value-type="float" office:value="385.92" calcext:value-type="float">
            <text:p>385.92</text:p>
          </table:table-cell>
          <table:table-cell table:style-name="ce469"/>
          <table:table-cell table:style-name="ce473" office:value-type="float" office:value="-385.92" calcext:value-type="float">
            <text:p>-385.92</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6</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LESTHER OSWALDO DROUET LOOR</text:p>
          </table:table-cell>
          <table:table-cell table:style-name="ce470" office:value-type="string" calcext:value-type="string">
            <text:p>Registro de sueldos y provisión de beneficios sociales Julio 2021, - LESTHER OSWALDO DROUET LOOR</text:p>
          </table:table-cell>
          <table:table-cell table:style-name="ce469"/>
          <table:table-cell table:style-name="ce473" office:value-type="float" office:value="385.92" calcext:value-type="float">
            <text:p>385.92</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12134905001</text:p>
          </table:table-cell>
          <table:table-cell table:style-name="ce470" office:value-type="string" calcext:value-type="string">
            <text:p>MARIA GABRIELA COELLO CHANG</text:p>
          </table:table-cell>
          <table:table-cell table:style-name="ce470" office:value-type="string" calcext:value-type="string">
            <text:p>Cancelación de haberes correspodientes al mes de Julio, MARIA GABRIELA COELLO CHANG</text:p>
          </table:table-cell>
          <table:table-cell table:style-name="ce473" office:value-type="float" office:value="391.47" calcext:value-type="float">
            <text:p>391.47</text:p>
          </table:table-cell>
          <table:table-cell table:style-name="ce469"/>
          <table:table-cell table:style-name="ce473" office:value-type="float" office:value="-391.47" calcext:value-type="float">
            <text:p>-391.47</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7</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ARIA GABRIELA COELLO CHANG</text:p>
          </table:table-cell>
          <table:table-cell table:style-name="ce470" office:value-type="string" calcext:value-type="string">
            <text:p>Registro de sueldos y provisión de beneficios sociales Julio 2021, - MARIA GABRIELA COELLO CHANG</text:p>
          </table:table-cell>
          <table:table-cell table:style-name="ce469"/>
          <table:table-cell table:style-name="ce473" office:value-type="float" office:value="391.47" calcext:value-type="float">
            <text:p>391.47</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Julio, MIGUEL ENRIQUE NOBOA CACERES</text:p>
          </table:table-cell>
          <table:table-cell table:style-name="ce473" office:value-type="float" office:value="94.71" calcext:value-type="float">
            <text:p>94.71</text:p>
          </table:table-cell>
          <table:table-cell table:style-name="ce469"/>
          <table:table-cell table:style-name="ce473" office:value-type="float" office:value="-94.71" calcext:value-type="float">
            <text:p>-94.71</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8</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Julio 2021, - MIGUEL ENRIQUE NOBOA CACERES</text:p>
          </table:table-cell>
          <table:table-cell table:style-name="ce469"/>
          <table:table-cell table:style-name="ce473" office:value-type="float" office:value="94.71" calcext:value-type="float">
            <text:p>94.71</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Juli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09</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Juli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7000672</text:p>
          </table:table-cell>
          <table:table-cell table:style-name="ce470" office:value-type="string" calcext:value-type="string">
            <text:p>EGR</text:p>
          </table:table-cell>
          <table:table-cell table:style-name="ce470" office:value-type="string" calcext:value-type="string">
            <text:p>Transf. # 202107000672</text:p>
          </table:table-cell>
          <table:table-cell table:style-name="ce470" office:value-type="string" calcext:value-type="string">
            <text:p>0907995153</text:p>
          </table:table-cell>
          <table:table-cell table:style-name="ce470" office:value-type="string" calcext:value-type="string">
            <text:p>VIEJO CUADRA RUFO COLON</text:p>
          </table:table-cell>
          <table:table-cell table:style-name="ce470" office:value-type="string" calcext:value-type="string">
            <text:p>Cancelación de haberes correspodientes al mes de Julio, VIEJO CUADRA RUFO COLON</text:p>
          </table:table-cell>
          <table:table-cell table:style-name="ce473" office:value-type="float" office:value="47.24" calcext:value-type="float">
            <text:p>47.24</text:p>
          </table:table-cell>
          <table:table-cell table:style-name="ce469"/>
          <table:table-cell table:style-name="ce473" office:value-type="float" office:value="-47.24" calcext:value-type="float">
            <text:p>-47.24</text:p>
          </table:table-cell>
        </table:table-row>
        <table:table-row table:style-name="ro2">
          <table:table-cell table:style-name="ce470" office:value-type="string" calcext:value-type="string">
            <text:p>31/07/2021</text:p>
          </table:table-cell>
          <table:table-cell table:style-name="ce470" office:value-type="float" office:value="7" calcext:value-type="float">
            <text:p>7</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7000010</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VIEJO CUADRA RUFO COLON</text:p>
          </table:table-cell>
          <table:table-cell table:style-name="ce470" office:value-type="string" calcext:value-type="string">
            <text:p>Registro de sueldos y provisión de beneficios sociales Julio 2021, - VIEJO CUADRA RUFO COLON</text:p>
          </table:table-cell>
          <table:table-cell table:style-name="ce469"/>
          <table:table-cell table:style-name="ce473" office:value-type="float" office:value="47.24" calcext:value-type="float">
            <text:p>47.24</text:p>
          </table:table-cell>
          <table:table-cell table:style-name="ce473" office:value-type="float" office:value="0" calcext:value-type="float">
            <text:p>0.00</text:p>
          </table:table-cell>
        </table:table-row>
        <table:table-row table:style-name="ro2">
          <table:table-cell table:style-name="ce470" office:value-type="string" calcext:value-type="string">
            <text:p>02/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3</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RUFO VIEJO FECHA SALIDA 02 DE AGOSTO 2021</text:p>
          </table:table-cell>
          <table:table-cell table:style-name="ce473" office:value-type="float" office:value="26.96" calcext:value-type="float">
            <text:p>26.96</text:p>
          </table:table-cell>
          <table:table-cell table:style-name="ce469"/>
          <table:table-cell table:style-name="ce473" office:value-type="float" office:value="-26.96" calcext:value-type="float">
            <text:p>-26.96</text:p>
          </table:table-cell>
        </table:table-row>
        <table:table-row table:style-name="ro2">
          <table:table-cell table:style-name="ce470" office:value-type="string" calcext:value-type="string">
            <text:p>02/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3</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RUFO VIEJO FECHA SALIDA 02 DE AGOSTO 2021</text:p>
          </table:table-cell>
          <table:table-cell table:style-name="ce469"/>
          <table:table-cell table:style-name="ce473" office:value-type="float" office:value="2.55" calcext:value-type="float">
            <text:p>2.55</text:p>
          </table:table-cell>
          <table:table-cell table:style-name="ce473" office:value-type="float" office:value="-24.41" calcext:value-type="float">
            <text:p>-24.41</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73" office:value-type="float" office:value="95" calcext:value-type="float">
            <text:p>95.00</text:p>
          </table:table-cell>
          <table:table-cell table:style-name="ce469"/>
          <table:table-cell table:style-name="ce473" office:value-type="float" office:value="-119.41" calcext:value-type="float">
            <text:p>-119.41</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4</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GABRIELA COELLO FECHA SALIDA 04 DE AGOSTO 2021</text:p>
          </table:table-cell>
          <table:table-cell table:style-name="ce469"/>
          <table:table-cell table:style-name="ce473" office:value-type="float" office:value="8.98" calcext:value-type="float">
            <text:p>8.98</text:p>
          </table:table-cell>
          <table:table-cell table:style-name="ce473" office:value-type="float" office:value="-110.43" calcext:value-type="float">
            <text:p>-110.43</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73" office:value-type="float" office:value="90" calcext:value-type="float">
            <text:p>90.00</text:p>
          </table:table-cell>
          <table:table-cell table:style-name="ce469"/>
          <table:table-cell table:style-name="ce473" office:value-type="float" office:value="-200.43" calcext:value-type="float">
            <text:p>-200.43</text:p>
          </table:table-cell>
        </table:table-row>
        <table:table-row table:style-name="ro2">
          <table:table-cell table:style-name="ce470" office:value-type="string" calcext:value-type="string">
            <text:p>04/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5</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LESTHER DROUET FECHA SALIDA 04 DE AGOSTO 2021</text:p>
          </table:table-cell>
          <table:table-cell table:style-name="ce469"/>
          <table:table-cell table:style-name="ce473" office:value-type="float" office:value="8.5" calcext:value-type="float">
            <text:p>8.50</text:p>
          </table:table-cell>
          <table:table-cell table:style-name="ce473" office:value-type="float" office:value="-191.93" calcext:value-type="float">
            <text:p>-191.9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73" office:value-type="float" office:value="1800" calcext:value-type="float">
            <text:p>1,800.00</text:p>
          </table:table-cell>
          <table:table-cell table:style-name="ce469"/>
          <table:table-cell table:style-name="ce473" office:value-type="float" office:value="-1991.93" calcext:value-type="float">
            <text:p>-1,991.9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style-name="ce473" office:value-type="float" office:value="522.08" calcext:value-type="float">
            <text:p>522.08</text:p>
          </table:table-cell>
          <table:table-cell table:style-name="ce473" office:value-type="float" office:value="-1469.85" calcext:value-type="float">
            <text:p>-1,469.8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style-name="ce473" office:value-type="float" office:value="450" calcext:value-type="float">
            <text:p>450.00</text:p>
          </table:table-cell>
          <table:table-cell table:style-name="ce473" office:value-type="float" office:value="-1019.85" calcext:value-type="float">
            <text:p>-1,019.8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6</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DIEGO PAZMIÑO FECHA SALIDA 31 DE AGOSTO 2021</text:p>
          </table:table-cell>
          <table:table-cell table:style-name="ce469"/>
          <table:table-cell table:style-name="ce473" office:value-type="float" office:value="170.1" calcext:value-type="float">
            <text:p>170.10</text:p>
          </table:table-cell>
          <table:table-cell table:style-name="ce473" office:value-type="float" office:value="-849.75" calcext:value-type="float">
            <text:p>-849.7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205.29" calcext:value-type="float">
            <text:p>205.29</text:p>
          </table:table-cell>
          <table:table-cell table:style-name="ce473" office:value-type="float" office:value="-644.46" calcext:value-type="float">
            <text:p>-644.46</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103.53" calcext:value-type="float">
            <text:p>103.53</text:p>
          </table:table-cell>
          <table:table-cell table:style-name="ce473" office:value-type="float" office:value="-540.93" calcext:value-type="float">
            <text:p>-540.93</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69"/>
          <table:table-cell table:style-name="ce473" office:value-type="float" office:value="39.13" calcext:value-type="float">
            <text:p>39.13</text:p>
          </table:table-cell>
          <table:table-cell table:style-name="ce473" office:value-type="float" office:value="-501.8" calcext:value-type="float">
            <text:p>-501.8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7</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ACTA DE FINIQUITO ENRIQUE TANDAZO FECHA SALIDA 31 DE AGOSTO 2021</text:p>
          </table:table-cell>
          <table:table-cell table:style-name="ce473" office:value-type="float" office:value="414.11" calcext:value-type="float">
            <text:p>414.11</text:p>
          </table:table-cell>
          <table:table-cell table:style-name="ce469"/>
          <table:table-cell table:style-name="ce473" office:value-type="float" office:value="-915.91" calcext:value-type="float">
            <text:p>-915.91</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08</text:p>
          </table:table-cell>
          <table:table-cell table:style-name="ce470" office:value-type="string" calcext:value-type="string">
            <text:p>FIN</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OL DE PAGOS AGOSTO PERSONAL CON FINIQUITO</text:p>
          </table:table-cell>
          <table:table-cell table:style-name="ce469"/>
          <table:table-cell table:style-name="ce473" office:value-type="float" office:value="2252.65" calcext:value-type="float">
            <text:p>2,252.65</text:p>
          </table:table-cell>
          <table:table-cell table:style-name="ce473" office:value-type="float" office:value="1336.74" calcext:value-type="float">
            <text:p>1,336.74</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ASI 202108000012</text:p>
          </table:table-cell>
          <table:table-cell table:style-name="ce470" office:value-type="string" calcext:value-type="string">
            <text:p>ASI</text:p>
          </table:table-cell>
          <table:table-cell table:style-name="ce470" office:value-type="string" calcext:value-type="string">
            <text:p>Asiento</text:p>
          </table:table-cell>
          <table:table-cell table:number-columns-repeated="2" table:style-name="ce470" office:value-type="string" calcext:value-type="string">
            <text:p>-</text:p>
          </table:table-cell>
          <table:table-cell table:style-name="ce470" office:value-type="string" calcext:value-type="string">
            <text:p>PR RECLASIF. SUELDOS POR PAGAR</text:p>
          </table:table-cell>
          <table:table-cell table:style-name="ce473" office:value-type="float" office:value="1336.74" calcext:value-type="float">
            <text:p>1,336.74</text:p>
          </table:table-cell>
          <table:table-cell table:style-name="ce469"/>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8000674</text:p>
          </table:table-cell>
          <table:table-cell table:style-name="ce470" office:value-type="string" calcext:value-type="string">
            <text:p>EGR</text:p>
          </table:table-cell>
          <table:table-cell table:style-name="ce470" office:value-type="string" calcext:value-type="string">
            <text:p>Transf. # 202108000674</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Agosto,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8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Agosto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8000674</text:p>
          </table:table-cell>
          <table:table-cell table:style-name="ce470" office:value-type="string" calcext:value-type="string">
            <text:p>EGR</text:p>
          </table:table-cell>
          <table:table-cell table:style-name="ce470" office:value-type="string" calcext:value-type="string">
            <text:p>Transf. # 202108000674</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Agosto, GABRIELA VANESSA SELLAN ALMEIDA</text:p>
          </table:table-cell>
          <table:table-cell table:style-name="ce473" office:value-type="float" office:value="9.1" calcext:value-type="float">
            <text:p>9.10</text:p>
          </table:table-cell>
          <table:table-cell table:style-name="ce469"/>
          <table:table-cell table:style-name="ce473" office:value-type="float" office:value="-9.1" calcext:value-type="float">
            <text:p>-9.1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8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Agosto 2021, - GABRIELA VANESSA SELLAN ALMEIDA</text:p>
          </table:table-cell>
          <table:table-cell table:style-name="ce469"/>
          <table:table-cell table:style-name="ce473" office:value-type="float" office:value="9.1" calcext:value-type="float">
            <text:p>9.10</text:p>
          </table:table-cell>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8000674</text:p>
          </table:table-cell>
          <table:table-cell table:style-name="ce470" office:value-type="string" calcext:value-type="string">
            <text:p>EGR</text:p>
          </table:table-cell>
          <table:table-cell table:style-name="ce470" office:value-type="string" calcext:value-type="string">
            <text:p>Transf. # 202108000674</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Agosto, GUILLERMO ANTONIO GUARANDA TUMBACO</text:p>
          </table:table-cell>
          <table:table-cell table:style-name="ce473" office:value-type="float" office:value="58.46" calcext:value-type="float">
            <text:p>58.46</text:p>
          </table:table-cell>
          <table:table-cell table:style-name="ce469"/>
          <table:table-cell table:style-name="ce473" office:value-type="float" office:value="-58.46" calcext:value-type="float">
            <text:p>-58.46</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8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Agosto 2021, - GUILLERMO ANTONIO GUARANDA TUMBACO</text:p>
          </table:table-cell>
          <table:table-cell table:style-name="ce469"/>
          <table:table-cell table:style-name="ce473" office:value-type="float" office:value="58.46" calcext:value-type="float">
            <text:p>58.46</text:p>
          </table:table-cell>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8000674</text:p>
          </table:table-cell>
          <table:table-cell table:style-name="ce470" office:value-type="string" calcext:value-type="string">
            <text:p>EGR</text:p>
          </table:table-cell>
          <table:table-cell table:style-name="ce470" office:value-type="string" calcext:value-type="string">
            <text:p>Transf. # 202108000674</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Agosto, MIGUEL ENRIQUE NOBOA CACERES</text:p>
          </table:table-cell>
          <table:table-cell table:style-name="ce473" office:value-type="float" office:value="60.77" calcext:value-type="float">
            <text:p>60.77</text:p>
          </table:table-cell>
          <table:table-cell table:style-name="ce469"/>
          <table:table-cell table:style-name="ce473" office:value-type="float" office:value="-60.77" calcext:value-type="float">
            <text:p>-60.77</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8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Agosto 2021, - MIGUEL ENRIQUE NOBOA CACERES</text:p>
          </table:table-cell>
          <table:table-cell table:style-name="ce469"/>
          <table:table-cell table:style-name="ce473" office:value-type="float" office:value="60.77" calcext:value-type="float">
            <text:p>60.77</text:p>
          </table:table-cell>
          <table:table-cell table:style-name="ce473" office:value-type="float" office:value="0" calcext:value-type="float">
            <text:p>0.00</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8000674</text:p>
          </table:table-cell>
          <table:table-cell table:style-name="ce470" office:value-type="string" calcext:value-type="string">
            <text:p>EGR</text:p>
          </table:table-cell>
          <table:table-cell table:style-name="ce470" office:value-type="string" calcext:value-type="string">
            <text:p>Transf. # 202108000674</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Agosto,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1/08/2021</text:p>
          </table:table-cell>
          <table:table-cell table:style-name="ce470" office:value-type="float" office:value="8" calcext:value-type="float">
            <text:p>8</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8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Agosto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9000676</text:p>
          </table:table-cell>
          <table:table-cell table:style-name="ce470" office:value-type="string" calcext:value-type="string">
            <text:p>EGR</text:p>
          </table:table-cell>
          <table:table-cell table:style-name="ce470" office:value-type="string" calcext:value-type="string">
            <text:p>Transf. # 202109000676</text:p>
          </table:table-cell>
          <table:table-cell table:style-name="ce470" office:value-type="string" calcext:value-type="string">
            <text:p>0908955701001</text:p>
          </table:table-cell>
          <table:table-cell table:style-name="ce470" office:value-type="string" calcext:value-type="string">
            <text:p>CASAL RIZZO MARIA DOLORES</text:p>
          </table:table-cell>
          <table:table-cell table:style-name="ce470" office:value-type="string" calcext:value-type="string">
            <text:p>Cancelación de haberes correspodientes al mes de Septiembre, CASAL RIZZO MARIA DOLORES</text:p>
          </table:table-cell>
          <table:table-cell table:style-name="ce473" office:value-type="float" office:value="941.09" calcext:value-type="float">
            <text:p>941.09</text:p>
          </table:table-cell>
          <table:table-cell table:style-name="ce469"/>
          <table:table-cell table:style-name="ce473" office:value-type="float" office:value="-941.09" calcext:value-type="float">
            <text:p>-941.09</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9000001</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CASAL RIZZO MARIA DOLORES</text:p>
          </table:table-cell>
          <table:table-cell table:style-name="ce470" office:value-type="string" calcext:value-type="string">
            <text:p>Registro de sueldos y provisión de beneficios sociales Septiembre 2021, - CASAL RIZZO MARIA DOLORES</text:p>
          </table:table-cell>
          <table:table-cell table:style-name="ce469"/>
          <table:table-cell table:style-name="ce473" office:value-type="float" office:value="941.09" calcext:value-type="float">
            <text:p>941.09</text:p>
          </table:table-cell>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9000676</text:p>
          </table:table-cell>
          <table:table-cell table:style-name="ce470" office:value-type="string" calcext:value-type="string">
            <text:p>EGR</text:p>
          </table:table-cell>
          <table:table-cell table:style-name="ce470" office:value-type="string" calcext:value-type="string">
            <text:p>Transf. # 202109000676</text:p>
          </table:table-cell>
          <table:table-cell table:style-name="ce470" office:value-type="string" calcext:value-type="string">
            <text:p>0922310958</text:p>
          </table:table-cell>
          <table:table-cell table:style-name="ce470" office:value-type="string" calcext:value-type="string">
            <text:p>GABRIELA VANESSA SELLAN ALMEIDA</text:p>
          </table:table-cell>
          <table:table-cell table:style-name="ce470" office:value-type="string" calcext:value-type="string">
            <text:p>Cancelación de haberes correspodientes al mes de Septiembre, GABRIELA VANESSA SELLAN ALMEIDA</text:p>
          </table:table-cell>
          <table:table-cell table:style-name="ce473" office:value-type="float" office:value="9.1" calcext:value-type="float">
            <text:p>9.10</text:p>
          </table:table-cell>
          <table:table-cell table:style-name="ce469"/>
          <table:table-cell table:style-name="ce473" office:value-type="float" office:value="-9.1" calcext:value-type="float">
            <text:p>-9.1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9000002</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ABRIELA VANESSA SELLAN ALMEIDA</text:p>
          </table:table-cell>
          <table:table-cell table:style-name="ce470" office:value-type="string" calcext:value-type="string">
            <text:p>Registro de sueldos y provisión de beneficios sociales Septiembre 2021, - GABRIELA VANESSA SELLAN ALMEIDA</text:p>
          </table:table-cell>
          <table:table-cell table:style-name="ce469"/>
          <table:table-cell table:style-name="ce473" office:value-type="float" office:value="9.1" calcext:value-type="float">
            <text:p>9.10</text:p>
          </table:table-cell>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9000676</text:p>
          </table:table-cell>
          <table:table-cell table:style-name="ce470" office:value-type="string" calcext:value-type="string">
            <text:p>EGR</text:p>
          </table:table-cell>
          <table:table-cell table:style-name="ce470" office:value-type="string" calcext:value-type="string">
            <text:p>Transf. # 202109000676</text:p>
          </table:table-cell>
          <table:table-cell table:style-name="ce470" office:value-type="string" calcext:value-type="string">
            <text:p>0914434030</text:p>
          </table:table-cell>
          <table:table-cell table:style-name="ce470" office:value-type="string" calcext:value-type="string">
            <text:p>GUILLERMO ANTONIO GUARANDA TUMBACO</text:p>
          </table:table-cell>
          <table:table-cell table:style-name="ce470" office:value-type="string" calcext:value-type="string">
            <text:p>Cancelación de haberes correspodientes al mes de Septiembre, GUILLERMO ANTONIO GUARANDA TUMBACO</text:p>
          </table:table-cell>
          <table:table-cell table:style-name="ce473" office:value-type="float" office:value="77.82" calcext:value-type="float">
            <text:p>77.82</text:p>
          </table:table-cell>
          <table:table-cell table:style-name="ce469"/>
          <table:table-cell table:style-name="ce473" office:value-type="float" office:value="-77.82" calcext:value-type="float">
            <text:p>-77.82</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9000003</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GUILLERMO ANTONIO GUARANDA TUMBACO</text:p>
          </table:table-cell>
          <table:table-cell table:style-name="ce470" office:value-type="string" calcext:value-type="string">
            <text:p>Registro de sueldos y provisión de beneficios sociales Septiembre 2021, - GUILLERMO ANTONIO GUARANDA TUMBACO</text:p>
          </table:table-cell>
          <table:table-cell table:style-name="ce469"/>
          <table:table-cell table:style-name="ce473" office:value-type="float" office:value="77.82" calcext:value-type="float">
            <text:p>77.82</text:p>
          </table:table-cell>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9000676</text:p>
          </table:table-cell>
          <table:table-cell table:style-name="ce470" office:value-type="string" calcext:value-type="string">
            <text:p>EGR</text:p>
          </table:table-cell>
          <table:table-cell table:style-name="ce470" office:value-type="string" calcext:value-type="string">
            <text:p>Transf. # 202109000676</text:p>
          </table:table-cell>
          <table:table-cell table:style-name="ce470" office:value-type="string" calcext:value-type="string">
            <text:p>0909669442</text:p>
          </table:table-cell>
          <table:table-cell table:style-name="ce470" office:value-type="string" calcext:value-type="string">
            <text:p>MIGUEL ENRIQUE NOBOA CACERES</text:p>
          </table:table-cell>
          <table:table-cell table:style-name="ce470" office:value-type="string" calcext:value-type="string">
            <text:p>Cancelación de haberes correspodientes al mes de Septiembre, MIGUEL ENRIQUE NOBOA CACERES</text:p>
          </table:table-cell>
          <table:table-cell table:style-name="ce473" office:value-type="float" office:value="60.77" calcext:value-type="float">
            <text:p>60.77</text:p>
          </table:table-cell>
          <table:table-cell table:style-name="ce469"/>
          <table:table-cell table:style-name="ce473" office:value-type="float" office:value="-60.77" calcext:value-type="float">
            <text:p>-60.77</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9000004</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MIGUEL ENRIQUE NOBOA CACERES</text:p>
          </table:table-cell>
          <table:table-cell table:style-name="ce470" office:value-type="string" calcext:value-type="string">
            <text:p>Registro de sueldos y provisión de beneficios sociales Septiembre 2021, - MIGUEL ENRIQUE NOBOA CACERES</text:p>
          </table:table-cell>
          <table:table-cell table:style-name="ce469"/>
          <table:table-cell table:style-name="ce473" office:value-type="float" office:value="60.77" calcext:value-type="float">
            <text:p>60.77</text:p>
          </table:table-cell>
          <table:table-cell table:style-name="ce473" office:value-type="float" office:value="0" calcext:value-type="float">
            <text:p>0.00</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EGR 202109000676</text:p>
          </table:table-cell>
          <table:table-cell table:style-name="ce470" office:value-type="string" calcext:value-type="string">
            <text:p>EGR</text:p>
          </table:table-cell>
          <table:table-cell table:style-name="ce470" office:value-type="string" calcext:value-type="string">
            <text:p>Transf. # 202109000676</text:p>
          </table:table-cell>
          <table:table-cell table:style-name="ce470" office:value-type="string" calcext:value-type="string">
            <text:p>0908955693001</text:p>
          </table:table-cell>
          <table:table-cell table:style-name="ce470" office:value-type="string" calcext:value-type="string">
            <text:p>PAULA CASAL</text:p>
          </table:table-cell>
          <table:table-cell table:style-name="ce470" office:value-type="string" calcext:value-type="string">
            <text:p>Cancelación de haberes correspodientes al mes de Septiembre, PAULA CASAL</text:p>
          </table:table-cell>
          <table:table-cell table:style-name="ce473" office:value-type="float" office:value="928.55" calcext:value-type="float">
            <text:p>928.55</text:p>
          </table:table-cell>
          <table:table-cell table:style-name="ce469"/>
          <table:table-cell table:style-name="ce473" office:value-type="float" office:value="-928.55" calcext:value-type="float">
            <text:p>-928.55</text:p>
          </table:table-cell>
        </table:table-row>
        <table:table-row table:style-name="ro2">
          <table:table-cell table:style-name="ce470" office:value-type="string" calcext:value-type="string">
            <text:p>30/09/2021</text:p>
          </table:table-cell>
          <table:table-cell table:style-name="ce470" office:value-type="float" office:value="9" calcext:value-type="float">
            <text:p>9</text:p>
          </table:table-cell>
          <table:table-cell table:style-name="ce470" office:value-type="string" calcext:value-type="string">
            <text:p>2.1.7.7.1</text:p>
          </table:table-cell>
          <table:table-cell table:style-name="ce470" office:value-type="string" calcext:value-type="string">
            <text:p>Sueldos por Pagar</text:p>
          </table:table-cell>
          <table:table-cell table:style-name="ce470" office:value-type="string" calcext:value-type="string">
            <text:p>NOM 202109000005</text:p>
          </table:table-cell>
          <table:table-cell table:style-name="ce470" office:value-type="string" calcext:value-type="string">
            <text:p>NOM</text:p>
          </table:table-cell>
          <table:table-cell table:style-name="ce470" office:value-type="string" calcext:value-type="string">
            <text:p>Asiento</text:p>
          </table:table-cell>
          <table:table-cell table:style-name="ce470" office:value-type="string" calcext:value-type="string">
            <text:p>NA</text:p>
          </table:table-cell>
          <table:table-cell table:style-name="ce470" office:value-type="string" calcext:value-type="string">
            <text:p><text:s/>PAULA CASAL</text:p>
          </table:table-cell>
          <table:table-cell table:style-name="ce470" office:value-type="string" calcext:value-type="string">
            <text:p>Registro de sueldos y provisión de beneficios sociales Septiembre 2021, - PAULA CASAL</text:p>
          </table:table-cell>
          <table:table-cell table:style-name="ce469"/>
          <table:table-cell table:style-name="ce473" office:value-type="float" office:value="928.55" calcext:value-type="float">
            <text:p>928.55</text:p>
          </table:table-cell>
          <table:table-cell table:style-name="ce473" office:value-type="float" office:value="0" calcext:value-type="float">
            <text:p>0.00</text:p>
          </table:table-cell>
        </table:table-row>
        <table:table-row table:style-name="ro2" table:number-rows-repeated="1047672">
          <table:table-cell table:number-columns-repeated="13"/>
        </table:table-row>
        <table:table-row table:style-name="ro2">
          <table:table-cell table:number-columns-repeated="13"/>
        </table:table-row>
      </table:table>
      <table:table table:name="Tabla dinámica_Movmientos_1" table:style-name="ta3">
        <table:table-column table:style-name="co28" table:default-cell-style-name="ce566"/>
        <table:table-column table:style-name="co28" table:default-cell-style-name="ce572"/>
        <table:table-column table:style-name="co28" table:default-cell-style-name="ce579"/>
        <table:table-column table:style-name="co28" table:default-cell-style-name="ce588"/>
        <table:table-row table:style-name="ro2">
          <table:table-cell table:style-name="ce563"/>
          <table:table-cell table:style-name="ce569"/>
          <table:table-cell table:style-name="ce575" office:value-type="string" calcext:value-type="string">
            <text:p>Datos</text:p>
          </table:table-cell>
          <table:table-cell table:style-name="ce584"/>
        </table:table-row>
        <table:table-row table:style-name="ro2">
          <table:table-cell table:style-name="ce564" office:value-type="string" calcext:value-type="string">
            <text:p>Cuenta</text:p>
          </table:table-cell>
          <table:table-cell table:style-name="ce570" office:value-type="string" calcext:value-type="string">
            <text:p>Tipo</text:p>
          </table:table-cell>
          <table:table-cell table:style-name="ce576" office:value-type="string" calcext:value-type="string">
            <text:p>Suma - Debe</text:p>
          </table:table-cell>
          <table:table-cell table:style-name="ce585" office:value-type="string" calcext:value-type="string">
            <text:p>Suma - Haber</text:p>
          </table:table-cell>
        </table:table-row>
        <table:table-row table:style-name="ro2">
          <table:table-cell table:style-name="ce565" office:value-type="string" calcext:value-type="string">
            <text:p>1% Secap - Iece</text:p>
          </table:table-cell>
          <table:table-cell table:style-name="ce571" office:value-type="string" calcext:value-type="string">
            <text:p>ASI</text:p>
          </table:table-cell>
          <table:table-cell table:style-name="ce577"/>
          <table:table-cell table:style-name="ce586" office:value-type="float" office:value="24.88" calcext:value-type="float">
            <text:p>24.88</text:p>
          </table:table-cell>
        </table:table-row>
        <table:table-row table:style-name="ro2">
          <table:table-cell/>
          <table:table-cell office:value-type="string" calcext:value-type="string">
            <text:p>EGR</text:p>
          </table:table-cell>
          <table:table-cell table:style-name="ce578" office:value-type="float" office:value="952.9" calcext:value-type="float">
            <text:p>952.90</text:p>
          </table:table-cell>
          <table:table-cell table:style-name="ce587"/>
        </table:table-row>
        <table:table-row table:style-name="ro2">
          <table:table-cell table:style-name="ce567"/>
          <table:table-cell table:style-name="ce573" office:value-type="string" calcext:value-type="string">
            <text:p>NOM</text:p>
          </table:table-cell>
          <table:table-cell/>
          <table:table-cell office:value-type="float" office:value="786.07" calcext:value-type="float">
            <text:p>786.07</text:p>
          </table:table-cell>
        </table:table-row>
        <table:table-row table:style-name="ro2">
          <table:table-cell table:style-name="ce565" office:value-type="string" calcext:value-type="string">
            <text:p>11.15% Aportes Patronales I.E.S.S.</text:p>
          </table:table-cell>
          <table:table-cell table:style-name="ce571" office:value-type="string" calcext:value-type="string">
            <text:p>ASI</text:p>
          </table:table-cell>
          <table:table-cell table:style-name="ce580" office:value-type="float" office:value="70.88" calcext:value-type="float">
            <text:p>70.88</text:p>
          </table:table-cell>
          <table:table-cell table:style-name="ce586" office:value-type="float" office:value="290.76" calcext:value-type="float">
            <text:p>290.76</text:p>
          </table:table-cell>
        </table:table-row>
        <table:table-row table:style-name="ro2">
          <table:table-cell/>
          <table:table-cell office:value-type="string" calcext:value-type="string">
            <text:p>EGR</text:p>
          </table:table-cell>
          <table:table-cell table:style-name="ce578" office:value-type="float" office:value="10626.04" calcext:value-type="float">
            <text:p>10,626.04</text:p>
          </table:table-cell>
          <table:table-cell table:style-name="ce587"/>
        </table:table-row>
        <table:table-row table:style-name="ro2">
          <table:table-cell table:style-name="ce567"/>
          <table:table-cell table:style-name="ce573" office:value-type="string" calcext:value-type="string">
            <text:p>NOM</text:p>
          </table:table-cell>
          <table:table-cell/>
          <table:table-cell office:value-type="float" office:value="8765.73" calcext:value-type="float">
            <text:p>8,765.73</text:p>
          </table:table-cell>
        </table:table-row>
        <table:table-row table:style-name="ro2">
          <table:table-cell table:style-name="ce565" office:value-type="string" calcext:value-type="string">
            <text:p>9.45% Aportes Individuales</text:p>
          </table:table-cell>
          <table:table-cell table:style-name="ce571" office:value-type="string" calcext:value-type="string">
            <text:p>ASI</text:p>
          </table:table-cell>
          <table:table-cell table:style-name="ce580" office:value-type="float" office:value="206.98" calcext:value-type="float">
            <text:p>206.98</text:p>
          </table:table-cell>
          <table:table-cell table:style-name="ce586" office:value-type="float" office:value="2.58" calcext:value-type="float">
            <text:p>2.58</text:p>
          </table:table-cell>
        </table:table-row>
        <table:table-row table:style-name="ro2">
          <table:table-cell/>
          <table:table-cell office:value-type="string" calcext:value-type="string">
            <text:p>EGR</text:p>
          </table:table-cell>
          <table:table-cell table:style-name="ce578" office:value-type="float" office:value="8872.17" calcext:value-type="float">
            <text:p>8,872.17</text:p>
          </table:table-cell>
          <table:table-cell table:style-name="ce587"/>
        </table:table-row>
        <table:table-row table:style-name="ro2">
          <table:table-cell/>
          <table:table-cell office:value-type="string" calcext:value-type="string">
            <text:p>FIN</text:p>
          </table:table-cell>
          <table:table-cell table:style-name="ce581"/>
          <table:table-cell table:style-name="ce589" office:value-type="float" office:value="235.09" calcext:value-type="float">
            <text:p>235.09</text:p>
          </table:table-cell>
        </table:table-row>
        <table:table-row table:style-name="ro2">
          <table:table-cell table:style-name="ce567"/>
          <table:table-cell table:style-name="ce573" office:value-type="string" calcext:value-type="string">
            <text:p>NOM</text:p>
          </table:table-cell>
          <table:table-cell/>
          <table:table-cell office:value-type="float" office:value="7560.18" calcext:value-type="float">
            <text:p>7,560.18</text:p>
          </table:table-cell>
        </table:table-row>
        <table:table-row table:style-name="ro2">
          <table:table-cell table:style-name="ce565" office:value-type="string" calcext:value-type="string">
            <text:p>Décimo Cuarto Sueldo</text:p>
          </table:table-cell>
          <table:table-cell table:style-name="ce571" office:value-type="string" calcext:value-type="string">
            <text:p>EGR</text:p>
          </table:table-cell>
          <table:table-cell table:style-name="ce580" office:value-type="float" office:value="3425.02" calcext:value-type="float">
            <text:p>3,425.02</text:p>
          </table:table-cell>
          <table:table-cell table:style-name="ce590"/>
        </table:table-row>
        <table:table-row table:style-name="ro2">
          <table:table-cell/>
          <table:table-cell office:value-type="string" calcext:value-type="string">
            <text:p>FIN</text:p>
          </table:table-cell>
          <table:table-cell table:style-name="ce578" office:value-type="float" office:value="911.11" calcext:value-type="float">
            <text:p>911.11</text:p>
          </table:table-cell>
          <table:table-cell table:style-name="ce589" office:value-type="float" office:value="263.32" calcext:value-type="float">
            <text:p>263.32</text:p>
          </table:table-cell>
        </table:table-row>
        <table:table-row table:style-name="ro2">
          <table:table-cell table:style-name="ce567"/>
          <table:table-cell table:style-name="ce573" office:value-type="string" calcext:value-type="string">
            <text:p>NOM</text:p>
          </table:table-cell>
          <table:table-cell/>
          <table:table-cell office:value-type="float" office:value="2666.4" calcext:value-type="float">
            <text:p>2,666.40</text:p>
          </table:table-cell>
        </table:table-row>
        <table:table-row table:style-name="ro2">
          <table:table-cell table:style-name="ce565" office:value-type="string" calcext:value-type="string">
            <text:p>Décimo Tercer Sueldo</text:p>
          </table:table-cell>
          <table:table-cell table:style-name="ce571" office:value-type="string" calcext:value-type="string">
            <text:p>FIN</text:p>
          </table:table-cell>
          <table:table-cell table:style-name="ce580" office:value-type="float" office:value="2457.71" calcext:value-type="float">
            <text:p>2,457.71</text:p>
          </table:table-cell>
          <table:table-cell table:style-name="ce586" office:value-type="float" office:value="207.32" calcext:value-type="float">
            <text:p>207.32</text:p>
          </table:table-cell>
        </table:table-row>
        <table:table-row table:style-name="ro2">
          <table:table-cell table:style-name="ce567"/>
          <table:table-cell table:style-name="ce573" office:value-type="string" calcext:value-type="string">
            <text:p>NOM</text:p>
          </table:table-cell>
          <table:table-cell/>
          <table:table-cell office:value-type="float" office:value="6551.45" calcext:value-type="float">
            <text:p>6,551.45</text:p>
          </table:table-cell>
        </table:table-row>
        <table:table-row table:style-name="ro2">
          <table:table-cell table:style-name="ce565" office:value-type="string" calcext:value-type="string">
            <text:p>Extension conyugal Iess</text:p>
          </table:table-cell>
          <table:table-cell table:style-name="ce571" office:value-type="string" calcext:value-type="string">
            <text:p>ASI</text:p>
          </table:table-cell>
          <table:table-cell table:style-name="ce577"/>
          <table:table-cell table:style-name="ce586" office:value-type="float" office:value="130.86" calcext:value-type="float">
            <text:p>130.86</text:p>
          </table:table-cell>
        </table:table-row>
        <table:table-row table:style-name="ro2">
          <table:table-cell table:style-name="ce567"/>
          <table:table-cell table:style-name="ce573" office:value-type="string" calcext:value-type="string">
            <text:p>EGR</text:p>
          </table:table-cell>
          <table:table-cell table:style-name="ce582" office:value-type="float" office:value="145.4" calcext:value-type="float">
            <text:p>145.40</text:p>
          </table:table-cell>
          <table:table-cell table:style-name="ce591"/>
        </table:table-row>
        <table:table-row table:style-name="ro2">
          <table:table-cell table:style-name="ce565" office:value-type="string" calcext:value-type="string">
            <text:p>Fondos de Reservas</text:p>
          </table:table-cell>
          <table:table-cell table:style-name="ce571" office:value-type="string" calcext:value-type="string">
            <text:p>ASI</text:p>
          </table:table-cell>
          <table:table-cell table:style-name="ce580" office:value-type="float" office:value="2.58" calcext:value-type="float">
            <text:p>2.58</text:p>
          </table:table-cell>
          <table:table-cell table:style-name="ce590"/>
        </table:table-row>
        <table:table-row table:style-name="ro2">
          <table:table-cell/>
          <table:table-cell office:value-type="string" calcext:value-type="string">
            <text:p>EGR</text:p>
          </table:table-cell>
          <table:table-cell table:style-name="ce578" office:value-type="float" office:value="3584.97" calcext:value-type="float">
            <text:p>3,584.97</text:p>
          </table:table-cell>
          <table:table-cell table:style-name="ce587"/>
        </table:table-row>
        <table:table-row table:style-name="ro2">
          <table:table-cell/>
          <table:table-cell office:value-type="string" calcext:value-type="string">
            <text:p>FIN</text:p>
          </table:table-cell>
          <table:table-cell table:style-name="ce578" office:value-type="float" office:value="7.5" calcext:value-type="float">
            <text:p>7.50</text:p>
          </table:table-cell>
          <table:table-cell table:style-name="ce589" office:value-type="float" office:value="207.32" calcext:value-type="float">
            <text:p>207.32</text:p>
          </table:table-cell>
        </table:table-row>
        <table:table-row table:style-name="ro2">
          <table:table-cell table:style-name="ce567"/>
          <table:table-cell table:style-name="ce573" office:value-type="string" calcext:value-type="string">
            <text:p>NOM</text:p>
          </table:table-cell>
          <table:table-cell/>
          <table:table-cell office:value-type="float" office:value="2721.96" calcext:value-type="float">
            <text:p>2,721.96</text:p>
          </table:table-cell>
        </table:table-row>
        <table:table-row table:style-name="ro2">
          <table:table-cell table:style-name="ce565" office:value-type="string" calcext:value-type="string">
            <text:p>Prestamos Hipotecarios</text:p>
          </table:table-cell>
          <table:table-cell table:style-name="ce571" office:value-type="string" calcext:value-type="string">
            <text:p>ASI</text:p>
          </table:table-cell>
          <table:table-cell table:style-name="ce580" office:value-type="float" office:value="1899.39" calcext:value-type="float">
            <text:p>1,899.39</text:p>
          </table:table-cell>
          <table:table-cell table:style-name="ce590"/>
        </table:table-row>
        <table:table-row table:style-name="ro2">
          <table:table-cell/>
          <table:table-cell office:value-type="string" calcext:value-type="string">
            <text:p>EGR</text:p>
          </table:table-cell>
          <table:table-cell table:style-name="ce578" office:value-type="float" office:value="7117.59" calcext:value-type="float">
            <text:p>7,117.59</text:p>
          </table:table-cell>
          <table:table-cell table:style-name="ce587"/>
        </table:table-row>
        <table:table-row table:style-name="ro2">
          <table:table-cell/>
          <table:table-cell office:value-type="string" calcext:value-type="string">
            <text:p>FIN</text:p>
          </table:table-cell>
          <table:table-cell table:style-name="ce581"/>
          <table:table-cell table:style-name="ce589" office:value-type="float" office:value="792.64" calcext:value-type="float">
            <text:p>792.64</text:p>
          </table:table-cell>
        </table:table-row>
        <table:table-row table:style-name="ro2">
          <table:table-cell table:style-name="ce567"/>
          <table:table-cell table:style-name="ce573" office:value-type="string" calcext:value-type="string">
            <text:p>NOM</text:p>
          </table:table-cell>
          <table:table-cell/>
          <table:table-cell office:value-type="float" office:value="6327.74" calcext:value-type="float">
            <text:p>6,327.74</text:p>
          </table:table-cell>
        </table:table-row>
        <table:table-row table:style-name="ro2">
          <table:table-cell table:style-name="ce565" office:value-type="string" calcext:value-type="string">
            <text:p>Prestamos Quirografarios</text:p>
          </table:table-cell>
          <table:table-cell table:style-name="ce571" office:value-type="string" calcext:value-type="string">
            <text:p>EGR</text:p>
          </table:table-cell>
          <table:table-cell table:style-name="ce580" office:value-type="float" office:value="5778.55" calcext:value-type="float">
            <text:p>5,778.55</text:p>
          </table:table-cell>
          <table:table-cell table:style-name="ce590"/>
        </table:table-row>
        <table:table-row table:style-name="ro2">
          <table:table-cell/>
          <table:table-cell office:value-type="string" calcext:value-type="string">
            <text:p>FIN</text:p>
          </table:table-cell>
          <table:table-cell table:style-name="ce581"/>
          <table:table-cell table:style-name="ce589" office:value-type="float" office:value="148.43" calcext:value-type="float">
            <text:p>148.43</text:p>
          </table:table-cell>
        </table:table-row>
        <table:table-row table:style-name="ro2">
          <table:table-cell table:style-name="ce567"/>
          <table:table-cell table:style-name="ce573" office:value-type="string" calcext:value-type="string">
            <text:p>NOM</text:p>
          </table:table-cell>
          <table:table-cell/>
          <table:table-cell office:value-type="float" office:value="4695.27" calcext:value-type="float">
            <text:p>4,695.27</text:p>
          </table:table-cell>
        </table:table-row>
        <table:table-row table:style-name="ro2">
          <table:table-cell table:style-name="ce565" office:value-type="string" calcext:value-type="string">
            <text:p>Sueldos por Pagar</text:p>
          </table:table-cell>
          <table:table-cell table:style-name="ce571" office:value-type="string" calcext:value-type="string">
            <text:p>ASI</text:p>
          </table:table-cell>
          <table:table-cell table:style-name="ce580" office:value-type="float" office:value="1336.74" calcext:value-type="float">
            <text:p>1,336.74</text:p>
          </table:table-cell>
          <table:table-cell table:style-name="ce590"/>
        </table:table-row>
        <table:table-row table:style-name="ro2">
          <table:table-cell/>
          <table:table-cell office:value-type="string" calcext:value-type="string">
            <text:p>EGR</text:p>
          </table:table-cell>
          <table:table-cell table:style-name="ce578" office:value-type="float" office:value="27162.14" calcext:value-type="float">
            <text:p>27,162.14</text:p>
          </table:table-cell>
          <table:table-cell table:style-name="ce587"/>
        </table:table-row>
        <table:table-row table:style-name="ro2">
          <table:table-cell/>
          <table:table-cell office:value-type="string" calcext:value-type="string">
            <text:p>FIN</text:p>
          </table:table-cell>
          <table:table-cell table:style-name="ce578" office:value-type="float" office:value="2426.07" calcext:value-type="float">
            <text:p>2,426.07</text:p>
          </table:table-cell>
          <table:table-cell table:style-name="ce589" office:value-type="float" office:value="3762.81" calcext:value-type="float">
            <text:p>3,762.81</text:p>
          </table:table-cell>
        </table:table-row>
        <table:table-row table:style-name="ro2">
          <table:table-cell table:style-name="ce567"/>
          <table:table-cell table:style-name="ce573" office:value-type="string" calcext:value-type="string">
            <text:p>NOM</text:p>
          </table:table-cell>
          <table:table-cell/>
          <table:table-cell office:value-type="float" office:value="27162.14" calcext:value-type="float">
            <text:p>27,162.14</text:p>
          </table:table-cell>
        </table:table-row>
        <table:table-row table:style-name="ro2">
          <table:table-cell table:style-name="ce565" office:value-type="string" calcext:value-type="string">
            <text:p>Vacaciones</text:p>
          </table:table-cell>
          <table:table-cell table:style-name="ce571" office:value-type="string" calcext:value-type="string">
            <text:p>FIN</text:p>
          </table:table-cell>
          <table:table-cell table:style-name="ce580" office:value-type="float" office:value="1204.98" calcext:value-type="float">
            <text:p>1,204.98</text:p>
          </table:table-cell>
          <table:table-cell table:style-name="ce586" office:value-type="float" office:value="103.66" calcext:value-type="float">
            <text:p>103.66</text:p>
          </table:table-cell>
        </table:table-row>
        <table:table-row table:style-name="ro2">
          <table:table-cell table:style-name="ce567"/>
          <table:table-cell table:style-name="ce573" office:value-type="string" calcext:value-type="string">
            <text:p>NOM</text:p>
          </table:table-cell>
          <table:table-cell/>
          <table:table-cell office:value-type="float" office:value="5239.74" calcext:value-type="float">
            <text:p>5,239.74</text:p>
          </table:table-cell>
        </table:table-row>
        <table:table-row table:style-name="ro2">
          <table:table-cell table:style-name="ce568" office:value-type="string" calcext:value-type="string">
            <text:p>Total Resultado</text:p>
          </table:table-cell>
          <table:table-cell table:style-name="ce574"/>
          <table:table-cell table:style-name="ce583" office:value-type="float" office:value="78188.72" calcext:value-type="float">
            <text:p>78,188.72</text:p>
          </table:table-cell>
          <table:table-cell table:style-name="ce592" office:value-type="float" office:value="78646.3500000002" calcext:value-type="float">
            <text:p>78,646.35</text:p>
          </table:table-cell>
        </table:table-row>
      </table:table>
      <table:named-expressions/>
      <table:data-pilot-tables>
        <table:data-pilot-table table:name="DataPilot1" table:application-data="" table:target-range-address="'Tabla dinámica_Movmientos_1'.A1:'Tabla dinámica_Movmientos_1'.D37" table:buttons="'Tabla dinámica_Movmientos_1'.A2 'Tabla dinámica_Movmientos_1'.B2 'Tabla dinámica_Movmientos_1'.C1" table:show-filter-button="false" table:drill-down-on-double-click="false">
          <table:source-cell-range table:cell-range-address="Movmientos.A1:Movmientos.M903"/>
          <table:data-pilot-field table:source-field-name="" table:is-data-layout-field="true" table:orientation="column" table:used-hierarchy="-1" table:function="auto">
            <table:data-pilot-level table:show-empty="true" calcext:repeat-item-labels="false"/>
          </table:data-pilot-field>
          <table:data-pilot-field table:source-field-name="Cuenta" table:orientation="row" table:used-hierarchy="0" table:function="auto">
            <table:data-pilot-level table:show-empty="false" calcext:repeat-item-labels="false">
              <table:data-pilot-members>
                <table:data-pilot-member table:name="1% Secap - Iece" table:display="true" table:show-details="true"/>
                <table:data-pilot-member table:name="11.15% Aportes Patronales I.E.S.S." table:display="true" table:show-details="true"/>
                <table:data-pilot-member table:name="9.45% Aportes Individuales" table:display="true" table:show-details="true"/>
                <table:data-pilot-member table:name="Décimo Cuarto Sueldo" table:display="true" table:show-details="true"/>
                <table:data-pilot-member table:name="Décimo Tercer Sueldo" table:display="true" table:show-details="true"/>
                <table:data-pilot-member table:name="Extension conyugal Iess" table:display="true" table:show-details="true"/>
                <table:data-pilot-member table:name="Fondos de Reservas" table:display="true" table:show-details="true"/>
                <table:data-pilot-member table:name="Prestamos Hipotecarios" table:display="true" table:show-details="true"/>
                <table:data-pilot-member table:name="Prestamos Quirografarios" table:display="true" table:show-details="true"/>
                <table:data-pilot-member table:name="Sueldos por Pagar" table:display="true" table:show-details="true"/>
                <table:data-pilot-member table:name="Vacacione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ipo" table:orientation="row" table:used-hierarchy="0" table:function="auto">
            <table:data-pilot-level table:show-empty="false" calcext:repeat-item-labels="false">
              <table:data-pilot-members>
                <table:data-pilot-member table:name="ASI" table:display="true" table:show-details="true"/>
                <table:data-pilot-member table:name="EGR" table:display="true" table:show-details="true"/>
                <table:data-pilot-member table:name="FIN" table:display="true" table:show-details="true"/>
                <table:data-pilot-member table:name="NO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ebe" table:orientation="data" table:used-hierarchy="0" table:function="sum">
            <table:data-pilot-level table:show-empty="false" calcext:repeat-item-labels="false">
              <table:data-pilot-members>
                <table:data-pilot-member table:name="2.58" table:display="true" table:show-details="true"/>
                <table:data-pilot-member table:name="2.79" table:display="true" table:show-details="true"/>
                <table:data-pilot-member table:name="4.03" table:display="true" table:show-details="true"/>
                <table:data-pilot-member table:name="4.75" table:display="true" table:show-details="true"/>
                <table:data-pilot-member table:name="4.96" table:display="true" table:show-details="true"/>
                <table:data-pilot-member table:name="7.50" table:display="true" table:show-details="true"/>
                <table:data-pilot-member table:name="9.10" table:display="true" table:show-details="true"/>
                <table:data-pilot-member table:name="10.38" table:display="true" table:show-details="true"/>
                <table:data-pilot-member table:name="10.39" table:display="true" table:show-details="true"/>
                <table:data-pilot-member table:name="14.54" table:display="true" table:show-details="true"/>
                <table:data-pilot-member table:name="16.04" table:display="true" table:show-details="true"/>
                <table:data-pilot-member table:name="20.38" table:display="true" table:show-details="true"/>
                <table:data-pilot-member table:name="24.05" table:display="true" table:show-details="true"/>
                <table:data-pilot-member table:name="26.96" table:display="true" table:show-details="true"/>
                <table:data-pilot-member table:name="35.67" table:display="true" table:show-details="true"/>
                <table:data-pilot-member table:name="42.08" table:display="true" table:show-details="true"/>
                <table:data-pilot-member table:name="45.56" table:display="true" table:show-details="true"/>
                <table:data-pilot-member table:name="45.59" table:display="true" table:show-details="true"/>
                <table:data-pilot-member table:name="47.24" table:display="true" table:show-details="true"/>
                <table:data-pilot-member table:name="48.16" table:display="true" table:show-details="true"/>
                <table:data-pilot-member table:name="58.00" table:display="true" table:show-details="true"/>
                <table:data-pilot-member table:name="58.46" table:display="true" table:show-details="true"/>
                <table:data-pilot-member table:name="60.10" table:display="true" table:show-details="true"/>
                <table:data-pilot-member table:name="60.77" table:display="true" table:show-details="true"/>
                <table:data-pilot-member table:name="73.33" table:display="true" table:show-details="true"/>
                <table:data-pilot-member table:name="73.99" table:display="true" table:show-details="true"/>
                <table:data-pilot-member table:name="74.47" table:display="true" table:show-details="true"/>
                <table:data-pilot-member table:name="74.96" table:display="true" table:show-details="true"/>
                <table:data-pilot-member table:name="75.44" table:display="true" table:show-details="true"/>
                <table:data-pilot-member table:name="75.90" table:display="true" table:show-details="true"/>
                <table:data-pilot-member table:name="76.38" table:display="true" table:show-details="true"/>
                <table:data-pilot-member table:name="77.47" table:display="true" table:show-details="true"/>
                <table:data-pilot-member table:name="77.82" table:display="true" table:show-details="true"/>
                <table:data-pilot-member table:name="85.37" table:display="true" table:show-details="true"/>
                <table:data-pilot-member table:name="90.00" table:display="true" table:show-details="true"/>
                <table:data-pilot-member table:name="92.58" table:display="true" table:show-details="true"/>
                <table:data-pilot-member table:name="94.71" table:display="true" table:show-details="true"/>
                <table:data-pilot-member table:name="95.00" table:display="true" table:show-details="true"/>
                <table:data-pilot-member table:name="97.27" table:display="true" table:show-details="true"/>
                <table:data-pilot-member table:name="98.85" table:display="true" table:show-details="true"/>
                <table:data-pilot-member table:name="114.77" table:display="true" table:show-details="true"/>
                <table:data-pilot-member table:name="122.94" table:display="true" table:show-details="true"/>
                <table:data-pilot-member table:name="152.40" table:display="true" table:show-details="true"/>
                <table:data-pilot-member table:name="159.38" table:display="true" table:show-details="true"/>
                <table:data-pilot-member table:name="160.75" table:display="true" table:show-details="true"/>
                <table:data-pilot-member table:name="168.89" table:display="true" table:show-details="true"/>
                <table:data-pilot-member table:name="171.11" table:display="true" table:show-details="true"/>
                <table:data-pilot-member table:name="196.88" table:display="true" table:show-details="true"/>
                <table:data-pilot-member table:name="200.00" table:display="true" table:show-details="true"/>
                <table:data-pilot-member table:name="221.40" table:display="true" table:show-details="true"/>
                <table:data-pilot-member table:name="232.50" table:display="true" table:show-details="true"/>
                <table:data-pilot-member table:name="232.94" table:display="true" table:show-details="true"/>
                <table:data-pilot-member table:name="248.63" table:display="true" table:show-details="true"/>
                <table:data-pilot-member table:name="249.46" table:display="true" table:show-details="true"/>
                <table:data-pilot-member table:name="250.30" table:display="true" table:show-details="true"/>
                <table:data-pilot-member table:name="251.13" table:display="true" table:show-details="true"/>
                <table:data-pilot-member table:name="251.96" table:display="true" table:show-details="true"/>
                <table:data-pilot-member table:name="252.81" table:display="true" table:show-details="true"/>
                <table:data-pilot-member table:name="268.47" table:display="true" table:show-details="true"/>
                <table:data-pilot-member table:name="271.85" table:display="true" table:show-details="true"/>
                <table:data-pilot-member table:name="368.50" table:display="true" table:show-details="true"/>
                <table:data-pilot-member table:name="385.92" table:display="true" table:show-details="true"/>
                <table:data-pilot-member table:name="388.71" table:display="true" table:show-details="true"/>
                <table:data-pilot-member table:name="391.47" table:display="true" table:show-details="true"/>
                <table:data-pilot-member table:name="402.71" table:display="true" table:show-details="true"/>
                <table:data-pilot-member table:name="414.11" table:display="true" table:show-details="true"/>
                <table:data-pilot-member table:name="457.50" table:display="true" table:show-details="true"/>
                <table:data-pilot-member table:name="459.47" table:display="true" table:show-details="true"/>
                <table:data-pilot-member table:name="477.45" table:display="true" table:show-details="true"/>
                <table:data-pilot-member table:name="480.24" table:display="true" table:show-details="true"/>
                <table:data-pilot-member table:name="482.92" table:display="true" table:show-details="true"/>
                <table:data-pilot-member table:name="563.35" table:display="true" table:show-details="true"/>
                <table:data-pilot-member table:name="564.64" table:display="true" table:show-details="true"/>
                <table:data-pilot-member table:name="573.57" table:display="true" table:show-details="true"/>
                <table:data-pilot-member table:name="574.90" table:display="true" table:show-details="true"/>
                <table:data-pilot-member table:name="578.95" table:display="true" table:show-details="true"/>
                <table:data-pilot-member table:name="603.16" table:display="true" table:show-details="true"/>
                <table:data-pilot-member table:name="611.86" table:display="true" table:show-details="true"/>
                <table:data-pilot-member table:name="615.10" table:display="true" table:show-details="true"/>
                <table:data-pilot-member table:name="633.55" table:display="true" table:show-details="true"/>
                <table:data-pilot-member table:name="651.59" table:display="true" table:show-details="true"/>
                <table:data-pilot-member table:name="792.64" table:display="true" table:show-details="true"/>
                <table:data-pilot-member table:name="861.39" table:display="true" table:show-details="true"/>
                <table:data-pilot-member table:name="861.40" table:display="true" table:show-details="true"/>
                <table:data-pilot-member table:name="863.83" table:display="true" table:show-details="true"/>
                <table:data-pilot-member table:name="874.88" table:display="true" table:show-details="true"/>
                <table:data-pilot-member table:name="896.01" table:display="true" table:show-details="true"/>
                <table:data-pilot-member table:name="910.53" table:display="true" table:show-details="true"/>
                <table:data-pilot-member table:name="919.31" table:display="true" table:show-details="true"/>
                <table:data-pilot-member table:name="928.55" table:display="true" table:show-details="true"/>
                <table:data-pilot-member table:name="938.91" table:display="true" table:show-details="true"/>
                <table:data-pilot-member table:name="941.09" table:display="true" table:show-details="true"/>
                <table:data-pilot-member table:name="952.91" table:display="true" table:show-details="true"/>
                <table:data-pilot-member table:name="952.93" table:display="true" table:show-details="true"/>
                <table:data-pilot-member table:name="1,012.50" table:display="true" table:show-details="true"/>
                <table:data-pilot-member table:name="1,084.69" table:display="true" table:show-details="true"/>
                <table:data-pilot-member table:name="1,336.74" table:display="true" table:show-details="true"/>
                <table:data-pilot-member table:name="1,800.00" table:display="true" table:show-details="true"/>
                <table:data-pilot-member table:name="1,896.60" table:display="true" table:show-details="true"/>
                <table:data-pilot-member table:name="3,425.02"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Haber" table:orientation="data" table:used-hierarchy="0" table:function="sum">
            <table:data-pilot-level table:show-empty="false" calcext:repeat-item-labels="false">
              <table:data-pilot-members>
                <table:data-pilot-member table:name="2.55" table:display="true" table:show-details="true"/>
                <table:data-pilot-member table:name="2.58" table:display="true" table:show-details="true"/>
                <table:data-pilot-member table:name="4.04" table:display="true" table:show-details="true"/>
                <table:data-pilot-member table:name="4.14" table:display="true" table:show-details="true"/>
                <table:data-pilot-member table:name="4.26" table:display="true" table:show-details="true"/>
                <table:data-pilot-member table:name="4.29" table:display="true" table:show-details="true"/>
                <table:data-pilot-member table:name="4.96" table:display="true" table:show-details="true"/>
                <table:data-pilot-member table:name="8.50" table:display="true" table:show-details="true"/>
                <table:data-pilot-member table:name="8.98" table:display="true" table:show-details="true"/>
                <table:data-pilot-member table:name="9.00" table:display="true" table:show-details="true"/>
                <table:data-pilot-member table:name="9.10" table:display="true" table:show-details="true"/>
                <table:data-pilot-member table:name="9.50" table:display="true" table:show-details="true"/>
                <table:data-pilot-member table:name="10.38" table:display="true" table:show-details="true"/>
                <table:data-pilot-member table:name="10.39" table:display="true" table:show-details="true"/>
                <table:data-pilot-member table:name="14.54" table:display="true" table:show-details="true"/>
                <table:data-pilot-member table:name="18.00" table:display="true" table:show-details="true"/>
                <table:data-pilot-member table:name="20.00" table:display="true" table:show-details="true"/>
                <table:data-pilot-member table:name="22.47" table:display="true" table:show-details="true"/>
                <table:data-pilot-member table:name="22.95" table:display="true" table:show-details="true"/>
                <table:data-pilot-member table:name="23.59" table:display="true" table:show-details="true"/>
                <table:data-pilot-member table:name="24.88" table:display="true" table:show-details="true"/>
                <table:data-pilot-member table:name="25.84" table:display="true" table:show-details="true"/>
                <table:data-pilot-member table:name="26.96" table:display="true" table:show-details="true"/>
                <table:data-pilot-member table:name="27.61" table:display="true" table:show-details="true"/>
                <table:data-pilot-member table:name="30.79" table:display="true" table:show-details="true"/>
                <table:data-pilot-member table:name="30.97" table:display="true" table:show-details="true"/>
                <table:data-pilot-member table:name="33.33" table:display="true" table:show-details="true"/>
                <table:data-pilot-member table:name="33.69" table:display="true" table:show-details="true"/>
                <table:data-pilot-member table:name="33.70" table:display="true" table:show-details="true"/>
                <table:data-pilot-member table:name="34.50" table:display="true" table:show-details="true"/>
                <table:data-pilot-member table:name="34.51" table:display="true" table:show-details="true"/>
                <table:data-pilot-member table:name="35.51" table:display="true" table:show-details="true"/>
                <table:data-pilot-member table:name="35.53" table:display="true" table:show-details="true"/>
                <table:data-pilot-member table:name="35.72" table:display="true" table:show-details="true"/>
                <table:data-pilot-member table:name="35.74" table:display="true" table:show-details="true"/>
                <table:data-pilot-member table:name="36.92" table:display="true" table:show-details="true"/>
                <table:data-pilot-member table:name="38.22" table:display="true" table:show-details="true"/>
                <table:data-pilot-member table:name="39.13" table:display="true" table:show-details="true"/>
                <table:data-pilot-member table:name="40.53" table:display="true" table:show-details="true"/>
                <table:data-pilot-member table:name="42.78" table:display="true" table:show-details="true"/>
                <table:data-pilot-member table:name="45.09" table:display="true" table:show-details="true"/>
                <table:data-pilot-member table:name="45.56" table:display="true" table:show-details="true"/>
                <table:data-pilot-member table:name="45.59" table:display="true" table:show-details="true"/>
                <table:data-pilot-member table:name="46.17" table:display="true" table:show-details="true"/>
                <table:data-pilot-member table:name="47.24" table:display="true" table:show-details="true"/>
                <table:data-pilot-member table:name="47.54" table:display="true" table:show-details="true"/>
                <table:data-pilot-member table:name="47.82" table:display="true" table:show-details="true"/>
                <table:data-pilot-member table:name="50.00" table:display="true" table:show-details="true"/>
                <table:data-pilot-member table:name="51.33" table:display="true" table:show-details="true"/>
                <table:data-pilot-member table:name="52.50" table:display="true" table:show-details="true"/>
                <table:data-pilot-member table:name="54.83" table:display="true" table:show-details="true"/>
                <table:data-pilot-member table:name="56.79" table:display="true" table:show-details="true"/>
                <table:data-pilot-member table:name="58.00" table:display="true" table:show-details="true"/>
                <table:data-pilot-member table:name="58.46" table:display="true" table:show-details="true"/>
                <table:data-pilot-member table:name="60.10" table:display="true" table:show-details="true"/>
                <table:data-pilot-member table:name="60.69" table:display="true" table:show-details="true"/>
                <table:data-pilot-member table:name="60.77" table:display="true" table:show-details="true"/>
                <table:data-pilot-member table:name="63.33" table:display="true" table:show-details="true"/>
                <table:data-pilot-member table:name="73.33" table:display="true" table:show-details="true"/>
                <table:data-pilot-member table:name="73.99" table:display="true" table:show-details="true"/>
                <table:data-pilot-member table:name="74.47" table:display="true" table:show-details="true"/>
                <table:data-pilot-member table:name="74.96" table:display="true" table:show-details="true"/>
                <table:data-pilot-member table:name="75.00" table:display="true" table:show-details="true"/>
                <table:data-pilot-member table:name="75.44" table:display="true" table:show-details="true"/>
                <table:data-pilot-member table:name="75.90" table:display="true" table:show-details="true"/>
                <table:data-pilot-member table:name="76.38" table:display="true" table:show-details="true"/>
                <table:data-pilot-member table:name="77.76" table:display="true" table:show-details="true"/>
                <table:data-pilot-member table:name="77.82" table:display="true" table:show-details="true"/>
                <table:data-pilot-member table:name="79.14" table:display="true" table:show-details="true"/>
                <table:data-pilot-member table:name="79.17" table:display="true" table:show-details="true"/>
                <table:data-pilot-member table:name="81.01" table:display="true" table:show-details="true"/>
                <table:data-pilot-member table:name="83.80" table:display="true" table:show-details="true"/>
                <table:data-pilot-member table:name="85.05" table:display="true" table:show-details="true"/>
                <table:data-pilot-member table:name="89.78" table:display="true" table:show-details="true"/>
                <table:data-pilot-member table:name="91.64" table:display="true" table:show-details="true"/>
                <table:data-pilot-member table:name="92.47" table:display="true" table:show-details="true"/>
                <table:data-pilot-member table:name="93.31" table:display="true" table:show-details="true"/>
                <table:data-pilot-member table:name="94.14" table:display="true" table:show-details="true"/>
                <table:data-pilot-member table:name="94.71" table:display="true" table:show-details="true"/>
                <table:data-pilot-member table:name="94.97" table:display="true" table:show-details="true"/>
                <table:data-pilot-member table:name="95.13" table:display="true" table:show-details="true"/>
                <table:data-pilot-member table:name="95.80" table:display="true" table:show-details="true"/>
                <table:data-pilot-member table:name="96.63" table:display="true" table:show-details="true"/>
                <table:data-pilot-member table:name="97.46" table:display="true" table:show-details="true"/>
                <table:data-pilot-member table:name="98.85" table:display="true" table:show-details="true"/>
                <table:data-pilot-member table:name="98.98" table:display="true" table:show-details="true"/>
                <table:data-pilot-member table:name="98.99" table:display="true" table:show-details="true"/>
                <table:data-pilot-member table:name="100.00" table:display="true" table:show-details="true"/>
                <table:data-pilot-member table:name="100.35" table:display="true" table:show-details="true"/>
                <table:data-pilot-member table:name="100.63" table:display="true" table:show-details="true"/>
                <table:data-pilot-member table:name="102.50" table:display="true" table:show-details="true"/>
                <table:data-pilot-member table:name="103.53" table:display="true" table:show-details="true"/>
                <table:data-pilot-member table:name="103.66" table:display="true" table:show-details="true"/>
                <table:data-pilot-member table:name="104.41" table:display="true" table:show-details="true"/>
                <table:data-pilot-member table:name="105.00" table:display="true" table:show-details="true"/>
                <table:data-pilot-member table:name="105.93" table:display="true" table:show-details="true"/>
                <table:data-pilot-member table:name="119.18" table:display="true" table:show-details="true"/>
                <table:data-pilot-member table:name="120.52" table:display="true" table:show-details="true"/>
                <table:data-pilot-member table:name="120.65" table:display="true" table:show-details="true"/>
                <table:data-pilot-member table:name="121.00" table:display="true" table:show-details="true"/>
                <table:data-pilot-member table:name="121.47" table:display="true" table:show-details="true"/>
                <table:data-pilot-member table:name="121.96" table:display="true" table:show-details="true"/>
                <table:data-pilot-member table:name="122.44" table:display="true" table:show-details="true"/>
                <table:data-pilot-member table:name="122.90" table:display="true" table:show-details="true"/>
                <table:data-pilot-member table:name="123.38" table:display="true" table:show-details="true"/>
                <table:data-pilot-member table:name="123.87" table:display="true" table:show-details="true"/>
                <table:data-pilot-member table:name="124.35" table:display="true" table:show-details="true"/>
                <table:data-pilot-member table:name="133.88" table:display="true" table:show-details="true"/>
                <table:data-pilot-member table:name="138.89" table:display="true" table:show-details="true"/>
                <table:data-pilot-member table:name="144.44" table:display="true" table:show-details="true"/>
                <table:data-pilot-member table:name="146.74" table:display="true" table:show-details="true"/>
                <table:data-pilot-member table:name="149.94" table:display="true" table:show-details="true"/>
                <table:data-pilot-member table:name="150.00" table:display="true" table:show-details="true"/>
                <table:data-pilot-member table:name="153.12" table:display="true" table:show-details="true"/>
                <table:data-pilot-member table:name="158.54" table:display="true" table:show-details="true"/>
                <table:data-pilot-member table:name="160.75" table:display="true" table:show-details="true"/>
                <table:data-pilot-member table:name="166.67" table:display="true" table:show-details="true"/>
                <table:data-pilot-member table:name="168.30" table:display="true" table:show-details="true"/>
                <table:data-pilot-member table:name="168.33" table:display="true" table:show-details="true"/>
                <table:data-pilot-member table:name="170.10" table:display="true" table:show-details="true"/>
                <table:data-pilot-member table:name="172.54" table:display="true" table:show-details="true"/>
                <table:data-pilot-member table:name="189.00" table:display="true" table:show-details="true"/>
                <table:data-pilot-member table:name="200.70" table:display="true" table:show-details="true"/>
                <table:data-pilot-member table:name="205.29" table:display="true" table:show-details="true"/>
                <table:data-pilot-member table:name="207.32" table:display="true" table:show-details="true"/>
                <table:data-pilot-member table:name="221.40" table:display="true" table:show-details="true"/>
                <table:data-pilot-member table:name="223.00" table:display="true" table:show-details="true"/>
                <table:data-pilot-member table:name="235.09" table:display="true" table:show-details="true"/>
                <table:data-pilot-member table:name="248.63" table:display="true" table:show-details="true"/>
                <table:data-pilot-member table:name="249.46" table:display="true" table:show-details="true"/>
                <table:data-pilot-member table:name="250.30" table:display="true" table:show-details="true"/>
                <table:data-pilot-member table:name="251.13" table:display="true" table:show-details="true"/>
                <table:data-pilot-member table:name="251.96" table:display="true" table:show-details="true"/>
                <table:data-pilot-member table:name="252.81" table:display="true" table:show-details="true"/>
                <table:data-pilot-member table:name="290.76" table:display="true" table:show-details="true"/>
                <table:data-pilot-member table:name="385.92" table:display="true" table:show-details="true"/>
                <table:data-pilot-member table:name="388.71" table:display="true" table:show-details="true"/>
                <table:data-pilot-member table:name="391.47" table:display="true" table:show-details="true"/>
                <table:data-pilot-member table:name="402.71" table:display="true" table:show-details="true"/>
                <table:data-pilot-member table:name="450.00" table:display="true" table:show-details="true"/>
                <table:data-pilot-member table:name="477.45" table:display="true" table:show-details="true"/>
                <table:data-pilot-member table:name="480.24" table:display="true" table:show-details="true"/>
                <table:data-pilot-member table:name="522.08" table:display="true" table:show-details="true"/>
                <table:data-pilot-member table:name="681.39" table:display="true" table:show-details="true"/>
                <table:data-pilot-member table:name="681.40" table:display="true" table:show-details="true"/>
                <table:data-pilot-member table:name="692.01" table:display="true" table:show-details="true"/>
                <table:data-pilot-member table:name="707.80" table:display="true" table:show-details="true"/>
                <table:data-pilot-member table:name="928.55" table:display="true" table:show-details="true"/>
                <table:data-pilot-member table:name="941.09" table:display="true" table:show-details="true"/>
                <table:data-pilot-member table:name="2,252.65"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1" svg:font-family="Arial1"/>
    <style:font-face style:name="Arial2" svg:font-family="Arial2"/>
    <style:font-face style:name="Arial3" svg:font-family="Arial3"/>
    <style:font-face style:name="Calibri" svg:font-family="Calibri"/>
    <style:font-face style:name="Calibri1" svg:font-family="Calibri1"/>
    <style:font-face style:name="Century Gothic1" svg:font-family="'Century Gothic'"/>
    <style:font-face style:name="D050000L" svg:font-family="D050000L"/>
    <style:font-face style:name="Liberation Sans1" svg:font-family="'Liberation Sans1'"/>
    <style:font-face style:name="Arial1" svg:font-family="Arial" style:font-family-generic="swiss"/>
    <style:font-face style:name="Arial Narrow" svg:font-family="'Arial Narrow'" style:font-family-generic="swiss"/>
    <style:font-face style:name="Calibri2" svg:font-family="Calibri" style:font-family-generic="swiss"/>
    <style:font-face style:name="Century Gothic" svg:font-family="'Century Gothic'"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C"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number-style style:name="N110P0" style:volatile="true">
      <number:number number:decimal-places="2" loext:min-decimal-places="2" number:min-integer-digits="1" number:grouping="true"/>
      <number:text> </number:text>
    </number:number-style>
    <number:number-style style:name="N110P1" style:volatile="true">
      <number:text>(</number:text>
      <number:number number:decimal-places="2" loext:min-decimal-places="2" number:min-integer-digits="1" number:grouping="true"/>
      <number:text>)</number:text>
    </number:number-style>
    <number:number-style style:name="N110P2" style:volatile="true">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2" loext:min-decimal-places="2" number:min-integer-digits="1" number:grouping="true"/>
      <number:text> </number:text>
    </number:number-style>
    <number:number-style style:name="N114P1" style:volatile="true">
      <number:text>-</number:text>
      <number:number number:decimal-places="2" loext:min-decimal-places="2" number:min-integer-digits="1" number:grouping="true"/>
      <number:text> </number:text>
    </number:number-style>
    <number:number-style style:name="N114P2" style:volatile="true">
      <number:text>-</number:text>
      <number:number number:decimal-places="0" loext:min-decimal-places="0" number:min-integer-digits="2"/>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number:text>
      <number:number number:decimal-places="2" loext:min-decimal-places="2" number:min-integer-digits="1" number:grouping="true"/>
      <number:text> </number:text>
    </number:number-style>
    <number:number-style style:name="N118P1" style:volatile="true">
      <number:text> $-</number:text>
      <number:number number:decimal-places="2" loext:min-decimal-places="2" number:min-integer-digits="1" number:grouping="true"/>
      <number:text> </number:text>
    </number:number-style>
    <number:number-style style:name="N118P2" style:volatile="true">
      <number:text> $-</number:text>
      <number:number number:decimal-places="0" loext:min-decimal-places="0" number:min-integer-digits="2"/>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07">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number:number-style>
    <number:number-style style:name="N109">
      <number:text>-</number:text>
      <number:number number:decimal-places="0" loext:min-decimal-places="0" number:min-integer-digits="0"/>
      <number:text> </number:text>
    </number:number-style>
    <number:number-style style:name="N111">
      <number:text> </number:text>
      <number:number number:decimal-places="2" loext:min-decimal-places="2" number:min-integer-digits="1" number:grouping="true"/>
      <number:text> </number:text>
    </number:number-style>
    <number:number-style style:name="N112">
      <number:text>-</number:text>
      <number:number number:decimal-places="2" loext:min-decimal-places="2" number:min-integer-digits="1" number:grouping="true"/>
      <number:text> </number:text>
    </number:number-style>
    <number:number-style style:name="N113">
      <number:text>-</number:text>
      <number:number number:decimal-places="0" loext:min-decimal-places="0" number:min-integer-digits="2"/>
      <number:text> </number:text>
    </number:number-style>
    <number:number-style style:name="N115">
      <number:text> $</number:text>
      <number:number number:decimal-places="2" loext:min-decimal-places="2" number:min-integer-digits="1" number:grouping="true"/>
      <number:text> </number:text>
    </number:number-style>
    <number:number-style style:name="N116">
      <number:text> $-</number:text>
      <number:number number:decimal-places="2" loext:min-decimal-places="2" number:min-integer-digits="1" number:grouping="true"/>
      <number:text> </number:text>
    </number:number-style>
    <number:number-style style:name="N117">
      <number:text> $-</number:text>
      <number:number number:decimal-places="0" loext:min-decimal-places="0" number:min-integer-digits="2"/>
      <number:text> </number:text>
    </number:number-style>
    <number:number-style style:name="N119">
      <number:number number:decimal-places="0" loext:min-decimal-places="0" number:min-integer-digits="1"/>
      <number:text> </number:text>
    </number:number-style>
    <number:number-style style:name="N120">
      <number:text>(</number:text>
      <number:number number:decimal-places="0" loext:min-decimal-places="0" number:min-integer-digits="1"/>
      <number:text>)</number:text>
    </number:number-style>
    <number:number-style style:name="N121P0" style:volatile="true">
      <number:number number:decimal-places="0" loext:min-decimal-places="0" number:min-integer-digits="1"/>
      <number:text> </number:text>
    </number:number-style>
    <number:number-style style:name="N121P1" style:volatile="true">
      <number:text>(</number:text>
      <number:number number:decimal-places="0" loext:min-decimal-places="0" number:min-integer-digits="1"/>
      <number:text>)</number:text>
    </number:number-style>
    <number:number-style style:name="N121P2" style:volatile="true">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
      <number:text>-</number:text>
      <number:number number:decimal-places="0" loext:min-decimal-places="0" number:min-integer-digits="1"/>
      <number:text> </number:text>
    </number:number-style>
    <number:number-style style:name="N123P0" style:volatile="true">
      <number:number number:decimal-places="0" loext:min-decimal-places="0" number:min-integer-digits="1"/>
      <number:text> </number:text>
    </number:number-style>
    <number:number-style style:name="N123P1" style:volatile="true">
      <number:text>-</number:text>
      <number:number number:decimal-places="0" loext:min-decimal-places="0" number:min-integer-digits="1"/>
      <number:text> </number:text>
    </number:number-style>
    <number:number-style style:name="N123P2" style:volatile="true">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
      <number:text> </number:text>
      <number:number number:decimal-places="0" loext:min-decimal-places="0" number:min-integer-digits="1"/>
      <number:text> </number:text>
    </number:number-style>
    <number:number-style style:name="N125P0" style:volatile="true">
      <number:text> </number:text>
      <number:number number:decimal-places="0" loext:min-decimal-places="0" number:min-integer-digits="1"/>
      <number:text> </number:text>
    </number:number-style>
    <number:number-style style:name="N125P1" style:volatile="true">
      <number:text>-</number:text>
      <number:number number:decimal-places="0" loext:min-decimal-places="0" number:min-integer-digits="1"/>
      <number:text> </number:text>
    </number:number-style>
    <number:number-style style:name="N125P2" style:volatile="true">
      <number:text>-</number:text>
      <number:number number:decimal-places="0" loext:min-decimal-places="0" number:min-integer-digits="2"/>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date-style style:name="N126">
      <number:day number:style="long"/>
      <number:text>-</number:text>
      <number:month number:textual="true"/>
      <number:text>-</number:text>
      <number:year/>
    </number:date-style>
    <number:number-style style:name="N128P0" style:volatile="true">
      <number:text>$ </number:text>
      <number:number number:decimal-places="0" loext:min-decimal-places="0" number:min-integer-digits="1" number:grouping="true"/>
      <number:text> </number:text>
    </number:number-style>
    <number:number-style style:name="N128">
      <number:text>($ </number:text>
      <number:number number:decimal-places="0" loext:min-decimal-places="0" number:min-integer-digits="1" number:grouping="true"/>
      <number:text>)</number:text>
      <style:map style:condition="value()&gt;=0" style:apply-style-name="N128P0"/>
    </number:number-style>
    <number:number-style style:name="N129P0" style:volatile="true">
      <number:text>$ </number:text>
      <number:number number:decimal-places="0" loext:min-decimal-places="0" number:min-integer-digits="1" number:grouping="true"/>
      <number:text> </number:text>
    </number:number-style>
    <number:number-style style:name="N129">
      <style:text-properties fo:color="#ff0000"/>
      <number:text>($ </number:text>
      <number:number number:decimal-places="0" loext:min-decimal-places="0" number:min-integer-digits="1" number:grouping="true"/>
      <number:text>)</number:text>
      <style:map style:condition="value()&gt;=0" style:apply-style-name="N129P0"/>
    </number:number-style>
    <number:number-style style:name="N131P0" style:volatile="true">
      <number:text>$ </number:text>
      <number:number number:decimal-places="2" loext:min-decimal-places="2" number:min-integer-digits="1" number:grouping="true"/>
      <number:text> </number:text>
    </number:number-style>
    <number:number-style style:name="N131">
      <number:text>($ </number:text>
      <number:number number:decimal-places="2" loext:min-decimal-places="2" number:min-integer-digits="1" number:grouping="true"/>
      <number:text>)</number:text>
      <style:map style:condition="value()&gt;=0" style:apply-style-name="N131P0"/>
    </number:number-style>
    <number:number-style style:name="N132P0" style:volatile="true">
      <number:text>$ </number:text>
      <number:number number:decimal-places="2" loext:min-decimal-places="2" number:min-integer-digits="1" number:grouping="true"/>
      <number:text> </number:text>
    </number:number-style>
    <number:number-style style:name="N132">
      <style:text-properties fo:color="#ff0000"/>
      <number:text>($ </number:text>
      <number:number number:decimal-places="2" loext:min-decimal-places="2" number:min-integer-digits="1" number:grouping="true"/>
      <number:text>)</number:text>
      <style:map style:condition="value()&gt;=0" style:apply-style-name="N132P0"/>
    </number:number-style>
    <number:date-style style:name="N133">
      <number:day number:style="long"/>
      <number:text>-</number:text>
      <number:month number:textual="true"/>
    </number:date-style>
    <number:date-style style:name="N134">
      <number:month number:textual="true"/>
      <number:text>-</number:text>
      <number:year/>
    </number:date-style>
    <number:time-style style:name="N135">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time-style style:name="N137">
      <number:hours/>
      <number:text>:</number:text>
      <number:minutes number:style="long"/>
    </number:time-style>
    <number:time-style style:name="N138">
      <number:hours/>
      <number:text>:</number:text>
      <number:minutes number:style="long"/>
      <number:text>:</number:text>
      <number:seconds number:style="long"/>
    </number:time-style>
    <number:date-style style:name="N139">
      <number:day number:style="long"/>
      <number:text>/</number:text>
      <number:month number:style="long"/>
      <number:text>/</number:text>
      <number:year number:style="long"/>
      <number:text> </number:text>
      <number:hours/>
      <number:text>:</number:text>
      <number:minutes number:style="long"/>
    </number:date-style>
    <number:number-style style:name="N141P0" style:volatile="true">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number:text>
      <style:map style:condition="value()&gt;=0" style:apply-style-name="N141P0"/>
    </number:number-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number:text>
      <style:map style:condition="value()&gt;=0" style:apply-style-name="N142P0"/>
    </number:number-style>
    <number:number-style style:name="N143P0" style:volatile="true">
      <number:number number:decimal-places="2" loext:min-decimal-places="2" number:min-integer-digits="1" number:grouping="true"/>
      <number:text> </number:text>
    </number:number-style>
    <number:number-style style:name="N143">
      <number:text>(</number:text>
      <number:number number:decimal-places="2" loext:min-decimal-places="2" number:min-integer-digits="1" number:grouping="true"/>
      <number:text>)</number:text>
      <style:map style:condition="value()&gt;=0" style:apply-style-name="N143P0"/>
    </number:number-style>
    <number:number-style style:name="N144P0" style:volatile="true">
      <number:number number:decimal-places="2" loext:min-decimal-places="2" number:min-integer-digits="1" number:grouping="true"/>
      <number:text> </number:text>
    </number:number-style>
    <number:number-style style:name="N144">
      <style:text-properties fo:color="#ff0000"/>
      <number:text>(</number:text>
      <number:number number:decimal-places="2" loext:min-decimal-places="2" number:min-integer-digits="1" number:grouping="true"/>
      <number:text>)</number:text>
      <style:map style:condition="value()&gt;=0" style:apply-style-name="N144P0"/>
    </number:number-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 </loext:text>
      <loext:fill-character> </loext:fill-character>
      <number:text>(</number:text>
      <number:number number:decimal-places="0" loext:min-decimal-places="0" number:min-integer-digits="1" number:grouping="true"/>
      <number:text>)</number:text>
    </number:number-style>
    <number:number-style style:name="N148P2" style:volatile="true">
      <loext:text> </loext: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 </loext:text>
      <loext:fill-character> </loext:fill-character>
      <number:number number:decimal-places="0" loext:min-decimal-places="0" number:min-integer-digits="1" number:grouping="true"/>
      <number:text> </number:text>
    </number:number-style>
    <number:number-style style:name="N152P1" style:volatile="true">
      <loext:text> $ </loext:text>
      <loext:fill-character> </loext:fill-character>
      <number:text>(</number:text>
      <number:number number:decimal-places="0" loext:min-decimal-places="0" number:min-integer-digits="1" number:grouping="true"/>
      <number:text>)</number:text>
    </number:number-style>
    <number:number-style style:name="N152P2" style:volatile="true">
      <loext:text> $ </loext:text>
      <loext:fill-character> </loext: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text> </loext:text>
      <loext:fill-character> </loext:fill-character>
      <number:number number:decimal-places="2" loext:min-decimal-places="2" number:min-integer-digits="1" number:grouping="true"/>
      <number:text> </number:text>
    </number:number-style>
    <number:number-style style:name="N156P1" style:volatile="true">
      <loext:text> </loext:text>
      <loext:fill-character> </loext:fill-character>
      <number:text>(</number:text>
      <number:number number:decimal-places="2" loext:min-decimal-places="2" number:min-integer-digits="1" number:grouping="true"/>
      <number:text>)</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loext:text> $ </loext:text>
      <loext:fill-character> </loext:fill-character>
      <number:number number:decimal-places="2" loext:min-decimal-places="2" number:min-integer-digits="1" number:grouping="true"/>
      <number:text> </number:text>
    </number:number-style>
    <number:number-style style:name="N160P1" style:volatile="true">
      <loext:text> $ </loext:text>
      <loext:fill-character> </loext:fill-character>
      <number:text>(</number:text>
      <number:number number:decimal-places="2" loext:min-decimal-places="2" number:min-integer-digits="1" number:grouping="true"/>
      <number:text>)</number:text>
    </number:number-style>
    <number:number-style style:name="N160P2" style:volatile="true">
      <loext:text> $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time-style style:name="N161">
      <number:minutes number:style="long"/>
      <number:text>:</number:text>
      <number:seconds number:style="long"/>
    </number:time-style>
    <number:time-style style:name="N162" number:truncate-on-overflow="false">
      <number:hours/>
      <number:text>:</number:text>
      <number:minutes number:style="long"/>
      <number:text>:</number:text>
      <number:seconds number:style="long"/>
    </number:time-style>
    <number:number-style style:name="N163">
      <number:scientific-number number:decimal-places="1" loext:min-decimal-places="1" number:min-integer-digits="1" number:min-exponent-digits="1" loext:exponent-interval="3" loext:forced-exponent-sign="true"/>
    </number:number-style>
    <number:number-style style:name="N165P0" style:volatile="true">
      <number:text>$ </number:text>
      <number:number number:decimal-places="0" loext:min-decimal-places="0" number:min-integer-digits="1" number:grouping="true"/>
      <number:text> </number:text>
    </number:number-style>
    <number:number-style style:name="N165">
      <number:text>($ </number:text>
      <number:number number:decimal-places="0" loext:min-decimal-places="0" number:min-integer-digits="1" number:grouping="true"/>
      <number:text>)</number:text>
      <style:map style:condition="value()&gt;=0" style:apply-style-name="N165P0"/>
    </number:number-style>
    <number:number-style style:name="N166P0" style:volatile="true">
      <number:text>$ </number:text>
      <number:number number:decimal-places="0" loext:min-decimal-places="0" number:min-integer-digits="1" number:grouping="true"/>
      <number:text> </number:text>
    </number:number-style>
    <number:number-style style:name="N166">
      <style:text-properties fo:color="#ff0000"/>
      <number:text>($ </number:text>
      <number:number number:decimal-places="0" loext:min-decimal-places="0" number:min-integer-digits="1" number:grouping="true"/>
      <number:text>)</number:text>
      <style:map style:condition="value()&gt;=0" style:apply-style-name="N166P0"/>
    </number:number-style>
    <number:number-style style:name="N168P0" style:volatile="true">
      <number:text>$ </number:text>
      <number:number number:decimal-places="2" loext:min-decimal-places="2" number:min-integer-digits="1" number:grouping="true"/>
      <number:text> </number:text>
    </number:number-style>
    <number:number-style style:name="N168">
      <number:text>($ </number:text>
      <number:number number:decimal-places="2" loext:min-decimal-places="2" number:min-integer-digits="1" number:grouping="true"/>
      <number:text>)</number:text>
      <style:map style:condition="value()&gt;=0" style:apply-style-name="N168P0"/>
    </number:number-style>
    <number:number-style style:name="N169P0" style:volatile="true">
      <number:text>$ </number:text>
      <number:number number:decimal-places="2" loext:min-decimal-places="2" number:min-integer-digits="1" number:grouping="true"/>
      <number:text> </number:text>
    </number:number-style>
    <number:number-style style:name="N169">
      <style:text-properties fo:color="#ff0000"/>
      <number:text>($ </number:text>
      <number:number number:decimal-places="2" loext:min-decimal-places="2" number:min-integer-digits="1" number:grouping="true"/>
      <number:text>)</number:text>
      <style:map style:condition="value()&gt;=0" style:apply-style-name="N169P0"/>
    </number:number-style>
    <number:number-style style:name="N171P0" style:volatile="true">
      <loext:text> $ </loext:text>
      <loext:fill-character> </loext:fill-character>
      <number:number number:decimal-places="0" loext:min-decimal-places="0" number:min-integer-digits="1" number:grouping="true"/>
      <number:text> </number:text>
    </number:number-style>
    <number:number-style style:name="N171P1" style:volatile="true">
      <loext:text> $ </loext:text>
      <loext:fill-character> </loext:fill-character>
      <number:text>(</number:text>
      <number:number number:decimal-places="0" loext:min-decimal-places="0" number:min-integer-digits="1" number:grouping="true"/>
      <number:text>)</number:text>
    </number:number-style>
    <number:number-style style:name="N171P2" style:volatile="true">
      <loext:text> $ </loext:text>
      <loext:fill-character> </loext:fill-character>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4P0" style:volatile="true">
      <loext:text> $ </loext:text>
      <loext:fill-character> </loext:fill-character>
      <number:number number:decimal-places="2" loext:min-decimal-places="2" number:min-integer-digits="1" number:grouping="true"/>
      <number:text> </number:text>
    </number:number-style>
    <number:number-style style:name="N174P1" style:volatile="true">
      <loext:text> $ </loext:text>
      <loext:fill-character> </loext:fill-character>
      <number:text>(</number:text>
      <number:number number:decimal-places="2" loext:min-decimal-places="2" number:min-integer-digits="1" number:grouping="true"/>
      <number:text>)</number:text>
    </number:number-style>
    <number:number-style style:name="N174P2" style:volatile="true">
      <loext:text> $ </loext:text>
      <loext:fill-character> </loext:fill-character>
      <number:text>-</number:text>
      <number:number number:decimal-places="0" loext:min-decimal-places="0" number:min-integer-digits="0"/>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
      <number:number number:decimal-places="14" loext:min-decimal-places="14" number:min-integer-digits="1"/>
    </number:number-style>
    <number:number-style style:name="N176">
      <number:number number:decimal-places="13" loext:min-decimal-places="13" number:min-integer-digits="1"/>
    </number:number-style>
    <number:number-style style:name="N177">
      <number:number number:decimal-places="15" loext:min-decimal-places="15" number:min-integer-digits="1"/>
    </number:number-style>
    <number:number-style style:name="N178">
      <number:number number:decimal-places="11" loext:min-decimal-places="11" number:min-integer-digits="1"/>
    </number:number-style>
    <number:number-style style:name="N179">
      <number:number number:decimal-places="10" loext:min-decimal-places="10" number:min-integer-digits="1"/>
    </number:number-style>
    <number:number-style style:name="N180P0" style:volatile="true">
      <style:text-properties fo:color="#0000ff"/>
      <number:number number:decimal-places="0" loext:min-decimal-places="0" number:min-integer-digits="1" number:grouping="true"/>
    </number:number-style>
    <number:number-style style:name="N180">
      <style:text-properties fo:color="#ff0000"/>
      <number:text>(</number:text>
      <number:number number:decimal-places="0" loext:min-decimal-places="0" number:min-integer-digits="1" number:grouping="true"/>
      <number:text>)</number:text>
      <style:map style:condition="value()&gt;=0" style:apply-style-name="N180P0"/>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Accent_20_1_20_5" style:display-name="Accent 1 5" style:family="table-cell" style:parent-style-name="Default" style:data-style-name="N0">
      <style:table-cell-properties fo:background-color="#000000" style:vertical-align="automatic"/>
      <style:text-properties fo:color="#ffffff" style:font-name="Arial" fo:font-family="Arial" fo:font-size="10pt" style:font-name-asian="Arial" style:font-family-asian="Arial" style:font-size-asian="10pt" style:font-name-complex="Arial" style:font-family-complex="Arial" style:font-size-complex="10pt"/>
    </style:style>
    <style:style style:name="Accent_20_2_20_6" style:display-name="Accent 2 6" style:family="table-cell" style:parent-style-name="Default" style:data-style-name="N0">
      <style:table-cell-properties fo:background-color="#808080" style:vertical-align="automatic"/>
      <style:text-properties fo:color="#ffffff" style:font-name="Arial" fo:font-family="Arial" fo:font-size="10pt" style:font-name-asian="Arial" style:font-family-asian="Arial" style:font-size-asian="10pt" style:font-name-complex="Arial" style:font-family-complex="Arial" style:font-size-complex="10pt"/>
    </style:style>
    <style:style style:name="Accent_20_3_20_7" style:display-name="Accent 3 7" style:family="table-cell" style:parent-style-name="Default" style:data-style-name="N0">
      <style:table-cell-properties fo:background-color="#dddddd" style:vertical-align="automatic"/>
      <style:text-properties style:font-name="Arial" fo:font-family="Arial" fo:font-size="10pt" fo:font-weight="bold" style:font-name-asian="Arial" style:font-family-asian="Arial" style:font-size-asian="10pt" style:font-weight-asian="bold" style:font-name-complex="Arial" style:font-family-complex="Arial" style:font-size-complex="10pt" style:font-weight-complex="bold"/>
    </style:style>
    <style:style style:name="Accent_20_4" style:display-name="Accent 4" style:family="table-cell" style:parent-style-name="Default" style:data-style-name="N0">
      <style:table-cell-properties fo:background-color="transparent" style:vertical-align="automatic"/>
      <style:text-properties style:font-name="Arial" fo:font-family="Arial" fo:font-size="10pt" fo:font-weight="bold" style:font-name-asian="Arial" style:font-family-asian="Arial" style:font-size-asian="10pt" style:font-weight-asian="bold" style:font-name-complex="Arial" style:font-family-complex="Arial" style:font-size-complex="10pt" style:font-weight-complex="bold"/>
    </style:style>
    <style:style style:name="Bad_20_8" style:display-name="Bad 8" style:family="table-cell" style:parent-style-name="Default" style:data-style-name="N0">
      <style:table-cell-properties fo:background-color="#ffcccc" style:vertical-align="automatic"/>
      <style:text-properties fo:color="#cc0000" style:font-name="Arial" fo:font-family="Arial" fo:font-size="10pt" style:font-name-asian="Arial" style:font-family-asian="Arial" style:font-size-asian="10pt" style:font-name-complex="Arial" style:font-family-complex="Arial" style:font-size-complex="10pt"/>
    </style:style>
    <style:style style:name="cf1" style:family="table-cell" style:parent-style-name="Default" style:data-style-name="N0">
      <style:table-cell-properties fo:background-color="#ffc7ce" style:vertical-align="automatic"/>
      <style:text-properties fo:color="#9c0006" style:font-name="Arial" fo:font-family="Arial" style:font-name-asian="Arial" style:font-family-asian="Arial" style:font-name-complex="Arial" style:font-family-complex="Arial"/>
    </style:style>
    <style:style style:name="Comma" style:family="table-cell" style:parent-style-name="Default" style:data-style-name="N114">
      <style:table-cell-properties fo:background-color="transparent" style:vertical-align="automatic"/>
    </style:style>
    <style:style style:name="ConditionalStyle_5f_1" style:display-name="ConditionalStyle_1" style:family="table-cell" style:parent-style-name="Default" style:data-style-name="N0">
      <style:table-cell-properties fo:background-color="#ffc7ce" style:vertical-align="automatic"/>
      <style:text-properties fo:color="#9c0006"/>
    </style:style>
    <style:style style:name="Error_20_9" style:display-name="Error 9" style:family="table-cell" style:parent-style-name="Default" style:data-style-name="N0">
      <style:table-cell-properties fo:background-color="#cc0000" style:vertical-align="automatic"/>
      <style:text-properties fo:color="#ffffff" style:font-name="Arial1" fo:font-family="Arial" style:font-family-generic="swiss" fo:font-size="10pt" fo:font-weight="bold" style:font-name-asian="Arial" style:font-family-asian="Arial" style:font-size-asian="10pt" style:font-weight-asian="bold" style:font-name-complex="Arial" style:font-family-complex="Arial" style:font-size-complex="10pt" style:font-weight-complex="bold"/>
    </style:style>
    <style:style style:name="Excel_20_Built-in_20_Comma" style:display-name="Excel Built-in Comma" style:family="table-cell" style:parent-style-name="Default" style:data-style-name="N1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Excel_20_Built-in_20_Explanatory_20_Text" style:display-name="Excel Built-in Explanatory Text" style:family="table-cell" style:parent-style-name="Default" style:data-style-name="N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Excel_20_Built-in_20_Explanatory_20_Text_20_2" style:display-name="Excel Built-in Explanatory Text 2" style:family="table-cell" style:parent-style-name="Default" style:data-style-name="N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Excel_20_Built-in_20_Percent" style:display-name="Excel Built-in Percent" style:family="table-cell" style:parent-style-name="Default" style:data-style-name="N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Footnote_20_11" style:display-name="Footnote 11" style:family="table-cell" style:parent-style-name="Default" style:data-style-name="N0">
      <style:table-cell-properties fo:background-color="transparent" style:vertical-align="automatic"/>
      <style:text-properties fo:color="#808080" style:font-name="Arial" fo:font-family="Arial" fo:font-size="10pt" fo:font-style="italic" style:font-name-asian="Arial" style:font-family-asian="Arial" style:font-size-asian="10pt" style:font-style-asian="italic" style:font-name-complex="Arial" style:font-family-complex="Arial" style:font-size-complex="10pt" style:font-style-complex="italic"/>
    </style:style>
    <style:style style:name="Good_20_12" style:display-name="Good 12" style:family="table-cell" style:parent-style-name="Default" style:data-style-name="N0">
      <style:table-cell-properties fo:background-color="#ccffcc" style:vertical-align="automatic"/>
      <style:text-properties fo:color="#006600" style:font-name="Arial" fo:font-family="Arial" fo:font-size="10pt" style:font-name-asian="Arial" style:font-family-asian="Arial" style:font-size-asian="10pt" style:font-name-complex="Arial" style:font-family-complex="Arial" style:font-size-complex="10pt"/>
    </style:style>
    <style:style style:name="Heading_20__28_user_29__20_13" style:display-name="Heading (user) 13" style:family="table-cell" style:parent-style-name="Default" style:data-style-name="N0">
      <style:table-cell-properties fo:background-color="transparent" style:vertical-align="automatic"/>
      <style:text-properties style:font-name="Arial" fo:font-family="Arial" fo:font-size="24pt" fo:font-weight="bold" style:font-name-asian="Arial" style:font-family-asian="Arial" style:font-size-asian="24pt" style:font-weight-asian="bold" style:font-name-complex="Arial" style:font-family-complex="Arial" style:font-size-complex="24pt" style:font-weight-complex="bold"/>
    </style:style>
    <style:style style:name="Heading_20_1_20_14" style:display-name="Heading 1 14" style:family="table-cell" style:parent-style-name="Default" style:data-style-name="N0">
      <style:table-cell-properties fo:background-color="transparent" style:vertical-align="automatic"/>
      <style:text-properties style:font-name="Arial" fo:font-family="Arial" fo:font-size="18pt" style:font-name-asian="Arial" style:font-family-asian="Arial" style:font-size-asian="18pt" style:font-name-complex="Arial" style:font-family-complex="Arial" style:font-size-complex="18pt"/>
    </style:style>
    <style:style style:name="Heading_20_2_20_15" style:display-name="Heading 2 15" style:family="table-cell" style:parent-style-name="Default" style:data-style-name="N0">
      <style:table-cell-properties fo:background-color="transparent" style:vertical-align="automatic"/>
      <style:text-properties style:font-name="Arial" fo:font-family="Arial" fo:font-size="12pt" style:font-name-asian="Arial" style:font-family-asian="Arial" style:font-size-asian="12pt" style:font-name-complex="Arial" style:font-family-complex="Arial" style:font-size-complex="12pt"/>
    </style:style>
    <style:style style:name="Hyperlink_20_16" style:display-name="Hyperlink 16" style:family="table-cell" style:parent-style-name="Default" style:data-style-name="N0">
      <style:table-cell-properties fo:background-color="transparent" style:vertical-align="automatic"/>
      <style:text-properties fo:color="#0000ee"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Millares_20_2" style:display-name="Millares 2" style:family="table-cell" style:parent-style-name="Default" style:data-style-name="N114">
      <style:table-cell-properties fo:background-color="transparent" style:vertical-align="automatic"/>
      <style:text-properties style:font-name="Arial" fo:font-family="Arial" style:font-name-asian="Arial" style:font-family-asian="Arial" style:font-name-complex="Arial" style:font-family-complex="Arial"/>
    </style:style>
    <style:style style:name="Moneda_20_2" style:display-name="Moneda 2" style:family="table-cell" style:parent-style-name="Default" style:data-style-name="N118">
      <style:table-cell-properties fo:background-color="transparent" style:vertical-align="automatic"/>
      <style:text-properties style:font-name="Arial" fo:font-family="Arial" style:font-name-asian="Arial" style:font-family-asian="Arial" style:font-name-complex="Arial" style:font-family-complex="Arial"/>
    </style:style>
    <style:style style:name="Normal_20_2" style:display-name="Normal 2" style:family="table-cell" style:parent-style-name="Default" style:data-style-name="N0">
      <style:table-cell-properties fo:background-color="transparent" style:vertical-align="automatic"/>
      <style:text-properties style:font-name="Arial" fo:font-family="Arial" style:font-name-asian="Arial" style:font-family-asian="Arial" style:font-name-complex="Arial" style:font-family-complex="Arial"/>
    </style:style>
    <style:style style:name="Note_20_17" style:display-name="Note 17" style:family="table-cell" style:parent-style-name="Default" style:data-style-name="N0">
      <style:table-cell-properties fo:background-color="#ffffcc" fo:border="0.06pt solid #808080" style:vertical-align="automatic"/>
      <style:text-properties fo:color="#333333" style:font-name="Arial1" fo:font-family="Arial" style:font-family-generic="swiss" fo:font-size="10pt" style:font-name-asian="Arial" style:font-family-asian="Arial" style:font-size-asian="10pt" style:font-name-complex="Arial" style:font-family-complex="Arial" style:font-size-complex="10pt"/>
    </style:style>
    <style:style style:name="Status_20_18" style:display-name="Status 18" style:family="table-cell" style:parent-style-name="Default" style:data-style-name="N0">
      <style:table-cell-properties fo:background-color="transparent" style:vertical-align="automatic"/>
      <style:text-properties style:font-name="Arial" fo:font-family="Arial" style:font-name-asian="Arial" style:font-family-asian="Arial" style:font-name-complex="Arial" style:font-family-complex="Arial"/>
    </style:style>
    <style:style style:name="Text_20_19" style:display-name="Text 19" style:family="table-cell" style:parent-style-name="Default" style:data-style-name="N0">
      <style:table-cell-properties fo:background-color="transparent" style:vertical-align="automatic"/>
      <style:text-properties style:font-name="Arial" fo:font-family="Arial" style:font-name-asian="Arial" style:font-family-asian="Arial" style:font-name-complex="Arial" style:font-family-complex="Arial"/>
    </style:style>
    <style:style style:name="Warning_20_20" style:display-name="Warning 20" style:family="table-cell" style:parent-style-name="Default" style:data-style-name="N0">
      <style:table-cell-properties fo:background-color="transparent" style:vertical-align="automatic"/>
      <style:text-properties fo:color="#cc0000" style:font-name="Arial" fo:font-family="Arial" fo:font-size="10pt" style:font-name-asian="Arial" style:font-family-asian="Arial" style:font-size-asian="10pt" style:font-name-complex="Arial" style:font-family-complex="Arial" style:font-size-complex="10pt"/>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2">00/00/0000</text:date>, <text:time style:data-style-name="N2" text:time-value="12:58:24.385279441">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style:master-page style:name="mp2" style:page-layout-name="Mpm4">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Dara Macias</meta:initial-creator>
    <meta:creation-date>2020-10-19T12:23:50Z</meta:creation-date>
    <dc:date>2022-02-22T13:32:43.930015567</dc:date>
    <meta:editing-cycles>18</meta:editing-cycles>
    <meta:editing-duration>PT2H11M48S</meta:editing-duration>
    <meta:document-statistic meta:table-count="8" meta:cell-count="15359" meta:object-count="0"/>
  </office:meta>
</office:document-meta>
</file>